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2mm"/>
    </style:style>
    <style:style style:name="co2" style:family="table-column">
      <style:table-column-properties fo:break-before="auto" style:column-width="15.2mm"/>
    </style:style>
    <style:style style:name="co3" style:family="table-column">
      <style:table-column-properties fo:break-before="auto" style:column-width="54.17mm"/>
    </style:style>
    <style:style style:name="co4" style:family="table-column">
      <style:table-column-properties fo:break-before="auto" style:column-width="11.87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69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ISCO-88_Ganzeboom--ISE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5" table:number-columns-repeated="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sourceConceptScheme</text:p>
          </table:table-cell>
          <table:table-cell office:value-type="string" calcext:value-type="string">
            <text:p>sourceConcept</text:p>
          </table:table-cell>
          <table:table-cell/>
          <table:table-cell office:value-type="string" calcext:value-type="string">
            <text:p>targetConceptScheme</text:p>
          </table:table-cell>
          <table:table-cell office:value-type="string" calcext:value-type="string">
            <text:p>targetConcept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argetConceptScheme</text:p>
          </table:table-cell>
          <table:table-cell table:number-columns-repeated="2" office:value-type="string" calcext:value-type="string">
            <text:p>Länge</text:p>
          </table:table-cell>
          <table:table-cell table:style-name="Default" office:value-type="string" calcext:value-type="string">
            <text:p>targetConceptScheme</text:p>
          </table:table-cell>
          <table:table-cell office:value-type="string" calcext:value-type="string">
            <text:p>targetConcept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comment</text:p>
          </table:table-cell>
          <table:table-cell/>
          <table:table-cell table:style-name="Default" office:value-type="string" calcext:value-type="string">
            <text:p>Concept</text:p>
          </table:table-cell>
          <table:table-cell office:value-type="string" calcext:value-type="string">
            <text:p>ConceptScheme</text:p>
          </table:table-cell>
          <table:table-cell office:value-type="string" calcext:value-type="string">
            <text:p>prefLabe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ISLATORS, SENIOR OFFICIALS AND MANAG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];REPT(&quot;0&quot;;4-LEN([.B2])))" office:value-type="string" office:string-value="1000" calcext:value-type="string">
            <text:p>1000</text:p>
          </table:table-cell>
          <table:table-cell office:value-type="string" calcext:value-type="string">
            <text:p>1000</text:p>
          </table:table-cell>
          <table:table-cell table:formula="of:=VLOOKUP([.J2];[.P$2:.R$536];2;0)" office:value-type="string" office:string-value="ISCO-88_Ganzeboom" calcext:value-type="string">
            <text:p>ISCO-88_Ganzeboom</text:p>
          </table:table-cell>
          <table:table-cell table:formula="of:=VLOOKUP([.J2];[.P$2:.R$536];1;0)" office:value-type="string" office:string-value="1000" calcext:value-type="string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];[.P$2:.R$536];3;0)" office:value-type="string" office:string-value="legislators, senior officials &amp; managers" calcext:value-type="string">
            <text:p>legislators, senior officials &amp; managers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egislators, senior officials &amp; managers</text:p>
          </table:table-cell>
          <table:table-cell table:formula="of:=VLOOKUP([.P2];[.L$1:.L$545];1;0)" office:value-type="string" office:string-value="1000" calcext:value-type="string">
            <text:p>1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GISLATORS AND SENIOR OFFICI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];REPT(&quot;0&quot;;4-LEN([.B3])))" office:value-type="string" office:string-value="1100" calcext:value-type="string">
            <text:p>1100</text:p>
          </table:table-cell>
          <table:table-cell office:value-type="string" calcext:value-type="string">
            <text:p>1100</text:p>
          </table:table-cell>
          <table:table-cell table:formula="of:=VLOOKUP([.J3];[.P$2:.R$536];2;0)" office:value-type="string" office:string-value="ISCO-88_Ganzeboom" calcext:value-type="string">
            <text:p>ISCO-88_Ganzeboom</text:p>
          </table:table-cell>
          <table:table-cell table:formula="of:=VLOOKUP([.J3];[.P$2:.R$536];1;0)" office:value-type="string" office:string-value="1100" calcext:value-type="string">
            <text:p>1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];[.P$2:.R$536];3;0)" office:value-type="string" office:string-value="legislators &amp; senior officials" calcext:value-type="string">
            <text:p>legislators &amp; senior officials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egislators &amp; senior officials</text:p>
          </table:table-cell>
          <table:table-cell table:formula="of:=VLOOKUP([.P3];[.L$1:.L$545];1;0)" office:value-type="string" office:string-value="1100" calcext:value-type="string">
            <text:p>1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EGISL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];REPT(&quot;0&quot;;4-LEN([.B4])))" office:value-type="string" office:string-value="1110" calcext:value-type="string">
            <text:p>1110</text:p>
          </table:table-cell>
          <table:table-cell office:value-type="string" calcext:value-type="string">
            <text:p>1110</text:p>
          </table:table-cell>
          <table:table-cell table:formula="of:=VLOOKUP([.J4];[.P$2:.R$536];2;0)" office:value-type="string" office:string-value="ISCO-88_Ganzeboom" calcext:value-type="string">
            <text:p>ISCO-88_Ganzeboom</text:p>
          </table:table-cell>
          <table:table-cell table:formula="of:=VLOOKUP([.J4];[.P$2:.R$536];1;0)" office:value-type="string" office:string-value="1110" calcext:value-type="string">
            <text:p>11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];[.P$2:.R$536];3;0)" office:value-type="string" office:string-value="legislators" calcext:value-type="string">
            <text:p>legislators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egislators</text:p>
          </table:table-cell>
          <table:table-cell table:formula="of:=VLOOKUP([.P4];[.L$1:.L$545];1;0)" office:value-type="string" office:string-value="1110" calcext:value-type="string">
            <text:p>1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Legisl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];REPT(&quot;0&quot;;4-LEN([.B5])))" office:value-type="string" office:string-value="1110" calcext:value-type="string">
            <text:p>1110</text:p>
          </table:table-cell>
          <table:table-cell office:value-type="string" calcext:value-type="string">
            <text:p>1110</text:p>
          </table:table-cell>
          <table:table-cell table:formula="of:=VLOOKUP([.J5];[.P$2:.R$536];2;0)" office:value-type="string" office:string-value="ISCO-88_Ganzeboom" calcext:value-type="string">
            <text:p>ISCO-88_Ganzeboom</text:p>
          </table:table-cell>
          <table:table-cell table:formula="of:=VLOOKUP([.J5];[.P$2:.R$536];1;0)" office:value-type="string" office:string-value="1110" calcext:value-type="string">
            <text:p>11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];[.P$2:.R$536];3;0)" office:value-type="string" office:string-value="legislators" calcext:value-type="string">
            <text:p>legislators</text:p>
          </table:table-cell>
          <table:table-cell office:value-type="string" calcext:value-type="string">
            <text:p>11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enior government officials</text:p>
          </table:table-cell>
          <table:table-cell table:formula="of:=VLOOKUP([.P5];[.L$1:.L$545];1;0)" office:value-type="string" office:string-value="1120" calcext:value-type="string">
            <text:p>11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ENIOR GOVERNMENT OFFICI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6];REPT(&quot;0&quot;;4-LEN([.B6])))" office:value-type="string" office:string-value="1120" calcext:value-type="string">
            <text:p>1120</text:p>
          </table:table-cell>
          <table:table-cell office:value-type="string" calcext:value-type="string">
            <text:p>1120</text:p>
          </table:table-cell>
          <table:table-cell table:formula="of:=VLOOKUP([.J6];[.P$2:.R$536];2;0)" office:value-type="string" office:string-value="ISCO-88_Ganzeboom" calcext:value-type="string">
            <text:p>ISCO-88_Ganzeboom</text:p>
          </table:table-cell>
          <table:table-cell table:formula="of:=VLOOKUP([.J6];[.P$2:.R$536];1;0)" office:value-type="string" office:string-value="1120" calcext:value-type="string">
            <text:p>11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6];[.P$2:.R$536];3;0)" office:value-type="string" office:string-value="senior government officials" calcext:value-type="string">
            <text:p>senior government officials</text:p>
          </table:table-cell>
          <table:table-cell office:value-type="string" calcext:value-type="string">
            <text:p>11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raditional chiefs &amp; heads of villages</text:p>
          </table:table-cell>
          <table:table-cell table:formula="of:=VLOOKUP([.P6];[.L$1:.L$545];1;0)" office:value-type="string" office:string-value="1130" calcext:value-type="string">
            <text:p>11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Senior government offici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7];REPT(&quot;0&quot;;4-LEN([.B7])))" office:value-type="string" office:string-value="1120" calcext:value-type="string">
            <text:p>1120</text:p>
          </table:table-cell>
          <table:table-cell office:value-type="string" calcext:value-type="string">
            <text:p>1120</text:p>
          </table:table-cell>
          <table:table-cell table:formula="of:=VLOOKUP([.J7];[.P$2:.R$536];2;0)" office:value-type="string" office:string-value="ISCO-88_Ganzeboom" calcext:value-type="string">
            <text:p>ISCO-88_Ganzeboom</text:p>
          </table:table-cell>
          <table:table-cell table:formula="of:=VLOOKUP([.J7];[.P$2:.R$536];1;0)" office:value-type="string" office:string-value="1120" calcext:value-type="string">
            <text:p>11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7];[.P$2:.R$536];3;0)" office:value-type="string" office:string-value="senior government officials" calcext:value-type="string">
            <text:p>senior government officials</text:p>
          </table:table-cell>
          <table:table-cell office:value-type="string" calcext:value-type="string">
            <text:p>11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enior officials special-interest organisations</text:p>
          </table:table-cell>
          <table:table-cell table:formula="of:=VLOOKUP([.P7];[.L$1:.L$545];1;0)" office:value-type="string" office:string-value="1140" calcext:value-type="string">
            <text:p>11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ADITIONAL CHIEFS AND HEADS OF VILLAG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8];REPT(&quot;0&quot;;4-LEN([.B8])))" office:value-type="string" office:string-value="1130" calcext:value-type="string">
            <text:p>1130</text:p>
          </table:table-cell>
          <table:table-cell office:value-type="string" calcext:value-type="string">
            <text:p>1130</text:p>
          </table:table-cell>
          <table:table-cell table:formula="of:=VLOOKUP([.J8];[.P$2:.R$536];2;0)" office:value-type="string" office:string-value="ISCO-88_Ganzeboom" calcext:value-type="string">
            <text:p>ISCO-88_Ganzeboom</text:p>
          </table:table-cell>
          <table:table-cell table:formula="of:=VLOOKUP([.J8];[.P$2:.R$536];1;0)" office:value-type="string" office:string-value="1130" calcext:value-type="string">
            <text:p>11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8];[.P$2:.R$536];3;0)" office:value-type="string" office:string-value="traditional chiefs &amp; heads of villages" calcext:value-type="string">
            <text:p>traditional chiefs &amp; heads of villages</text:p>
          </table:table-cell>
          <table:table-cell office:value-type="string" calcext:value-type="string">
            <text:p>114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enior officials political-party organisations</text:p>
          </table:table-cell>
          <table:table-cell table:formula="of:=VLOOKUP([.P8];[.L$1:.L$545];1;0)" office:value-type="string" office:string-value="1141" calcext:value-type="string">
            <text:p>11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raditional chiefs and heads of villag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9];REPT(&quot;0&quot;;4-LEN([.B9])))" office:value-type="string" office:string-value="1130" calcext:value-type="string">
            <text:p>1130</text:p>
          </table:table-cell>
          <table:table-cell office:value-type="string" calcext:value-type="string">
            <text:p>1130</text:p>
          </table:table-cell>
          <table:table-cell table:formula="of:=VLOOKUP([.J9];[.P$2:.R$536];2;0)" office:value-type="string" office:string-value="ISCO-88_Ganzeboom" calcext:value-type="string">
            <text:p>ISCO-88_Ganzeboom</text:p>
          </table:table-cell>
          <table:table-cell table:formula="of:=VLOOKUP([.J9];[.P$2:.R$536];1;0)" office:value-type="string" office:string-value="1130" calcext:value-type="string">
            <text:p>11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9];[.P$2:.R$536];3;0)" office:value-type="string" office:string-value="traditional chiefs &amp; heads of villages" calcext:value-type="string">
            <text:p>traditional chiefs &amp; heads of villages</text:p>
          </table:table-cell>
          <table:table-cell office:value-type="string" calcext:value-type="string">
            <text:p>114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enior officials economic-interest organisations</text:p>
          </table:table-cell>
          <table:table-cell table:formula="of:=VLOOKUP([.P9];[.L$1:.L$545];1;0)" office:value-type="string" office:string-value="1142" calcext:value-type="string">
            <text:p>11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ENIOR OFFICIALS OF SPECIAL-INTEREST ORGANISATIO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0];REPT(&quot;0&quot;;4-LEN([.B10])))" office:value-type="string" office:string-value="1140" calcext:value-type="string">
            <text:p>1140</text:p>
          </table:table-cell>
          <table:table-cell office:value-type="string" calcext:value-type="string">
            <text:p>1140</text:p>
          </table:table-cell>
          <table:table-cell table:formula="of:=VLOOKUP([.J10];[.P$2:.R$536];2;0)" office:value-type="string" office:string-value="ISCO-88_Ganzeboom" calcext:value-type="string">
            <text:p>ISCO-88_Ganzeboom</text:p>
          </table:table-cell>
          <table:table-cell table:formula="of:=VLOOKUP([.J10];[.P$2:.R$536];1;0)" office:value-type="string" office:string-value="1140" calcext:value-type="string">
            <text:p>11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0];[.P$2:.R$536];3;0)" office:value-type="string" office:string-value="senior officials special-interest organisations" calcext:value-type="string">
            <text:p>senior officials special-interest organisations</text:p>
          </table:table-cell>
          <table:table-cell office:value-type="string" calcext:value-type="string">
            <text:p>114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enior officials special-interest organisations</text:p>
          </table:table-cell>
          <table:table-cell table:formula="of:=VLOOKUP([.P10];[.L$1:.L$545];1;0)" office:value-type="string" office:string-value="1143" calcext:value-type="string">
            <text:p>11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enior officials of political-party organisatio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1];REPT(&quot;0&quot;;4-LEN([.B11])))" office:value-type="string" office:string-value="1141" calcext:value-type="string">
            <text:p>1141</text:p>
          </table:table-cell>
          <table:table-cell office:value-type="string" calcext:value-type="string">
            <text:p>1141</text:p>
          </table:table-cell>
          <table:table-cell table:formula="of:=VLOOKUP([.J11];[.P$2:.R$536];2;0)" office:value-type="string" office:string-value="ISCO-88_Ganzeboom" calcext:value-type="string">
            <text:p>ISCO-88_Ganzeboom</text:p>
          </table:table-cell>
          <table:table-cell table:formula="of:=VLOOKUP([.J11];[.P$2:.R$536];1;0)" office:value-type="string" office:string-value="1141" calcext:value-type="string">
            <text:p>114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1];[.P$2:.R$536];3;0)" office:value-type="string" office:string-value="senior officials political-party organisations" calcext:value-type="string">
            <text:p>senior officials political-party organisations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orporate managers [large enterprise]</text:p>
          </table:table-cell>
          <table:table-cell table:formula="of:=VLOOKUP([.P11];[.L$1:.L$545];1;0)" office:value-type="string" office:string-value="1200" calcext:value-type="string">
            <text:p>12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Senior officials of employers', workers' and other economic-interest organisatio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2];REPT(&quot;0&quot;;4-LEN([.B12])))" office:value-type="string" office:string-value="1142" calcext:value-type="string">
            <text:p>1142</text:p>
          </table:table-cell>
          <table:table-cell office:value-type="string" calcext:value-type="string">
            <text:p>1142</text:p>
          </table:table-cell>
          <table:table-cell table:formula="of:=VLOOKUP([.J12];[.P$2:.R$536];2;0)" office:value-type="string" office:string-value="ISCO-88_Ganzeboom" calcext:value-type="string">
            <text:p>ISCO-88_Ganzeboom</text:p>
          </table:table-cell>
          <table:table-cell table:formula="of:=VLOOKUP([.J12];[.P$2:.R$536];1;0)" office:value-type="string" office:string-value="1142" calcext:value-type="string">
            <text:p>114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2];[.P$2:.R$536];3;0)" office:value-type="string" office:string-value="senior officials economic-interest organisations" calcext:value-type="string">
            <text:p>senior officials economic-interest organisations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irectors &amp; chief executives [large enterprise]</text:p>
          </table:table-cell>
          <table:table-cell table:formula="of:=VLOOKUP([.P12];[.L$1:.L$545];1;0)" office:value-type="string" office:string-value="1210" calcext:value-type="string">
            <text:p>12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Senior officials of humanitarian and other special-interest organisatio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3];REPT(&quot;0&quot;;4-LEN([.B13])))" office:value-type="string" office:string-value="1143" calcext:value-type="string">
            <text:p>1143</text:p>
          </table:table-cell>
          <table:table-cell office:value-type="string" calcext:value-type="string">
            <text:p>1143</text:p>
          </table:table-cell>
          <table:table-cell table:formula="of:=VLOOKUP([.J13];[.P$2:.R$536];2;0)" office:value-type="string" office:string-value="ISCO-88_Ganzeboom" calcext:value-type="string">
            <text:p>ISCO-88_Ganzeboom</text:p>
          </table:table-cell>
          <table:table-cell table:formula="of:=VLOOKUP([.J13];[.P$2:.R$536];1;0)" office:value-type="string" office:string-value="1143" calcext:value-type="string">
            <text:p>114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3];[.P$2:.R$536];3;0)" office:value-type="string" office:string-value="senior officials special-interest organisations" calcext:value-type="string">
            <text:p>senior officials special-interest organisations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epartment managers [large enterprise][production-operation]</text:p>
          </table:table-cell>
          <table:table-cell table:formula="of:=VLOOKUP([.P13];[.L$1:.L$545];1;0)" office:value-type="string" office:string-value="1220" calcext:value-type="string">
            <text:p>12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RPORATE MANAGERS (This group is intended to include persons who - as directors, chief executives or department managers - manage enterprises or organisations, or departments, requiring a total of three or more managers.)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4];REPT(&quot;0&quot;;4-LEN([.B14])))" office:value-type="string" office:string-value="1200" calcext:value-type="string">
            <text:p>1200</text:p>
          </table:table-cell>
          <table:table-cell office:value-type="string" calcext:value-type="string">
            <text:p>1200</text:p>
          </table:table-cell>
          <table:table-cell table:formula="of:=VLOOKUP([.J14];[.P$2:.R$536];2;0)" office:value-type="string" office:string-value="ISCO-88_Ganzeboom" calcext:value-type="string">
            <text:p>ISCO-88_Ganzeboom</text:p>
          </table:table-cell>
          <table:table-cell table:formula="of:=VLOOKUP([.J14];[.P$2:.R$536];1;0)" office:value-type="string" office:string-value="1200" calcext:value-type="string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4];[.P$2:.R$536];3;0)" office:value-type="string" office:string-value="corporate managers [large enterprise]" calcext:value-type="string">
            <text:p>corporate managers [large enterprise]</text:p>
          </table:table-cell>
          <table:table-cell office:value-type="string" calcext:value-type="string">
            <text:p>12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epartment managers agriculture, hunting, forestry &amp; fishlng</text:p>
          </table:table-cell>
          <table:table-cell table:formula="of:=VLOOKUP([.P14];[.L$1:.L$545];1;0)" office:value-type="string" office:string-value="1221" calcext:value-type="string">
            <text:p>12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IRECTORS AND CHIEF EXECUTIV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5];REPT(&quot;0&quot;;4-LEN([.B15])))" office:value-type="string" office:string-value="1210" calcext:value-type="string">
            <text:p>1210</text:p>
          </table:table-cell>
          <table:table-cell office:value-type="string" calcext:value-type="string">
            <text:p>1210</text:p>
          </table:table-cell>
          <table:table-cell table:formula="of:=VLOOKUP([.J15];[.P$2:.R$536];2;0)" office:value-type="string" office:string-value="ISCO-88_Ganzeboom" calcext:value-type="string">
            <text:p>ISCO-88_Ganzeboom</text:p>
          </table:table-cell>
          <table:table-cell table:formula="of:=VLOOKUP([.J15];[.P$2:.R$536];1;0)" office:value-type="string" office:string-value="1210" calcext:value-type="string">
            <text:p>12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5];[.P$2:.R$536];3;0)" office:value-type="string" office:string-value="directors &amp; chief executives [large enterprise]" calcext:value-type="string">
            <text:p>directors &amp; chief executives [large enterprise]</text:p>
          </table:table-cell>
          <table:table-cell office:value-type="string" calcext:value-type="string">
            <text:p>12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epartment managers manufacturing</text:p>
          </table:table-cell>
          <table:table-cell table:formula="of:=VLOOKUP([.P15];[.L$1:.L$545];1;0)" office:value-type="string" office:string-value="1222" calcext:value-type="string">
            <text:p>12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Directors and chief executiv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6];REPT(&quot;0&quot;;4-LEN([.B16])))" office:value-type="string" office:string-value="1210" calcext:value-type="string">
            <text:p>1210</text:p>
          </table:table-cell>
          <table:table-cell office:value-type="string" calcext:value-type="string">
            <text:p>1210</text:p>
          </table:table-cell>
          <table:table-cell table:formula="of:=VLOOKUP([.J16];[.P$2:.R$536];2;0)" office:value-type="string" office:string-value="ISCO-88_Ganzeboom" calcext:value-type="string">
            <text:p>ISCO-88_Ganzeboom</text:p>
          </table:table-cell>
          <table:table-cell table:formula="of:=VLOOKUP([.J16];[.P$2:.R$536];1;0)" office:value-type="string" office:string-value="1210" calcext:value-type="string">
            <text:p>12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6];[.P$2:.R$536];3;0)" office:value-type="string" office:string-value="directors &amp; chief executives [large enterprise]" calcext:value-type="string">
            <text:p>directors &amp; chief executives [large enterprise]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epartment managers construction</text:p>
          </table:table-cell>
          <table:table-cell table:formula="of:=VLOOKUP([.P16];[.L$1:.L$545];1;0)" office:value-type="string" office:string-value="1223" calcext:value-type="string">
            <text:p>12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RODUCTION AND OPERATIONS DEPARTMENT MANAG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7];REPT(&quot;0&quot;;4-LEN([.B17])))" office:value-type="string" office:string-value="1220" calcext:value-type="string">
            <text:p>1220</text:p>
          </table:table-cell>
          <table:table-cell office:value-type="string" calcext:value-type="string">
            <text:p>1220</text:p>
          </table:table-cell>
          <table:table-cell table:formula="of:=VLOOKUP([.J17];[.P$2:.R$536];2;0)" office:value-type="string" office:string-value="ISCO-88_Ganzeboom" calcext:value-type="string">
            <text:p>ISCO-88_Ganzeboom</text:p>
          </table:table-cell>
          <table:table-cell table:formula="of:=VLOOKUP([.J17];[.P$2:.R$536];1;0)" office:value-type="string" office:string-value="1220" calcext:value-type="string">
            <text:p>12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7];[.P$2:.R$536];3;0)" office:value-type="string" office:string-value="department managers [large enterprise][production-operation]" calcext:value-type="string">
            <text:p>department managers [large enterprise][production-operation]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epartment managers wholesale &amp; retail trade</text:p>
          </table:table-cell>
          <table:table-cell table:formula="of:=VLOOKUP([.P17];[.L$1:.L$545];1;0)" office:value-type="string" office:string-value="1224" calcext:value-type="string">
            <text:p>12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Production and operations department managers in agriculture, hunting, forestry and fishing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8];REPT(&quot;0&quot;;4-LEN([.B18])))" office:value-type="string" office:string-value="1221" calcext:value-type="string">
            <text:p>1221</text:p>
          </table:table-cell>
          <table:table-cell office:value-type="string" calcext:value-type="string">
            <text:p>1221</text:p>
          </table:table-cell>
          <table:table-cell table:formula="of:=VLOOKUP([.J18];[.P$2:.R$536];2;0)" office:value-type="string" office:string-value="ISCO-88_Ganzeboom" calcext:value-type="string">
            <text:p>ISCO-88_Ganzeboom</text:p>
          </table:table-cell>
          <table:table-cell table:formula="of:=VLOOKUP([.J18];[.P$2:.R$536];1;0)" office:value-type="string" office:string-value="1221" calcext:value-type="string">
            <text:p>12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8];[.P$2:.R$536];3;0)" office:value-type="string" office:string-value="department managers agriculture, hunting, forestry &amp; fishlng" calcext:value-type="string">
            <text:p>department managers agriculture, hunting, forestry &amp; fishlng</text:p>
          </table:table-cell>
          <table:table-cell office:value-type="string" calcext:value-type="string">
            <text:p>122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epartment managers restaurants &amp; hotels</text:p>
          </table:table-cell>
          <table:table-cell table:formula="of:=VLOOKUP([.P18];[.L$1:.L$545];1;0)" office:value-type="string" office:string-value="1225" calcext:value-type="string">
            <text:p>12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Production and operations department managers in manufacturing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9];REPT(&quot;0&quot;;4-LEN([.B19])))" office:value-type="string" office:string-value="1222" calcext:value-type="string">
            <text:p>1222</text:p>
          </table:table-cell>
          <table:table-cell office:value-type="string" calcext:value-type="string">
            <text:p>1222</text:p>
          </table:table-cell>
          <table:table-cell table:formula="of:=VLOOKUP([.J19];[.P$2:.R$536];2;0)" office:value-type="string" office:string-value="ISCO-88_Ganzeboom" calcext:value-type="string">
            <text:p>ISCO-88_Ganzeboom</text:p>
          </table:table-cell>
          <table:table-cell table:formula="of:=VLOOKUP([.J19];[.P$2:.R$536];1;0)" office:value-type="string" office:string-value="1222" calcext:value-type="string">
            <text:p>12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9];[.P$2:.R$536];3;0)" office:value-type="string" office:string-value="department managers manufacturing" calcext:value-type="string">
            <text:p>department managers manufacturing</text:p>
          </table:table-cell>
          <table:table-cell office:value-type="string" calcext:value-type="string">
            <text:p>1226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epartment managers transport, storage &amp; communications</text:p>
          </table:table-cell>
          <table:table-cell table:formula="of:=VLOOKUP([.P19];[.L$1:.L$545];1;0)" office:value-type="string" office:string-value="1226" calcext:value-type="string">
            <text:p>122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Production and operations department managers in construction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0];REPT(&quot;0&quot;;4-LEN([.B20])))" office:value-type="string" office:string-value="1223" calcext:value-type="string">
            <text:p>1223</text:p>
          </table:table-cell>
          <table:table-cell office:value-type="string" calcext:value-type="string">
            <text:p>1223</text:p>
          </table:table-cell>
          <table:table-cell table:formula="of:=VLOOKUP([.J20];[.P$2:.R$536];2;0)" office:value-type="string" office:string-value="ISCO-88_Ganzeboom" calcext:value-type="string">
            <text:p>ISCO-88_Ganzeboom</text:p>
          </table:table-cell>
          <table:table-cell table:formula="of:=VLOOKUP([.J20];[.P$2:.R$536];1;0)" office:value-type="string" office:string-value="1223" calcext:value-type="string">
            <text:p>122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0];[.P$2:.R$536];3;0)" office:value-type="string" office:string-value="department managers construction" calcext:value-type="string">
            <text:p>department managers construction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epartment managers business services</text:p>
          </table:table-cell>
          <table:table-cell table:formula="of:=VLOOKUP([.P20];[.L$1:.L$545];1;0)" office:value-type="string" office:string-value="1227" calcext:value-type="string">
            <text:p>12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Production and operations department managers in wholesale and retail trade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1];REPT(&quot;0&quot;;4-LEN([.B21])))" office:value-type="string" office:string-value="1224" calcext:value-type="string">
            <text:p>1224</text:p>
          </table:table-cell>
          <table:table-cell office:value-type="string" calcext:value-type="string">
            <text:p>1224</text:p>
          </table:table-cell>
          <table:table-cell table:formula="of:=VLOOKUP([.J21];[.P$2:.R$536];2;0)" office:value-type="string" office:string-value="ISCO-88_Ganzeboom" calcext:value-type="string">
            <text:p>ISCO-88_Ganzeboom</text:p>
          </table:table-cell>
          <table:table-cell table:formula="of:=VLOOKUP([.J21];[.P$2:.R$536];1;0)" office:value-type="string" office:string-value="1224" calcext:value-type="string">
            <text:p>122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1];[.P$2:.R$536];3;0)" office:value-type="string" office:string-value="department managers wholesale &amp; retail trade" calcext:value-type="string">
            <text:p>department managers wholesale &amp; retail trade</text:p>
          </table:table-cell>
          <table:table-cell office:value-type="string" calcext:value-type="string">
            <text:p>1228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epartment managers personal care, cleaning etc</text:p>
          </table:table-cell>
          <table:table-cell table:formula="of:=VLOOKUP([.P21];[.L$1:.L$545];1;0)" office:value-type="string" office:string-value="1228" calcext:value-type="string">
            <text:p>12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Production and operations department managers in restaurants and hote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2];REPT(&quot;0&quot;;4-LEN([.B22])))" office:value-type="string" office:string-value="1225" calcext:value-type="string">
            <text:p>1225</text:p>
          </table:table-cell>
          <table:table-cell office:value-type="string" calcext:value-type="string">
            <text:p>1225</text:p>
          </table:table-cell>
          <table:table-cell table:formula="of:=VLOOKUP([.J22];[.P$2:.R$536];2;0)" office:value-type="string" office:string-value="ISCO-88_Ganzeboom" calcext:value-type="string">
            <text:p>ISCO-88_Ganzeboom</text:p>
          </table:table-cell>
          <table:table-cell table:formula="of:=VLOOKUP([.J22];[.P$2:.R$536];1;0)" office:value-type="string" office:string-value="1225" calcext:value-type="string">
            <text:p>122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2];[.P$2:.R$536];3;0)" office:value-type="string" office:string-value="department managers restaurants &amp; hotels" calcext:value-type="string">
            <text:p>department managers restaurants &amp; hotels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perations department managers nec</text:p>
          </table:table-cell>
          <table:table-cell table:formula="of:=VLOOKUP([.P22];[.L$1:.L$545];1;0)" office:value-type="string" office:string-value="1229" calcext:value-type="string">
            <text:p>12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Production and operations department managers in transport, storage and communicatio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3];REPT(&quot;0&quot;;4-LEN([.B23])))" office:value-type="string" office:string-value="1226" calcext:value-type="string">
            <text:p>1226</text:p>
          </table:table-cell>
          <table:table-cell office:value-type="string" calcext:value-type="string">
            <text:p>1226</text:p>
          </table:table-cell>
          <table:table-cell table:formula="of:=VLOOKUP([.J23];[.P$2:.R$536];2;0)" office:value-type="string" office:string-value="ISCO-88_Ganzeboom" calcext:value-type="string">
            <text:p>ISCO-88_Ganzeboom</text:p>
          </table:table-cell>
          <table:table-cell table:formula="of:=VLOOKUP([.J23];[.P$2:.R$536];1;0)" office:value-type="string" office:string-value="1226" calcext:value-type="string">
            <text:p>1226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3];[.P$2:.R$536];3;0)" office:value-type="string" office:string-value="department managers transport, storage &amp; communications" calcext:value-type="string">
            <text:p>department managers transport, storage &amp; communications</text:p>
          </table:table-cell>
          <table:table-cell office:value-type="string" calcext:value-type="string">
            <text:p>12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ther department managers [large enterprise]</text:p>
          </table:table-cell>
          <table:table-cell table:formula="of:=VLOOKUP([.P23];[.L$1:.L$545];1;0)" office:value-type="string" office:string-value="1230" calcext:value-type="string">
            <text:p>12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Production and operations department managers in business servic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4];REPT(&quot;0&quot;;4-LEN([.B24])))" office:value-type="string" office:string-value="1227" calcext:value-type="string">
            <text:p>1227</text:p>
          </table:table-cell>
          <table:table-cell office:value-type="string" calcext:value-type="string">
            <text:p>1227</text:p>
          </table:table-cell>
          <table:table-cell table:formula="of:=VLOOKUP([.J24];[.P$2:.R$536];2;0)" office:value-type="string" office:string-value="ISCO-88_Ganzeboom" calcext:value-type="string">
            <text:p>ISCO-88_Ganzeboom</text:p>
          </table:table-cell>
          <table:table-cell table:formula="of:=VLOOKUP([.J24];[.P$2:.R$536];1;0)" office:value-type="string" office:string-value="1227" calcext:value-type="string">
            <text:p>1227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4];[.P$2:.R$536];3;0)" office:value-type="string" office:string-value="department managers business services" calcext:value-type="string">
            <text:p>department managers business services</text:p>
          </table:table-cell>
          <table:table-cell office:value-type="string" calcext:value-type="string">
            <text:p>12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inance &amp; administration department managers</text:p>
          </table:table-cell>
          <table:table-cell table:formula="of:=VLOOKUP([.P24];[.L$1:.L$545];1;0)" office:value-type="string" office:string-value="1231" calcext:value-type="string">
            <text:p>12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Production and operations department managers in personal care, cleaning and related servic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5];REPT(&quot;0&quot;;4-LEN([.B25])))" office:value-type="string" office:string-value="1228" calcext:value-type="string">
            <text:p>1228</text:p>
          </table:table-cell>
          <table:table-cell office:value-type="string" calcext:value-type="string">
            <text:p>1228</text:p>
          </table:table-cell>
          <table:table-cell table:formula="of:=VLOOKUP([.J25];[.P$2:.R$536];2;0)" office:value-type="string" office:string-value="ISCO-88_Ganzeboom" calcext:value-type="string">
            <text:p>ISCO-88_Ganzeboom</text:p>
          </table:table-cell>
          <table:table-cell table:formula="of:=VLOOKUP([.J25];[.P$2:.R$536];1;0)" office:value-type="string" office:string-value="1228" calcext:value-type="string">
            <text:p>1228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5];[.P$2:.R$536];3;0)" office:value-type="string" office:string-value="department managers personal care, cleaning etc" calcext:value-type="string">
            <text:p>department managers personal care, cleaning etc</text:p>
          </table:table-cell>
          <table:table-cell office:value-type="string" calcext:value-type="string">
            <text:p>12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ersonnel &amp; industrial relations department managers</text:p>
          </table:table-cell>
          <table:table-cell table:formula="of:=VLOOKUP([.P25];[.L$1:.L$545];1;0)" office:value-type="string" office:string-value="1232" calcext:value-type="string">
            <text:p>12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Production and operations department manager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6];REPT(&quot;0&quot;;4-LEN([.B26])))" office:value-type="string" office:string-value="1229" calcext:value-type="string">
            <text:p>1229</text:p>
          </table:table-cell>
          <table:table-cell office:value-type="string" calcext:value-type="string">
            <text:p>1229</text:p>
          </table:table-cell>
          <table:table-cell table:formula="of:=VLOOKUP([.J26];[.P$2:.R$536];2;0)" office:value-type="string" office:string-value="ISCO-88_Ganzeboom" calcext:value-type="string">
            <text:p>ISCO-88_Ganzeboom</text:p>
          </table:table-cell>
          <table:table-cell table:formula="of:=VLOOKUP([.J26];[.P$2:.R$536];1;0)" office:value-type="string" office:string-value="1229" calcext:value-type="string">
            <text:p>122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6];[.P$2:.R$536];3;0)" office:value-type="string" office:string-value="operations department managers nec" calcext:value-type="string">
            <text:p>operations department managers nec</text:p>
          </table:table-cell>
          <table:table-cell office:value-type="string" calcext:value-type="string">
            <text:p>123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ales &amp; marketing department managers</text:p>
          </table:table-cell>
          <table:table-cell table:formula="of:=VLOOKUP([.P26];[.L$1:.L$545];1;0)" office:value-type="string" office:string-value="1233" calcext:value-type="string">
            <text:p>12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THER DEPARTMENT MANAG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7];REPT(&quot;0&quot;;4-LEN([.B27])))" office:value-type="string" office:string-value="1230" calcext:value-type="string">
            <text:p>1230</text:p>
          </table:table-cell>
          <table:table-cell office:value-type="string" calcext:value-type="string">
            <text:p>1230</text:p>
          </table:table-cell>
          <table:table-cell table:formula="of:=VLOOKUP([.J27];[.P$2:.R$536];2;0)" office:value-type="string" office:string-value="ISCO-88_Ganzeboom" calcext:value-type="string">
            <text:p>ISCO-88_Ganzeboom</text:p>
          </table:table-cell>
          <table:table-cell table:formula="of:=VLOOKUP([.J27];[.P$2:.R$536];1;0)" office:value-type="string" office:string-value="1230" calcext:value-type="string">
            <text:p>12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7];[.P$2:.R$536];3;0)" office:value-type="string" office:string-value="other department managers [large enterprise]" calcext:value-type="string">
            <text:p>other department managers [large enterprise]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dvertising &amp; public relations department managers</text:p>
          </table:table-cell>
          <table:table-cell table:formula="of:=VLOOKUP([.P27];[.L$1:.L$545];1;0)" office:value-type="string" office:string-value="1234" calcext:value-type="string">
            <text:p>12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Finance and administration department manag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8];REPT(&quot;0&quot;;4-LEN([.B28])))" office:value-type="string" office:string-value="1231" calcext:value-type="string">
            <text:p>1231</text:p>
          </table:table-cell>
          <table:table-cell office:value-type="string" calcext:value-type="string">
            <text:p>1231</text:p>
          </table:table-cell>
          <table:table-cell table:formula="of:=VLOOKUP([.J28];[.P$2:.R$536];2;0)" office:value-type="string" office:string-value="ISCO-88_Ganzeboom" calcext:value-type="string">
            <text:p>ISCO-88_Ganzeboom</text:p>
          </table:table-cell>
          <table:table-cell table:formula="of:=VLOOKUP([.J28];[.P$2:.R$536];1;0)" office:value-type="string" office:string-value="1231" calcext:value-type="string">
            <text:p>12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8];[.P$2:.R$536];3;0)" office:value-type="string" office:string-value="finance &amp; administration department managers" calcext:value-type="string">
            <text:p>finance &amp; administration department managers</text:p>
          </table:table-cell>
          <table:table-cell office:value-type="string" calcext:value-type="string">
            <text:p>123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upply &amp; distribution department managers</text:p>
          </table:table-cell>
          <table:table-cell table:formula="of:=VLOOKUP([.P28];[.L$1:.L$545];1;0)" office:value-type="string" office:string-value="1235" calcext:value-type="string">
            <text:p>12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Personnel and industrial relations department manag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9];REPT(&quot;0&quot;;4-LEN([.B29])))" office:value-type="string" office:string-value="1232" calcext:value-type="string">
            <text:p>1232</text:p>
          </table:table-cell>
          <table:table-cell office:value-type="string" calcext:value-type="string">
            <text:p>1232</text:p>
          </table:table-cell>
          <table:table-cell table:formula="of:=VLOOKUP([.J29];[.P$2:.R$536];2;0)" office:value-type="string" office:string-value="ISCO-88_Ganzeboom" calcext:value-type="string">
            <text:p>ISCO-88_Ganzeboom</text:p>
          </table:table-cell>
          <table:table-cell table:formula="of:=VLOOKUP([.J29];[.P$2:.R$536];1;0)" office:value-type="string" office:string-value="1232" calcext:value-type="string">
            <text:p>12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9];[.P$2:.R$536];3;0)" office:value-type="string" office:string-value="personnel &amp; industrial relations department managers" calcext:value-type="string">
            <text:p>personnel &amp; industrial relations department managers</text:p>
          </table:table-cell>
          <table:table-cell office:value-type="string" calcext:value-type="string">
            <text:p>1236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omputing services department managers</text:p>
          </table:table-cell>
          <table:table-cell table:formula="of:=VLOOKUP([.P29];[.L$1:.L$545];1;0)" office:value-type="string" office:string-value="1236" calcext:value-type="string">
            <text:p>123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Sales and marketing department manag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0];REPT(&quot;0&quot;;4-LEN([.B30])))" office:value-type="string" office:string-value="1233" calcext:value-type="string">
            <text:p>1233</text:p>
          </table:table-cell>
          <table:table-cell office:value-type="string" calcext:value-type="string">
            <text:p>1233</text:p>
          </table:table-cell>
          <table:table-cell table:formula="of:=VLOOKUP([.J30];[.P$2:.R$536];2;0)" office:value-type="string" office:string-value="ISCO-88_Ganzeboom" calcext:value-type="string">
            <text:p>ISCO-88_Ganzeboom</text:p>
          </table:table-cell>
          <table:table-cell table:formula="of:=VLOOKUP([.J30];[.P$2:.R$536];1;0)" office:value-type="string" office:string-value="1233" calcext:value-type="string">
            <text:p>123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0];[.P$2:.R$536];3;0)" office:value-type="string" office:string-value="sales &amp; marketing department managers" calcext:value-type="string">
            <text:p>sales &amp; marketing department managers</text:p>
          </table:table-cell>
          <table:table-cell office:value-type="string" calcext:value-type="string">
            <text:p>1237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research &amp; development department managers</text:p>
          </table:table-cell>
          <table:table-cell table:formula="of:=VLOOKUP([.P30];[.L$1:.L$545];1;0)" office:value-type="string" office:string-value="1237" calcext:value-type="string">
            <text:p>12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vertising and public relations department manag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1];REPT(&quot;0&quot;;4-LEN([.B31])))" office:value-type="string" office:string-value="1234" calcext:value-type="string">
            <text:p>1234</text:p>
          </table:table-cell>
          <table:table-cell office:value-type="string" calcext:value-type="string">
            <text:p>1234</text:p>
          </table:table-cell>
          <table:table-cell table:formula="of:=VLOOKUP([.J31];[.P$2:.R$536];2;0)" office:value-type="string" office:string-value="ISCO-88_Ganzeboom" calcext:value-type="string">
            <text:p>ISCO-88_Ganzeboom</text:p>
          </table:table-cell>
          <table:table-cell table:formula="of:=VLOOKUP([.J31];[.P$2:.R$536];1;0)" office:value-type="string" office:string-value="1234" calcext:value-type="string">
            <text:p>123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1];[.P$2:.R$536];3;0)" office:value-type="string" office:string-value="advertising &amp; public relations department managers" calcext:value-type="string">
            <text:p>advertising &amp; public relations department managers</text:p>
          </table:table-cell>
          <table:table-cell office:value-type="string" calcext:value-type="string">
            <text:p>123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ther department managers nec</text:p>
          </table:table-cell>
          <table:table-cell table:formula="of:=VLOOKUP([.P31];[.L$1:.L$545];1;0)" office:value-type="string" office:string-value="1239" calcext:value-type="string">
            <text:p>12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Supply and distribution department manag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2];REPT(&quot;0&quot;;4-LEN([.B32])))" office:value-type="string" office:string-value="1235" calcext:value-type="string">
            <text:p>1235</text:p>
          </table:table-cell>
          <table:table-cell office:value-type="string" calcext:value-type="string">
            <text:p>1235</text:p>
          </table:table-cell>
          <table:table-cell table:formula="of:=VLOOKUP([.J32];[.P$2:.R$536];2;0)" office:value-type="string" office:string-value="ISCO-88_Ganzeboom" calcext:value-type="string">
            <text:p>ISCO-88_Ganzeboom</text:p>
          </table:table-cell>
          <table:table-cell table:formula="of:=VLOOKUP([.J32];[.P$2:.R$536];1;0)" office:value-type="string" office:string-value="1235" calcext:value-type="string">
            <text:p>123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2];[.P$2:.R$536];3;0)" office:value-type="string" office:string-value="supply &amp; distribution department managers" calcext:value-type="string">
            <text:p>supply &amp; distribution department managers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office manager]</text:p>
          </table:table-cell>
          <table:table-cell table:formula="of:=VLOOKUP([.P32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Computing services department manag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3];REPT(&quot;0&quot;;4-LEN([.B33])))" office:value-type="string" office:string-value="1236" calcext:value-type="string">
            <text:p>1236</text:p>
          </table:table-cell>
          <table:table-cell office:value-type="string" calcext:value-type="string">
            <text:p>1236</text:p>
          </table:table-cell>
          <table:table-cell table:formula="of:=VLOOKUP([.J33];[.P$2:.R$536];2;0)" office:value-type="string" office:string-value="ISCO-88_Ganzeboom" calcext:value-type="string">
            <text:p>ISCO-88_Ganzeboom</text:p>
          </table:table-cell>
          <table:table-cell table:formula="of:=VLOOKUP([.J33];[.P$2:.R$536];1;0)" office:value-type="string" office:string-value="1236" calcext:value-type="string">
            <text:p>1236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3];[.P$2:.R$536];3;0)" office:value-type="string" office:string-value="computing services department managers" calcext:value-type="string">
            <text:p>computing services department managers</text:p>
          </table:table-cell>
          <table:table-cell office:value-type="string" calcext:value-type="string">
            <text:p>125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military officers]</text:p>
          </table:table-cell>
          <table:table-cell table:formula="of:=VLOOKUP([.P33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Research and development department manag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4];REPT(&quot;0&quot;;4-LEN([.B34])))" office:value-type="string" office:string-value="1237" calcext:value-type="string">
            <text:p>1237</text:p>
          </table:table-cell>
          <table:table-cell office:value-type="string" calcext:value-type="string">
            <text:p>1237</text:p>
          </table:table-cell>
          <table:table-cell table:formula="of:=VLOOKUP([.J34];[.P$2:.R$536];2;0)" office:value-type="string" office:string-value="ISCO-88_Ganzeboom" calcext:value-type="string">
            <text:p>ISCO-88_Ganzeboom</text:p>
          </table:table-cell>
          <table:table-cell table:formula="of:=VLOOKUP([.J34];[.P$2:.R$536];1;0)" office:value-type="string" office:string-value="1237" calcext:value-type="string">
            <text:p>1237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4];[.P$2:.R$536];3;0)" office:value-type="string" office:string-value="research &amp; development department managers" calcext:value-type="string">
            <text:p>research &amp; development department managers</text:p>
          </table:table-cell>
          <table:table-cell office:value-type="string" calcext:value-type="string">
            <text:p>125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high military officers]</text:p>
          </table:table-cell>
          <table:table-cell table:formula="of:=VLOOKUP([.P34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Other department manager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2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5];REPT(&quot;0&quot;;4-LEN([.B35])))" office:value-type="string" office:string-value="1239" calcext:value-type="string">
            <text:p>1239</text:p>
          </table:table-cell>
          <table:table-cell office:value-type="string" calcext:value-type="string">
            <text:p>1239</text:p>
          </table:table-cell>
          <table:table-cell table:formula="of:=VLOOKUP([.J35];[.P$2:.R$536];2;0)" office:value-type="string" office:string-value="ISCO-88_Ganzeboom" calcext:value-type="string">
            <text:p>ISCO-88_Ganzeboom</text:p>
          </table:table-cell>
          <table:table-cell table:formula="of:=VLOOKUP([.J35];[.P$2:.R$536];1;0)" office:value-type="string" office:string-value="1239" calcext:value-type="string">
            <text:p>123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5];[.P$2:.R$536];3;0)" office:value-type="string" office:string-value="other department managers nec" calcext:value-type="string">
            <text:p>other department managers nec</text:p>
          </table:table-cell>
          <table:table-cell office:value-type="string" calcext:value-type="string">
            <text:p>125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lower military officers]</text:p>
          </table:table-cell>
          <table:table-cell table:formula="of:=VLOOKUP([.P35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NERAL MANAG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6];REPT(&quot;0&quot;;4-LEN([.B36])))" office:value-type="string" office:string-value="1300" calcext:value-type="string">
            <text:p>1300</text:p>
          </table:table-cell>
          <table:table-cell office:value-type="string" calcext:value-type="string">
            <text:p>1300</text:p>
          </table:table-cell>
          <table:table-cell table:formula="of:=VLOOKUP([.J36];[.P$2:.R$536];2;0)" office:value-type="string" office:string-value="ISCO-88_Ganzeboom" calcext:value-type="string">
            <text:p>ISCO-88_Ganzeboom</text:p>
          </table:table-cell>
          <table:table-cell table:formula="of:=VLOOKUP([.J36];[.P$2:.R$536];1;0)" office:value-type="string" office:string-value="1300" calcext:value-type="string">
            <text:p>13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6];[.P$2:.R$536];3;0)" office:value-type="string" office:string-value="general managers [small enterprise]" calcext:value-type="string">
            <text:p>general managers [small enterprise]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eneral managers [small enterprise]</text:p>
          </table:table-cell>
          <table:table-cell table:formula="of:=VLOOKUP([.P36];[.L$1:.L$545];1;0)" office:value-type="string" office:string-value="1300" calcext:value-type="string">
            <text:p>13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ENERAL MANAG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3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7];REPT(&quot;0&quot;;4-LEN([.B37])))" office:value-type="string" office:string-value="1310" calcext:value-type="string">
            <text:p>1310</text:p>
          </table:table-cell>
          <table:table-cell office:value-type="string" calcext:value-type="string">
            <text:p>1310</text:p>
          </table:table-cell>
          <table:table-cell table:formula="of:=VLOOKUP([.J37];[.P$2:.R$536];2;0)" office:value-type="string" office:string-value="ISCO-88_Ganzeboom" calcext:value-type="string">
            <text:p>ISCO-88_Ganzeboom</text:p>
          </table:table-cell>
          <table:table-cell table:formula="of:=VLOOKUP([.J37];[.P$2:.R$536];1;0)" office:value-type="string" office:string-value="1310" calcext:value-type="string">
            <text:p>13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7];[.P$2:.R$536];3;0)" office:value-type="string" office:string-value="general managers [small enterprise]" calcext:value-type="string">
            <text:p>general managers [small enterprise]</text:p>
          </table:table-cell>
          <table:table-cell office:value-type="string" calcext:value-type="string">
            <text:p>13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eneral managers [small enterprise]</text:p>
          </table:table-cell>
          <table:table-cell table:formula="of:=VLOOKUP([.P37];[.L$1:.L$545];1;0)" office:value-type="string" office:string-value="1310" calcext:value-type="string">
            <text:p>13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General managers in agriculture, hunting, forestry/ and fishing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3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8];REPT(&quot;0&quot;;4-LEN([.B38])))" office:value-type="string" office:string-value="1311" calcext:value-type="string">
            <text:p>1311</text:p>
          </table:table-cell>
          <table:table-cell office:value-type="string" calcext:value-type="string">
            <text:p>1311</text:p>
          </table:table-cell>
          <table:table-cell table:formula="of:=VLOOKUP([.J38];[.P$2:.R$536];2;0)" office:value-type="string" office:string-value="ISCO-88_Ganzeboom" calcext:value-type="string">
            <text:p>ISCO-88_Ganzeboom</text:p>
          </table:table-cell>
          <table:table-cell table:formula="of:=VLOOKUP([.J38];[.P$2:.R$536];1;0)" office:value-type="string" office:string-value="1311" calcext:value-type="string">
            <text:p>13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8];[.P$2:.R$536];3;0)" office:value-type="string" office:string-value="general managers agriculture, hunting forestry &amp; fishing" calcext:value-type="string">
            <text:p>general managers agriculture, hunting forestry &amp; fishing</text:p>
          </table:table-cell>
          <table:table-cell office:value-type="string" calcext:value-type="string">
            <text:p>13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eneral managers agriculture, hunting forestry &amp; fishing</text:p>
          </table:table-cell>
          <table:table-cell table:formula="of:=VLOOKUP([.P38];[.L$1:.L$545];1;0)" office:value-type="string" office:string-value="1311" calcext:value-type="string">
            <text:p>13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General managers in manufacturing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3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9];REPT(&quot;0&quot;;4-LEN([.B39])))" office:value-type="string" office:string-value="1312" calcext:value-type="string">
            <text:p>1312</text:p>
          </table:table-cell>
          <table:table-cell office:value-type="string" calcext:value-type="string">
            <text:p>1312</text:p>
          </table:table-cell>
          <table:table-cell table:formula="of:=VLOOKUP([.J39];[.P$2:.R$536];2;0)" office:value-type="string" office:string-value="ISCO-88_Ganzeboom" calcext:value-type="string">
            <text:p>ISCO-88_Ganzeboom</text:p>
          </table:table-cell>
          <table:table-cell table:formula="of:=VLOOKUP([.J39];[.P$2:.R$536];1;0)" office:value-type="string" office:string-value="1312" calcext:value-type="string">
            <text:p>13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9];[.P$2:.R$536];3;0)" office:value-type="string" office:string-value="general managers manufacturing" calcext:value-type="string">
            <text:p>general managers manufacturing</text:p>
          </table:table-cell>
          <table:table-cell office:value-type="string" calcext:value-type="string">
            <text:p>13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eneral managers manufacturing</text:p>
          </table:table-cell>
          <table:table-cell table:formula="of:=VLOOKUP([.P39];[.L$1:.L$545];1;0)" office:value-type="string" office:string-value="1312" calcext:value-type="string">
            <text:p>13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General managers in construction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0];REPT(&quot;0&quot;;4-LEN([.B40])))" office:value-type="string" office:string-value="1313" calcext:value-type="string">
            <text:p>1313</text:p>
          </table:table-cell>
          <table:table-cell office:value-type="string" calcext:value-type="string">
            <text:p>1313</text:p>
          </table:table-cell>
          <table:table-cell table:formula="of:=VLOOKUP([.J40];[.P$2:.R$536];2;0)" office:value-type="string" office:string-value="ISCO-88_Ganzeboom" calcext:value-type="string">
            <text:p>ISCO-88_Ganzeboom</text:p>
          </table:table-cell>
          <table:table-cell table:formula="of:=VLOOKUP([.J40];[.P$2:.R$536];1;0)" office:value-type="string" office:string-value="1313" calcext:value-type="string">
            <text:p>13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0];[.P$2:.R$536];3;0)" office:value-type="string" office:string-value="general managers construction" calcext:value-type="string">
            <text:p>general managers construction</text:p>
          </table:table-cell>
          <table:table-cell office:value-type="string" calcext:value-type="string">
            <text:p>13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eneral managers construction</text:p>
          </table:table-cell>
          <table:table-cell table:formula="of:=VLOOKUP([.P40];[.L$1:.L$545];1;0)" office:value-type="string" office:string-value="1313" calcext:value-type="string">
            <text:p>13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General managers in wholesale and retail trade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1];REPT(&quot;0&quot;;4-LEN([.B41])))" office:value-type="string" office:string-value="1314" calcext:value-type="string">
            <text:p>1314</text:p>
          </table:table-cell>
          <table:table-cell office:value-type="string" calcext:value-type="string">
            <text:p>1314</text:p>
          </table:table-cell>
          <table:table-cell table:formula="of:=VLOOKUP([.J41];[.P$2:.R$536];2;0)" office:value-type="string" office:string-value="ISCO-88_Ganzeboom" calcext:value-type="string">
            <text:p>ISCO-88_Ganzeboom</text:p>
          </table:table-cell>
          <table:table-cell table:formula="of:=VLOOKUP([.J41];[.P$2:.R$536];1;0)" office:value-type="string" office:string-value="1314" calcext:value-type="string">
            <text:p>131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1];[.P$2:.R$536];3;0)" office:value-type="string" office:string-value="general managers wholesale &amp; retail trade" calcext:value-type="string">
            <text:p>general managers wholesale &amp; retail trade</text:p>
          </table:table-cell>
          <table:table-cell office:value-type="string" calcext:value-type="string">
            <text:p>131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eneral managers wholesale &amp; retail trade</text:p>
          </table:table-cell>
          <table:table-cell table:formula="of:=VLOOKUP([.P41];[.L$1:.L$545];1;0)" office:value-type="string" office:string-value="1314" calcext:value-type="string">
            <text:p>13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General managers of restaurants and hote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3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2];REPT(&quot;0&quot;;4-LEN([.B42])))" office:value-type="string" office:string-value="1315" calcext:value-type="string">
            <text:p>1315</text:p>
          </table:table-cell>
          <table:table-cell office:value-type="string" calcext:value-type="string">
            <text:p>1315</text:p>
          </table:table-cell>
          <table:table-cell table:formula="of:=VLOOKUP([.J42];[.P$2:.R$536];2;0)" office:value-type="string" office:string-value="ISCO-88_Ganzeboom" calcext:value-type="string">
            <text:p>ISCO-88_Ganzeboom</text:p>
          </table:table-cell>
          <table:table-cell table:formula="of:=VLOOKUP([.J42];[.P$2:.R$536];1;0)" office:value-type="string" office:string-value="1315" calcext:value-type="string">
            <text:p>131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2];[.P$2:.R$536];3;0)" office:value-type="string" office:string-value="general managers restaurants &amp; hotels" calcext:value-type="string">
            <text:p>general managers restaurants &amp; hotels</text:p>
          </table:table-cell>
          <table:table-cell office:value-type="string" calcext:value-type="string">
            <text:p>131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eneral managers restaurants &amp; hotels</text:p>
          </table:table-cell>
          <table:table-cell table:formula="of:=VLOOKUP([.P42];[.L$1:.L$545];1;0)" office:value-type="string" office:string-value="1315" calcext:value-type="string">
            <text:p>13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General managers in transport, storage and communicatio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3];REPT(&quot;0&quot;;4-LEN([.B43])))" office:value-type="string" office:string-value="1316" calcext:value-type="string">
            <text:p>1316</text:p>
          </table:table-cell>
          <table:table-cell office:value-type="string" calcext:value-type="string">
            <text:p>1316</text:p>
          </table:table-cell>
          <table:table-cell table:formula="of:=VLOOKUP([.J43];[.P$2:.R$536];2;0)" office:value-type="string" office:string-value="ISCO-88_Ganzeboom" calcext:value-type="string">
            <text:p>ISCO-88_Ganzeboom</text:p>
          </table:table-cell>
          <table:table-cell table:formula="of:=VLOOKUP([.J43];[.P$2:.R$536];1;0)" office:value-type="string" office:string-value="1316" calcext:value-type="string">
            <text:p>1316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3];[.P$2:.R$536];3;0)" office:value-type="string" office:string-value="general managers transport, storage &amp; communications" calcext:value-type="string">
            <text:p>general managers transport, storage &amp; communications</text:p>
          </table:table-cell>
          <table:table-cell office:value-type="string" calcext:value-type="string">
            <text:p>1316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eneral managers transport, storage &amp; communications</text:p>
          </table:table-cell>
          <table:table-cell table:formula="of:=VLOOKUP([.P43];[.L$1:.L$545];1;0)" office:value-type="string" office:string-value="1316" calcext:value-type="string">
            <text:p>13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General managers of business servic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4];REPT(&quot;0&quot;;4-LEN([.B44])))" office:value-type="string" office:string-value="1317" calcext:value-type="string">
            <text:p>1317</text:p>
          </table:table-cell>
          <table:table-cell office:value-type="string" calcext:value-type="string">
            <text:p>1317</text:p>
          </table:table-cell>
          <table:table-cell table:formula="of:=VLOOKUP([.J44];[.P$2:.R$536];2;0)" office:value-type="string" office:string-value="ISCO-88_Ganzeboom" calcext:value-type="string">
            <text:p>ISCO-88_Ganzeboom</text:p>
          </table:table-cell>
          <table:table-cell table:formula="of:=VLOOKUP([.J44];[.P$2:.R$536];1;0)" office:value-type="string" office:string-value="1317" calcext:value-type="string">
            <text:p>1317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4];[.P$2:.R$536];3;0)" office:value-type="string" office:string-value="general managers business services" calcext:value-type="string">
            <text:p>general managers business services</text:p>
          </table:table-cell>
          <table:table-cell office:value-type="string" calcext:value-type="string">
            <text:p>1317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eneral managers business services</text:p>
          </table:table-cell>
          <table:table-cell table:formula="of:=VLOOKUP([.P44];[.L$1:.L$545];1;0)" office:value-type="string" office:string-value="1317" calcext:value-type="string">
            <text:p>13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General managers in personal care, cleaning and related servic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5];REPT(&quot;0&quot;;4-LEN([.B45])))" office:value-type="string" office:string-value="1318" calcext:value-type="string">
            <text:p>1318</text:p>
          </table:table-cell>
          <table:table-cell office:value-type="string" calcext:value-type="string">
            <text:p>1318</text:p>
          </table:table-cell>
          <table:table-cell table:formula="of:=VLOOKUP([.J45];[.P$2:.R$536];2;0)" office:value-type="string" office:string-value="ISCO-88_Ganzeboom" calcext:value-type="string">
            <text:p>ISCO-88_Ganzeboom</text:p>
          </table:table-cell>
          <table:table-cell table:formula="of:=VLOOKUP([.J45];[.P$2:.R$536];1;0)" office:value-type="string" office:string-value="1318" calcext:value-type="string">
            <text:p>1318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5];[.P$2:.R$536];3;0)" office:value-type="string" office:string-value="general managers personal care, cleaning etc services" calcext:value-type="string">
            <text:p>general managers personal care, cleaning etc services</text:p>
          </table:table-cell>
          <table:table-cell office:value-type="string" calcext:value-type="string">
            <text:p>1318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eneral managers personal care, cleaning etc services</text:p>
          </table:table-cell>
          <table:table-cell table:formula="of:=VLOOKUP([.P45];[.L$1:.L$545];1;0)" office:value-type="string" office:string-value="1318" calcext:value-type="string">
            <text:p>13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General manager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1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6];REPT(&quot;0&quot;;4-LEN([.B46])))" office:value-type="string" office:string-value="1319" calcext:value-type="string">
            <text:p>1319</text:p>
          </table:table-cell>
          <table:table-cell office:value-type="string" calcext:value-type="string">
            <text:p>1319</text:p>
          </table:table-cell>
          <table:table-cell table:formula="of:=VLOOKUP([.J46];[.P$2:.R$536];2;0)" office:value-type="string" office:string-value="ISCO-88_Ganzeboom" calcext:value-type="string">
            <text:p>ISCO-88_Ganzeboom</text:p>
          </table:table-cell>
          <table:table-cell table:formula="of:=VLOOKUP([.J46];[.P$2:.R$536];1;0)" office:value-type="string" office:string-value="1319" calcext:value-type="string">
            <text:p>131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6];[.P$2:.R$536];3;0)" office:value-type="string" office:string-value="general managers nec" calcext:value-type="string">
            <text:p>general managers nec</text:p>
          </table:table-cell>
          <table:table-cell office:value-type="string" calcext:value-type="string">
            <text:p>131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eneral managers nec</text:p>
          </table:table-cell>
          <table:table-cell table:formula="of:=VLOOKUP([.P46];[.L$1:.L$545];1;0)" office:value-type="string" office:string-value="1319" calcext:value-type="string">
            <text:p>13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7];REPT(&quot;0&quot;;4-LEN([.B47])))" office:value-type="string" office:string-value="2000" calcext:value-type="string">
            <text:p>2000</text:p>
          </table:table-cell>
          <table:table-cell office:value-type="string" calcext:value-type="string">
            <text:p>2000</text:p>
          </table:table-cell>
          <table:table-cell table:formula="of:=VLOOKUP([.J47];[.P$2:.R$536];2;0)" office:value-type="string" office:string-value="ISCO-88_Ganzeboom" calcext:value-type="string">
            <text:p>ISCO-88_Ganzeboom</text:p>
          </table:table-cell>
          <table:table-cell table:formula="of:=VLOOKUP([.J47];[.P$2:.R$536];1;0)" office:value-type="string" office:string-value="2000" calcext:value-type="string">
            <text:p>2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7];[.P$2:.R$536];3;0)" office:value-type="string" office:string-value="professionals" calcext:value-type="string">
            <text:p>professionals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ofessionals</text:p>
          </table:table-cell>
          <table:table-cell table:formula="of:=VLOOKUP([.P47];[.L$1:.L$545];1;0)" office:value-type="string" office:string-value="2000" calcext:value-type="string">
            <text:p>2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YSICAL, MATHEMATICAL AND ENGINEERING SCIENC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8];REPT(&quot;0&quot;;4-LEN([.B48])))" office:value-type="string" office:string-value="2100" calcext:value-type="string">
            <text:p>2100</text:p>
          </table:table-cell>
          <table:table-cell office:value-type="string" calcext:value-type="string">
            <text:p>2100</text:p>
          </table:table-cell>
          <table:table-cell table:formula="of:=VLOOKUP([.J48];[.P$2:.R$536];2;0)" office:value-type="string" office:string-value="ISCO-88_Ganzeboom" calcext:value-type="string">
            <text:p>ISCO-88_Ganzeboom</text:p>
          </table:table-cell>
          <table:table-cell table:formula="of:=VLOOKUP([.J48];[.P$2:.R$536];1;0)" office:value-type="string" office:string-value="2100" calcext:value-type="string">
            <text:p>2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8];[.P$2:.R$536];3;0)" office:value-type="string" office:string-value="physical, mathematical &amp; engineering science professionals" calcext:value-type="string">
            <text:p>physical, mathematical &amp; engineering science professionals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hysical, mathematical &amp; engineering science professionals</text:p>
          </table:table-cell>
          <table:table-cell table:formula="of:=VLOOKUP([.P48];[.L$1:.L$545];1;0)" office:value-type="string" office:string-value="2100" calcext:value-type="string">
            <text:p>2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HYSICISTS, CHEMISTS AND RELATED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9];REPT(&quot;0&quot;;4-LEN([.B49])))" office:value-type="string" office:string-value="2110" calcext:value-type="string">
            <text:p>2110</text:p>
          </table:table-cell>
          <table:table-cell office:value-type="string" calcext:value-type="string">
            <text:p>2110</text:p>
          </table:table-cell>
          <table:table-cell table:formula="of:=VLOOKUP([.J49];[.P$2:.R$536];2;0)" office:value-type="string" office:string-value="ISCO-88_Ganzeboom" calcext:value-type="string">
            <text:p>ISCO-88_Ganzeboom</text:p>
          </table:table-cell>
          <table:table-cell table:formula="of:=VLOOKUP([.J49];[.P$2:.R$536];1;0)" office:value-type="string" office:string-value="2110" calcext:value-type="string">
            <text:p>21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9];[.P$2:.R$536];3;0)" office:value-type="string" office:string-value="physicists, chemists &amp; related professionals" calcext:value-type="string">
            <text:p>physicists, chemists &amp; related professionals</text:p>
          </table:table-cell>
          <table:table-cell office:value-type="string" calcext:value-type="string">
            <text:p>21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hysicists, chemists &amp; related professionals</text:p>
          </table:table-cell>
          <table:table-cell table:formula="of:=VLOOKUP([.P49];[.L$1:.L$545];1;0)" office:value-type="string" office:string-value="2110" calcext:value-type="string">
            <text:p>2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Physicists and astronom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0];REPT(&quot;0&quot;;4-LEN([.B50])))" office:value-type="string" office:string-value="2111" calcext:value-type="string">
            <text:p>2111</text:p>
          </table:table-cell>
          <table:table-cell office:value-type="string" calcext:value-type="string">
            <text:p>2111</text:p>
          </table:table-cell>
          <table:table-cell table:formula="of:=VLOOKUP([.J50];[.P$2:.R$536];2;0)" office:value-type="string" office:string-value="ISCO-88_Ganzeboom" calcext:value-type="string">
            <text:p>ISCO-88_Ganzeboom</text:p>
          </table:table-cell>
          <table:table-cell table:formula="of:=VLOOKUP([.J50];[.P$2:.R$536];1;0)" office:value-type="string" office:string-value="2111" calcext:value-type="string">
            <text:p>21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0];[.P$2:.R$536];3;0)" office:value-type="string" office:string-value="physicists &amp; astronomers" calcext:value-type="string">
            <text:p>physicists &amp; astronomers</text:p>
          </table:table-cell>
          <table:table-cell office:value-type="string" calcext:value-type="string">
            <text:p>21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hysicists &amp; astronomers</text:p>
          </table:table-cell>
          <table:table-cell table:formula="of:=VLOOKUP([.P50];[.L$1:.L$545];1;0)" office:value-type="string" office:string-value="2111" calcext:value-type="string">
            <text:p>2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Meteorologis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1];REPT(&quot;0&quot;;4-LEN([.B51])))" office:value-type="string" office:string-value="2112" calcext:value-type="string">
            <text:p>2112</text:p>
          </table:table-cell>
          <table:table-cell office:value-type="string" calcext:value-type="string">
            <text:p>2112</text:p>
          </table:table-cell>
          <table:table-cell table:formula="of:=VLOOKUP([.J51];[.P$2:.R$536];2;0)" office:value-type="string" office:string-value="ISCO-88_Ganzeboom" calcext:value-type="string">
            <text:p>ISCO-88_Ganzeboom</text:p>
          </table:table-cell>
          <table:table-cell table:formula="of:=VLOOKUP([.J51];[.P$2:.R$536];1;0)" office:value-type="string" office:string-value="2112" calcext:value-type="string">
            <text:p>21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1];[.P$2:.R$536];3;0)" office:value-type="string" office:string-value="meteorologists" calcext:value-type="string">
            <text:p>meteorologists</text:p>
          </table:table-cell>
          <table:table-cell office:value-type="string" calcext:value-type="string">
            <text:p>21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teorologists</text:p>
          </table:table-cell>
          <table:table-cell table:formula="of:=VLOOKUP([.P51];[.L$1:.L$545];1;0)" office:value-type="string" office:string-value="2112" calcext:value-type="string">
            <text:p>21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Chemis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2];REPT(&quot;0&quot;;4-LEN([.B52])))" office:value-type="string" office:string-value="2113" calcext:value-type="string">
            <text:p>2113</text:p>
          </table:table-cell>
          <table:table-cell office:value-type="string" calcext:value-type="string">
            <text:p>2113</text:p>
          </table:table-cell>
          <table:table-cell table:formula="of:=VLOOKUP([.J52];[.P$2:.R$536];2;0)" office:value-type="string" office:string-value="ISCO-88_Ganzeboom" calcext:value-type="string">
            <text:p>ISCO-88_Ganzeboom</text:p>
          </table:table-cell>
          <table:table-cell table:formula="of:=VLOOKUP([.J52];[.P$2:.R$536];1;0)" office:value-type="string" office:string-value="2113" calcext:value-type="string">
            <text:p>21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2];[.P$2:.R$536];3;0)" office:value-type="string" office:string-value="chemists" calcext:value-type="string">
            <text:p>chemists</text:p>
          </table:table-cell>
          <table:table-cell office:value-type="string" calcext:value-type="string">
            <text:p>21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hemists</text:p>
          </table:table-cell>
          <table:table-cell table:formula="of:=VLOOKUP([.P52];[.L$1:.L$545];1;0)" office:value-type="string" office:string-value="2113" calcext:value-type="string">
            <text:p>21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Geologists and geophysicis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3];REPT(&quot;0&quot;;4-LEN([.B53])))" office:value-type="string" office:string-value="2114" calcext:value-type="string">
            <text:p>2114</text:p>
          </table:table-cell>
          <table:table-cell office:value-type="string" calcext:value-type="string">
            <text:p>2114</text:p>
          </table:table-cell>
          <table:table-cell table:formula="of:=VLOOKUP([.J53];[.P$2:.R$536];2;0)" office:value-type="string" office:string-value="ISCO-88_Ganzeboom" calcext:value-type="string">
            <text:p>ISCO-88_Ganzeboom</text:p>
          </table:table-cell>
          <table:table-cell table:formula="of:=VLOOKUP([.J53];[.P$2:.R$536];1;0)" office:value-type="string" office:string-value="2114" calcext:value-type="string">
            <text:p>211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3];[.P$2:.R$536];3;0)" office:value-type="string" office:string-value="geologists &amp; geophysicists" calcext:value-type="string">
            <text:p>geologists &amp; geophysicists</text:p>
          </table:table-cell>
          <table:table-cell office:value-type="string" calcext:value-type="string">
            <text:p>211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eologists &amp; geophysicists</text:p>
          </table:table-cell>
          <table:table-cell table:formula="of:=VLOOKUP([.P53];[.L$1:.L$545];1;0)" office:value-type="string" office:string-value="2114" calcext:value-type="string">
            <text:p>21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ATHEMATICIANS, STATISTICIANS AND RELATED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4];REPT(&quot;0&quot;;4-LEN([.B54])))" office:value-type="string" office:string-value="2120" calcext:value-type="string">
            <text:p>2120</text:p>
          </table:table-cell>
          <table:table-cell office:value-type="string" calcext:value-type="string">
            <text:p>2120</text:p>
          </table:table-cell>
          <table:table-cell table:formula="of:=VLOOKUP([.J54];[.P$2:.R$536];2;0)" office:value-type="string" office:string-value="ISCO-88_Ganzeboom" calcext:value-type="string">
            <text:p>ISCO-88_Ganzeboom</text:p>
          </table:table-cell>
          <table:table-cell table:formula="of:=VLOOKUP([.J54];[.P$2:.R$536];1;0)" office:value-type="string" office:string-value="2120" calcext:value-type="string">
            <text:p>21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4];[.P$2:.R$536];3;0)" office:value-type="string" office:string-value="mathematicians, statisticians etc professionals" calcext:value-type="string">
            <text:p>mathematicians, statisticians etc professionals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athematicians, statisticians etc professionals</text:p>
          </table:table-cell>
          <table:table-cell table:formula="of:=VLOOKUP([.P54];[.L$1:.L$545];1;0)" office:value-type="string" office:string-value="2120" calcext:value-type="string">
            <text:p>21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Mathematicians and related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5];REPT(&quot;0&quot;;4-LEN([.B55])))" office:value-type="string" office:string-value="2121" calcext:value-type="string">
            <text:p>2121</text:p>
          </table:table-cell>
          <table:table-cell office:value-type="string" calcext:value-type="string">
            <text:p>2121</text:p>
          </table:table-cell>
          <table:table-cell table:formula="of:=VLOOKUP([.J55];[.P$2:.R$536];2;0)" office:value-type="string" office:string-value="ISCO-88_Ganzeboom" calcext:value-type="string">
            <text:p>ISCO-88_Ganzeboom</text:p>
          </table:table-cell>
          <table:table-cell table:formula="of:=VLOOKUP([.J55];[.P$2:.R$536];1;0)" office:value-type="string" office:string-value="2121" calcext:value-type="string">
            <text:p>21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5];[.P$2:.R$536];3;0)" office:value-type="string" office:string-value="mathematicians etc professionals" calcext:value-type="string">
            <text:p>mathematicians etc professionals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athematicians etc professionals</text:p>
          </table:table-cell>
          <table:table-cell table:formula="of:=VLOOKUP([.P55];[.L$1:.L$545];1;0)" office:value-type="string" office:string-value="2121" calcext:value-type="string">
            <text:p>21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Statistic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6];REPT(&quot;0&quot;;4-LEN([.B56])))" office:value-type="string" office:string-value="2122" calcext:value-type="string">
            <text:p>2122</text:p>
          </table:table-cell>
          <table:table-cell office:value-type="string" calcext:value-type="string">
            <text:p>2122</text:p>
          </table:table-cell>
          <table:table-cell table:formula="of:=VLOOKUP([.J56];[.P$2:.R$536];2;0)" office:value-type="string" office:string-value="ISCO-88_Ganzeboom" calcext:value-type="string">
            <text:p>ISCO-88_Ganzeboom</text:p>
          </table:table-cell>
          <table:table-cell table:formula="of:=VLOOKUP([.J56];[.P$2:.R$536];1;0)" office:value-type="string" office:string-value="2122" calcext:value-type="string">
            <text:p>21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6];[.P$2:.R$536];3;0)" office:value-type="string" office:string-value="statisticians" calcext:value-type="string">
            <text:p>statisticians</text:p>
          </table:table-cell>
          <table:table-cell office:value-type="string" calcext:value-type="string">
            <text:p>21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tatisticians</text:p>
          </table:table-cell>
          <table:table-cell table:formula="of:=VLOOKUP([.P56];[.L$1:.L$545];1;0)" office:value-type="string" office:string-value="2122" calcext:value-type="string">
            <text:p>21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OMPUTING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7];REPT(&quot;0&quot;;4-LEN([.B57])))" office:value-type="string" office:string-value="2130" calcext:value-type="string">
            <text:p>2130</text:p>
          </table:table-cell>
          <table:table-cell office:value-type="string" calcext:value-type="string">
            <text:p>2130</text:p>
          </table:table-cell>
          <table:table-cell table:formula="of:=VLOOKUP([.J57];[.P$2:.R$536];2;0)" office:value-type="string" office:string-value="ISCO-88_Ganzeboom" calcext:value-type="string">
            <text:p>ISCO-88_Ganzeboom</text:p>
          </table:table-cell>
          <table:table-cell table:formula="of:=VLOOKUP([.J57];[.P$2:.R$536];1;0)" office:value-type="string" office:string-value="2130" calcext:value-type="string">
            <text:p>21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7];[.P$2:.R$536];3;0)" office:value-type="string" office:string-value="computing professionals" calcext:value-type="string">
            <text:p>computing professionals</text:p>
          </table:table-cell>
          <table:table-cell office:value-type="string" calcext:value-type="string">
            <text:p>21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omputing professionals</text:p>
          </table:table-cell>
          <table:table-cell table:formula="of:=VLOOKUP([.P57];[.L$1:.L$545];1;0)" office:value-type="string" office:string-value="2130" calcext:value-type="string">
            <text:p>21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Computer systems designers and analys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8];REPT(&quot;0&quot;;4-LEN([.B58])))" office:value-type="string" office:string-value="2131" calcext:value-type="string">
            <text:p>2131</text:p>
          </table:table-cell>
          <table:table-cell office:value-type="string" calcext:value-type="string">
            <text:p>2131</text:p>
          </table:table-cell>
          <table:table-cell table:formula="of:=VLOOKUP([.J58];[.P$2:.R$536];2;0)" office:value-type="string" office:string-value="ISCO-88_Ganzeboom" calcext:value-type="string">
            <text:p>ISCO-88_Ganzeboom</text:p>
          </table:table-cell>
          <table:table-cell table:formula="of:=VLOOKUP([.J58];[.P$2:.R$536];1;0)" office:value-type="string" office:string-value="2131" calcext:value-type="string">
            <text:p>21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8];[.P$2:.R$536];3;0)" office:value-type="string" office:string-value="computer systems designers &amp; analysts" calcext:value-type="string">
            <text:p>computer systems designers &amp; analysts</text:p>
          </table:table-cell>
          <table:table-cell office:value-type="string" calcext:value-type="string">
            <text:p>21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omputer systems designers &amp; analysts</text:p>
          </table:table-cell>
          <table:table-cell table:formula="of:=VLOOKUP([.P58];[.L$1:.L$545];1;0)" office:value-type="string" office:string-value="2131" calcext:value-type="string">
            <text:p>21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Computer programm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9];REPT(&quot;0&quot;;4-LEN([.B59])))" office:value-type="string" office:string-value="2132" calcext:value-type="string">
            <text:p>2132</text:p>
          </table:table-cell>
          <table:table-cell office:value-type="string" calcext:value-type="string">
            <text:p>2132</text:p>
          </table:table-cell>
          <table:table-cell table:formula="of:=VLOOKUP([.J59];[.P$2:.R$536];2;0)" office:value-type="string" office:string-value="ISCO-88_Ganzeboom" calcext:value-type="string">
            <text:p>ISCO-88_Ganzeboom</text:p>
          </table:table-cell>
          <table:table-cell table:formula="of:=VLOOKUP([.J59];[.P$2:.R$536];1;0)" office:value-type="string" office:string-value="2132" calcext:value-type="string">
            <text:p>21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9];[.P$2:.R$536];3;0)" office:value-type="string" office:string-value="computer programmers" calcext:value-type="string">
            <text:p>computer programmers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omputer programmers</text:p>
          </table:table-cell>
          <table:table-cell table:formula="of:=VLOOKUP([.P59];[.L$1:.L$545];1;0)" office:value-type="string" office:string-value="2132" calcext:value-type="string">
            <text:p>21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Computing professional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60];REPT(&quot;0&quot;;4-LEN([.B60])))" office:value-type="string" office:string-value="2139" calcext:value-type="string">
            <text:p>2139</text:p>
          </table:table-cell>
          <table:table-cell office:value-type="string" calcext:value-type="string">
            <text:p>2139</text:p>
          </table:table-cell>
          <table:table-cell table:formula="of:=VLOOKUP([.J60];[.P$2:.R$536];2;0)" office:value-type="string" office:string-value="ISCO-88_Ganzeboom" calcext:value-type="string">
            <text:p>ISCO-88_Ganzeboom</text:p>
          </table:table-cell>
          <table:table-cell table:formula="of:=VLOOKUP([.J60];[.P$2:.R$536];1;0)" office:value-type="string" office:string-value="2139" calcext:value-type="string">
            <text:p>213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60];[.P$2:.R$536];3;0)" office:value-type="string" office:string-value="computing professionals nec" calcext:value-type="string">
            <text:p>computing professionals nec</text:p>
          </table:table-cell>
          <table:table-cell office:value-type="string" calcext:value-type="string">
            <text:p>213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omputing professionals nec</text:p>
          </table:table-cell>
          <table:table-cell table:formula="of:=VLOOKUP([.P60];[.L$1:.L$545];1;0)" office:value-type="string" office:string-value="2139" calcext:value-type="string">
            <text:p>21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RCHITECTS, ENGINEERS AND RELATED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61];REPT(&quot;0&quot;;4-LEN([.B61])))" office:value-type="string" office:string-value="2140" calcext:value-type="string">
            <text:p>2140</text:p>
          </table:table-cell>
          <table:table-cell office:value-type="string" calcext:value-type="string">
            <text:p>2140</text:p>
          </table:table-cell>
          <table:table-cell table:formula="of:=VLOOKUP([.J61];[.P$2:.R$536];2;0)" office:value-type="string" office:string-value="ISCO-88_Ganzeboom" calcext:value-type="string">
            <text:p>ISCO-88_Ganzeboom</text:p>
          </table:table-cell>
          <table:table-cell table:formula="of:=VLOOKUP([.J61];[.P$2:.R$536];1;0)" office:value-type="string" office:string-value="2140" calcext:value-type="string">
            <text:p>21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61];[.P$2:.R$536];3;0)" office:value-type="string" office:string-value="architects, engineers etc professionals" calcext:value-type="string">
            <text:p>architects, engineers etc professionals</text:p>
          </table:table-cell>
          <table:table-cell office:value-type="string" calcext:value-type="string">
            <text:p>21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rchitects, engineers etc professionals</text:p>
          </table:table-cell>
          <table:table-cell table:formula="of:=VLOOKUP([.P61];[.L$1:.L$545];1;0)" office:value-type="string" office:string-value="2140" calcext:value-type="string">
            <text:p>21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Architects, town and traffic plann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62];REPT(&quot;0&quot;;4-LEN([.B62])))" office:value-type="string" office:string-value="2141" calcext:value-type="string">
            <text:p>2141</text:p>
          </table:table-cell>
          <table:table-cell office:value-type="string" calcext:value-type="string">
            <text:p>2141</text:p>
          </table:table-cell>
          <table:table-cell table:formula="of:=VLOOKUP([.J62];[.P$2:.R$536];2;0)" office:value-type="string" office:string-value="ISCO-88_Ganzeboom" calcext:value-type="string">
            <text:p>ISCO-88_Ganzeboom</text:p>
          </table:table-cell>
          <table:table-cell table:formula="of:=VLOOKUP([.J62];[.P$2:.R$536];1;0)" office:value-type="string" office:string-value="2141" calcext:value-type="string">
            <text:p>214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62];[.P$2:.R$536];3;0)" office:value-type="string" office:string-value="architects town &amp; traffic planners" calcext:value-type="string">
            <text:p>architects town &amp; traffic planners</text:p>
          </table:table-cell>
          <table:table-cell office:value-type="string" calcext:value-type="string">
            <text:p>214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rchitects town &amp; traffic planners</text:p>
          </table:table-cell>
          <table:table-cell table:formula="of:=VLOOKUP([.P62];[.L$1:.L$545];1;0)" office:value-type="string" office:string-value="2141" calcext:value-type="string">
            <text:p>21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Civil engine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63];REPT(&quot;0&quot;;4-LEN([.B63])))" office:value-type="string" office:string-value="2142" calcext:value-type="string">
            <text:p>2142</text:p>
          </table:table-cell>
          <table:table-cell office:value-type="string" calcext:value-type="string">
            <text:p>2142</text:p>
          </table:table-cell>
          <table:table-cell table:formula="of:=VLOOKUP([.J63];[.P$2:.R$536];2;0)" office:value-type="string" office:string-value="ISCO-88_Ganzeboom" calcext:value-type="string">
            <text:p>ISCO-88_Ganzeboom</text:p>
          </table:table-cell>
          <table:table-cell table:formula="of:=VLOOKUP([.J63];[.P$2:.R$536];1;0)" office:value-type="string" office:string-value="2142" calcext:value-type="string">
            <text:p>214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63];[.P$2:.R$536];3;0)" office:value-type="string" office:string-value="civil engineers" calcext:value-type="string">
            <text:p>civil engineers</text:p>
          </table:table-cell>
          <table:table-cell office:value-type="string" calcext:value-type="string">
            <text:p>214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ivil engineers</text:p>
          </table:table-cell>
          <table:table-cell table:formula="of:=VLOOKUP([.P63];[.L$1:.L$545];1;0)" office:value-type="string" office:string-value="2142" calcext:value-type="string">
            <text:p>21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Electrical engine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64];REPT(&quot;0&quot;;4-LEN([.B64])))" office:value-type="string" office:string-value="2143" calcext:value-type="string">
            <text:p>2143</text:p>
          </table:table-cell>
          <table:table-cell office:value-type="string" calcext:value-type="string">
            <text:p>2143</text:p>
          </table:table-cell>
          <table:table-cell table:formula="of:=VLOOKUP([.J64];[.P$2:.R$536];2;0)" office:value-type="string" office:string-value="ISCO-88_Ganzeboom" calcext:value-type="string">
            <text:p>ISCO-88_Ganzeboom</text:p>
          </table:table-cell>
          <table:table-cell table:formula="of:=VLOOKUP([.J64];[.P$2:.R$536];1;0)" office:value-type="string" office:string-value="2143" calcext:value-type="string">
            <text:p>214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64];[.P$2:.R$536];3;0)" office:value-type="string" office:string-value="electrical engineers" calcext:value-type="string">
            <text:p>electrical engineers</text:p>
          </table:table-cell>
          <table:table-cell office:value-type="string" calcext:value-type="string">
            <text:p>214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lectrical engineers</text:p>
          </table:table-cell>
          <table:table-cell table:formula="of:=VLOOKUP([.P64];[.L$1:.L$545];1;0)" office:value-type="string" office:string-value="2143" calcext:value-type="string">
            <text:p>21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Electronics and telecommunications engine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65];REPT(&quot;0&quot;;4-LEN([.B65])))" office:value-type="string" office:string-value="2144" calcext:value-type="string">
            <text:p>2144</text:p>
          </table:table-cell>
          <table:table-cell office:value-type="string" calcext:value-type="string">
            <text:p>2144</text:p>
          </table:table-cell>
          <table:table-cell table:formula="of:=VLOOKUP([.J65];[.P$2:.R$536];2;0)" office:value-type="string" office:string-value="ISCO-88_Ganzeboom" calcext:value-type="string">
            <text:p>ISCO-88_Ganzeboom</text:p>
          </table:table-cell>
          <table:table-cell table:formula="of:=VLOOKUP([.J65];[.P$2:.R$536];1;0)" office:value-type="string" office:string-value="2144" calcext:value-type="string">
            <text:p>214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65];[.P$2:.R$536];3;0)" office:value-type="string" office:string-value="electronics &amp; telecommunications engineers" calcext:value-type="string">
            <text:p>electronics &amp; telecommunications engineers</text:p>
          </table:table-cell>
          <table:table-cell office:value-type="string" calcext:value-type="string">
            <text:p>214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lectronics &amp; telecommunications engineers</text:p>
          </table:table-cell>
          <table:table-cell table:formula="of:=VLOOKUP([.P65];[.L$1:.L$545];1;0)" office:value-type="string" office:string-value="2144" calcext:value-type="string">
            <text:p>21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Mechanical engine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66];REPT(&quot;0&quot;;4-LEN([.B66])))" office:value-type="string" office:string-value="2145" calcext:value-type="string">
            <text:p>2145</text:p>
          </table:table-cell>
          <table:table-cell office:value-type="string" calcext:value-type="string">
            <text:p>2145</text:p>
          </table:table-cell>
          <table:table-cell table:formula="of:=VLOOKUP([.J66];[.P$2:.R$536];2;0)" office:value-type="string" office:string-value="ISCO-88_Ganzeboom" calcext:value-type="string">
            <text:p>ISCO-88_Ganzeboom</text:p>
          </table:table-cell>
          <table:table-cell table:formula="of:=VLOOKUP([.J66];[.P$2:.R$536];1;0)" office:value-type="string" office:string-value="2145" calcext:value-type="string">
            <text:p>214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66];[.P$2:.R$536];3;0)" office:value-type="string" office:string-value="mechanical engineers" calcext:value-type="string">
            <text:p>mechanical engineers</text:p>
          </table:table-cell>
          <table:table-cell office:value-type="string" calcext:value-type="string">
            <text:p>214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chanical engineers</text:p>
          </table:table-cell>
          <table:table-cell table:formula="of:=VLOOKUP([.P66];[.L$1:.L$545];1;0)" office:value-type="string" office:string-value="2145" calcext:value-type="string">
            <text:p>214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Chemical engine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67];REPT(&quot;0&quot;;4-LEN([.B67])))" office:value-type="string" office:string-value="2146" calcext:value-type="string">
            <text:p>2146</text:p>
          </table:table-cell>
          <table:table-cell office:value-type="string" calcext:value-type="string">
            <text:p>2146</text:p>
          </table:table-cell>
          <table:table-cell table:formula="of:=VLOOKUP([.J67];[.P$2:.R$536];2;0)" office:value-type="string" office:string-value="ISCO-88_Ganzeboom" calcext:value-type="string">
            <text:p>ISCO-88_Ganzeboom</text:p>
          </table:table-cell>
          <table:table-cell table:formula="of:=VLOOKUP([.J67];[.P$2:.R$536];1;0)" office:value-type="string" office:string-value="2146" calcext:value-type="string">
            <text:p>2146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67];[.P$2:.R$536];3;0)" office:value-type="string" office:string-value="chemical engineers" calcext:value-type="string">
            <text:p>chemical engineers</text:p>
          </table:table-cell>
          <table:table-cell office:value-type="string" calcext:value-type="string">
            <text:p>2146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hemical engineers</text:p>
          </table:table-cell>
          <table:table-cell table:formula="of:=VLOOKUP([.P67];[.L$1:.L$545];1;0)" office:value-type="string" office:string-value="2146" calcext:value-type="string">
            <text:p>21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Mining engineers, metallurgists and related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68];REPT(&quot;0&quot;;4-LEN([.B68])))" office:value-type="string" office:string-value="2147" calcext:value-type="string">
            <text:p>2147</text:p>
          </table:table-cell>
          <table:table-cell office:value-type="string" calcext:value-type="string">
            <text:p>2147</text:p>
          </table:table-cell>
          <table:table-cell table:formula="of:=VLOOKUP([.J68];[.P$2:.R$536];2;0)" office:value-type="string" office:string-value="ISCO-88_Ganzeboom" calcext:value-type="string">
            <text:p>ISCO-88_Ganzeboom</text:p>
          </table:table-cell>
          <table:table-cell table:formula="of:=VLOOKUP([.J68];[.P$2:.R$536];1;0)" office:value-type="string" office:string-value="2147" calcext:value-type="string">
            <text:p>2147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68];[.P$2:.R$536];3;0)" office:value-type="string" office:string-value="mining engineers metallurgists etc professionals" calcext:value-type="string">
            <text:p>mining engineers metallurgists etc professionals</text:p>
          </table:table-cell>
          <table:table-cell office:value-type="string" calcext:value-type="string">
            <text:p>2147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ining engineers metallurgists etc professionals</text:p>
          </table:table-cell>
          <table:table-cell table:formula="of:=VLOOKUP([.P68];[.L$1:.L$545];1;0)" office:value-type="string" office:string-value="2147" calcext:value-type="string">
            <text:p>214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Cartographers and survey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69];REPT(&quot;0&quot;;4-LEN([.B69])))" office:value-type="string" office:string-value="2148" calcext:value-type="string">
            <text:p>2148</text:p>
          </table:table-cell>
          <table:table-cell office:value-type="string" calcext:value-type="string">
            <text:p>2148</text:p>
          </table:table-cell>
          <table:table-cell table:formula="of:=VLOOKUP([.J69];[.P$2:.R$536];2;0)" office:value-type="string" office:string-value="ISCO-88_Ganzeboom" calcext:value-type="string">
            <text:p>ISCO-88_Ganzeboom</text:p>
          </table:table-cell>
          <table:table-cell table:formula="of:=VLOOKUP([.J69];[.P$2:.R$536];1;0)" office:value-type="string" office:string-value="2148" calcext:value-type="string">
            <text:p>2148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69];[.P$2:.R$536];3;0)" office:value-type="string" office:string-value="cartographers &amp; surveyors" calcext:value-type="string">
            <text:p>cartographers &amp; surveyors</text:p>
          </table:table-cell>
          <table:table-cell office:value-type="string" calcext:value-type="string">
            <text:p>2148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artographers &amp; surveyors</text:p>
          </table:table-cell>
          <table:table-cell table:formula="of:=VLOOKUP([.P69];[.L$1:.L$545];1;0)" office:value-type="string" office:string-value="2148" calcext:value-type="string">
            <text:p>21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Architects, engineers and related professional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70];REPT(&quot;0&quot;;4-LEN([.B70])))" office:value-type="string" office:string-value="2149" calcext:value-type="string">
            <text:p>2149</text:p>
          </table:table-cell>
          <table:table-cell office:value-type="string" calcext:value-type="string">
            <text:p>2149</text:p>
          </table:table-cell>
          <table:table-cell table:formula="of:=VLOOKUP([.J70];[.P$2:.R$536];2;0)" office:value-type="string" office:string-value="ISCO-88_Ganzeboom" calcext:value-type="string">
            <text:p>ISCO-88_Ganzeboom</text:p>
          </table:table-cell>
          <table:table-cell table:formula="of:=VLOOKUP([.J70];[.P$2:.R$536];1;0)" office:value-type="string" office:string-value="2149" calcext:value-type="string">
            <text:p>214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70];[.P$2:.R$536];3;0)" office:value-type="string" office:string-value="architects engineers etc professionals nec" calcext:value-type="string">
            <text:p>architects engineers etc professionals nec</text:p>
          </table:table-cell>
          <table:table-cell office:value-type="string" calcext:value-type="string">
            <text:p>214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rchitects engineers etc professionals nec</text:p>
          </table:table-cell>
          <table:table-cell table:formula="of:=VLOOKUP([.P70];[.L$1:.L$545];1;0)" office:value-type="string" office:string-value="2149" calcext:value-type="string">
            <text:p>21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FE SCIENCE AND HEALTH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71];REPT(&quot;0&quot;;4-LEN([.B71])))" office:value-type="string" office:string-value="2200" calcext:value-type="string">
            <text:p>2200</text:p>
          </table:table-cell>
          <table:table-cell office:value-type="string" calcext:value-type="string">
            <text:p>2200</text:p>
          </table:table-cell>
          <table:table-cell table:formula="of:=VLOOKUP([.J71];[.P$2:.R$536];2;0)" office:value-type="string" office:string-value="ISCO-88_Ganzeboom" calcext:value-type="string">
            <text:p>ISCO-88_Ganzeboom</text:p>
          </table:table-cell>
          <table:table-cell table:formula="of:=VLOOKUP([.J71];[.P$2:.R$536];1;0)" office:value-type="string" office:string-value="2200" calcext:value-type="string">
            <text:p>2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71];[.P$2:.R$536];3;0)" office:value-type="string" office:string-value="life science &amp; health professionals" calcext:value-type="string">
            <text:p>life science &amp; health professionals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ife science &amp; health professionals</text:p>
          </table:table-cell>
          <table:table-cell table:formula="of:=VLOOKUP([.P71];[.L$1:.L$545];1;0)" office:value-type="string" office:string-value="2200" calcext:value-type="string">
            <text:p>22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IFE SCIENC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72];REPT(&quot;0&quot;;4-LEN([.B72])))" office:value-type="string" office:string-value="2210" calcext:value-type="string">
            <text:p>2210</text:p>
          </table:table-cell>
          <table:table-cell office:value-type="string" calcext:value-type="string">
            <text:p>2210</text:p>
          </table:table-cell>
          <table:table-cell table:formula="of:=VLOOKUP([.J72];[.P$2:.R$536];2;0)" office:value-type="string" office:string-value="ISCO-88_Ganzeboom" calcext:value-type="string">
            <text:p>ISCO-88_Ganzeboom</text:p>
          </table:table-cell>
          <table:table-cell table:formula="of:=VLOOKUP([.J72];[.P$2:.R$536];1;0)" office:value-type="string" office:string-value="2210" calcext:value-type="string">
            <text:p>22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72];[.P$2:.R$536];3;0)" office:value-type="string" office:string-value="life science professionals" calcext:value-type="string">
            <text:p>life science professionals</text:p>
          </table:table-cell>
          <table:table-cell office:value-type="string" calcext:value-type="string">
            <text:p>22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ife science professionals</text:p>
          </table:table-cell>
          <table:table-cell table:formula="of:=VLOOKUP([.P72];[.L$1:.L$545];1;0)" office:value-type="string" office:string-value="2210" calcext:value-type="string">
            <text:p>22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Biologists, botanists, zoologists and related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73];REPT(&quot;0&quot;;4-LEN([.B73])))" office:value-type="string" office:string-value="2211" calcext:value-type="string">
            <text:p>2211</text:p>
          </table:table-cell>
          <table:table-cell office:value-type="string" calcext:value-type="string">
            <text:p>2211</text:p>
          </table:table-cell>
          <table:table-cell table:formula="of:=VLOOKUP([.J73];[.P$2:.R$536];2;0)" office:value-type="string" office:string-value="ISCO-88_Ganzeboom" calcext:value-type="string">
            <text:p>ISCO-88_Ganzeboom</text:p>
          </table:table-cell>
          <table:table-cell table:formula="of:=VLOOKUP([.J73];[.P$2:.R$536];1;0)" office:value-type="string" office:string-value="2211" calcext:value-type="string">
            <text:p>22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73];[.P$2:.R$536];3;0)" office:value-type="string" office:string-value="biologists, botanists zoologists etc professionals" calcext:value-type="string">
            <text:p>biologists, botanists zoologists etc professionals</text:p>
          </table:table-cell>
          <table:table-cell office:value-type="string" calcext:value-type="string">
            <text:p>22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iologists, botanists zoologists etc professionals</text:p>
          </table:table-cell>
          <table:table-cell table:formula="of:=VLOOKUP([.P73];[.L$1:.L$545];1;0)" office:value-type="string" office:string-value="2211" calcext:value-type="string">
            <text:p>22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Pharmacologists, pathologists and related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74];REPT(&quot;0&quot;;4-LEN([.B74])))" office:value-type="string" office:string-value="2212" calcext:value-type="string">
            <text:p>2212</text:p>
          </table:table-cell>
          <table:table-cell office:value-type="string" calcext:value-type="string">
            <text:p>2212</text:p>
          </table:table-cell>
          <table:table-cell table:formula="of:=VLOOKUP([.J74];[.P$2:.R$536];2;0)" office:value-type="string" office:string-value="ISCO-88_Ganzeboom" calcext:value-type="string">
            <text:p>ISCO-88_Ganzeboom</text:p>
          </table:table-cell>
          <table:table-cell table:formula="of:=VLOOKUP([.J74];[.P$2:.R$536];1;0)" office:value-type="string" office:string-value="2212" calcext:value-type="string">
            <text:p>22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74];[.P$2:.R$536];3;0)" office:value-type="string" office:string-value="pharmacologists, pathologists etc professlonals" calcext:value-type="string">
            <text:p>pharmacologists, pathologists etc professlonals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harmacologists, pathologists etc professlonals</text:p>
          </table:table-cell>
          <table:table-cell table:formula="of:=VLOOKUP([.P74];[.L$1:.L$545];1;0)" office:value-type="string" office:string-value="2212" calcext:value-type="string">
            <text:p>22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Agronomists and related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75];REPT(&quot;0&quot;;4-LEN([.B75])))" office:value-type="string" office:string-value="2213" calcext:value-type="string">
            <text:p>2213</text:p>
          </table:table-cell>
          <table:table-cell office:value-type="string" calcext:value-type="string">
            <text:p>2213</text:p>
          </table:table-cell>
          <table:table-cell table:formula="of:=VLOOKUP([.J75];[.P$2:.R$536];2;0)" office:value-type="string" office:string-value="ISCO-88_Ganzeboom" calcext:value-type="string">
            <text:p>ISCO-88_Ganzeboom</text:p>
          </table:table-cell>
          <table:table-cell table:formula="of:=VLOOKUP([.J75];[.P$2:.R$536];1;0)" office:value-type="string" office:string-value="2213" calcext:value-type="string">
            <text:p>22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75];[.P$2:.R$536];3;0)" office:value-type="string" office:string-value="agronomists etc professionals" calcext:value-type="string">
            <text:p>agronomists etc professionals</text:p>
          </table:table-cell>
          <table:table-cell office:value-type="string" calcext:value-type="string">
            <text:p>22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gronomists etc professionals</text:p>
          </table:table-cell>
          <table:table-cell table:formula="of:=VLOOKUP([.P75];[.L$1:.L$545];1;0)" office:value-type="string" office:string-value="2213" calcext:value-type="string">
            <text:p>22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EALTH PROFESSIONALS (except nursing)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76];REPT(&quot;0&quot;;4-LEN([.B76])))" office:value-type="string" office:string-value="2220" calcext:value-type="string">
            <text:p>2220</text:p>
          </table:table-cell>
          <table:table-cell office:value-type="string" calcext:value-type="string">
            <text:p>2220</text:p>
          </table:table-cell>
          <table:table-cell table:formula="of:=VLOOKUP([.J76];[.P$2:.R$536];2;0)" office:value-type="string" office:string-value="ISCO-88_Ganzeboom" calcext:value-type="string">
            <text:p>ISCO-88_Ganzeboom</text:p>
          </table:table-cell>
          <table:table-cell table:formula="of:=VLOOKUP([.J76];[.P$2:.R$536];1;0)" office:value-type="string" office:string-value="2220" calcext:value-type="string">
            <text:p>22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76];[.P$2:.R$536];3;0)" office:value-type="string" office:string-value="health professionals (except nursing)" calcext:value-type="string">
            <text:p>health professionals (except nursing)</text:p>
          </table:table-cell>
          <table:table-cell office:value-type="string" calcext:value-type="string">
            <text:p>22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health professionals (except nursing)</text:p>
          </table:table-cell>
          <table:table-cell table:formula="of:=VLOOKUP([.P76];[.L$1:.L$545];1;0)" office:value-type="string" office:string-value="2220" calcext:value-type="string">
            <text:p>22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Medical doc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77];REPT(&quot;0&quot;;4-LEN([.B77])))" office:value-type="string" office:string-value="2221" calcext:value-type="string">
            <text:p>2221</text:p>
          </table:table-cell>
          <table:table-cell office:value-type="string" calcext:value-type="string">
            <text:p>2221</text:p>
          </table:table-cell>
          <table:table-cell table:formula="of:=VLOOKUP([.J77];[.P$2:.R$536];2;0)" office:value-type="string" office:string-value="ISCO-88_Ganzeboom" calcext:value-type="string">
            <text:p>ISCO-88_Ganzeboom</text:p>
          </table:table-cell>
          <table:table-cell table:formula="of:=VLOOKUP([.J77];[.P$2:.R$536];1;0)" office:value-type="string" office:string-value="2221" calcext:value-type="string">
            <text:p>22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77];[.P$2:.R$536];3;0)" office:value-type="string" office:string-value="medical doctors" calcext:value-type="string">
            <text:p>medical doctors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dical doctors</text:p>
          </table:table-cell>
          <table:table-cell table:formula="of:=VLOOKUP([.P77];[.L$1:.L$545];1;0)" office:value-type="string" office:string-value="2221" calcext:value-type="string">
            <text:p>22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Dentis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78];REPT(&quot;0&quot;;4-LEN([.B78])))" office:value-type="string" office:string-value="2222" calcext:value-type="string">
            <text:p>2222</text:p>
          </table:table-cell>
          <table:table-cell office:value-type="string" calcext:value-type="string">
            <text:p>2222</text:p>
          </table:table-cell>
          <table:table-cell table:formula="of:=VLOOKUP([.J78];[.P$2:.R$536];2;0)" office:value-type="string" office:string-value="ISCO-88_Ganzeboom" calcext:value-type="string">
            <text:p>ISCO-88_Ganzeboom</text:p>
          </table:table-cell>
          <table:table-cell table:formula="of:=VLOOKUP([.J78];[.P$2:.R$536];1;0)" office:value-type="string" office:string-value="2222" calcext:value-type="string">
            <text:p>22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78];[.P$2:.R$536];3;0)" office:value-type="string" office:string-value="dentists" calcext:value-type="string">
            <text:p>dentists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entists</text:p>
          </table:table-cell>
          <table:table-cell table:formula="of:=VLOOKUP([.P78];[.L$1:.L$545];1;0)" office:value-type="string" office:string-value="2222" calcext:value-type="string">
            <text:p>22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Veterinar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79];REPT(&quot;0&quot;;4-LEN([.B79])))" office:value-type="string" office:string-value="2223" calcext:value-type="string">
            <text:p>2223</text:p>
          </table:table-cell>
          <table:table-cell office:value-type="string" calcext:value-type="string">
            <text:p>2223</text:p>
          </table:table-cell>
          <table:table-cell table:formula="of:=VLOOKUP([.J79];[.P$2:.R$536];2;0)" office:value-type="string" office:string-value="ISCO-88_Ganzeboom" calcext:value-type="string">
            <text:p>ISCO-88_Ganzeboom</text:p>
          </table:table-cell>
          <table:table-cell table:formula="of:=VLOOKUP([.J79];[.P$2:.R$536];1;0)" office:value-type="string" office:string-value="2223" calcext:value-type="string">
            <text:p>222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79];[.P$2:.R$536];3;0)" office:value-type="string" office:string-value="veterinarians" calcext:value-type="string">
            <text:p>veterinarians</text:p>
          </table:table-cell>
          <table:table-cell office:value-type="string" calcext:value-type="string">
            <text:p>222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veterinarians</text:p>
          </table:table-cell>
          <table:table-cell table:formula="of:=VLOOKUP([.P79];[.L$1:.L$545];1;0)" office:value-type="string" office:string-value="2223" calcext:value-type="string">
            <text:p>22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Pharmacis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80];REPT(&quot;0&quot;;4-LEN([.B80])))" office:value-type="string" office:string-value="2224" calcext:value-type="string">
            <text:p>2224</text:p>
          </table:table-cell>
          <table:table-cell office:value-type="string" calcext:value-type="string">
            <text:p>2224</text:p>
          </table:table-cell>
          <table:table-cell table:formula="of:=VLOOKUP([.J80];[.P$2:.R$536];2;0)" office:value-type="string" office:string-value="ISCO-88_Ganzeboom" calcext:value-type="string">
            <text:p>ISCO-88_Ganzeboom</text:p>
          </table:table-cell>
          <table:table-cell table:formula="of:=VLOOKUP([.J80];[.P$2:.R$536];1;0)" office:value-type="string" office:string-value="2224" calcext:value-type="string">
            <text:p>222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80];[.P$2:.R$536];3;0)" office:value-type="string" office:string-value="pharmacists" calcext:value-type="string">
            <text:p>pharmacists</text:p>
          </table:table-cell>
          <table:table-cell office:value-type="string" calcext:value-type="string">
            <text:p>222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harmacists</text:p>
          </table:table-cell>
          <table:table-cell table:formula="of:=VLOOKUP([.P80];[.L$1:.L$545];1;0)" office:value-type="string" office:string-value="2224" calcext:value-type="string">
            <text:p>22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Health professionals (except nursing)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81];REPT(&quot;0&quot;;4-LEN([.B81])))" office:value-type="string" office:string-value="2229" calcext:value-type="string">
            <text:p>2229</text:p>
          </table:table-cell>
          <table:table-cell office:value-type="string" calcext:value-type="string">
            <text:p>2229</text:p>
          </table:table-cell>
          <table:table-cell table:formula="of:=VLOOKUP([.J81];[.P$2:.R$536];2;0)" office:value-type="string" office:string-value="ISCO-88_Ganzeboom" calcext:value-type="string">
            <text:p>ISCO-88_Ganzeboom</text:p>
          </table:table-cell>
          <table:table-cell table:formula="of:=VLOOKUP([.J81];[.P$2:.R$536];1;0)" office:value-type="string" office:string-value="2229" calcext:value-type="string">
            <text:p>222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81];[.P$2:.R$536];3;0)" office:value-type="string" office:string-value="health professionals except nursing nec" calcext:value-type="string">
            <text:p>health professionals except nursing nec</text:p>
          </table:table-cell>
          <table:table-cell office:value-type="string" calcext:value-type="string">
            <text:p>222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health professionals except nursing nec</text:p>
          </table:table-cell>
          <table:table-cell table:formula="of:=VLOOKUP([.P81];[.L$1:.L$545];1;0)" office:value-type="string" office:string-value="2229" calcext:value-type="string">
            <text:p>22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URSING AND MIDWIFERY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82];REPT(&quot;0&quot;;4-LEN([.B82])))" office:value-type="string" office:string-value="2230" calcext:value-type="string">
            <text:p>2230</text:p>
          </table:table-cell>
          <table:table-cell office:value-type="string" calcext:value-type="string">
            <text:p>2230</text:p>
          </table:table-cell>
          <table:table-cell table:formula="of:=VLOOKUP([.J82];[.P$2:.R$536];2;0)" office:value-type="string" office:string-value="ISCO-88_Ganzeboom" calcext:value-type="string">
            <text:p>ISCO-88_Ganzeboom</text:p>
          </table:table-cell>
          <table:table-cell table:formula="of:=VLOOKUP([.J82];[.P$2:.R$536];1;0)" office:value-type="string" office:string-value="2230" calcext:value-type="string">
            <text:p>22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82];[.P$2:.R$536];3;0)" office:value-type="string" office:string-value="nursing &amp; midwifery professionals" calcext:value-type="string">
            <text:p>nursing &amp; midwifery professionals</text:p>
          </table:table-cell>
          <table:table-cell office:value-type="string" calcext:value-type="string">
            <text:p>22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nursing &amp; midwifery professionals</text:p>
          </table:table-cell>
          <table:table-cell table:formula="of:=VLOOKUP([.P82];[.L$1:.L$545];1;0)" office:value-type="string" office:string-value="2230" calcext:value-type="string">
            <text:p>22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Nursing and midwifery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83];REPT(&quot;0&quot;;4-LEN([.B83])))" office:value-type="string" office:string-value="2230" calcext:value-type="string">
            <text:p>2230</text:p>
          </table:table-cell>
          <table:table-cell office:value-type="string" calcext:value-type="string">
            <text:p>2230</text:p>
          </table:table-cell>
          <table:table-cell table:formula="of:=VLOOKUP([.J83];[.P$2:.R$536];2;0)" office:value-type="string" office:string-value="ISCO-88_Ganzeboom" calcext:value-type="string">
            <text:p>ISCO-88_Ganzeboom</text:p>
          </table:table-cell>
          <table:table-cell table:formula="of:=VLOOKUP([.J83];[.P$2:.R$536];1;0)" office:value-type="string" office:string-value="2230" calcext:value-type="string">
            <text:p>22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83];[.P$2:.R$536];3;0)" office:value-type="string" office:string-value="nursing &amp; midwifery professionals" calcext:value-type="string">
            <text:p>nursing &amp; midwifery professionals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eaching professionals</text:p>
          </table:table-cell>
          <table:table-cell table:formula="of:=VLOOKUP([.P83];[.L$1:.L$545];1;0)" office:value-type="string" office:string-value="2300" calcext:value-type="string">
            <text:p>23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ACHING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84];REPT(&quot;0&quot;;4-LEN([.B84])))" office:value-type="string" office:string-value="2300" calcext:value-type="string">
            <text:p>2300</text:p>
          </table:table-cell>
          <table:table-cell office:value-type="string" calcext:value-type="string">
            <text:p>2300</text:p>
          </table:table-cell>
          <table:table-cell table:formula="of:=VLOOKUP([.J84];[.P$2:.R$536];2;0)" office:value-type="string" office:string-value="ISCO-88_Ganzeboom" calcext:value-type="string">
            <text:p>ISCO-88_Ganzeboom</text:p>
          </table:table-cell>
          <table:table-cell table:formula="of:=VLOOKUP([.J84];[.P$2:.R$536];1;0)" office:value-type="string" office:string-value="2300" calcext:value-type="string">
            <text:p>23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84];[.P$2:.R$536];3;0)" office:value-type="string" office:string-value="teaching professionals" calcext:value-type="string">
            <text:p>teaching professionals</text:p>
          </table:table-cell>
          <table:table-cell office:value-type="string" calcext:value-type="string">
            <text:p>23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higher education teaching professionals</text:p>
          </table:table-cell>
          <table:table-cell table:formula="of:=VLOOKUP([.P84];[.L$1:.L$545];1;0)" office:value-type="string" office:string-value="2310" calcext:value-type="string">
            <text:p>23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OLLEGE, UNIVERSITY AND HIGHER EDUCATION TEACHING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3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85];REPT(&quot;0&quot;;4-LEN([.B85])))" office:value-type="string" office:string-value="2310" calcext:value-type="string">
            <text:p>2310</text:p>
          </table:table-cell>
          <table:table-cell office:value-type="string" calcext:value-type="string">
            <text:p>2310</text:p>
          </table:table-cell>
          <table:table-cell table:formula="of:=VLOOKUP([.J85];[.P$2:.R$536];2;0)" office:value-type="string" office:string-value="ISCO-88_Ganzeboom" calcext:value-type="string">
            <text:p>ISCO-88_Ganzeboom</text:p>
          </table:table-cell>
          <table:table-cell table:formula="of:=VLOOKUP([.J85];[.P$2:.R$536];1;0)" office:value-type="string" office:string-value="2310" calcext:value-type="string">
            <text:p>23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85];[.P$2:.R$536];3;0)" office:value-type="string" office:string-value="higher education teaching professionals" calcext:value-type="string">
            <text:p>higher education teaching professionals</text:p>
          </table:table-cell>
          <table:table-cell office:value-type="string" calcext:value-type="string">
            <text:p>23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econdary education teaching professionals</text:p>
          </table:table-cell>
          <table:table-cell table:formula="of:=VLOOKUP([.P85];[.L$1:.L$545];1;0)" office:value-type="string" office:string-value="2320" calcext:value-type="string">
            <text:p>23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College, university and higher education teaching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3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86];REPT(&quot;0&quot;;4-LEN([.B86])))" office:value-type="string" office:string-value="2310" calcext:value-type="string">
            <text:p>2310</text:p>
          </table:table-cell>
          <table:table-cell office:value-type="string" calcext:value-type="string">
            <text:p>2310</text:p>
          </table:table-cell>
          <table:table-cell table:formula="of:=VLOOKUP([.J86];[.P$2:.R$536];2;0)" office:value-type="string" office:string-value="ISCO-88_Ganzeboom" calcext:value-type="string">
            <text:p>ISCO-88_Ganzeboom</text:p>
          </table:table-cell>
          <table:table-cell table:formula="of:=VLOOKUP([.J86];[.P$2:.R$536];1;0)" office:value-type="string" office:string-value="2310" calcext:value-type="string">
            <text:p>23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86];[.P$2:.R$536];3;0)" office:value-type="string" office:string-value="higher education teaching professionals" calcext:value-type="string">
            <text:p>higher education teaching professionals</text:p>
          </table:table-cell>
          <table:table-cell office:value-type="string" calcext:value-type="string">
            <text:p>23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second academ teacher]</text:p>
          </table:table-cell>
          <table:table-cell table:formula="of:=VLOOKUP([.P86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ECONDARY EDUCATION TEACHING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87];REPT(&quot;0&quot;;4-LEN([.B87])))" office:value-type="string" office:string-value="2320" calcext:value-type="string">
            <text:p>2320</text:p>
          </table:table-cell>
          <table:table-cell office:value-type="string" calcext:value-type="string">
            <text:p>2320</text:p>
          </table:table-cell>
          <table:table-cell table:formula="of:=VLOOKUP([.J87];[.P$2:.R$536];2;0)" office:value-type="string" office:string-value="ISCO-88_Ganzeboom" calcext:value-type="string">
            <text:p>ISCO-88_Ganzeboom</text:p>
          </table:table-cell>
          <table:table-cell table:formula="of:=VLOOKUP([.J87];[.P$2:.R$536];1;0)" office:value-type="string" office:string-value="2320" calcext:value-type="string">
            <text:p>23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87];[.P$2:.R$536];3;0)" office:value-type="string" office:string-value="secondary education teaching professionals" calcext:value-type="string">
            <text:p>secondary education teaching professionals</text:p>
          </table:table-cell>
          <table:table-cell office:value-type="string" calcext:value-type="string">
            <text:p>23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second voc teacher]</text:p>
          </table:table-cell>
          <table:table-cell table:formula="of:=VLOOKUP([.P87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Secondary education teaching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88];REPT(&quot;0&quot;;4-LEN([.B88])))" office:value-type="string" office:string-value="2320" calcext:value-type="string">
            <text:p>2320</text:p>
          </table:table-cell>
          <table:table-cell office:value-type="string" calcext:value-type="string">
            <text:p>2320</text:p>
          </table:table-cell>
          <table:table-cell table:formula="of:=VLOOKUP([.J88];[.P$2:.R$536];2;0)" office:value-type="string" office:string-value="ISCO-88_Ganzeboom" calcext:value-type="string">
            <text:p>ISCO-88_Ganzeboom</text:p>
          </table:table-cell>
          <table:table-cell table:formula="of:=VLOOKUP([.J88];[.P$2:.R$536];1;0)" office:value-type="string" office:string-value="2320" calcext:value-type="string">
            <text:p>23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88];[.P$2:.R$536];3;0)" office:value-type="string" office:string-value="secondary education teaching professionals" calcext:value-type="string">
            <text:p>secondary education teaching professionals</text:p>
          </table:table-cell>
          <table:table-cell office:value-type="string" calcext:value-type="string">
            <text:p>232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middle school teacher]</text:p>
          </table:table-cell>
          <table:table-cell table:formula="of:=VLOOKUP([.P88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RIMARY AND PRE-PRIMARY EDUCATION TEACHING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89];REPT(&quot;0&quot;;4-LEN([.B89])))" office:value-type="string" office:string-value="2330" calcext:value-type="string">
            <text:p>2330</text:p>
          </table:table-cell>
          <table:table-cell office:value-type="string" calcext:value-type="string">
            <text:p>2330</text:p>
          </table:table-cell>
          <table:table-cell table:formula="of:=VLOOKUP([.J89];[.P$2:.R$536];2;0)" office:value-type="string" office:string-value="ISCO-88_Ganzeboom" calcext:value-type="string">
            <text:p>ISCO-88_Ganzeboom</text:p>
          </table:table-cell>
          <table:table-cell table:formula="of:=VLOOKUP([.J89];[.P$2:.R$536];1;0)" office:value-type="string" office:string-value="2330" calcext:value-type="string">
            <text:p>23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89];[.P$2:.R$536];3;0)" office:value-type="string" office:string-value="primary &amp; pre-primary education teaching professionals" calcext:value-type="string">
            <text:p>primary &amp; pre-primary education teaching professionals</text:p>
          </table:table-cell>
          <table:table-cell office:value-type="string" calcext:value-type="string">
            <text:p>23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imary &amp; pre-primary education teaching professionals</text:p>
          </table:table-cell>
          <table:table-cell table:formula="of:=VLOOKUP([.P89];[.L$1:.L$545];1;0)" office:value-type="string" office:string-value="2330" calcext:value-type="string">
            <text:p>23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Primary education teaching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90];REPT(&quot;0&quot;;4-LEN([.B90])))" office:value-type="string" office:string-value="2331" calcext:value-type="string">
            <text:p>2331</text:p>
          </table:table-cell>
          <table:table-cell office:value-type="string" calcext:value-type="string">
            <text:p>2331</text:p>
          </table:table-cell>
          <table:table-cell table:formula="of:=VLOOKUP([.J90];[.P$2:.R$536];2;0)" office:value-type="string" office:string-value="ISCO-88_Ganzeboom" calcext:value-type="string">
            <text:p>ISCO-88_Ganzeboom</text:p>
          </table:table-cell>
          <table:table-cell table:formula="of:=VLOOKUP([.J90];[.P$2:.R$536];1;0)" office:value-type="string" office:string-value="2331" calcext:value-type="string">
            <text:p>23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90];[.P$2:.R$536];3;0)" office:value-type="string" office:string-value="primary education teaching professionals" calcext:value-type="string">
            <text:p>primary education teaching professionals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imary education teaching professionals</text:p>
          </table:table-cell>
          <table:table-cell table:formula="of:=VLOOKUP([.P90];[.L$1:.L$545];1;0)" office:value-type="string" office:string-value="2331" calcext:value-type="string">
            <text:p>23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Pre-primary education teaching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91];REPT(&quot;0&quot;;4-LEN([.B91])))" office:value-type="string" office:string-value="2332" calcext:value-type="string">
            <text:p>2332</text:p>
          </table:table-cell>
          <table:table-cell office:value-type="string" calcext:value-type="string">
            <text:p>2332</text:p>
          </table:table-cell>
          <table:table-cell table:formula="of:=VLOOKUP([.J91];[.P$2:.R$536];2;0)" office:value-type="string" office:string-value="ISCO-88_Ganzeboom" calcext:value-type="string">
            <text:p>ISCO-88_Ganzeboom</text:p>
          </table:table-cell>
          <table:table-cell table:formula="of:=VLOOKUP([.J91];[.P$2:.R$536];1;0)" office:value-type="string" office:string-value="2332" calcext:value-type="string">
            <text:p>23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91];[.P$2:.R$536];3;0)" office:value-type="string" office:string-value="pre-primary education teaching professionals" calcext:value-type="string">
            <text:p>pre-primary education teaching professionals</text:p>
          </table:table-cell>
          <table:table-cell office:value-type="string" calcext:value-type="string">
            <text:p>23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e-primary education teaching professionals</text:p>
          </table:table-cell>
          <table:table-cell table:formula="of:=VLOOKUP([.P91];[.L$1:.L$545];1;0)" office:value-type="string" office:string-value="2332" calcext:value-type="string">
            <text:p>23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PECIAL EDUCATION TEACHING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92];REPT(&quot;0&quot;;4-LEN([.B92])))" office:value-type="string" office:string-value="2340" calcext:value-type="string">
            <text:p>2340</text:p>
          </table:table-cell>
          <table:table-cell office:value-type="string" calcext:value-type="string">
            <text:p>2340</text:p>
          </table:table-cell>
          <table:table-cell table:formula="of:=VLOOKUP([.J92];[.P$2:.R$536];2;0)" office:value-type="string" office:string-value="ISCO-88_Ganzeboom" calcext:value-type="string">
            <text:p>ISCO-88_Ganzeboom</text:p>
          </table:table-cell>
          <table:table-cell table:formula="of:=VLOOKUP([.J92];[.P$2:.R$536];1;0)" office:value-type="string" office:string-value="2340" calcext:value-type="string">
            <text:p>23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92];[.P$2:.R$536];3;0)" office:value-type="string" office:string-value="special education teaching professionals" calcext:value-type="string">
            <text:p>special education teaching professionals</text:p>
          </table:table-cell>
          <table:table-cell office:value-type="string" calcext:value-type="string">
            <text:p>23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pecial education teaching professionals</text:p>
          </table:table-cell>
          <table:table-cell table:formula="of:=VLOOKUP([.P92];[.L$1:.L$545];1;0)" office:value-type="string" office:string-value="2340" calcext:value-type="string">
            <text:p>23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Special education teaching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93];REPT(&quot;0&quot;;4-LEN([.B93])))" office:value-type="string" office:string-value="2340" calcext:value-type="string">
            <text:p>2340</text:p>
          </table:table-cell>
          <table:table-cell office:value-type="string" calcext:value-type="string">
            <text:p>2340</text:p>
          </table:table-cell>
          <table:table-cell table:formula="of:=VLOOKUP([.J93];[.P$2:.R$536];2;0)" office:value-type="string" office:string-value="ISCO-88_Ganzeboom" calcext:value-type="string">
            <text:p>ISCO-88_Ganzeboom</text:p>
          </table:table-cell>
          <table:table-cell table:formula="of:=VLOOKUP([.J93];[.P$2:.R$536];1;0)" office:value-type="string" office:string-value="2340" calcext:value-type="string">
            <text:p>23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93];[.P$2:.R$536];3;0)" office:value-type="string" office:string-value="special education teaching professionals" calcext:value-type="string">
            <text:p>special education teaching professionals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ther teaching professionals</text:p>
          </table:table-cell>
          <table:table-cell table:formula="of:=VLOOKUP([.P93];[.L$1:.L$545];1;0)" office:value-type="string" office:string-value="2350" calcext:value-type="string">
            <text:p>235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THER TEACHING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3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94];REPT(&quot;0&quot;;4-LEN([.B94])))" office:value-type="string" office:string-value="2350" calcext:value-type="string">
            <text:p>2350</text:p>
          </table:table-cell>
          <table:table-cell office:value-type="string" calcext:value-type="string">
            <text:p>2350</text:p>
          </table:table-cell>
          <table:table-cell table:formula="of:=VLOOKUP([.J94];[.P$2:.R$536];2;0)" office:value-type="string" office:string-value="ISCO-88_Ganzeboom" calcext:value-type="string">
            <text:p>ISCO-88_Ganzeboom</text:p>
          </table:table-cell>
          <table:table-cell table:formula="of:=VLOOKUP([.J94];[.P$2:.R$536];1;0)" office:value-type="string" office:string-value="2350" calcext:value-type="string">
            <text:p>235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94];[.P$2:.R$536];3;0)" office:value-type="string" office:string-value="other teaching professionals" calcext:value-type="string">
            <text:p>other teaching professionals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ducation methods specialists</text:p>
          </table:table-cell>
          <table:table-cell table:formula="of:=VLOOKUP([.P94];[.L$1:.L$545];1;0)" office:value-type="string" office:string-value="2351" calcext:value-type="string">
            <text:p>23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Education methods specialis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95];REPT(&quot;0&quot;;4-LEN([.B95])))" office:value-type="string" office:string-value="2351" calcext:value-type="string">
            <text:p>2351</text:p>
          </table:table-cell>
          <table:table-cell office:value-type="string" calcext:value-type="string">
            <text:p>2351</text:p>
          </table:table-cell>
          <table:table-cell table:formula="of:=VLOOKUP([.J95];[.P$2:.R$536];2;0)" office:value-type="string" office:string-value="ISCO-88_Ganzeboom" calcext:value-type="string">
            <text:p>ISCO-88_Ganzeboom</text:p>
          </table:table-cell>
          <table:table-cell table:formula="of:=VLOOKUP([.J95];[.P$2:.R$536];1;0)" office:value-type="string" office:string-value="2351" calcext:value-type="string">
            <text:p>235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95];[.P$2:.R$536];3;0)" office:value-type="string" office:string-value="education methods specialists" calcext:value-type="string">
            <text:p>education methods specialists</text:p>
          </table:table-cell>
          <table:table-cell office:value-type="string" calcext:value-type="string">
            <text:p>235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chool inspectors</text:p>
          </table:table-cell>
          <table:table-cell table:formula="of:=VLOOKUP([.P95];[.L$1:.L$545];1;0)" office:value-type="string" office:string-value="2352" calcext:value-type="string">
            <text:p>23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352" calcext:value-type="float">
            <text:p>2352</text:p>
          </table:table-cell>
          <table:table-cell office:value-type="string" calcext:value-type="string">
            <text:p>School inspec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96];REPT(&quot;0&quot;;4-LEN([.B96])))" office:value-type="string" office:string-value="2352" calcext:value-type="string">
            <text:p>2352</text:p>
          </table:table-cell>
          <table:table-cell office:value-type="string" calcext:value-type="string">
            <text:p>2352</text:p>
          </table:table-cell>
          <table:table-cell table:formula="of:=VLOOKUP([.J96];[.P$2:.R$536];2;0)" office:value-type="string" office:string-value="ISCO-88_Ganzeboom" calcext:value-type="string">
            <text:p>ISCO-88_Ganzeboom</text:p>
          </table:table-cell>
          <table:table-cell table:formula="of:=VLOOKUP([.J96];[.P$2:.R$536];1;0)" office:value-type="string" office:string-value="2352" calcext:value-type="string">
            <text:p>235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96];[.P$2:.R$536];3;0)" office:value-type="string" office:string-value="school inspectors" calcext:value-type="string">
            <text:p>school inspectors</text:p>
          </table:table-cell>
          <table:table-cell office:value-type="string" calcext:value-type="string">
            <text:p>235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ther teaching professionals nec</text:p>
          </table:table-cell>
          <table:table-cell table:formula="of:=VLOOKUP([.P96];[.L$1:.L$545];1;0)" office:value-type="string" office:string-value="2359" calcext:value-type="string">
            <text:p>23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Other teaching professional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3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97];REPT(&quot;0&quot;;4-LEN([.B97])))" office:value-type="string" office:string-value="2359" calcext:value-type="string">
            <text:p>2359</text:p>
          </table:table-cell>
          <table:table-cell office:value-type="string" calcext:value-type="string">
            <text:p>2359</text:p>
          </table:table-cell>
          <table:table-cell table:formula="of:=VLOOKUP([.J97];[.P$2:.R$536];2;0)" office:value-type="string" office:string-value="ISCO-88_Ganzeboom" calcext:value-type="string">
            <text:p>ISCO-88_Ganzeboom</text:p>
          </table:table-cell>
          <table:table-cell table:formula="of:=VLOOKUP([.J97];[.P$2:.R$536];1;0)" office:value-type="string" office:string-value="2359" calcext:value-type="string">
            <text:p>235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97];[.P$2:.R$536];3;0)" office:value-type="string" office:string-value="other teaching professionals nec" calcext:value-type="string">
            <text:p>other teaching professionals nec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ther professionals</text:p>
          </table:table-cell>
          <table:table-cell table:formula="of:=VLOOKUP([.P97];[.L$1:.L$545];1;0)" office:value-type="string" office:string-value="2400" calcext:value-type="string">
            <text:p>24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HER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98];REPT(&quot;0&quot;;4-LEN([.B98])))" office:value-type="string" office:string-value="2400" calcext:value-type="string">
            <text:p>2400</text:p>
          </table:table-cell>
          <table:table-cell office:value-type="string" calcext:value-type="string">
            <text:p>2400</text:p>
          </table:table-cell>
          <table:table-cell table:formula="of:=VLOOKUP([.J98];[.P$2:.R$536];2;0)" office:value-type="string" office:string-value="ISCO-88_Ganzeboom" calcext:value-type="string">
            <text:p>ISCO-88_Ganzeboom</text:p>
          </table:table-cell>
          <table:table-cell table:formula="of:=VLOOKUP([.J98];[.P$2:.R$536];1;0)" office:value-type="string" office:string-value="2400" calcext:value-type="string">
            <text:p>24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98];[.P$2:.R$536];3;0)" office:value-type="string" office:string-value="other professionals" calcext:value-type="string">
            <text:p>other professionals</text:p>
          </table:table-cell>
          <table:table-cell office:value-type="string" calcext:value-type="string">
            <text:p>24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usiness professionals</text:p>
          </table:table-cell>
          <table:table-cell table:formula="of:=VLOOKUP([.P98];[.L$1:.L$545];1;0)" office:value-type="string" office:string-value="2410" calcext:value-type="string">
            <text:p>24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USINESS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99];REPT(&quot;0&quot;;4-LEN([.B99])))" office:value-type="string" office:string-value="2410" calcext:value-type="string">
            <text:p>2410</text:p>
          </table:table-cell>
          <table:table-cell office:value-type="string" calcext:value-type="string">
            <text:p>2410</text:p>
          </table:table-cell>
          <table:table-cell table:formula="of:=VLOOKUP([.J99];[.P$2:.R$536];2;0)" office:value-type="string" office:string-value="ISCO-88_Ganzeboom" calcext:value-type="string">
            <text:p>ISCO-88_Ganzeboom</text:p>
          </table:table-cell>
          <table:table-cell table:formula="of:=VLOOKUP([.J99];[.P$2:.R$536];1;0)" office:value-type="string" office:string-value="2410" calcext:value-type="string">
            <text:p>24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99];[.P$2:.R$536];3;0)" office:value-type="string" office:string-value="business professionals" calcext:value-type="string">
            <text:p>business professionals</text:p>
          </table:table-cell>
          <table:table-cell office:value-type="string" calcext:value-type="string">
            <text:p>24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ccountants</text:p>
          </table:table-cell>
          <table:table-cell table:formula="of:=VLOOKUP([.P99];[.L$1:.L$545];1;0)" office:value-type="string" office:string-value="2411" calcext:value-type="string">
            <text:p>24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Accountan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00];REPT(&quot;0&quot;;4-LEN([.B100])))" office:value-type="string" office:string-value="2411" calcext:value-type="string">
            <text:p>2411</text:p>
          </table:table-cell>
          <table:table-cell office:value-type="string" calcext:value-type="string">
            <text:p>2411</text:p>
          </table:table-cell>
          <table:table-cell table:formula="of:=VLOOKUP([.J100];[.P$2:.R$536];2;0)" office:value-type="string" office:string-value="ISCO-88_Ganzeboom" calcext:value-type="string">
            <text:p>ISCO-88_Ganzeboom</text:p>
          </table:table-cell>
          <table:table-cell table:formula="of:=VLOOKUP([.J100];[.P$2:.R$536];1;0)" office:value-type="string" office:string-value="2411" calcext:value-type="string">
            <text:p>24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00];[.P$2:.R$536];3;0)" office:value-type="string" office:string-value="accountants" calcext:value-type="string">
            <text:p>accountants</text:p>
          </table:table-cell>
          <table:table-cell office:value-type="string" calcext:value-type="string">
            <text:p>24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ersonnel &amp; careers professionals</text:p>
          </table:table-cell>
          <table:table-cell table:formula="of:=VLOOKUP([.P100];[.L$1:.L$545];1;0)" office:value-type="string" office:string-value="2412" calcext:value-type="string">
            <text:p>24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Personnel and careers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01];REPT(&quot;0&quot;;4-LEN([.B101])))" office:value-type="string" office:string-value="2412" calcext:value-type="string">
            <text:p>2412</text:p>
          </table:table-cell>
          <table:table-cell office:value-type="string" calcext:value-type="string">
            <text:p>2412</text:p>
          </table:table-cell>
          <table:table-cell table:formula="of:=VLOOKUP([.J101];[.P$2:.R$536];2;0)" office:value-type="string" office:string-value="ISCO-88_Ganzeboom" calcext:value-type="string">
            <text:p>ISCO-88_Ganzeboom</text:p>
          </table:table-cell>
          <table:table-cell table:formula="of:=VLOOKUP([.J101];[.P$2:.R$536];1;0)" office:value-type="string" office:string-value="2412" calcext:value-type="string">
            <text:p>24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01];[.P$2:.R$536];3;0)" office:value-type="string" office:string-value="personnel &amp; careers professionals" calcext:value-type="string">
            <text:p>personnel &amp; careers professionals</text:p>
          </table:table-cell>
          <table:table-cell office:value-type="string" calcext:value-type="string">
            <text:p>241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usiness professionals nec</text:p>
          </table:table-cell>
          <table:table-cell table:formula="of:=VLOOKUP([.P101];[.L$1:.L$545];1;0)" office:value-type="string" office:string-value="2419" calcext:value-type="string">
            <text:p>24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Business professional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02];REPT(&quot;0&quot;;4-LEN([.B102])))" office:value-type="string" office:string-value="2419" calcext:value-type="string">
            <text:p>2419</text:p>
          </table:table-cell>
          <table:table-cell office:value-type="string" calcext:value-type="string">
            <text:p>2419</text:p>
          </table:table-cell>
          <table:table-cell table:formula="of:=VLOOKUP([.J102];[.P$2:.R$536];2;0)" office:value-type="string" office:string-value="ISCO-88_Ganzeboom" calcext:value-type="string">
            <text:p>ISCO-88_Ganzeboom</text:p>
          </table:table-cell>
          <table:table-cell table:formula="of:=VLOOKUP([.J102];[.P$2:.R$536];1;0)" office:value-type="string" office:string-value="2419" calcext:value-type="string">
            <text:p>241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02];[.P$2:.R$536];3;0)" office:value-type="string" office:string-value="business professionals nec" calcext:value-type="string">
            <text:p>business professionals nec</text:p>
          </table:table-cell>
          <table:table-cell office:value-type="string" calcext:value-type="string">
            <text:p>24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egal professionals</text:p>
          </table:table-cell>
          <table:table-cell table:formula="of:=VLOOKUP([.P102];[.L$1:.L$545];1;0)" office:value-type="string" office:string-value="2420" calcext:value-type="string">
            <text:p>24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EGAL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03];REPT(&quot;0&quot;;4-LEN([.B103])))" office:value-type="string" office:string-value="2420" calcext:value-type="string">
            <text:p>2420</text:p>
          </table:table-cell>
          <table:table-cell office:value-type="string" calcext:value-type="string">
            <text:p>2420</text:p>
          </table:table-cell>
          <table:table-cell table:formula="of:=VLOOKUP([.J103];[.P$2:.R$536];2;0)" office:value-type="string" office:string-value="ISCO-88_Ganzeboom" calcext:value-type="string">
            <text:p>ISCO-88_Ganzeboom</text:p>
          </table:table-cell>
          <table:table-cell table:formula="of:=VLOOKUP([.J103];[.P$2:.R$536];1;0)" office:value-type="string" office:string-value="2420" calcext:value-type="string">
            <text:p>24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03];[.P$2:.R$536];3;0)" office:value-type="string" office:string-value="legal professionals" calcext:value-type="string">
            <text:p>legal professionals</text:p>
          </table:table-cell>
          <table:table-cell office:value-type="string" calcext:value-type="string">
            <text:p>24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awyers</text:p>
          </table:table-cell>
          <table:table-cell table:formula="of:=VLOOKUP([.P103];[.L$1:.L$545];1;0)" office:value-type="string" office:string-value="2421" calcext:value-type="string">
            <text:p>24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Lawy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04];REPT(&quot;0&quot;;4-LEN([.B104])))" office:value-type="string" office:string-value="2421" calcext:value-type="string">
            <text:p>2421</text:p>
          </table:table-cell>
          <table:table-cell office:value-type="string" calcext:value-type="string">
            <text:p>2421</text:p>
          </table:table-cell>
          <table:table-cell table:formula="of:=VLOOKUP([.J104];[.P$2:.R$536];2;0)" office:value-type="string" office:string-value="ISCO-88_Ganzeboom" calcext:value-type="string">
            <text:p>ISCO-88_Ganzeboom</text:p>
          </table:table-cell>
          <table:table-cell table:formula="of:=VLOOKUP([.J104];[.P$2:.R$536];1;0)" office:value-type="string" office:string-value="2421" calcext:value-type="string">
            <text:p>24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04];[.P$2:.R$536];3;0)" office:value-type="string" office:string-value="lawyers" calcext:value-type="string">
            <text:p>lawyers</text:p>
          </table:table-cell>
          <table:table-cell office:value-type="string" calcext:value-type="string">
            <text:p>24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judges</text:p>
          </table:table-cell>
          <table:table-cell table:formula="of:=VLOOKUP([.P104];[.L$1:.L$545];1;0)" office:value-type="string" office:string-value="2422" calcext:value-type="string">
            <text:p>24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Judg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05];REPT(&quot;0&quot;;4-LEN([.B105])))" office:value-type="string" office:string-value="2422" calcext:value-type="string">
            <text:p>2422</text:p>
          </table:table-cell>
          <table:table-cell office:value-type="string" calcext:value-type="string">
            <text:p>2422</text:p>
          </table:table-cell>
          <table:table-cell table:formula="of:=VLOOKUP([.J105];[.P$2:.R$536];2;0)" office:value-type="string" office:string-value="ISCO-88_Ganzeboom" calcext:value-type="string">
            <text:p>ISCO-88_Ganzeboom</text:p>
          </table:table-cell>
          <table:table-cell table:formula="of:=VLOOKUP([.J105];[.P$2:.R$536];1;0)" office:value-type="string" office:string-value="2422" calcext:value-type="string">
            <text:p>24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05];[.P$2:.R$536];3;0)" office:value-type="string" office:string-value="judges" calcext:value-type="string">
            <text:p>judges</text:p>
          </table:table-cell>
          <table:table-cell office:value-type="string" calcext:value-type="string">
            <text:p>242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egal professionals nec</text:p>
          </table:table-cell>
          <table:table-cell table:formula="of:=VLOOKUP([.P105];[.L$1:.L$545];1;0)" office:value-type="string" office:string-value="2429" calcext:value-type="string">
            <text:p>24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Legal professional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06];REPT(&quot;0&quot;;4-LEN([.B106])))" office:value-type="string" office:string-value="2429" calcext:value-type="string">
            <text:p>2429</text:p>
          </table:table-cell>
          <table:table-cell office:value-type="string" calcext:value-type="string">
            <text:p>2429</text:p>
          </table:table-cell>
          <table:table-cell table:formula="of:=VLOOKUP([.J106];[.P$2:.R$536];2;0)" office:value-type="string" office:string-value="ISCO-88_Ganzeboom" calcext:value-type="string">
            <text:p>ISCO-88_Ganzeboom</text:p>
          </table:table-cell>
          <table:table-cell table:formula="of:=VLOOKUP([.J106];[.P$2:.R$536];1;0)" office:value-type="string" office:string-value="2429" calcext:value-type="string">
            <text:p>242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06];[.P$2:.R$536];3;0)" office:value-type="string" office:string-value="legal professionals nec" calcext:value-type="string">
            <text:p>legal professionals nec</text:p>
          </table:table-cell>
          <table:table-cell office:value-type="string" calcext:value-type="string">
            <text:p>24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rchivists, librarians etc information professionals</text:p>
          </table:table-cell>
          <table:table-cell table:formula="of:=VLOOKUP([.P106];[.L$1:.L$545];1;0)" office:value-type="string" office:string-value="2430" calcext:value-type="string">
            <text:p>24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RCHIVISTS, LIBRARIANS AND RELATED INFORMATION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07];REPT(&quot;0&quot;;4-LEN([.B107])))" office:value-type="string" office:string-value="2430" calcext:value-type="string">
            <text:p>2430</text:p>
          </table:table-cell>
          <table:table-cell office:value-type="string" calcext:value-type="string">
            <text:p>2430</text:p>
          </table:table-cell>
          <table:table-cell table:formula="of:=VLOOKUP([.J107];[.P$2:.R$536];2;0)" office:value-type="string" office:string-value="ISCO-88_Ganzeboom" calcext:value-type="string">
            <text:p>ISCO-88_Ganzeboom</text:p>
          </table:table-cell>
          <table:table-cell table:formula="of:=VLOOKUP([.J107];[.P$2:.R$536];1;0)" office:value-type="string" office:string-value="2430" calcext:value-type="string">
            <text:p>24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07];[.P$2:.R$536];3;0)" office:value-type="string" office:string-value="archivists, librarians etc information professionals" calcext:value-type="string">
            <text:p>archivists, librarians etc information professionals</text:p>
          </table:table-cell>
          <table:table-cell office:value-type="string" calcext:value-type="string">
            <text:p>24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rchivists &amp; curators</text:p>
          </table:table-cell>
          <table:table-cell table:formula="of:=VLOOKUP([.P107];[.L$1:.L$545];1;0)" office:value-type="string" office:string-value="2431" calcext:value-type="string">
            <text:p>24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Archivists and cu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08];REPT(&quot;0&quot;;4-LEN([.B108])))" office:value-type="string" office:string-value="2431" calcext:value-type="string">
            <text:p>2431</text:p>
          </table:table-cell>
          <table:table-cell office:value-type="string" calcext:value-type="string">
            <text:p>2431</text:p>
          </table:table-cell>
          <table:table-cell table:formula="of:=VLOOKUP([.J108];[.P$2:.R$536];2;0)" office:value-type="string" office:string-value="ISCO-88_Ganzeboom" calcext:value-type="string">
            <text:p>ISCO-88_Ganzeboom</text:p>
          </table:table-cell>
          <table:table-cell table:formula="of:=VLOOKUP([.J108];[.P$2:.R$536];1;0)" office:value-type="string" office:string-value="2431" calcext:value-type="string">
            <text:p>24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08];[.P$2:.R$536];3;0)" office:value-type="string" office:string-value="archivists &amp; curators" calcext:value-type="string">
            <text:p>archivists &amp; curators</text:p>
          </table:table-cell>
          <table:table-cell office:value-type="string" calcext:value-type="string">
            <text:p>24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ibrarians etc information professionals</text:p>
          </table:table-cell>
          <table:table-cell table:formula="of:=VLOOKUP([.P108];[.L$1:.L$545];1;0)" office:value-type="string" office:string-value="2432" calcext:value-type="string">
            <text:p>24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Librarians and related information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09];REPT(&quot;0&quot;;4-LEN([.B109])))" office:value-type="string" office:string-value="2432" calcext:value-type="string">
            <text:p>2432</text:p>
          </table:table-cell>
          <table:table-cell office:value-type="string" calcext:value-type="string">
            <text:p>2432</text:p>
          </table:table-cell>
          <table:table-cell table:formula="of:=VLOOKUP([.J109];[.P$2:.R$536];2;0)" office:value-type="string" office:string-value="ISCO-88_Ganzeboom" calcext:value-type="string">
            <text:p>ISCO-88_Ganzeboom</text:p>
          </table:table-cell>
          <table:table-cell table:formula="of:=VLOOKUP([.J109];[.P$2:.R$536];1;0)" office:value-type="string" office:string-value="2432" calcext:value-type="string">
            <text:p>24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09];[.P$2:.R$536];3;0)" office:value-type="string" office:string-value="librarians etc information professionals" calcext:value-type="string">
            <text:p>librarians etc information professionals</text:p>
          </table:table-cell>
          <table:table-cell office:value-type="string" calcext:value-type="string">
            <text:p>24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ocial science etc professionals</text:p>
          </table:table-cell>
          <table:table-cell table:formula="of:=VLOOKUP([.P109];[.L$1:.L$545];1;0)" office:value-type="string" office:string-value="2440" calcext:value-type="string">
            <text:p>24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OCIAL SCIENCE AND RELATED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10];REPT(&quot;0&quot;;4-LEN([.B110])))" office:value-type="string" office:string-value="2440" calcext:value-type="string">
            <text:p>2440</text:p>
          </table:table-cell>
          <table:table-cell office:value-type="string" calcext:value-type="string">
            <text:p>2440</text:p>
          </table:table-cell>
          <table:table-cell table:formula="of:=VLOOKUP([.J110];[.P$2:.R$536];2;0)" office:value-type="string" office:string-value="ISCO-88_Ganzeboom" calcext:value-type="string">
            <text:p>ISCO-88_Ganzeboom</text:p>
          </table:table-cell>
          <table:table-cell table:formula="of:=VLOOKUP([.J110];[.P$2:.R$536];1;0)" office:value-type="string" office:string-value="2440" calcext:value-type="string">
            <text:p>24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10];[.P$2:.R$536];3;0)" office:value-type="string" office:string-value="social science etc professionals" calcext:value-type="string">
            <text:p>social science etc professionals</text:p>
          </table:table-cell>
          <table:table-cell office:value-type="string" calcext:value-type="string">
            <text:p>244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conomists</text:p>
          </table:table-cell>
          <table:table-cell table:formula="of:=VLOOKUP([.P110];[.L$1:.L$545];1;0)" office:value-type="string" office:string-value="2441" calcext:value-type="string">
            <text:p>24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Economis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11];REPT(&quot;0&quot;;4-LEN([.B111])))" office:value-type="string" office:string-value="2441" calcext:value-type="string">
            <text:p>2441</text:p>
          </table:table-cell>
          <table:table-cell office:value-type="string" calcext:value-type="string">
            <text:p>2441</text:p>
          </table:table-cell>
          <table:table-cell table:formula="of:=VLOOKUP([.J111];[.P$2:.R$536];2;0)" office:value-type="string" office:string-value="ISCO-88_Ganzeboom" calcext:value-type="string">
            <text:p>ISCO-88_Ganzeboom</text:p>
          </table:table-cell>
          <table:table-cell table:formula="of:=VLOOKUP([.J111];[.P$2:.R$536];1;0)" office:value-type="string" office:string-value="2441" calcext:value-type="string">
            <text:p>244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11];[.P$2:.R$536];3;0)" office:value-type="string" office:string-value="economists" calcext:value-type="string">
            <text:p>economists</text:p>
          </table:table-cell>
          <table:table-cell office:value-type="string" calcext:value-type="string">
            <text:p>244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ociologists anthropologists etc professionals</text:p>
          </table:table-cell>
          <table:table-cell table:formula="of:=VLOOKUP([.P111];[.L$1:.L$545];1;0)" office:value-type="string" office:string-value="2442" calcext:value-type="string">
            <text:p>24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Sociologists, anthropologists and related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12];REPT(&quot;0&quot;;4-LEN([.B112])))" office:value-type="string" office:string-value="2442" calcext:value-type="string">
            <text:p>2442</text:p>
          </table:table-cell>
          <table:table-cell office:value-type="string" calcext:value-type="string">
            <text:p>2442</text:p>
          </table:table-cell>
          <table:table-cell table:formula="of:=VLOOKUP([.J112];[.P$2:.R$536];2;0)" office:value-type="string" office:string-value="ISCO-88_Ganzeboom" calcext:value-type="string">
            <text:p>ISCO-88_Ganzeboom</text:p>
          </table:table-cell>
          <table:table-cell table:formula="of:=VLOOKUP([.J112];[.P$2:.R$536];1;0)" office:value-type="string" office:string-value="2442" calcext:value-type="string">
            <text:p>244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12];[.P$2:.R$536];3;0)" office:value-type="string" office:string-value="sociologists anthropologists etc professionals" calcext:value-type="string">
            <text:p>sociologists anthropologists etc professionals</text:p>
          </table:table-cell>
          <table:table-cell office:value-type="string" calcext:value-type="string">
            <text:p>244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hilosophers, historians &amp; political scientists</text:p>
          </table:table-cell>
          <table:table-cell table:formula="of:=VLOOKUP([.P112];[.L$1:.L$545];1;0)" office:value-type="string" office:string-value="2443" calcext:value-type="string">
            <text:p>24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Philosophers, historians and political scientis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13];REPT(&quot;0&quot;;4-LEN([.B113])))" office:value-type="string" office:string-value="2443" calcext:value-type="string">
            <text:p>2443</text:p>
          </table:table-cell>
          <table:table-cell office:value-type="string" calcext:value-type="string">
            <text:p>2443</text:p>
          </table:table-cell>
          <table:table-cell table:formula="of:=VLOOKUP([.J113];[.P$2:.R$536];2;0)" office:value-type="string" office:string-value="ISCO-88_Ganzeboom" calcext:value-type="string">
            <text:p>ISCO-88_Ganzeboom</text:p>
          </table:table-cell>
          <table:table-cell table:formula="of:=VLOOKUP([.J113];[.P$2:.R$536];1;0)" office:value-type="string" office:string-value="2443" calcext:value-type="string">
            <text:p>244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13];[.P$2:.R$536];3;0)" office:value-type="string" office:string-value="philosophers, historians &amp; political scientists" calcext:value-type="string">
            <text:p>philosophers, historians &amp; political scientists</text:p>
          </table:table-cell>
          <table:table-cell office:value-type="string" calcext:value-type="string">
            <text:p>244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hilologists translators &amp; interpreters</text:p>
          </table:table-cell>
          <table:table-cell table:formula="of:=VLOOKUP([.P113];[.L$1:.L$545];1;0)" office:value-type="string" office:string-value="2444" calcext:value-type="string">
            <text:p>24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Philologists, translators and interpre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14];REPT(&quot;0&quot;;4-LEN([.B114])))" office:value-type="string" office:string-value="2444" calcext:value-type="string">
            <text:p>2444</text:p>
          </table:table-cell>
          <table:table-cell office:value-type="string" calcext:value-type="string">
            <text:p>2444</text:p>
          </table:table-cell>
          <table:table-cell table:formula="of:=VLOOKUP([.J114];[.P$2:.R$536];2;0)" office:value-type="string" office:string-value="ISCO-88_Ganzeboom" calcext:value-type="string">
            <text:p>ISCO-88_Ganzeboom</text:p>
          </table:table-cell>
          <table:table-cell table:formula="of:=VLOOKUP([.J114];[.P$2:.R$536];1;0)" office:value-type="string" office:string-value="2444" calcext:value-type="string">
            <text:p>244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14];[.P$2:.R$536];3;0)" office:value-type="string" office:string-value="philologists translators &amp; interpreters" calcext:value-type="string">
            <text:p>philologists translators &amp; interpreters</text:p>
          </table:table-cell>
          <table:table-cell office:value-type="string" calcext:value-type="string">
            <text:p>244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sychologists</text:p>
          </table:table-cell>
          <table:table-cell table:formula="of:=VLOOKUP([.P114];[.L$1:.L$545];1;0)" office:value-type="string" office:string-value="2445" calcext:value-type="string">
            <text:p>244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Psychologis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15];REPT(&quot;0&quot;;4-LEN([.B115])))" office:value-type="string" office:string-value="2445" calcext:value-type="string">
            <text:p>2445</text:p>
          </table:table-cell>
          <table:table-cell office:value-type="string" calcext:value-type="string">
            <text:p>2445</text:p>
          </table:table-cell>
          <table:table-cell table:formula="of:=VLOOKUP([.J115];[.P$2:.R$536];2;0)" office:value-type="string" office:string-value="ISCO-88_Ganzeboom" calcext:value-type="string">
            <text:p>ISCO-88_Ganzeboom</text:p>
          </table:table-cell>
          <table:table-cell table:formula="of:=VLOOKUP([.J115];[.P$2:.R$536];1;0)" office:value-type="string" office:string-value="2445" calcext:value-type="string">
            <text:p>244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15];[.P$2:.R$536];3;0)" office:value-type="string" office:string-value="psychologists" calcext:value-type="string">
            <text:p>psychologists</text:p>
          </table:table-cell>
          <table:table-cell office:value-type="string" calcext:value-type="string">
            <text:p>2446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ocial work professionals</text:p>
          </table:table-cell>
          <table:table-cell table:formula="of:=VLOOKUP([.P115];[.L$1:.L$545];1;0)" office:value-type="string" office:string-value="2446" calcext:value-type="string">
            <text:p>24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Social work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16];REPT(&quot;0&quot;;4-LEN([.B116])))" office:value-type="string" office:string-value="2446" calcext:value-type="string">
            <text:p>2446</text:p>
          </table:table-cell>
          <table:table-cell office:value-type="string" calcext:value-type="string">
            <text:p>2446</text:p>
          </table:table-cell>
          <table:table-cell table:formula="of:=VLOOKUP([.J116];[.P$2:.R$536];2;0)" office:value-type="string" office:string-value="ISCO-88_Ganzeboom" calcext:value-type="string">
            <text:p>ISCO-88_Ganzeboom</text:p>
          </table:table-cell>
          <table:table-cell table:formula="of:=VLOOKUP([.J116];[.P$2:.R$536];1;0)" office:value-type="string" office:string-value="2446" calcext:value-type="string">
            <text:p>2446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16];[.P$2:.R$536];3;0)" office:value-type="string" office:string-value="social work professionals" calcext:value-type="string">
            <text:p>social work professionals</text:p>
          </table:table-cell>
          <table:table-cell office:value-type="string" calcext:value-type="string">
            <text:p>245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writers &amp; creative or performing artists</text:p>
          </table:table-cell>
          <table:table-cell table:formula="of:=VLOOKUP([.P116];[.L$1:.L$545];1;0)" office:value-type="string" office:string-value="2450" calcext:value-type="string">
            <text:p>245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WRITERS AND CREATIVE OR PERFORMING ARTIS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17];REPT(&quot;0&quot;;4-LEN([.B117])))" office:value-type="string" office:string-value="2450" calcext:value-type="string">
            <text:p>2450</text:p>
          </table:table-cell>
          <table:table-cell office:value-type="string" calcext:value-type="string">
            <text:p>2450</text:p>
          </table:table-cell>
          <table:table-cell table:formula="of:=VLOOKUP([.J117];[.P$2:.R$536];2;0)" office:value-type="string" office:string-value="ISCO-88_Ganzeboom" calcext:value-type="string">
            <text:p>ISCO-88_Ganzeboom</text:p>
          </table:table-cell>
          <table:table-cell table:formula="of:=VLOOKUP([.J117];[.P$2:.R$536];1;0)" office:value-type="string" office:string-value="2450" calcext:value-type="string">
            <text:p>245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17];[.P$2:.R$536];3;0)" office:value-type="string" office:string-value="writers &amp; creative or performing artists" calcext:value-type="string">
            <text:p>writers &amp; creative or performing artists</text:p>
          </table:table-cell>
          <table:table-cell office:value-type="string" calcext:value-type="string">
            <text:p>245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uthors journalists &amp; other writers</text:p>
          </table:table-cell>
          <table:table-cell table:formula="of:=VLOOKUP([.P117];[.L$1:.L$545];1;0)" office:value-type="string" office:string-value="2451" calcext:value-type="string">
            <text:p>24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Authors, journalists and other wri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18];REPT(&quot;0&quot;;4-LEN([.B118])))" office:value-type="string" office:string-value="2451" calcext:value-type="string">
            <text:p>2451</text:p>
          </table:table-cell>
          <table:table-cell office:value-type="string" calcext:value-type="string">
            <text:p>2451</text:p>
          </table:table-cell>
          <table:table-cell table:formula="of:=VLOOKUP([.J118];[.P$2:.R$536];2;0)" office:value-type="string" office:string-value="ISCO-88_Ganzeboom" calcext:value-type="string">
            <text:p>ISCO-88_Ganzeboom</text:p>
          </table:table-cell>
          <table:table-cell table:formula="of:=VLOOKUP([.J118];[.P$2:.R$536];1;0)" office:value-type="string" office:string-value="2451" calcext:value-type="string">
            <text:p>245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18];[.P$2:.R$536];3;0)" office:value-type="string" office:string-value="authors journalists &amp; other writers" calcext:value-type="string">
            <text:p>authors journalists &amp; other writers</text:p>
          </table:table-cell>
          <table:table-cell office:value-type="string" calcext:value-type="string">
            <text:p>245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culptors, painters etc artists</text:p>
          </table:table-cell>
          <table:table-cell table:formula="of:=VLOOKUP([.P118];[.L$1:.L$545];1;0)" office:value-type="string" office:string-value="2452" calcext:value-type="string">
            <text:p>24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Sculptors, painters and related artis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19];REPT(&quot;0&quot;;4-LEN([.B119])))" office:value-type="string" office:string-value="2452" calcext:value-type="string">
            <text:p>2452</text:p>
          </table:table-cell>
          <table:table-cell office:value-type="string" calcext:value-type="string">
            <text:p>2452</text:p>
          </table:table-cell>
          <table:table-cell table:formula="of:=VLOOKUP([.J119];[.P$2:.R$536];2;0)" office:value-type="string" office:string-value="ISCO-88_Ganzeboom" calcext:value-type="string">
            <text:p>ISCO-88_Ganzeboom</text:p>
          </table:table-cell>
          <table:table-cell table:formula="of:=VLOOKUP([.J119];[.P$2:.R$536];1;0)" office:value-type="string" office:string-value="2452" calcext:value-type="string">
            <text:p>245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19];[.P$2:.R$536];3;0)" office:value-type="string" office:string-value="sculptors, painters etc artists" calcext:value-type="string">
            <text:p>sculptors, painters etc artists</text:p>
          </table:table-cell>
          <table:table-cell office:value-type="string" calcext:value-type="string">
            <text:p>245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omposers musicians &amp; singers</text:p>
          </table:table-cell>
          <table:table-cell table:formula="of:=VLOOKUP([.P119];[.L$1:.L$545];1;0)" office:value-type="string" office:string-value="2453" calcext:value-type="string">
            <text:p>24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Composers, musicians and sing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20];REPT(&quot;0&quot;;4-LEN([.B120])))" office:value-type="string" office:string-value="2453" calcext:value-type="string">
            <text:p>2453</text:p>
          </table:table-cell>
          <table:table-cell office:value-type="string" calcext:value-type="string">
            <text:p>2453</text:p>
          </table:table-cell>
          <table:table-cell table:formula="of:=VLOOKUP([.J120];[.P$2:.R$536];2;0)" office:value-type="string" office:string-value="ISCO-88_Ganzeboom" calcext:value-type="string">
            <text:p>ISCO-88_Ganzeboom</text:p>
          </table:table-cell>
          <table:table-cell table:formula="of:=VLOOKUP([.J120];[.P$2:.R$536];1;0)" office:value-type="string" office:string-value="2453" calcext:value-type="string">
            <text:p>245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20];[.P$2:.R$536];3;0)" office:value-type="string" office:string-value="composers musicians &amp; singers" calcext:value-type="string">
            <text:p>composers musicians &amp; singers</text:p>
          </table:table-cell>
          <table:table-cell office:value-type="string" calcext:value-type="string">
            <text:p>245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horeographers &amp; dancers</text:p>
          </table:table-cell>
          <table:table-cell table:formula="of:=VLOOKUP([.P120];[.L$1:.L$545];1;0)" office:value-type="string" office:string-value="2454" calcext:value-type="string">
            <text:p>245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Choreographers and danc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21];REPT(&quot;0&quot;;4-LEN([.B121])))" office:value-type="string" office:string-value="2454" calcext:value-type="string">
            <text:p>2454</text:p>
          </table:table-cell>
          <table:table-cell office:value-type="string" calcext:value-type="string">
            <text:p>2454</text:p>
          </table:table-cell>
          <table:table-cell table:formula="of:=VLOOKUP([.J121];[.P$2:.R$536];2;0)" office:value-type="string" office:string-value="ISCO-88_Ganzeboom" calcext:value-type="string">
            <text:p>ISCO-88_Ganzeboom</text:p>
          </table:table-cell>
          <table:table-cell table:formula="of:=VLOOKUP([.J121];[.P$2:.R$536];1;0)" office:value-type="string" office:string-value="2454" calcext:value-type="string">
            <text:p>245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21];[.P$2:.R$536];3;0)" office:value-type="string" office:string-value="choreographers &amp; dancers" calcext:value-type="string">
            <text:p>choreographers &amp; dancers</text:p>
          </table:table-cell>
          <table:table-cell office:value-type="string" calcext:value-type="string">
            <text:p>245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ilm, stage etc actors &amp; directors</text:p>
          </table:table-cell>
          <table:table-cell table:formula="of:=VLOOKUP([.P121];[.L$1:.L$545];1;0)" office:value-type="string" office:string-value="2455" calcext:value-type="string">
            <text:p>24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Film, stage and related actors and direc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22];REPT(&quot;0&quot;;4-LEN([.B122])))" office:value-type="string" office:string-value="2455" calcext:value-type="string">
            <text:p>2455</text:p>
          </table:table-cell>
          <table:table-cell office:value-type="string" calcext:value-type="string">
            <text:p>2455</text:p>
          </table:table-cell>
          <table:table-cell table:formula="of:=VLOOKUP([.J122];[.P$2:.R$536];2;0)" office:value-type="string" office:string-value="ISCO-88_Ganzeboom" calcext:value-type="string">
            <text:p>ISCO-88_Ganzeboom</text:p>
          </table:table-cell>
          <table:table-cell table:formula="of:=VLOOKUP([.J122];[.P$2:.R$536];1;0)" office:value-type="string" office:string-value="2455" calcext:value-type="string">
            <text:p>245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22];[.P$2:.R$536];3;0)" office:value-type="string" office:string-value="film, stage etc actors &amp; directors" calcext:value-type="string">
            <text:p>film, stage etc actors &amp; directors</text:p>
          </table:table-cell>
          <table:table-cell office:value-type="string" calcext:value-type="string">
            <text:p>246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religious professionals</text:p>
          </table:table-cell>
          <table:table-cell table:formula="of:=VLOOKUP([.P122];[.L$1:.L$545];1;0)" office:value-type="string" office:string-value="2460" calcext:value-type="string">
            <text:p>24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RELIGIOUS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23];REPT(&quot;0&quot;;4-LEN([.B123])))" office:value-type="string" office:string-value="2460" calcext:value-type="string">
            <text:p>2460</text:p>
          </table:table-cell>
          <table:table-cell office:value-type="string" calcext:value-type="string">
            <text:p>2460</text:p>
          </table:table-cell>
          <table:table-cell table:formula="of:=VLOOKUP([.J123];[.P$2:.R$536];2;0)" office:value-type="string" office:string-value="ISCO-88_Ganzeboom" calcext:value-type="string">
            <text:p>ISCO-88_Ganzeboom</text:p>
          </table:table-cell>
          <table:table-cell table:formula="of:=VLOOKUP([.J123];[.P$2:.R$536];1;0)" office:value-type="string" office:string-value="2460" calcext:value-type="string">
            <text:p>246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23];[.P$2:.R$536];3;0)" office:value-type="string" office:string-value="religious professionals" calcext:value-type="string">
            <text:p>religious professionals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echnicians and associated professionals</text:p>
          </table:table-cell>
          <table:table-cell table:formula="of:=VLOOKUP([.P123];[.L$1:.L$545];1;0)" office:value-type="string" office:string-value="3000" calcext:value-type="string">
            <text:p>3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Religious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24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24];REPT(&quot;0&quot;;4-LEN([.B124])))" office:value-type="string" office:string-value="2460" calcext:value-type="string">
            <text:p>2460</text:p>
          </table:table-cell>
          <table:table-cell office:value-type="string" calcext:value-type="string">
            <text:p>2460</text:p>
          </table:table-cell>
          <table:table-cell table:formula="of:=VLOOKUP([.J124];[.P$2:.R$536];2;0)" office:value-type="string" office:string-value="ISCO-88_Ganzeboom" calcext:value-type="string">
            <text:p>ISCO-88_Ganzeboom</text:p>
          </table:table-cell>
          <table:table-cell table:formula="of:=VLOOKUP([.J124];[.P$2:.R$536];1;0)" office:value-type="string" office:string-value="2460" calcext:value-type="string">
            <text:p>246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24];[.P$2:.R$536];3;0)" office:value-type="string" office:string-value="religious professionals" calcext:value-type="string">
            <text:p>religious professionals</text:p>
          </table:table-cell>
          <table:table-cell office:value-type="string" calcext:value-type="string">
            <text:p>31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hysical &amp; engineering science associate professionals</text:p>
          </table:table-cell>
          <table:table-cell table:formula="of:=VLOOKUP([.P124];[.L$1:.L$545];1;0)" office:value-type="string" office:string-value="3100" calcext:value-type="string">
            <text:p>3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IANS AND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25];REPT(&quot;0&quot;;4-LEN([.B125])))" office:value-type="string" office:string-value="3000" calcext:value-type="string">
            <text:p>3000</text:p>
          </table:table-cell>
          <table:table-cell office:value-type="string" calcext:value-type="string">
            <text:p>3000</text:p>
          </table:table-cell>
          <table:table-cell table:formula="of:=VLOOKUP([.J125];[.P$2:.R$536];2;0)" office:value-type="string" office:string-value="ISCO-88_Ganzeboom" calcext:value-type="string">
            <text:p>ISCO-88_Ganzeboom</text:p>
          </table:table-cell>
          <table:table-cell table:formula="of:=VLOOKUP([.J125];[.P$2:.R$536];1;0)" office:value-type="string" office:string-value="3000" calcext:value-type="string">
            <text:p>3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25];[.P$2:.R$536];3;0)" office:value-type="string" office:string-value="technicians and associated professionals" calcext:value-type="string">
            <text:p>technicians and associated professionals</text:p>
          </table:table-cell>
          <table:table-cell office:value-type="string" calcext:value-type="string">
            <text:p>31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hysical &amp; engineering science technicians</text:p>
          </table:table-cell>
          <table:table-cell table:formula="of:=VLOOKUP([.P125];[.L$1:.L$545];1;0)" office:value-type="string" office:string-value="3110" calcext:value-type="string">
            <text:p>3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HYSICAL AND ENGINEERING SCIENCE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26];REPT(&quot;0&quot;;4-LEN([.B126])))" office:value-type="string" office:string-value="3100" calcext:value-type="string">
            <text:p>3100</text:p>
          </table:table-cell>
          <table:table-cell office:value-type="string" calcext:value-type="string">
            <text:p>3100</text:p>
          </table:table-cell>
          <table:table-cell table:formula="of:=VLOOKUP([.J126];[.P$2:.R$536];2;0)" office:value-type="string" office:string-value="ISCO-88_Ganzeboom" calcext:value-type="string">
            <text:p>ISCO-88_Ganzeboom</text:p>
          </table:table-cell>
          <table:table-cell table:formula="of:=VLOOKUP([.J126];[.P$2:.R$536];1;0)" office:value-type="string" office:string-value="3100" calcext:value-type="string">
            <text:p>3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26];[.P$2:.R$536];3;0)" office:value-type="string" office:string-value="physical &amp; engineering science associate professionals" calcext:value-type="string">
            <text:p>physical &amp; engineering science associate professionals</text:p>
          </table:table-cell>
          <table:table-cell office:value-type="string" calcext:value-type="string">
            <text:p>31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hemical &amp; physical science technicians</text:p>
          </table:table-cell>
          <table:table-cell table:formula="of:=VLOOKUP([.P126];[.L$1:.L$545];1;0)" office:value-type="string" office:string-value="3111" calcext:value-type="string">
            <text:p>3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PHYSICAL AND ENGINEERING SCIENCE TECHNIC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27];REPT(&quot;0&quot;;4-LEN([.B127])))" office:value-type="string" office:string-value="3110" calcext:value-type="string">
            <text:p>3110</text:p>
          </table:table-cell>
          <table:table-cell office:value-type="string" calcext:value-type="string">
            <text:p>3110</text:p>
          </table:table-cell>
          <table:table-cell table:formula="of:=VLOOKUP([.J127];[.P$2:.R$536];2;0)" office:value-type="string" office:string-value="ISCO-88_Ganzeboom" calcext:value-type="string">
            <text:p>ISCO-88_Ganzeboom</text:p>
          </table:table-cell>
          <table:table-cell table:formula="of:=VLOOKUP([.J127];[.P$2:.R$536];1;0)" office:value-type="string" office:string-value="3110" calcext:value-type="string">
            <text:p>31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27];[.P$2:.R$536];3;0)" office:value-type="string" office:string-value="physical &amp; engineering science technicians" calcext:value-type="string">
            <text:p>physical &amp; engineering science technicians</text:p>
          </table:table-cell>
          <table:table-cell office:value-type="string" calcext:value-type="string">
            <text:p>31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ivil engineering technicians</text:p>
          </table:table-cell>
          <table:table-cell table:formula="of:=VLOOKUP([.P127];[.L$1:.L$545];1;0)" office:value-type="string" office:string-value="3112" calcext:value-type="string">
            <text:p>31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Chemical and physical science technic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28];REPT(&quot;0&quot;;4-LEN([.B128])))" office:value-type="string" office:string-value="3111" calcext:value-type="string">
            <text:p>3111</text:p>
          </table:table-cell>
          <table:table-cell office:value-type="string" calcext:value-type="string">
            <text:p>3111</text:p>
          </table:table-cell>
          <table:table-cell table:formula="of:=VLOOKUP([.J128];[.P$2:.R$536];2;0)" office:value-type="string" office:string-value="ISCO-88_Ganzeboom" calcext:value-type="string">
            <text:p>ISCO-88_Ganzeboom</text:p>
          </table:table-cell>
          <table:table-cell table:formula="of:=VLOOKUP([.J128];[.P$2:.R$536];1;0)" office:value-type="string" office:string-value="3111" calcext:value-type="string">
            <text:p>31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28];[.P$2:.R$536];3;0)" office:value-type="string" office:string-value="chemical &amp; physical science technicians" calcext:value-type="string">
            <text:p>chemical &amp; physical science technicians</text:p>
          </table:table-cell>
          <table:table-cell office:value-type="string" calcext:value-type="string">
            <text:p>31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lectrical engineering technicians</text:p>
          </table:table-cell>
          <table:table-cell table:formula="of:=VLOOKUP([.P128];[.L$1:.L$545];1;0)" office:value-type="string" office:string-value="3113" calcext:value-type="string">
            <text:p>31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Civil engineering technic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29];REPT(&quot;0&quot;;4-LEN([.B129])))" office:value-type="string" office:string-value="3112" calcext:value-type="string">
            <text:p>3112</text:p>
          </table:table-cell>
          <table:table-cell office:value-type="string" calcext:value-type="string">
            <text:p>3112</text:p>
          </table:table-cell>
          <table:table-cell table:formula="of:=VLOOKUP([.J129];[.P$2:.R$536];2;0)" office:value-type="string" office:string-value="ISCO-88_Ganzeboom" calcext:value-type="string">
            <text:p>ISCO-88_Ganzeboom</text:p>
          </table:table-cell>
          <table:table-cell table:formula="of:=VLOOKUP([.J129];[.P$2:.R$536];1;0)" office:value-type="string" office:string-value="3112" calcext:value-type="string">
            <text:p>31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29];[.P$2:.R$536];3;0)" office:value-type="string" office:string-value="civil engineering technicians" calcext:value-type="string">
            <text:p>civil engineering technicians</text:p>
          </table:table-cell>
          <table:table-cell office:value-type="string" calcext:value-type="string">
            <text:p>311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lectronics &amp; telecommunications engineering technicians</text:p>
          </table:table-cell>
          <table:table-cell table:formula="of:=VLOOKUP([.P129];[.L$1:.L$545];1;0)" office:value-type="string" office:string-value="3114" calcext:value-type="string">
            <text:p>31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Electrical engineering technic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30];REPT(&quot;0&quot;;4-LEN([.B130])))" office:value-type="string" office:string-value="3113" calcext:value-type="string">
            <text:p>3113</text:p>
          </table:table-cell>
          <table:table-cell office:value-type="string" calcext:value-type="string">
            <text:p>3113</text:p>
          </table:table-cell>
          <table:table-cell table:formula="of:=VLOOKUP([.J130];[.P$2:.R$536];2;0)" office:value-type="string" office:string-value="ISCO-88_Ganzeboom" calcext:value-type="string">
            <text:p>ISCO-88_Ganzeboom</text:p>
          </table:table-cell>
          <table:table-cell table:formula="of:=VLOOKUP([.J130];[.P$2:.R$536];1;0)" office:value-type="string" office:string-value="3113" calcext:value-type="string">
            <text:p>31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30];[.P$2:.R$536];3;0)" office:value-type="string" office:string-value="electrical engineering technicians" calcext:value-type="string">
            <text:p>electrical engineering technicians</text:p>
          </table:table-cell>
          <table:table-cell office:value-type="string" calcext:value-type="string">
            <text:p>311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chanical engineering technicians</text:p>
          </table:table-cell>
          <table:table-cell table:formula="of:=VLOOKUP([.P130];[.L$1:.L$545];1;0)" office:value-type="string" office:string-value="3115" calcext:value-type="string">
            <text:p>31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Electronics and telecommunications engineering technic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31];REPT(&quot;0&quot;;4-LEN([.B131])))" office:value-type="string" office:string-value="3114" calcext:value-type="string">
            <text:p>3114</text:p>
          </table:table-cell>
          <table:table-cell office:value-type="string" calcext:value-type="string">
            <text:p>3114</text:p>
          </table:table-cell>
          <table:table-cell table:formula="of:=VLOOKUP([.J131];[.P$2:.R$536];2;0)" office:value-type="string" office:string-value="ISCO-88_Ganzeboom" calcext:value-type="string">
            <text:p>ISCO-88_Ganzeboom</text:p>
          </table:table-cell>
          <table:table-cell table:formula="of:=VLOOKUP([.J131];[.P$2:.R$536];1;0)" office:value-type="string" office:string-value="3114" calcext:value-type="string">
            <text:p>311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31];[.P$2:.R$536];3;0)" office:value-type="string" office:string-value="electronics &amp; telecommunications engineering technicians" calcext:value-type="string">
            <text:p>electronics &amp; telecommunications engineering technicians</text:p>
          </table:table-cell>
          <table:table-cell office:value-type="string" calcext:value-type="string">
            <text:p>3116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hemical engineering technicians</text:p>
          </table:table-cell>
          <table:table-cell table:formula="of:=VLOOKUP([.P131];[.L$1:.L$545];1;0)" office:value-type="string" office:string-value="3116" calcext:value-type="string">
            <text:p>31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Mechanical engineering technic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32];REPT(&quot;0&quot;;4-LEN([.B132])))" office:value-type="string" office:string-value="3115" calcext:value-type="string">
            <text:p>3115</text:p>
          </table:table-cell>
          <table:table-cell office:value-type="string" calcext:value-type="string">
            <text:p>3115</text:p>
          </table:table-cell>
          <table:table-cell table:formula="of:=VLOOKUP([.J132];[.P$2:.R$536];2;0)" office:value-type="string" office:string-value="ISCO-88_Ganzeboom" calcext:value-type="string">
            <text:p>ISCO-88_Ganzeboom</text:p>
          </table:table-cell>
          <table:table-cell table:formula="of:=VLOOKUP([.J132];[.P$2:.R$536];1;0)" office:value-type="string" office:string-value="3115" calcext:value-type="string">
            <text:p>311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32];[.P$2:.R$536];3;0)" office:value-type="string" office:string-value="mechanical engineering technicians" calcext:value-type="string">
            <text:p>mechanical engineering technicians</text:p>
          </table:table-cell>
          <table:table-cell office:value-type="string" calcext:value-type="string">
            <text:p>3117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ining &amp; metallurgical technicians</text:p>
          </table:table-cell>
          <table:table-cell table:formula="of:=VLOOKUP([.P132];[.L$1:.L$545];1;0)" office:value-type="string" office:string-value="3117" calcext:value-type="string">
            <text:p>31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Chemical engineering technic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33];REPT(&quot;0&quot;;4-LEN([.B133])))" office:value-type="string" office:string-value="3116" calcext:value-type="string">
            <text:p>3116</text:p>
          </table:table-cell>
          <table:table-cell office:value-type="string" calcext:value-type="string">
            <text:p>3116</text:p>
          </table:table-cell>
          <table:table-cell table:formula="of:=VLOOKUP([.J133];[.P$2:.R$536];2;0)" office:value-type="string" office:string-value="ISCO-88_Ganzeboom" calcext:value-type="string">
            <text:p>ISCO-88_Ganzeboom</text:p>
          </table:table-cell>
          <table:table-cell table:formula="of:=VLOOKUP([.J133];[.P$2:.R$536];1;0)" office:value-type="string" office:string-value="3116" calcext:value-type="string">
            <text:p>3116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33];[.P$2:.R$536];3;0)" office:value-type="string" office:string-value="chemical engineering technicians" calcext:value-type="string">
            <text:p>chemical engineering technicians</text:p>
          </table:table-cell>
          <table:table-cell office:value-type="string" calcext:value-type="string">
            <text:p>3118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raughtspersons</text:p>
          </table:table-cell>
          <table:table-cell table:formula="of:=VLOOKUP([.P133];[.L$1:.L$545];1;0)" office:value-type="string" office:string-value="3118" calcext:value-type="string">
            <text:p>31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Mining and metallurgical technic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34];REPT(&quot;0&quot;;4-LEN([.B134])))" office:value-type="string" office:string-value="3117" calcext:value-type="string">
            <text:p>3117</text:p>
          </table:table-cell>
          <table:table-cell office:value-type="string" calcext:value-type="string">
            <text:p>3117</text:p>
          </table:table-cell>
          <table:table-cell table:formula="of:=VLOOKUP([.J134];[.P$2:.R$536];2;0)" office:value-type="string" office:string-value="ISCO-88_Ganzeboom" calcext:value-type="string">
            <text:p>ISCO-88_Ganzeboom</text:p>
          </table:table-cell>
          <table:table-cell table:formula="of:=VLOOKUP([.J134];[.P$2:.R$536];1;0)" office:value-type="string" office:string-value="3117" calcext:value-type="string">
            <text:p>3117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34];[.P$2:.R$536];3;0)" office:value-type="string" office:string-value="mining &amp; metallurgical technicians" calcext:value-type="string">
            <text:p>mining &amp; metallurgical technicians</text:p>
          </table:table-cell>
          <table:table-cell office:value-type="string" calcext:value-type="string">
            <text:p>311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hysical &amp; engineering science technicians nec</text:p>
          </table:table-cell>
          <table:table-cell table:formula="of:=VLOOKUP([.P134];[.L$1:.L$545];1;0)" office:value-type="string" office:string-value="3119" calcext:value-type="string">
            <text:p>31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Draughtsperso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35];REPT(&quot;0&quot;;4-LEN([.B135])))" office:value-type="string" office:string-value="3118" calcext:value-type="string">
            <text:p>3118</text:p>
          </table:table-cell>
          <table:table-cell office:value-type="string" calcext:value-type="string">
            <text:p>3118</text:p>
          </table:table-cell>
          <table:table-cell table:formula="of:=VLOOKUP([.J135];[.P$2:.R$536];2;0)" office:value-type="string" office:string-value="ISCO-88_Ganzeboom" calcext:value-type="string">
            <text:p>ISCO-88_Ganzeboom</text:p>
          </table:table-cell>
          <table:table-cell table:formula="of:=VLOOKUP([.J135];[.P$2:.R$536];1;0)" office:value-type="string" office:string-value="3118" calcext:value-type="string">
            <text:p>3118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35];[.P$2:.R$536];3;0)" office:value-type="string" office:string-value="draughtspersons" calcext:value-type="string">
            <text:p>draughtspersons</text:p>
          </table:table-cell>
          <table:table-cell office:value-type="string" calcext:value-type="string">
            <text:p>31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omputer associate professionals</text:p>
          </table:table-cell>
          <table:table-cell table:formula="of:=VLOOKUP([.P135];[.L$1:.L$545];1;0)" office:value-type="string" office:string-value="3120" calcext:value-type="string">
            <text:p>31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Physical and engineering science technician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36];REPT(&quot;0&quot;;4-LEN([.B136])))" office:value-type="string" office:string-value="3119" calcext:value-type="string">
            <text:p>3119</text:p>
          </table:table-cell>
          <table:table-cell office:value-type="string" calcext:value-type="string">
            <text:p>3119</text:p>
          </table:table-cell>
          <table:table-cell table:formula="of:=VLOOKUP([.J136];[.P$2:.R$536];2;0)" office:value-type="string" office:string-value="ISCO-88_Ganzeboom" calcext:value-type="string">
            <text:p>ISCO-88_Ganzeboom</text:p>
          </table:table-cell>
          <table:table-cell table:formula="of:=VLOOKUP([.J136];[.P$2:.R$536];1;0)" office:value-type="string" office:string-value="3119" calcext:value-type="string">
            <text:p>311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36];[.P$2:.R$536];3;0)" office:value-type="string" office:string-value="physical &amp; engineering science technicians nec" calcext:value-type="string">
            <text:p>physical &amp; engineering science technicians nec</text:p>
          </table:table-cell>
          <table:table-cell office:value-type="string" calcext:value-type="string">
            <text:p>31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omputer assistants</text:p>
          </table:table-cell>
          <table:table-cell table:formula="of:=VLOOKUP([.P136];[.L$1:.L$545];1;0)" office:value-type="string" office:string-value="3121" calcext:value-type="string">
            <text:p>31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COMPUTER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37];REPT(&quot;0&quot;;4-LEN([.B137])))" office:value-type="string" office:string-value="3120" calcext:value-type="string">
            <text:p>3120</text:p>
          </table:table-cell>
          <table:table-cell office:value-type="string" calcext:value-type="string">
            <text:p>3120</text:p>
          </table:table-cell>
          <table:table-cell table:formula="of:=VLOOKUP([.J137];[.P$2:.R$536];2;0)" office:value-type="string" office:string-value="ISCO-88_Ganzeboom" calcext:value-type="string">
            <text:p>ISCO-88_Ganzeboom</text:p>
          </table:table-cell>
          <table:table-cell table:formula="of:=VLOOKUP([.J137];[.P$2:.R$536];1;0)" office:value-type="string" office:string-value="3120" calcext:value-type="string">
            <text:p>31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37];[.P$2:.R$536];3;0)" office:value-type="string" office:string-value="computer associate professionals" calcext:value-type="string">
            <text:p>computer associate professionals</text:p>
          </table:table-cell>
          <table:table-cell office:value-type="string" calcext:value-type="string">
            <text:p>31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omputer equipment operators</text:p>
          </table:table-cell>
          <table:table-cell table:formula="of:=VLOOKUP([.P137];[.L$1:.L$545];1;0)" office:value-type="string" office:string-value="3122" calcext:value-type="string">
            <text:p>31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Computer assistan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38];REPT(&quot;0&quot;;4-LEN([.B138])))" office:value-type="string" office:string-value="3121" calcext:value-type="string">
            <text:p>3121</text:p>
          </table:table-cell>
          <table:table-cell office:value-type="string" calcext:value-type="string">
            <text:p>3121</text:p>
          </table:table-cell>
          <table:table-cell table:formula="of:=VLOOKUP([.J138];[.P$2:.R$536];2;0)" office:value-type="string" office:string-value="ISCO-88_Ganzeboom" calcext:value-type="string">
            <text:p>ISCO-88_Ganzeboom</text:p>
          </table:table-cell>
          <table:table-cell table:formula="of:=VLOOKUP([.J138];[.P$2:.R$536];1;0)" office:value-type="string" office:string-value="3121" calcext:value-type="string">
            <text:p>31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38];[.P$2:.R$536];3;0)" office:value-type="string" office:string-value="computer assistants" calcext:value-type="string">
            <text:p>computer assistants</text:p>
          </table:table-cell>
          <table:table-cell office:value-type="string" calcext:value-type="string">
            <text:p>312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industrial robot controllers</text:p>
          </table:table-cell>
          <table:table-cell table:formula="of:=VLOOKUP([.P138];[.L$1:.L$545];1;0)" office:value-type="string" office:string-value="3123" calcext:value-type="string">
            <text:p>31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Computer equipme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39];REPT(&quot;0&quot;;4-LEN([.B139])))" office:value-type="string" office:string-value="3122" calcext:value-type="string">
            <text:p>3122</text:p>
          </table:table-cell>
          <table:table-cell office:value-type="string" calcext:value-type="string">
            <text:p>3122</text:p>
          </table:table-cell>
          <table:table-cell table:formula="of:=VLOOKUP([.J139];[.P$2:.R$536];2;0)" office:value-type="string" office:string-value="ISCO-88_Ganzeboom" calcext:value-type="string">
            <text:p>ISCO-88_Ganzeboom</text:p>
          </table:table-cell>
          <table:table-cell table:formula="of:=VLOOKUP([.J139];[.P$2:.R$536];1;0)" office:value-type="string" office:string-value="3122" calcext:value-type="string">
            <text:p>31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39];[.P$2:.R$536];3;0)" office:value-type="string" office:string-value="computer equipment operators" calcext:value-type="string">
            <text:p>computer equipment operators</text:p>
          </table:table-cell>
          <table:table-cell office:value-type="string" calcext:value-type="string">
            <text:p>31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ptical &amp; electronic equipment operators</text:p>
          </table:table-cell>
          <table:table-cell table:formula="of:=VLOOKUP([.P139];[.L$1:.L$545];1;0)" office:value-type="string" office:string-value="3130" calcext:value-type="string">
            <text:p>31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Industrial robot control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40];REPT(&quot;0&quot;;4-LEN([.B140])))" office:value-type="string" office:string-value="3123" calcext:value-type="string">
            <text:p>3123</text:p>
          </table:table-cell>
          <table:table-cell office:value-type="string" calcext:value-type="string">
            <text:p>3123</text:p>
          </table:table-cell>
          <table:table-cell table:formula="of:=VLOOKUP([.J140];[.P$2:.R$536];2;0)" office:value-type="string" office:string-value="ISCO-88_Ganzeboom" calcext:value-type="string">
            <text:p>ISCO-88_Ganzeboom</text:p>
          </table:table-cell>
          <table:table-cell table:formula="of:=VLOOKUP([.J140];[.P$2:.R$536];1;0)" office:value-type="string" office:string-value="3123" calcext:value-type="string">
            <text:p>312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40];[.P$2:.R$536];3;0)" office:value-type="string" office:string-value="industrial robot controllers" calcext:value-type="string">
            <text:p>industrial robot controllers</text:p>
          </table:table-cell>
          <table:table-cell office:value-type="string" calcext:value-type="string">
            <text:p>31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hotographers &amp; elctr equipment operators</text:p>
          </table:table-cell>
          <table:table-cell table:formula="of:=VLOOKUP([.P140];[.L$1:.L$545];1;0)" office:value-type="string" office:string-value="3131" calcext:value-type="string">
            <text:p>31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OPTICAL AND ELECTRONIC EQUIPME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41];REPT(&quot;0&quot;;4-LEN([.B141])))" office:value-type="string" office:string-value="3130" calcext:value-type="string">
            <text:p>3130</text:p>
          </table:table-cell>
          <table:table-cell office:value-type="string" calcext:value-type="string">
            <text:p>3130</text:p>
          </table:table-cell>
          <table:table-cell table:formula="of:=VLOOKUP([.J141];[.P$2:.R$536];2;0)" office:value-type="string" office:string-value="ISCO-88_Ganzeboom" calcext:value-type="string">
            <text:p>ISCO-88_Ganzeboom</text:p>
          </table:table-cell>
          <table:table-cell table:formula="of:=VLOOKUP([.J141];[.P$2:.R$536];1;0)" office:value-type="string" office:string-value="3130" calcext:value-type="string">
            <text:p>31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41];[.P$2:.R$536];3;0)" office:value-type="string" office:string-value="optical &amp; electronic equipment operators" calcext:value-type="string">
            <text:p>optical &amp; electronic equipment operators</text:p>
          </table:table-cell>
          <table:table-cell office:value-type="string" calcext:value-type="string">
            <text:p>31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roadcasting &amp; telecommunications equipment operators</text:p>
          </table:table-cell>
          <table:table-cell table:formula="of:=VLOOKUP([.P141];[.L$1:.L$545];1;0)" office:value-type="string" office:string-value="3132" calcext:value-type="string">
            <text:p>31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Photographers and image and sound recording equipme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42];REPT(&quot;0&quot;;4-LEN([.B142])))" office:value-type="string" office:string-value="3131" calcext:value-type="string">
            <text:p>3131</text:p>
          </table:table-cell>
          <table:table-cell office:value-type="string" calcext:value-type="string">
            <text:p>3131</text:p>
          </table:table-cell>
          <table:table-cell table:formula="of:=VLOOKUP([.J142];[.P$2:.R$536];2;0)" office:value-type="string" office:string-value="ISCO-88_Ganzeboom" calcext:value-type="string">
            <text:p>ISCO-88_Ganzeboom</text:p>
          </table:table-cell>
          <table:table-cell table:formula="of:=VLOOKUP([.J142];[.P$2:.R$536];1;0)" office:value-type="string" office:string-value="3131" calcext:value-type="string">
            <text:p>31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42];[.P$2:.R$536];3;0)" office:value-type="string" office:string-value="photographers &amp; elctr equipment operators" calcext:value-type="string">
            <text:p>photographers &amp; elctr equipment operators</text:p>
          </table:table-cell>
          <table:table-cell office:value-type="string" calcext:value-type="string">
            <text:p>313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dical equipment operators</text:p>
          </table:table-cell>
          <table:table-cell table:formula="of:=VLOOKUP([.P142];[.L$1:.L$545];1;0)" office:value-type="string" office:string-value="3133" calcext:value-type="string">
            <text:p>31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Broadcasting and telecommunications equipme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43];REPT(&quot;0&quot;;4-LEN([.B143])))" office:value-type="string" office:string-value="3132" calcext:value-type="string">
            <text:p>3132</text:p>
          </table:table-cell>
          <table:table-cell office:value-type="string" calcext:value-type="string">
            <text:p>3132</text:p>
          </table:table-cell>
          <table:table-cell table:formula="of:=VLOOKUP([.J143];[.P$2:.R$536];2;0)" office:value-type="string" office:string-value="ISCO-88_Ganzeboom" calcext:value-type="string">
            <text:p>ISCO-88_Ganzeboom</text:p>
          </table:table-cell>
          <table:table-cell table:formula="of:=VLOOKUP([.J143];[.P$2:.R$536];1;0)" office:value-type="string" office:string-value="3132" calcext:value-type="string">
            <text:p>31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43];[.P$2:.R$536];3;0)" office:value-type="string" office:string-value="broadcasting &amp; telecommunications equipment operators" calcext:value-type="string">
            <text:p>broadcasting &amp; telecommunications equipment operators</text:p>
          </table:table-cell>
          <table:table-cell office:value-type="string" calcext:value-type="string">
            <text:p>313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ptical &amp; electronic equipment operators nec</text:p>
          </table:table-cell>
          <table:table-cell table:formula="of:=VLOOKUP([.P143];[.L$1:.L$545];1;0)" office:value-type="string" office:string-value="3139" calcext:value-type="string">
            <text:p>31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Medical equipme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44];REPT(&quot;0&quot;;4-LEN([.B144])))" office:value-type="string" office:string-value="3133" calcext:value-type="string">
            <text:p>3133</text:p>
          </table:table-cell>
          <table:table-cell office:value-type="string" calcext:value-type="string">
            <text:p>3133</text:p>
          </table:table-cell>
          <table:table-cell table:formula="of:=VLOOKUP([.J144];[.P$2:.R$536];2;0)" office:value-type="string" office:string-value="ISCO-88_Ganzeboom" calcext:value-type="string">
            <text:p>ISCO-88_Ganzeboom</text:p>
          </table:table-cell>
          <table:table-cell table:formula="of:=VLOOKUP([.J144];[.P$2:.R$536];1;0)" office:value-type="string" office:string-value="3133" calcext:value-type="string">
            <text:p>313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44];[.P$2:.R$536];3;0)" office:value-type="string" office:string-value="medical equipment operators" calcext:value-type="string">
            <text:p>medical equipment operators</text:p>
          </table:table-cell>
          <table:table-cell office:value-type="string" calcext:value-type="string">
            <text:p>31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hip &amp; aircraft controllers &amp; technicians</text:p>
          </table:table-cell>
          <table:table-cell table:formula="of:=VLOOKUP([.P144];[.L$1:.L$545];1;0)" office:value-type="string" office:string-value="3140" calcext:value-type="string">
            <text:p>31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Optical and electronic equipment operator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45];REPT(&quot;0&quot;;4-LEN([.B145])))" office:value-type="string" office:string-value="3139" calcext:value-type="string">
            <text:p>3139</text:p>
          </table:table-cell>
          <table:table-cell office:value-type="string" calcext:value-type="string">
            <text:p>3139</text:p>
          </table:table-cell>
          <table:table-cell table:formula="of:=VLOOKUP([.J145];[.P$2:.R$536];2;0)" office:value-type="string" office:string-value="ISCO-88_Ganzeboom" calcext:value-type="string">
            <text:p>ISCO-88_Ganzeboom</text:p>
          </table:table-cell>
          <table:table-cell table:formula="of:=VLOOKUP([.J145];[.P$2:.R$536];1;0)" office:value-type="string" office:string-value="3139" calcext:value-type="string">
            <text:p>313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45];[.P$2:.R$536];3;0)" office:value-type="string" office:string-value="optical &amp; electronic equipment operators nec" calcext:value-type="string">
            <text:p>optical &amp; electronic equipment operators nec</text:p>
          </table:table-cell>
          <table:table-cell office:value-type="string" calcext:value-type="string">
            <text:p>314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hips engineers</text:p>
          </table:table-cell>
          <table:table-cell table:formula="of:=VLOOKUP([.P145];[.L$1:.L$545];1;0)" office:value-type="string" office:string-value="3141" calcext:value-type="string">
            <text:p>31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SHIP AND AIRCRAFT CONTROLLERS AND TECHNIC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46];REPT(&quot;0&quot;;4-LEN([.B146])))" office:value-type="string" office:string-value="3140" calcext:value-type="string">
            <text:p>3140</text:p>
          </table:table-cell>
          <table:table-cell office:value-type="string" calcext:value-type="string">
            <text:p>3140</text:p>
          </table:table-cell>
          <table:table-cell table:formula="of:=VLOOKUP([.J146];[.P$2:.R$536];2;0)" office:value-type="string" office:string-value="ISCO-88_Ganzeboom" calcext:value-type="string">
            <text:p>ISCO-88_Ganzeboom</text:p>
          </table:table-cell>
          <table:table-cell table:formula="of:=VLOOKUP([.J146];[.P$2:.R$536];1;0)" office:value-type="string" office:string-value="3140" calcext:value-type="string">
            <text:p>31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46];[.P$2:.R$536];3;0)" office:value-type="string" office:string-value="ship &amp; aircraft controllers &amp; technicians" calcext:value-type="string">
            <text:p>ship &amp; aircraft controllers &amp; technicians</text:p>
          </table:table-cell>
          <table:table-cell office:value-type="string" calcext:value-type="string">
            <text:p>314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hips deck officers &amp; pilots</text:p>
          </table:table-cell>
          <table:table-cell table:formula="of:=VLOOKUP([.P146];[.L$1:.L$545];1;0)" office:value-type="string" office:string-value="3142" calcext:value-type="string">
            <text:p>31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Ships' engine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47];REPT(&quot;0&quot;;4-LEN([.B147])))" office:value-type="string" office:string-value="3141" calcext:value-type="string">
            <text:p>3141</text:p>
          </table:table-cell>
          <table:table-cell office:value-type="string" calcext:value-type="string">
            <text:p>3141</text:p>
          </table:table-cell>
          <table:table-cell table:formula="of:=VLOOKUP([.J147];[.P$2:.R$536];2;0)" office:value-type="string" office:string-value="ISCO-88_Ganzeboom" calcext:value-type="string">
            <text:p>ISCO-88_Ganzeboom</text:p>
          </table:table-cell>
          <table:table-cell table:formula="of:=VLOOKUP([.J147];[.P$2:.R$536];1;0)" office:value-type="string" office:string-value="3141" calcext:value-type="string">
            <text:p>314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47];[.P$2:.R$536];3;0)" office:value-type="string" office:string-value="ships engineers" calcext:value-type="string">
            <text:p>ships engineers</text:p>
          </table:table-cell>
          <table:table-cell office:value-type="string" calcext:value-type="string">
            <text:p>314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ircraft pilots etc associate professionals</text:p>
          </table:table-cell>
          <table:table-cell table:formula="of:=VLOOKUP([.P147];[.L$1:.L$545];1;0)" office:value-type="string" office:string-value="3143" calcext:value-type="string">
            <text:p>31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Ships' deck officers and pilo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48];REPT(&quot;0&quot;;4-LEN([.B148])))" office:value-type="string" office:string-value="3142" calcext:value-type="string">
            <text:p>3142</text:p>
          </table:table-cell>
          <table:table-cell office:value-type="string" calcext:value-type="string">
            <text:p>3142</text:p>
          </table:table-cell>
          <table:table-cell table:formula="of:=VLOOKUP([.J148];[.P$2:.R$536];2;0)" office:value-type="string" office:string-value="ISCO-88_Ganzeboom" calcext:value-type="string">
            <text:p>ISCO-88_Ganzeboom</text:p>
          </table:table-cell>
          <table:table-cell table:formula="of:=VLOOKUP([.J148];[.P$2:.R$536];1;0)" office:value-type="string" office:string-value="3142" calcext:value-type="string">
            <text:p>314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48];[.P$2:.R$536];3;0)" office:value-type="string" office:string-value="ships deck officers &amp; pilots" calcext:value-type="string">
            <text:p>ships deck officers &amp; pilots</text:p>
          </table:table-cell>
          <table:table-cell office:value-type="string" calcext:value-type="string">
            <text:p>314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ir traffic controllers</text:p>
          </table:table-cell>
          <table:table-cell table:formula="of:=VLOOKUP([.P148];[.L$1:.L$545];1;0)" office:value-type="string" office:string-value="3144" calcext:value-type="string">
            <text:p>31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Aircraft pilots and related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49];REPT(&quot;0&quot;;4-LEN([.B149])))" office:value-type="string" office:string-value="3143" calcext:value-type="string">
            <text:p>3143</text:p>
          </table:table-cell>
          <table:table-cell office:value-type="string" calcext:value-type="string">
            <text:p>3143</text:p>
          </table:table-cell>
          <table:table-cell table:formula="of:=VLOOKUP([.J149];[.P$2:.R$536];2;0)" office:value-type="string" office:string-value="ISCO-88_Ganzeboom" calcext:value-type="string">
            <text:p>ISCO-88_Ganzeboom</text:p>
          </table:table-cell>
          <table:table-cell table:formula="of:=VLOOKUP([.J149];[.P$2:.R$536];1;0)" office:value-type="string" office:string-value="3143" calcext:value-type="string">
            <text:p>314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49];[.P$2:.R$536];3;0)" office:value-type="string" office:string-value="aircraft pilots etc associate professionals" calcext:value-type="string">
            <text:p>aircraft pilots etc associate professionals</text:p>
          </table:table-cell>
          <table:table-cell office:value-type="string" calcext:value-type="string">
            <text:p>314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ir traffic safety technicians</text:p>
          </table:table-cell>
          <table:table-cell table:formula="of:=VLOOKUP([.P149];[.L$1:.L$545];1;0)" office:value-type="string" office:string-value="3145" calcext:value-type="string">
            <text:p>314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Air traffic control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50];REPT(&quot;0&quot;;4-LEN([.B150])))" office:value-type="string" office:string-value="3144" calcext:value-type="string">
            <text:p>3144</text:p>
          </table:table-cell>
          <table:table-cell office:value-type="string" calcext:value-type="string">
            <text:p>3144</text:p>
          </table:table-cell>
          <table:table-cell table:formula="of:=VLOOKUP([.J150];[.P$2:.R$536];2;0)" office:value-type="string" office:string-value="ISCO-88_Ganzeboom" calcext:value-type="string">
            <text:p>ISCO-88_Ganzeboom</text:p>
          </table:table-cell>
          <table:table-cell table:formula="of:=VLOOKUP([.J150];[.P$2:.R$536];1;0)" office:value-type="string" office:string-value="3144" calcext:value-type="string">
            <text:p>314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50];[.P$2:.R$536];3;0)" office:value-type="string" office:string-value="air traffic controllers" calcext:value-type="string">
            <text:p>air traffic controllers</text:p>
          </table:table-cell>
          <table:table-cell office:value-type="string" calcext:value-type="string">
            <text:p>315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afety &amp; ouality inspectors</text:p>
          </table:table-cell>
          <table:table-cell table:formula="of:=VLOOKUP([.P150];[.L$1:.L$545];1;0)" office:value-type="string" office:string-value="3150" calcext:value-type="string">
            <text:p>315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Air traffic safety technic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51];REPT(&quot;0&quot;;4-LEN([.B151])))" office:value-type="string" office:string-value="3145" calcext:value-type="string">
            <text:p>3145</text:p>
          </table:table-cell>
          <table:table-cell office:value-type="string" calcext:value-type="string">
            <text:p>3145</text:p>
          </table:table-cell>
          <table:table-cell table:formula="of:=VLOOKUP([.J151];[.P$2:.R$536];2;0)" office:value-type="string" office:string-value="ISCO-88_Ganzeboom" calcext:value-type="string">
            <text:p>ISCO-88_Ganzeboom</text:p>
          </table:table-cell>
          <table:table-cell table:formula="of:=VLOOKUP([.J151];[.P$2:.R$536];1;0)" office:value-type="string" office:string-value="3145" calcext:value-type="string">
            <text:p>314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51];[.P$2:.R$536];3;0)" office:value-type="string" office:string-value="air traffic safety technicians" calcext:value-type="string">
            <text:p>air traffic safety technicians</text:p>
          </table:table-cell>
          <table:table-cell office:value-type="string" calcext:value-type="string">
            <text:p>315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uilding &amp; fire inspectors</text:p>
          </table:table-cell>
          <table:table-cell table:formula="of:=VLOOKUP([.P151];[.L$1:.L$545];1;0)" office:value-type="string" office:string-value="3151" calcext:value-type="string">
            <text:p>31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AFETY AND QUALITY INSPEC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52];REPT(&quot;0&quot;;4-LEN([.B152])))" office:value-type="string" office:string-value="3150" calcext:value-type="string">
            <text:p>3150</text:p>
          </table:table-cell>
          <table:table-cell office:value-type="string" calcext:value-type="string">
            <text:p>3150</text:p>
          </table:table-cell>
          <table:table-cell table:formula="of:=VLOOKUP([.J152];[.P$2:.R$536];2;0)" office:value-type="string" office:string-value="ISCO-88_Ganzeboom" calcext:value-type="string">
            <text:p>ISCO-88_Ganzeboom</text:p>
          </table:table-cell>
          <table:table-cell table:formula="of:=VLOOKUP([.J152];[.P$2:.R$536];1;0)" office:value-type="string" office:string-value="3150" calcext:value-type="string">
            <text:p>3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52];[.P$2:.R$536];3;0)" office:value-type="string" office:string-value="safety &amp; ouality inspectors" calcext:value-type="string">
            <text:p>safety &amp; ouality inspectors</text:p>
          </table:table-cell>
          <table:table-cell office:value-type="string" calcext:value-type="string">
            <text:p>315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afety, health &amp; quality inspectors</text:p>
          </table:table-cell>
          <table:table-cell table:formula="of:=VLOOKUP([.P152];[.L$1:.L$545];1;0)" office:value-type="string" office:string-value="3152" calcext:value-type="string">
            <text:p>31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Building and fire inspec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53];REPT(&quot;0&quot;;4-LEN([.B153])))" office:value-type="string" office:string-value="3151" calcext:value-type="string">
            <text:p>3151</text:p>
          </table:table-cell>
          <table:table-cell office:value-type="string" calcext:value-type="string">
            <text:p>3151</text:p>
          </table:table-cell>
          <table:table-cell table:formula="of:=VLOOKUP([.J153];[.P$2:.R$536];2;0)" office:value-type="string" office:string-value="ISCO-88_Ganzeboom" calcext:value-type="string">
            <text:p>ISCO-88_Ganzeboom</text:p>
          </table:table-cell>
          <table:table-cell table:formula="of:=VLOOKUP([.J153];[.P$2:.R$536];1;0)" office:value-type="string" office:string-value="3151" calcext:value-type="string">
            <text:p>315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53];[.P$2:.R$536];3;0)" office:value-type="string" office:string-value="building &amp; fire inspectors" calcext:value-type="string">
            <text:p>building &amp; fire inspectors</text:p>
          </table:table-cell>
          <table:table-cell office:value-type="string" calcext:value-type="string">
            <text:p>32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ife science &amp; health associate professionals</text:p>
          </table:table-cell>
          <table:table-cell table:formula="of:=VLOOKUP([.P153];[.L$1:.L$545];1;0)" office:value-type="string" office:string-value="3200" calcext:value-type="string">
            <text:p>32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Safety, health and quality inspec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54];REPT(&quot;0&quot;;4-LEN([.B154])))" office:value-type="string" office:string-value="3152" calcext:value-type="string">
            <text:p>3152</text:p>
          </table:table-cell>
          <table:table-cell office:value-type="string" calcext:value-type="string">
            <text:p>3152</text:p>
          </table:table-cell>
          <table:table-cell table:formula="of:=VLOOKUP([.J154];[.P$2:.R$536];2;0)" office:value-type="string" office:string-value="ISCO-88_Ganzeboom" calcext:value-type="string">
            <text:p>ISCO-88_Ganzeboom</text:p>
          </table:table-cell>
          <table:table-cell table:formula="of:=VLOOKUP([.J154];[.P$2:.R$536];1;0)" office:value-type="string" office:string-value="3152" calcext:value-type="string">
            <text:p>315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54];[.P$2:.R$536];3;0)" office:value-type="string" office:string-value="safety, health &amp; quality inspectors" calcext:value-type="string">
            <text:p>safety, health &amp; quality inspectors</text:p>
          </table:table-cell>
          <table:table-cell office:value-type="string" calcext:value-type="string">
            <text:p>32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ife science technicians etc associate professionals</text:p>
          </table:table-cell>
          <table:table-cell table:formula="of:=VLOOKUP([.P154];[.L$1:.L$545];1;0)" office:value-type="string" office:string-value="3210" calcext:value-type="string">
            <text:p>32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FE SCIENCE AND HEALTH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55];REPT(&quot;0&quot;;4-LEN([.B155])))" office:value-type="string" office:string-value="3200" calcext:value-type="string">
            <text:p>3200</text:p>
          </table:table-cell>
          <table:table-cell office:value-type="string" calcext:value-type="string">
            <text:p>3200</text:p>
          </table:table-cell>
          <table:table-cell table:formula="of:=VLOOKUP([.J155];[.P$2:.R$536];2;0)" office:value-type="string" office:string-value="ISCO-88_Ganzeboom" calcext:value-type="string">
            <text:p>ISCO-88_Ganzeboom</text:p>
          </table:table-cell>
          <table:table-cell table:formula="of:=VLOOKUP([.J155];[.P$2:.R$536];1;0)" office:value-type="string" office:string-value="3200" calcext:value-type="string">
            <text:p>3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55];[.P$2:.R$536];3;0)" office:value-type="string" office:string-value="life science &amp; health associate professionals" calcext:value-type="string">
            <text:p>life science &amp; health associate professionals</text:p>
          </table:table-cell>
          <table:table-cell office:value-type="string" calcext:value-type="string">
            <text:p>32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ife science technicians</text:p>
          </table:table-cell>
          <table:table-cell table:formula="of:=VLOOKUP([.P155];[.L$1:.L$545];1;0)" office:value-type="string" office:string-value="3211" calcext:value-type="string">
            <text:p>32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LIFE SCIENCE TECHNICIANS AND RELATED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56];REPT(&quot;0&quot;;4-LEN([.B156])))" office:value-type="string" office:string-value="3210" calcext:value-type="string">
            <text:p>3210</text:p>
          </table:table-cell>
          <table:table-cell office:value-type="string" calcext:value-type="string">
            <text:p>3210</text:p>
          </table:table-cell>
          <table:table-cell table:formula="of:=VLOOKUP([.J156];[.P$2:.R$536];2;0)" office:value-type="string" office:string-value="ISCO-88_Ganzeboom" calcext:value-type="string">
            <text:p>ISCO-88_Ganzeboom</text:p>
          </table:table-cell>
          <table:table-cell table:formula="of:=VLOOKUP([.J156];[.P$2:.R$536];1;0)" office:value-type="string" office:string-value="3210" calcext:value-type="string">
            <text:p>32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56];[.P$2:.R$536];3;0)" office:value-type="string" office:string-value="life science technicians etc associate professionals" calcext:value-type="string">
            <text:p>life science technicians etc associate professionals</text:p>
          </table:table-cell>
          <table:table-cell office:value-type="string" calcext:value-type="string">
            <text:p>32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gronomy &amp; forestry technicians</text:p>
          </table:table-cell>
          <table:table-cell table:formula="of:=VLOOKUP([.P156];[.L$1:.L$545];1;0)" office:value-type="string" office:string-value="3212" calcext:value-type="string">
            <text:p>32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Life science technic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57];REPT(&quot;0&quot;;4-LEN([.B157])))" office:value-type="string" office:string-value="3211" calcext:value-type="string">
            <text:p>3211</text:p>
          </table:table-cell>
          <table:table-cell office:value-type="string" calcext:value-type="string">
            <text:p>3211</text:p>
          </table:table-cell>
          <table:table-cell table:formula="of:=VLOOKUP([.J157];[.P$2:.R$536];2;0)" office:value-type="string" office:string-value="ISCO-88_Ganzeboom" calcext:value-type="string">
            <text:p>ISCO-88_Ganzeboom</text:p>
          </table:table-cell>
          <table:table-cell table:formula="of:=VLOOKUP([.J157];[.P$2:.R$536];1;0)" office:value-type="string" office:string-value="3211" calcext:value-type="string">
            <text:p>32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57];[.P$2:.R$536];3;0)" office:value-type="string" office:string-value="life science technicians" calcext:value-type="string">
            <text:p>life science technicians</text:p>
          </table:table-cell>
          <table:table-cell office:value-type="string" calcext:value-type="string">
            <text:p>32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arming &amp; forestry advisers</text:p>
          </table:table-cell>
          <table:table-cell table:formula="of:=VLOOKUP([.P157];[.L$1:.L$545];1;0)" office:value-type="string" office:string-value="3213" calcext:value-type="string">
            <text:p>32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Agronomy and forestry technic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58];REPT(&quot;0&quot;;4-LEN([.B158])))" office:value-type="string" office:string-value="3212" calcext:value-type="string">
            <text:p>3212</text:p>
          </table:table-cell>
          <table:table-cell office:value-type="string" calcext:value-type="string">
            <text:p>3212</text:p>
          </table:table-cell>
          <table:table-cell table:formula="of:=VLOOKUP([.J158];[.P$2:.R$536];2;0)" office:value-type="string" office:string-value="ISCO-88_Ganzeboom" calcext:value-type="string">
            <text:p>ISCO-88_Ganzeboom</text:p>
          </table:table-cell>
          <table:table-cell table:formula="of:=VLOOKUP([.J158];[.P$2:.R$536];1;0)" office:value-type="string" office:string-value="3212" calcext:value-type="string">
            <text:p>32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58];[.P$2:.R$536];3;0)" office:value-type="string" office:string-value="agronomy &amp; forestry technicians" calcext:value-type="string">
            <text:p>agronomy &amp; forestry technicians</text:p>
          </table:table-cell>
          <table:table-cell office:value-type="string" calcext:value-type="string">
            <text:p>32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odern health associate professionals except nursing</text:p>
          </table:table-cell>
          <table:table-cell table:formula="of:=VLOOKUP([.P158];[.L$1:.L$545];1;0)" office:value-type="string" office:string-value="3220" calcext:value-type="string">
            <text:p>32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Farming and forestry advis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59];REPT(&quot;0&quot;;4-LEN([.B159])))" office:value-type="string" office:string-value="3213" calcext:value-type="string">
            <text:p>3213</text:p>
          </table:table-cell>
          <table:table-cell office:value-type="string" calcext:value-type="string">
            <text:p>3213</text:p>
          </table:table-cell>
          <table:table-cell table:formula="of:=VLOOKUP([.J159];[.P$2:.R$536];2;0)" office:value-type="string" office:string-value="ISCO-88_Ganzeboom" calcext:value-type="string">
            <text:p>ISCO-88_Ganzeboom</text:p>
          </table:table-cell>
          <table:table-cell table:formula="of:=VLOOKUP([.J159];[.P$2:.R$536];1;0)" office:value-type="string" office:string-value="3213" calcext:value-type="string">
            <text:p>32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59];[.P$2:.R$536];3;0)" office:value-type="string" office:string-value="farming &amp; forestry advisers" calcext:value-type="string">
            <text:p>farming &amp; forestry advisers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dical assistants</text:p>
          </table:table-cell>
          <table:table-cell table:formula="of:=VLOOKUP([.P159];[.L$1:.L$545];1;0)" office:value-type="string" office:string-value="3221" calcext:value-type="string">
            <text:p>32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ODERN HEALTH ASSOCIATE PROFESSIONALS (except nursing)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60];REPT(&quot;0&quot;;4-LEN([.B160])))" office:value-type="string" office:string-value="3220" calcext:value-type="string">
            <text:p>3220</text:p>
          </table:table-cell>
          <table:table-cell office:value-type="string" calcext:value-type="string">
            <text:p>3220</text:p>
          </table:table-cell>
          <table:table-cell table:formula="of:=VLOOKUP([.J160];[.P$2:.R$536];2;0)" office:value-type="string" office:string-value="ISCO-88_Ganzeboom" calcext:value-type="string">
            <text:p>ISCO-88_Ganzeboom</text:p>
          </table:table-cell>
          <table:table-cell table:formula="of:=VLOOKUP([.J160];[.P$2:.R$536];1;0)" office:value-type="string" office:string-value="3220" calcext:value-type="string">
            <text:p>32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60];[.P$2:.R$536];3;0)" office:value-type="string" office:string-value="modern health associate professionals except nursing" calcext:value-type="string">
            <text:p>modern health associate professionals except nursing</text:p>
          </table:table-cell>
          <table:table-cell office:value-type="string" calcext:value-type="string">
            <text:p>32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anitarians</text:p>
          </table:table-cell>
          <table:table-cell table:formula="of:=VLOOKUP([.P160];[.L$1:.L$545];1;0)" office:value-type="string" office:string-value="3222" calcext:value-type="string">
            <text:p>32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Medical assistan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61];REPT(&quot;0&quot;;4-LEN([.B161])))" office:value-type="string" office:string-value="3221" calcext:value-type="string">
            <text:p>3221</text:p>
          </table:table-cell>
          <table:table-cell office:value-type="string" calcext:value-type="string">
            <text:p>3221</text:p>
          </table:table-cell>
          <table:table-cell table:formula="of:=VLOOKUP([.J161];[.P$2:.R$536];2;0)" office:value-type="string" office:string-value="ISCO-88_Ganzeboom" calcext:value-type="string">
            <text:p>ISCO-88_Ganzeboom</text:p>
          </table:table-cell>
          <table:table-cell table:formula="of:=VLOOKUP([.J161];[.P$2:.R$536];1;0)" office:value-type="string" office:string-value="3221" calcext:value-type="string">
            <text:p>32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61];[.P$2:.R$536];3;0)" office:value-type="string" office:string-value="medical assistants" calcext:value-type="string">
            <text:p>medical assistants</text:p>
          </table:table-cell>
          <table:table-cell office:value-type="string" calcext:value-type="string">
            <text:p>322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ieticians &amp; nutritionists</text:p>
          </table:table-cell>
          <table:table-cell table:formula="of:=VLOOKUP([.P161];[.L$1:.L$545];1;0)" office:value-type="string" office:string-value="3223" calcext:value-type="string">
            <text:p>32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Sanitar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62];REPT(&quot;0&quot;;4-LEN([.B162])))" office:value-type="string" office:string-value="3222" calcext:value-type="string">
            <text:p>3222</text:p>
          </table:table-cell>
          <table:table-cell office:value-type="string" calcext:value-type="string">
            <text:p>3222</text:p>
          </table:table-cell>
          <table:table-cell table:formula="of:=VLOOKUP([.J162];[.P$2:.R$536];2;0)" office:value-type="string" office:string-value="ISCO-88_Ganzeboom" calcext:value-type="string">
            <text:p>ISCO-88_Ganzeboom</text:p>
          </table:table-cell>
          <table:table-cell table:formula="of:=VLOOKUP([.J162];[.P$2:.R$536];1;0)" office:value-type="string" office:string-value="3222" calcext:value-type="string">
            <text:p>32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62];[.P$2:.R$536];3;0)" office:value-type="string" office:string-value="sanitarians" calcext:value-type="string">
            <text:p>sanitarians</text:p>
          </table:table-cell>
          <table:table-cell office:value-type="string" calcext:value-type="string">
            <text:p>322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ptometrists &amp; opticians</text:p>
          </table:table-cell>
          <table:table-cell table:formula="of:=VLOOKUP([.P162];[.L$1:.L$545];1;0)" office:value-type="string" office:string-value="3224" calcext:value-type="string">
            <text:p>32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23" calcext:value-type="float">
            <text:p>3223</text:p>
          </table:table-cell>
          <table:table-cell office:value-type="string" calcext:value-type="string">
            <text:p>Dieticians and nutritionis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63];REPT(&quot;0&quot;;4-LEN([.B163])))" office:value-type="string" office:string-value="3223" calcext:value-type="string">
            <text:p>3223</text:p>
          </table:table-cell>
          <table:table-cell office:value-type="string" calcext:value-type="string">
            <text:p>3223</text:p>
          </table:table-cell>
          <table:table-cell table:formula="of:=VLOOKUP([.J163];[.P$2:.R$536];2;0)" office:value-type="string" office:string-value="ISCO-88_Ganzeboom" calcext:value-type="string">
            <text:p>ISCO-88_Ganzeboom</text:p>
          </table:table-cell>
          <table:table-cell table:formula="of:=VLOOKUP([.J163];[.P$2:.R$536];1;0)" office:value-type="string" office:string-value="3223" calcext:value-type="string">
            <text:p>322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63];[.P$2:.R$536];3;0)" office:value-type="string" office:string-value="dieticians &amp; nutritionists" calcext:value-type="string">
            <text:p>dieticians &amp; nutritionists</text:p>
          </table:table-cell>
          <table:table-cell office:value-type="string" calcext:value-type="string">
            <text:p>322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ental assistants</text:p>
          </table:table-cell>
          <table:table-cell table:formula="of:=VLOOKUP([.P163];[.L$1:.L$545];1;0)" office:value-type="string" office:string-value="3225" calcext:value-type="string">
            <text:p>32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24" calcext:value-type="float">
            <text:p>3224</text:p>
          </table:table-cell>
          <table:table-cell office:value-type="string" calcext:value-type="string">
            <text:p>Optometrists and optic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64];REPT(&quot;0&quot;;4-LEN([.B164])))" office:value-type="string" office:string-value="3224" calcext:value-type="string">
            <text:p>3224</text:p>
          </table:table-cell>
          <table:table-cell office:value-type="string" calcext:value-type="string">
            <text:p>3224</text:p>
          </table:table-cell>
          <table:table-cell table:formula="of:=VLOOKUP([.J164];[.P$2:.R$536];2;0)" office:value-type="string" office:string-value="ISCO-88_Ganzeboom" calcext:value-type="string">
            <text:p>ISCO-88_Ganzeboom</text:p>
          </table:table-cell>
          <table:table-cell table:formula="of:=VLOOKUP([.J164];[.P$2:.R$536];1;0)" office:value-type="string" office:string-value="3224" calcext:value-type="string">
            <text:p>322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64];[.P$2:.R$536];3;0)" office:value-type="string" office:string-value="optometrists &amp; opticians" calcext:value-type="string">
            <text:p>optometrists &amp; opticians</text:p>
          </table:table-cell>
          <table:table-cell office:value-type="string" calcext:value-type="string">
            <text:p>3226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hysiotherapists etc associate professionals</text:p>
          </table:table-cell>
          <table:table-cell table:formula="of:=VLOOKUP([.P164];[.L$1:.L$545];1;0)" office:value-type="string" office:string-value="3226" calcext:value-type="string">
            <text:p>322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Dental assistan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65];REPT(&quot;0&quot;;4-LEN([.B165])))" office:value-type="string" office:string-value="3225" calcext:value-type="string">
            <text:p>3225</text:p>
          </table:table-cell>
          <table:table-cell office:value-type="string" calcext:value-type="string">
            <text:p>3225</text:p>
          </table:table-cell>
          <table:table-cell table:formula="of:=VLOOKUP([.J165];[.P$2:.R$536];2;0)" office:value-type="string" office:string-value="ISCO-88_Ganzeboom" calcext:value-type="string">
            <text:p>ISCO-88_Ganzeboom</text:p>
          </table:table-cell>
          <table:table-cell table:formula="of:=VLOOKUP([.J165];[.P$2:.R$536];1;0)" office:value-type="string" office:string-value="3225" calcext:value-type="string">
            <text:p>322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65];[.P$2:.R$536];3;0)" office:value-type="string" office:string-value="dental assistants" calcext:value-type="string">
            <text:p>dental assistants</text:p>
          </table:table-cell>
          <table:table-cell office:value-type="string" calcext:value-type="string">
            <text:p>3227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veterinary assistants</text:p>
          </table:table-cell>
          <table:table-cell table:formula="of:=VLOOKUP([.P165];[.L$1:.L$545];1;0)" office:value-type="string" office:string-value="3227" calcext:value-type="string">
            <text:p>32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Physiotherapists and related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66];REPT(&quot;0&quot;;4-LEN([.B166])))" office:value-type="string" office:string-value="3226" calcext:value-type="string">
            <text:p>3226</text:p>
          </table:table-cell>
          <table:table-cell office:value-type="string" calcext:value-type="string">
            <text:p>3226</text:p>
          </table:table-cell>
          <table:table-cell table:formula="of:=VLOOKUP([.J166];[.P$2:.R$536];2;0)" office:value-type="string" office:string-value="ISCO-88_Ganzeboom" calcext:value-type="string">
            <text:p>ISCO-88_Ganzeboom</text:p>
          </table:table-cell>
          <table:table-cell table:formula="of:=VLOOKUP([.J166];[.P$2:.R$536];1;0)" office:value-type="string" office:string-value="3226" calcext:value-type="string">
            <text:p>3226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66];[.P$2:.R$536];3;0)" office:value-type="string" office:string-value="physiotherapists etc associate professionals" calcext:value-type="string">
            <text:p>physiotherapists etc associate professionals</text:p>
          </table:table-cell>
          <table:table-cell office:value-type="string" calcext:value-type="string">
            <text:p>3228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harmaceutical assistants</text:p>
          </table:table-cell>
          <table:table-cell table:formula="of:=VLOOKUP([.P166];[.L$1:.L$545];1;0)" office:value-type="string" office:string-value="3228" calcext:value-type="string">
            <text:p>32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27" calcext:value-type="float">
            <text:p>3227</text:p>
          </table:table-cell>
          <table:table-cell office:value-type="string" calcext:value-type="string">
            <text:p>Veterinary assistan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67];REPT(&quot;0&quot;;4-LEN([.B167])))" office:value-type="string" office:string-value="3227" calcext:value-type="string">
            <text:p>3227</text:p>
          </table:table-cell>
          <table:table-cell office:value-type="string" calcext:value-type="string">
            <text:p>3227</text:p>
          </table:table-cell>
          <table:table-cell table:formula="of:=VLOOKUP([.J167];[.P$2:.R$536];2;0)" office:value-type="string" office:string-value="ISCO-88_Ganzeboom" calcext:value-type="string">
            <text:p>ISCO-88_Ganzeboom</text:p>
          </table:table-cell>
          <table:table-cell table:formula="of:=VLOOKUP([.J167];[.P$2:.R$536];1;0)" office:value-type="string" office:string-value="3227" calcext:value-type="string">
            <text:p>3227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67];[.P$2:.R$536];3;0)" office:value-type="string" office:string-value="veterinary assistants" calcext:value-type="string">
            <text:p>veterinary assistants</text:p>
          </table:table-cell>
          <table:table-cell office:value-type="string" calcext:value-type="string">
            <text:p>322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odern health associate professionals except nursing nec</text:p>
          </table:table-cell>
          <table:table-cell table:formula="of:=VLOOKUP([.P167];[.L$1:.L$545];1;0)" office:value-type="string" office:string-value="3229" calcext:value-type="string">
            <text:p>32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Pharmaceutical assistan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68];REPT(&quot;0&quot;;4-LEN([.B168])))" office:value-type="string" office:string-value="3228" calcext:value-type="string">
            <text:p>3228</text:p>
          </table:table-cell>
          <table:table-cell office:value-type="string" calcext:value-type="string">
            <text:p>3228</text:p>
          </table:table-cell>
          <table:table-cell table:formula="of:=VLOOKUP([.J168];[.P$2:.R$536];2;0)" office:value-type="string" office:string-value="ISCO-88_Ganzeboom" calcext:value-type="string">
            <text:p>ISCO-88_Ganzeboom</text:p>
          </table:table-cell>
          <table:table-cell table:formula="of:=VLOOKUP([.J168];[.P$2:.R$536];1;0)" office:value-type="string" office:string-value="3228" calcext:value-type="string">
            <text:p>3228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68];[.P$2:.R$536];3;0)" office:value-type="string" office:string-value="pharmaceutical assistants" calcext:value-type="string">
            <text:p>pharmaceutical assistants</text:p>
          </table:table-cell>
          <table:table-cell office:value-type="string" calcext:value-type="string">
            <text:p>32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nursing &amp; midwifery associate professionals</text:p>
          </table:table-cell>
          <table:table-cell table:formula="of:=VLOOKUP([.P168];[.L$1:.L$545];1;0)" office:value-type="string" office:string-value="3230" calcext:value-type="string">
            <text:p>32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Modern health associate professionals (except nursing)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69];REPT(&quot;0&quot;;4-LEN([.B169])))" office:value-type="string" office:string-value="3229" calcext:value-type="string">
            <text:p>3229</text:p>
          </table:table-cell>
          <table:table-cell office:value-type="string" calcext:value-type="string">
            <text:p>3229</text:p>
          </table:table-cell>
          <table:table-cell table:formula="of:=VLOOKUP([.J169];[.P$2:.R$536];2;0)" office:value-type="string" office:string-value="ISCO-88_Ganzeboom" calcext:value-type="string">
            <text:p>ISCO-88_Ganzeboom</text:p>
          </table:table-cell>
          <table:table-cell table:formula="of:=VLOOKUP([.J169];[.P$2:.R$536];1;0)" office:value-type="string" office:string-value="3229" calcext:value-type="string">
            <text:p>322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69];[.P$2:.R$536];3;0)" office:value-type="string" office:string-value="modern health associate professionals except nursing nec" calcext:value-type="string">
            <text:p>modern health associate professionals except nursing nec</text:p>
          </table:table-cell>
          <table:table-cell office:value-type="string" calcext:value-type="string">
            <text:p>32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nursing associate professionals</text:p>
          </table:table-cell>
          <table:table-cell table:formula="of:=VLOOKUP([.P169];[.L$1:.L$545];1;0)" office:value-type="string" office:string-value="3231" calcext:value-type="string">
            <text:p>32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URSING AND MIDWIFERY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70];REPT(&quot;0&quot;;4-LEN([.B170])))" office:value-type="string" office:string-value="3230" calcext:value-type="string">
            <text:p>3230</text:p>
          </table:table-cell>
          <table:table-cell office:value-type="string" calcext:value-type="string">
            <text:p>3230</text:p>
          </table:table-cell>
          <table:table-cell table:formula="of:=VLOOKUP([.J170];[.P$2:.R$536];2;0)" office:value-type="string" office:string-value="ISCO-88_Ganzeboom" calcext:value-type="string">
            <text:p>ISCO-88_Ganzeboom</text:p>
          </table:table-cell>
          <table:table-cell table:formula="of:=VLOOKUP([.J170];[.P$2:.R$536];1;0)" office:value-type="string" office:string-value="3230" calcext:value-type="string">
            <text:p>32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70];[.P$2:.R$536];3;0)" office:value-type="string" office:string-value="nursing &amp; midwifery associate professionals" calcext:value-type="string">
            <text:p>nursing &amp; midwifery associate professionals</text:p>
          </table:table-cell>
          <table:table-cell office:value-type="string" calcext:value-type="string">
            <text:p>32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idwifery associate professionals</text:p>
          </table:table-cell>
          <table:table-cell table:formula="of:=VLOOKUP([.P170];[.L$1:.L$545];1;0)" office:value-type="string" office:string-value="3232" calcext:value-type="string">
            <text:p>32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31" calcext:value-type="float">
            <text:p>3231</text:p>
          </table:table-cell>
          <table:table-cell office:value-type="string" calcext:value-type="string">
            <text:p>Nursing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71];REPT(&quot;0&quot;;4-LEN([.B171])))" office:value-type="string" office:string-value="3231" calcext:value-type="string">
            <text:p>3231</text:p>
          </table:table-cell>
          <table:table-cell office:value-type="string" calcext:value-type="string">
            <text:p>3231</text:p>
          </table:table-cell>
          <table:table-cell table:formula="of:=VLOOKUP([.J171];[.P$2:.R$536];2;0)" office:value-type="string" office:string-value="ISCO-88_Ganzeboom" calcext:value-type="string">
            <text:p>ISCO-88_Ganzeboom</text:p>
          </table:table-cell>
          <table:table-cell table:formula="of:=VLOOKUP([.J171];[.P$2:.R$536];1;0)" office:value-type="string" office:string-value="3231" calcext:value-type="string">
            <text:p>32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71];[.P$2:.R$536];3;0)" office:value-type="string" office:string-value="nursing associate professionals" calcext:value-type="string">
            <text:p>nursing associate professionals</text:p>
          </table:table-cell>
          <table:table-cell office:value-type="string" calcext:value-type="string">
            <text:p>32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raditional medicine practitioners &amp; faith healers</text:p>
          </table:table-cell>
          <table:table-cell table:formula="of:=VLOOKUP([.P171];[.L$1:.L$545];1;0)" office:value-type="string" office:string-value="3240" calcext:value-type="string">
            <text:p>32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Midwifery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72];REPT(&quot;0&quot;;4-LEN([.B172])))" office:value-type="string" office:string-value="3232" calcext:value-type="string">
            <text:p>3232</text:p>
          </table:table-cell>
          <table:table-cell office:value-type="string" calcext:value-type="string">
            <text:p>3232</text:p>
          </table:table-cell>
          <table:table-cell table:formula="of:=VLOOKUP([.J172];[.P$2:.R$536];2;0)" office:value-type="string" office:string-value="ISCO-88_Ganzeboom" calcext:value-type="string">
            <text:p>ISCO-88_Ganzeboom</text:p>
          </table:table-cell>
          <table:table-cell table:formula="of:=VLOOKUP([.J172];[.P$2:.R$536];1;0)" office:value-type="string" office:string-value="3232" calcext:value-type="string">
            <text:p>32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72];[.P$2:.R$536];3;0)" office:value-type="string" office:string-value="midwifery associate professionals" calcext:value-type="string">
            <text:p>midwifery associate professionals</text:p>
          </table:table-cell>
          <table:table-cell office:value-type="string" calcext:value-type="string">
            <text:p>324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raditional medicine practitioners</text:p>
          </table:table-cell>
          <table:table-cell table:formula="of:=VLOOKUP([.P172];[.L$1:.L$545];1;0)" office:value-type="string" office:string-value="3241" calcext:value-type="string">
            <text:p>32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TRADITIONAL MEDICINE PRACTITIONERS AND FAITH HEA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73];REPT(&quot;0&quot;;4-LEN([.B173])))" office:value-type="string" office:string-value="3240" calcext:value-type="string">
            <text:p>3240</text:p>
          </table:table-cell>
          <table:table-cell office:value-type="string" calcext:value-type="string">
            <text:p>3240</text:p>
          </table:table-cell>
          <table:table-cell table:formula="of:=VLOOKUP([.J173];[.P$2:.R$536];2;0)" office:value-type="string" office:string-value="ISCO-88_Ganzeboom" calcext:value-type="string">
            <text:p>ISCO-88_Ganzeboom</text:p>
          </table:table-cell>
          <table:table-cell table:formula="of:=VLOOKUP([.J173];[.P$2:.R$536];1;0)" office:value-type="string" office:string-value="3240" calcext:value-type="string">
            <text:p>32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73];[.P$2:.R$536];3;0)" office:value-type="string" office:string-value="traditional medicine practitioners &amp; faith healers" calcext:value-type="string">
            <text:p>traditional medicine practitioners &amp; faith healers</text:p>
          </table:table-cell>
          <table:table-cell office:value-type="string" calcext:value-type="string">
            <text:p>324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aith healers</text:p>
          </table:table-cell>
          <table:table-cell table:formula="of:=VLOOKUP([.P173];[.L$1:.L$545];1;0)" office:value-type="string" office:string-value="3242" calcext:value-type="string">
            <text:p>32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Traditional medicine practition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74];REPT(&quot;0&quot;;4-LEN([.B174])))" office:value-type="string" office:string-value="3241" calcext:value-type="string">
            <text:p>3241</text:p>
          </table:table-cell>
          <table:table-cell office:value-type="string" calcext:value-type="string">
            <text:p>3241</text:p>
          </table:table-cell>
          <table:table-cell table:formula="of:=VLOOKUP([.J174];[.P$2:.R$536];2;0)" office:value-type="string" office:string-value="ISCO-88_Ganzeboom" calcext:value-type="string">
            <text:p>ISCO-88_Ganzeboom</text:p>
          </table:table-cell>
          <table:table-cell table:formula="of:=VLOOKUP([.J174];[.P$2:.R$536];1;0)" office:value-type="string" office:string-value="3241" calcext:value-type="string">
            <text:p>324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74];[.P$2:.R$536];3;0)" office:value-type="string" office:string-value="traditional medicine practitioners" calcext:value-type="string">
            <text:p>traditional medicine practitioners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eaching associate professionals</text:p>
          </table:table-cell>
          <table:table-cell table:formula="of:=VLOOKUP([.P174];[.L$1:.L$545];1;0)" office:value-type="string" office:string-value="3300" calcext:value-type="string">
            <text:p>33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Faith hea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75];REPT(&quot;0&quot;;4-LEN([.B175])))" office:value-type="string" office:string-value="3242" calcext:value-type="string">
            <text:p>3242</text:p>
          </table:table-cell>
          <table:table-cell office:value-type="string" calcext:value-type="string">
            <text:p>3242</text:p>
          </table:table-cell>
          <table:table-cell table:formula="of:=VLOOKUP([.J175];[.P$2:.R$536];2;0)" office:value-type="string" office:string-value="ISCO-88_Ganzeboom" calcext:value-type="string">
            <text:p>ISCO-88_Ganzeboom</text:p>
          </table:table-cell>
          <table:table-cell table:formula="of:=VLOOKUP([.J175];[.P$2:.R$536];1;0)" office:value-type="string" office:string-value="3242" calcext:value-type="string">
            <text:p>324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75];[.P$2:.R$536];3;0)" office:value-type="string" office:string-value="faith healers" calcext:value-type="string">
            <text:p>faith healers</text:p>
          </table:table-cell>
          <table:table-cell office:value-type="string" calcext:value-type="string">
            <text:p>33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imary education teaching associate professionals</text:p>
          </table:table-cell>
          <table:table-cell table:formula="of:=VLOOKUP([.P175];[.L$1:.L$545];1;0)" office:value-type="string" office:string-value="3310" calcext:value-type="string">
            <text:p>33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ACHING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76];REPT(&quot;0&quot;;4-LEN([.B176])))" office:value-type="string" office:string-value="3300" calcext:value-type="string">
            <text:p>3300</text:p>
          </table:table-cell>
          <table:table-cell office:value-type="string" calcext:value-type="string">
            <text:p>3300</text:p>
          </table:table-cell>
          <table:table-cell table:formula="of:=VLOOKUP([.J176];[.P$2:.R$536];2;0)" office:value-type="string" office:string-value="ISCO-88_Ganzeboom" calcext:value-type="string">
            <text:p>ISCO-88_Ganzeboom</text:p>
          </table:table-cell>
          <table:table-cell table:formula="of:=VLOOKUP([.J176];[.P$2:.R$536];1;0)" office:value-type="string" office:string-value="3300" calcext:value-type="string">
            <text:p>33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76];[.P$2:.R$536];3;0)" office:value-type="string" office:string-value="teaching associate professionals" calcext:value-type="string">
            <text:p>teaching associate professionals</text:p>
          </table:table-cell>
          <table:table-cell office:value-type="string" calcext:value-type="string">
            <text:p>33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e-primary education teaching associate professionals</text:p>
          </table:table-cell>
          <table:table-cell table:formula="of:=VLOOKUP([.P176];[.L$1:.L$545];1;0)" office:value-type="string" office:string-value="3320" calcext:value-type="string">
            <text:p>33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PRIMARY EDUCATION TEACHING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3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77];REPT(&quot;0&quot;;4-LEN([.B177])))" office:value-type="string" office:string-value="3310" calcext:value-type="string">
            <text:p>3310</text:p>
          </table:table-cell>
          <table:table-cell office:value-type="string" calcext:value-type="string">
            <text:p>3310</text:p>
          </table:table-cell>
          <table:table-cell table:formula="of:=VLOOKUP([.J177];[.P$2:.R$536];2;0)" office:value-type="string" office:string-value="ISCO-88_Ganzeboom" calcext:value-type="string">
            <text:p>ISCO-88_Ganzeboom</text:p>
          </table:table-cell>
          <table:table-cell table:formula="of:=VLOOKUP([.J177];[.P$2:.R$536];1;0)" office:value-type="string" office:string-value="3310" calcext:value-type="string">
            <text:p>33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77];[.P$2:.R$536];3;0)" office:value-type="string" office:string-value="primary education teaching associate professionals" calcext:value-type="string">
            <text:p>primary education teaching associate professionals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pecial education teaching associate professionals</text:p>
          </table:table-cell>
          <table:table-cell table:formula="of:=VLOOKUP([.P177];[.L$1:.L$545];1;0)" office:value-type="string" office:string-value="3330" calcext:value-type="string">
            <text:p>33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Primary education teaching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3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78];REPT(&quot;0&quot;;4-LEN([.B178])))" office:value-type="string" office:string-value="3310" calcext:value-type="string">
            <text:p>3310</text:p>
          </table:table-cell>
          <table:table-cell office:value-type="string" calcext:value-type="string">
            <text:p>3310</text:p>
          </table:table-cell>
          <table:table-cell table:formula="of:=VLOOKUP([.J178];[.P$2:.R$536];2;0)" office:value-type="string" office:string-value="ISCO-88_Ganzeboom" calcext:value-type="string">
            <text:p>ISCO-88_Ganzeboom</text:p>
          </table:table-cell>
          <table:table-cell table:formula="of:=VLOOKUP([.J178];[.P$2:.R$536];1;0)" office:value-type="string" office:string-value="3310" calcext:value-type="string">
            <text:p>33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78];[.P$2:.R$536];3;0)" office:value-type="string" office:string-value="primary education teaching associate professionals" calcext:value-type="string">
            <text:p>primary education teaching associate professionals</text:p>
          </table:table-cell>
          <table:table-cell office:value-type="string" calcext:value-type="string">
            <text:p>33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ther teaching associate professionals</text:p>
          </table:table-cell>
          <table:table-cell table:formula="of:=VLOOKUP([.P178];[.L$1:.L$545];1;0)" office:value-type="string" office:string-value="3340" calcext:value-type="string">
            <text:p>33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PRE-PRIMARY EDUCATION TEACHING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79];REPT(&quot;0&quot;;4-LEN([.B179])))" office:value-type="string" office:string-value="3320" calcext:value-type="string">
            <text:p>3320</text:p>
          </table:table-cell>
          <table:table-cell office:value-type="string" calcext:value-type="string">
            <text:p>3320</text:p>
          </table:table-cell>
          <table:table-cell table:formula="of:=VLOOKUP([.J179];[.P$2:.R$536];2;0)" office:value-type="string" office:string-value="ISCO-88_Ganzeboom" calcext:value-type="string">
            <text:p>ISCO-88_Ganzeboom</text:p>
          </table:table-cell>
          <table:table-cell table:formula="of:=VLOOKUP([.J179];[.P$2:.R$536];1;0)" office:value-type="string" office:string-value="3320" calcext:value-type="string">
            <text:p>33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79];[.P$2:.R$536];3;0)" office:value-type="string" office:string-value="pre-primary education teaching associate professionals" calcext:value-type="string">
            <text:p>pre-primary education teaching associate professionals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ther associate professionals</text:p>
          </table:table-cell>
          <table:table-cell table:formula="of:=VLOOKUP([.P179];[.L$1:.L$545];1;0)" office:value-type="string" office:string-value="3400" calcext:value-type="string">
            <text:p>34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Pre-primary education teaching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80];REPT(&quot;0&quot;;4-LEN([.B180])))" office:value-type="string" office:string-value="3320" calcext:value-type="string">
            <text:p>3320</text:p>
          </table:table-cell>
          <table:table-cell office:value-type="string" calcext:value-type="string">
            <text:p>3320</text:p>
          </table:table-cell>
          <table:table-cell table:formula="of:=VLOOKUP([.J180];[.P$2:.R$536];2;0)" office:value-type="string" office:string-value="ISCO-88_Ganzeboom" calcext:value-type="string">
            <text:p>ISCO-88_Ganzeboom</text:p>
          </table:table-cell>
          <table:table-cell table:formula="of:=VLOOKUP([.J180];[.P$2:.R$536];1;0)" office:value-type="string" office:string-value="3320" calcext:value-type="string">
            <text:p>33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80];[.P$2:.R$536];3;0)" office:value-type="string" office:string-value="pre-primary education teaching associate professionals" calcext:value-type="string">
            <text:p>pre-primary education teaching associate professionals</text:p>
          </table:table-cell>
          <table:table-cell office:value-type="string" calcext:value-type="string">
            <text:p>34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inance &amp; sales associate professionals</text:p>
          </table:table-cell>
          <table:table-cell table:formula="of:=VLOOKUP([.P180];[.L$1:.L$545];1;0)" office:value-type="string" office:string-value="3410" calcext:value-type="string">
            <text:p>34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PECIAL EDUCATION TEACHING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81];REPT(&quot;0&quot;;4-LEN([.B181])))" office:value-type="string" office:string-value="3330" calcext:value-type="string">
            <text:p>3330</text:p>
          </table:table-cell>
          <table:table-cell office:value-type="string" calcext:value-type="string">
            <text:p>3330</text:p>
          </table:table-cell>
          <table:table-cell table:formula="of:=VLOOKUP([.J181];[.P$2:.R$536];2;0)" office:value-type="string" office:string-value="ISCO-88_Ganzeboom" calcext:value-type="string">
            <text:p>ISCO-88_Ganzeboom</text:p>
          </table:table-cell>
          <table:table-cell table:formula="of:=VLOOKUP([.J181];[.P$2:.R$536];1;0)" office:value-type="string" office:string-value="3330" calcext:value-type="string">
            <text:p>33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81];[.P$2:.R$536];3;0)" office:value-type="string" office:string-value="special education teaching associate professionals" calcext:value-type="string">
            <text:p>special education teaching associate professionals</text:p>
          </table:table-cell>
          <table:table-cell office:value-type="string" calcext:value-type="string">
            <text:p>34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ecurities &amp; finance dealers &amp; brokers</text:p>
          </table:table-cell>
          <table:table-cell table:formula="of:=VLOOKUP([.P181];[.L$1:.L$545];1;0)" office:value-type="string" office:string-value="3411" calcext:value-type="string">
            <text:p>34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Special education teaching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82];REPT(&quot;0&quot;;4-LEN([.B182])))" office:value-type="string" office:string-value="3330" calcext:value-type="string">
            <text:p>3330</text:p>
          </table:table-cell>
          <table:table-cell office:value-type="string" calcext:value-type="string">
            <text:p>3330</text:p>
          </table:table-cell>
          <table:table-cell table:formula="of:=VLOOKUP([.J182];[.P$2:.R$536];2;0)" office:value-type="string" office:string-value="ISCO-88_Ganzeboom" calcext:value-type="string">
            <text:p>ISCO-88_Ganzeboom</text:p>
          </table:table-cell>
          <table:table-cell table:formula="of:=VLOOKUP([.J182];[.P$2:.R$536];1;0)" office:value-type="string" office:string-value="3330" calcext:value-type="string">
            <text:p>33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82];[.P$2:.R$536];3;0)" office:value-type="string" office:string-value="special education teaching associate professionals" calcext:value-type="string">
            <text:p>special education teaching associate professionals</text:p>
          </table:table-cell>
          <table:table-cell office:value-type="string" calcext:value-type="string">
            <text:p>34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insurance representatives</text:p>
          </table:table-cell>
          <table:table-cell table:formula="of:=VLOOKUP([.P182];[.L$1:.L$545];1;0)" office:value-type="string" office:string-value="3412" calcext:value-type="string">
            <text:p>34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OTHER TEACHING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83];REPT(&quot;0&quot;;4-LEN([.B183])))" office:value-type="string" office:string-value="3340" calcext:value-type="string">
            <text:p>3340</text:p>
          </table:table-cell>
          <table:table-cell office:value-type="string" calcext:value-type="string">
            <text:p>3340</text:p>
          </table:table-cell>
          <table:table-cell table:formula="of:=VLOOKUP([.J183];[.P$2:.R$536];2;0)" office:value-type="string" office:string-value="ISCO-88_Ganzeboom" calcext:value-type="string">
            <text:p>ISCO-88_Ganzeboom</text:p>
          </table:table-cell>
          <table:table-cell table:formula="of:=VLOOKUP([.J183];[.P$2:.R$536];1;0)" office:value-type="string" office:string-value="3340" calcext:value-type="string">
            <text:p>33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83];[.P$2:.R$536];3;0)" office:value-type="string" office:string-value="other teaching associate professionals" calcext:value-type="string">
            <text:p>other teaching associate professionals</text:p>
          </table:table-cell>
          <table:table-cell office:value-type="string" calcext:value-type="string">
            <text:p>34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state agents</text:p>
          </table:table-cell>
          <table:table-cell table:formula="of:=VLOOKUP([.P183];[.L$1:.L$545];1;0)" office:value-type="string" office:string-value="3413" calcext:value-type="string">
            <text:p>34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Other teaching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84];REPT(&quot;0&quot;;4-LEN([.B184])))" office:value-type="string" office:string-value="3340" calcext:value-type="string">
            <text:p>3340</text:p>
          </table:table-cell>
          <table:table-cell office:value-type="string" calcext:value-type="string">
            <text:p>3340</text:p>
          </table:table-cell>
          <table:table-cell table:formula="of:=VLOOKUP([.J184];[.P$2:.R$536];2;0)" office:value-type="string" office:string-value="ISCO-88_Ganzeboom" calcext:value-type="string">
            <text:p>ISCO-88_Ganzeboom</text:p>
          </table:table-cell>
          <table:table-cell table:formula="of:=VLOOKUP([.J184];[.P$2:.R$536];1;0)" office:value-type="string" office:string-value="3340" calcext:value-type="string">
            <text:p>33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84];[.P$2:.R$536];3;0)" office:value-type="string" office:string-value="other teaching associate professionals" calcext:value-type="string">
            <text:p>other teaching associate professionals</text:p>
          </table:table-cell>
          <table:table-cell office:value-type="string" calcext:value-type="string">
            <text:p>341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ravel consultants &amp; organisers</text:p>
          </table:table-cell>
          <table:table-cell table:formula="of:=VLOOKUP([.P184];[.L$1:.L$545];1;0)" office:value-type="string" office:string-value="3414" calcext:value-type="string">
            <text:p>34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THER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85];REPT(&quot;0&quot;;4-LEN([.B185])))" office:value-type="string" office:string-value="3400" calcext:value-type="string">
            <text:p>3400</text:p>
          </table:table-cell>
          <table:table-cell office:value-type="string" calcext:value-type="string">
            <text:p>3400</text:p>
          </table:table-cell>
          <table:table-cell table:formula="of:=VLOOKUP([.J185];[.P$2:.R$536];2;0)" office:value-type="string" office:string-value="ISCO-88_Ganzeboom" calcext:value-type="string">
            <text:p>ISCO-88_Ganzeboom</text:p>
          </table:table-cell>
          <table:table-cell table:formula="of:=VLOOKUP([.J185];[.P$2:.R$536];1;0)" office:value-type="string" office:string-value="3400" calcext:value-type="string">
            <text:p>34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85];[.P$2:.R$536];3;0)" office:value-type="string" office:string-value="other associate professionals" calcext:value-type="string">
            <text:p>other associate professionals</text:p>
          </table:table-cell>
          <table:table-cell office:value-type="string" calcext:value-type="string">
            <text:p>341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echnical &amp; commercial sales representatives</text:p>
          </table:table-cell>
          <table:table-cell table:formula="of:=VLOOKUP([.P185];[.L$1:.L$545];1;0)" office:value-type="string" office:string-value="3415" calcext:value-type="string">
            <text:p>34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FINANCE AND SALES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86];REPT(&quot;0&quot;;4-LEN([.B186])))" office:value-type="string" office:string-value="3410" calcext:value-type="string">
            <text:p>3410</text:p>
          </table:table-cell>
          <table:table-cell office:value-type="string" calcext:value-type="string">
            <text:p>3410</text:p>
          </table:table-cell>
          <table:table-cell table:formula="of:=VLOOKUP([.J186];[.P$2:.R$536];2;0)" office:value-type="string" office:string-value="ISCO-88_Ganzeboom" calcext:value-type="string">
            <text:p>ISCO-88_Ganzeboom</text:p>
          </table:table-cell>
          <table:table-cell table:formula="of:=VLOOKUP([.J186];[.P$2:.R$536];1;0)" office:value-type="string" office:string-value="3410" calcext:value-type="string">
            <text:p>34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86];[.P$2:.R$536];3;0)" office:value-type="string" office:string-value="finance &amp; sales associate professionals" calcext:value-type="string">
            <text:p>finance &amp; sales associate professionals</text:p>
          </table:table-cell>
          <table:table-cell office:value-type="string" calcext:value-type="string">
            <text:p>3416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uyers</text:p>
          </table:table-cell>
          <table:table-cell table:formula="of:=VLOOKUP([.P186];[.L$1:.L$545];1;0)" office:value-type="string" office:string-value="3416" calcext:value-type="string">
            <text:p>34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Securities and finance dealers and bro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87];REPT(&quot;0&quot;;4-LEN([.B187])))" office:value-type="string" office:string-value="3411" calcext:value-type="string">
            <text:p>3411</text:p>
          </table:table-cell>
          <table:table-cell office:value-type="string" calcext:value-type="string">
            <text:p>3411</text:p>
          </table:table-cell>
          <table:table-cell table:formula="of:=VLOOKUP([.J187];[.P$2:.R$536];2;0)" office:value-type="string" office:string-value="ISCO-88_Ganzeboom" calcext:value-type="string">
            <text:p>ISCO-88_Ganzeboom</text:p>
          </table:table-cell>
          <table:table-cell table:formula="of:=VLOOKUP([.J187];[.P$2:.R$536];1;0)" office:value-type="string" office:string-value="3411" calcext:value-type="string">
            <text:p>34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87];[.P$2:.R$536];3;0)" office:value-type="string" office:string-value="securities &amp; finance dealers &amp; brokers" calcext:value-type="string">
            <text:p>securities &amp; finance dealers &amp; brokers</text:p>
          </table:table-cell>
          <table:table-cell office:value-type="string" calcext:value-type="string">
            <text:p>3417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ppraisers, valuers &amp; auctioneers</text:p>
          </table:table-cell>
          <table:table-cell table:formula="of:=VLOOKUP([.P187];[.L$1:.L$545];1;0)" office:value-type="string" office:string-value="3417" calcext:value-type="string">
            <text:p>34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Insurance representativ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88];REPT(&quot;0&quot;;4-LEN([.B188])))" office:value-type="string" office:string-value="3412" calcext:value-type="string">
            <text:p>3412</text:p>
          </table:table-cell>
          <table:table-cell office:value-type="string" calcext:value-type="string">
            <text:p>3412</text:p>
          </table:table-cell>
          <table:table-cell table:formula="of:=VLOOKUP([.J188];[.P$2:.R$536];2;0)" office:value-type="string" office:string-value="ISCO-88_Ganzeboom" calcext:value-type="string">
            <text:p>ISCO-88_Ganzeboom</text:p>
          </table:table-cell>
          <table:table-cell table:formula="of:=VLOOKUP([.J188];[.P$2:.R$536];1;0)" office:value-type="string" office:string-value="3412" calcext:value-type="string">
            <text:p>34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88];[.P$2:.R$536];3;0)" office:value-type="string" office:string-value="insurance representatives" calcext:value-type="string">
            <text:p>insurance representatives</text:p>
          </table:table-cell>
          <table:table-cell office:value-type="string" calcext:value-type="string">
            <text:p>341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inance &amp; sales associate professionals nec</text:p>
          </table:table-cell>
          <table:table-cell table:formula="of:=VLOOKUP([.P188];[.L$1:.L$545];1;0)" office:value-type="string" office:string-value="3419" calcext:value-type="string">
            <text:p>34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Estate agen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89];REPT(&quot;0&quot;;4-LEN([.B189])))" office:value-type="string" office:string-value="3413" calcext:value-type="string">
            <text:p>3413</text:p>
          </table:table-cell>
          <table:table-cell office:value-type="string" calcext:value-type="string">
            <text:p>3413</text:p>
          </table:table-cell>
          <table:table-cell table:formula="of:=VLOOKUP([.J189];[.P$2:.R$536];2;0)" office:value-type="string" office:string-value="ISCO-88_Ganzeboom" calcext:value-type="string">
            <text:p>ISCO-88_Ganzeboom</text:p>
          </table:table-cell>
          <table:table-cell table:formula="of:=VLOOKUP([.J189];[.P$2:.R$536];1;0)" office:value-type="string" office:string-value="3413" calcext:value-type="string">
            <text:p>34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89];[.P$2:.R$536];3;0)" office:value-type="string" office:string-value="estate agents" calcext:value-type="string">
            <text:p>estate agents</text:p>
          </table:table-cell>
          <table:table-cell office:value-type="string" calcext:value-type="string">
            <text:p>34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usiness services agents and trade brokers</text:p>
          </table:table-cell>
          <table:table-cell table:formula="of:=VLOOKUP([.P189];[.L$1:.L$545];1;0)" office:value-type="string" office:string-value="3420" calcext:value-type="string">
            <text:p>34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Travel consultants and organis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90];REPT(&quot;0&quot;;4-LEN([.B190])))" office:value-type="string" office:string-value="3414" calcext:value-type="string">
            <text:p>3414</text:p>
          </table:table-cell>
          <table:table-cell office:value-type="string" calcext:value-type="string">
            <text:p>3414</text:p>
          </table:table-cell>
          <table:table-cell table:formula="of:=VLOOKUP([.J190];[.P$2:.R$536];2;0)" office:value-type="string" office:string-value="ISCO-88_Ganzeboom" calcext:value-type="string">
            <text:p>ISCO-88_Ganzeboom</text:p>
          </table:table-cell>
          <table:table-cell table:formula="of:=VLOOKUP([.J190];[.P$2:.R$536];1;0)" office:value-type="string" office:string-value="3414" calcext:value-type="string">
            <text:p>341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90];[.P$2:.R$536];3;0)" office:value-type="string" office:string-value="travel consultants &amp; organisers" calcext:value-type="string">
            <text:p>travel consultants &amp; organisers</text:p>
          </table:table-cell>
          <table:table-cell office:value-type="string" calcext:value-type="string">
            <text:p>34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rade brokers</text:p>
          </table:table-cell>
          <table:table-cell table:formula="of:=VLOOKUP([.P190];[.L$1:.L$545];1;0)" office:value-type="string" office:string-value="3421" calcext:value-type="string">
            <text:p>34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Technical and commercial sales representativ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91];REPT(&quot;0&quot;;4-LEN([.B191])))" office:value-type="string" office:string-value="3415" calcext:value-type="string">
            <text:p>3415</text:p>
          </table:table-cell>
          <table:table-cell office:value-type="string" calcext:value-type="string">
            <text:p>3415</text:p>
          </table:table-cell>
          <table:table-cell table:formula="of:=VLOOKUP([.J191];[.P$2:.R$536];2;0)" office:value-type="string" office:string-value="ISCO-88_Ganzeboom" calcext:value-type="string">
            <text:p>ISCO-88_Ganzeboom</text:p>
          </table:table-cell>
          <table:table-cell table:formula="of:=VLOOKUP([.J191];[.P$2:.R$536];1;0)" office:value-type="string" office:string-value="3415" calcext:value-type="string">
            <text:p>341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91];[.P$2:.R$536];3;0)" office:value-type="string" office:string-value="technical &amp; commercial sales representatives" calcext:value-type="string">
            <text:p>technical &amp; commercial sales representatives</text:p>
          </table:table-cell>
          <table:table-cell office:value-type="string" calcext:value-type="string">
            <text:p>34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learing &amp; forwarding agents</text:p>
          </table:table-cell>
          <table:table-cell table:formula="of:=VLOOKUP([.P191];[.L$1:.L$545];1;0)" office:value-type="string" office:string-value="3422" calcext:value-type="string">
            <text:p>34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Buy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92];REPT(&quot;0&quot;;4-LEN([.B192])))" office:value-type="string" office:string-value="3416" calcext:value-type="string">
            <text:p>3416</text:p>
          </table:table-cell>
          <table:table-cell office:value-type="string" calcext:value-type="string">
            <text:p>3416</text:p>
          </table:table-cell>
          <table:table-cell table:formula="of:=VLOOKUP([.J192];[.P$2:.R$536];2;0)" office:value-type="string" office:string-value="ISCO-88_Ganzeboom" calcext:value-type="string">
            <text:p>ISCO-88_Ganzeboom</text:p>
          </table:table-cell>
          <table:table-cell table:formula="of:=VLOOKUP([.J192];[.P$2:.R$536];1;0)" office:value-type="string" office:string-value="3416" calcext:value-type="string">
            <text:p>3416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92];[.P$2:.R$536];3;0)" office:value-type="string" office:string-value="buyers" calcext:value-type="string">
            <text:p>buyers</text:p>
          </table:table-cell>
          <table:table-cell office:value-type="string" calcext:value-type="string">
            <text:p>342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mployment agents &amp; labour contractors</text:p>
          </table:table-cell>
          <table:table-cell table:formula="of:=VLOOKUP([.P192];[.L$1:.L$545];1;0)" office:value-type="string" office:string-value="3423" calcext:value-type="string">
            <text:p>34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17" calcext:value-type="float">
            <text:p>3417</text:p>
          </table:table-cell>
          <table:table-cell office:value-type="string" calcext:value-type="string">
            <text:p>Appraisers, valuers and auctione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93];REPT(&quot;0&quot;;4-LEN([.B193])))" office:value-type="string" office:string-value="3417" calcext:value-type="string">
            <text:p>3417</text:p>
          </table:table-cell>
          <table:table-cell office:value-type="string" calcext:value-type="string">
            <text:p>3417</text:p>
          </table:table-cell>
          <table:table-cell table:formula="of:=VLOOKUP([.J193];[.P$2:.R$536];2;0)" office:value-type="string" office:string-value="ISCO-88_Ganzeboom" calcext:value-type="string">
            <text:p>ISCO-88_Ganzeboom</text:p>
          </table:table-cell>
          <table:table-cell table:formula="of:=VLOOKUP([.J193];[.P$2:.R$536];1;0)" office:value-type="string" office:string-value="3417" calcext:value-type="string">
            <text:p>3417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93];[.P$2:.R$536];3;0)" office:value-type="string" office:string-value="appraisers, valuers &amp; auctioneers" calcext:value-type="string">
            <text:p>appraisers, valuers &amp; auctioneers</text:p>
          </table:table-cell>
          <table:table-cell office:value-type="string" calcext:value-type="string">
            <text:p>342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usiness services agents &amp; trade brokers nec</text:p>
          </table:table-cell>
          <table:table-cell table:formula="of:=VLOOKUP([.P193];[.L$1:.L$545];1;0)" office:value-type="string" office:string-value="3429" calcext:value-type="string">
            <text:p>34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Finance and sales associate professional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94];REPT(&quot;0&quot;;4-LEN([.B194])))" office:value-type="string" office:string-value="3419" calcext:value-type="string">
            <text:p>3419</text:p>
          </table:table-cell>
          <table:table-cell office:value-type="string" calcext:value-type="string">
            <text:p>3419</text:p>
          </table:table-cell>
          <table:table-cell table:formula="of:=VLOOKUP([.J194];[.P$2:.R$536];2;0)" office:value-type="string" office:string-value="ISCO-88_Ganzeboom" calcext:value-type="string">
            <text:p>ISCO-88_Ganzeboom</text:p>
          </table:table-cell>
          <table:table-cell table:formula="of:=VLOOKUP([.J194];[.P$2:.R$536];1;0)" office:value-type="string" office:string-value="3419" calcext:value-type="string">
            <text:p>341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94];[.P$2:.R$536];3;0)" office:value-type="string" office:string-value="finance &amp; sales associate professionals nec" calcext:value-type="string">
            <text:p>finance &amp; sales associate professionals nec</text:p>
          </table:table-cell>
          <table:table-cell office:value-type="string" calcext:value-type="string">
            <text:p>34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dministrative associate professionals</text:p>
          </table:table-cell>
          <table:table-cell table:formula="of:=VLOOKUP([.P194];[.L$1:.L$545];1;0)" office:value-type="string" office:string-value="3430" calcext:value-type="string">
            <text:p>34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USINESS SERVICES AGENTS AND TRADE BRO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95];REPT(&quot;0&quot;;4-LEN([.B195])))" office:value-type="string" office:string-value="3420" calcext:value-type="string">
            <text:p>3420</text:p>
          </table:table-cell>
          <table:table-cell office:value-type="string" calcext:value-type="string">
            <text:p>3420</text:p>
          </table:table-cell>
          <table:table-cell table:formula="of:=VLOOKUP([.J195];[.P$2:.R$536];2;0)" office:value-type="string" office:string-value="ISCO-88_Ganzeboom" calcext:value-type="string">
            <text:p>ISCO-88_Ganzeboom</text:p>
          </table:table-cell>
          <table:table-cell table:formula="of:=VLOOKUP([.J195];[.P$2:.R$536];1;0)" office:value-type="string" office:string-value="3420" calcext:value-type="string">
            <text:p>34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95];[.P$2:.R$536];3;0)" office:value-type="string" office:string-value="business services agents and trade brokers" calcext:value-type="string">
            <text:p>business services agents and trade brokers</text:p>
          </table:table-cell>
          <table:table-cell office:value-type="string" calcext:value-type="string">
            <text:p>34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dministrative secretaries etc associate professionals</text:p>
          </table:table-cell>
          <table:table-cell table:formula="of:=VLOOKUP([.P195];[.L$1:.L$545];1;0)" office:value-type="string" office:string-value="3431" calcext:value-type="string">
            <text:p>34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Trade bro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96];REPT(&quot;0&quot;;4-LEN([.B196])))" office:value-type="string" office:string-value="3421" calcext:value-type="string">
            <text:p>3421</text:p>
          </table:table-cell>
          <table:table-cell office:value-type="string" calcext:value-type="string">
            <text:p>3421</text:p>
          </table:table-cell>
          <table:table-cell table:formula="of:=VLOOKUP([.J196];[.P$2:.R$536];2;0)" office:value-type="string" office:string-value="ISCO-88_Ganzeboom" calcext:value-type="string">
            <text:p>ISCO-88_Ganzeboom</text:p>
          </table:table-cell>
          <table:table-cell table:formula="of:=VLOOKUP([.J196];[.P$2:.R$536];1;0)" office:value-type="string" office:string-value="3421" calcext:value-type="string">
            <text:p>34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96];[.P$2:.R$536];3;0)" office:value-type="string" office:string-value="trade brokers" calcext:value-type="string">
            <text:p>trade brokers</text:p>
          </table:table-cell>
          <table:table-cell office:value-type="string" calcext:value-type="string">
            <text:p>34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egal etc business associate professionals</text:p>
          </table:table-cell>
          <table:table-cell table:formula="of:=VLOOKUP([.P196];[.L$1:.L$545];1;0)" office:value-type="string" office:string-value="3432" calcext:value-type="string">
            <text:p>34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Clearing and forwarding agen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97];REPT(&quot;0&quot;;4-LEN([.B197])))" office:value-type="string" office:string-value="3422" calcext:value-type="string">
            <text:p>3422</text:p>
          </table:table-cell>
          <table:table-cell office:value-type="string" calcext:value-type="string">
            <text:p>3422</text:p>
          </table:table-cell>
          <table:table-cell table:formula="of:=VLOOKUP([.J197];[.P$2:.R$536];2;0)" office:value-type="string" office:string-value="ISCO-88_Ganzeboom" calcext:value-type="string">
            <text:p>ISCO-88_Ganzeboom</text:p>
          </table:table-cell>
          <table:table-cell table:formula="of:=VLOOKUP([.J197];[.P$2:.R$536];1;0)" office:value-type="string" office:string-value="3422" calcext:value-type="string">
            <text:p>34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97];[.P$2:.R$536];3;0)" office:value-type="string" office:string-value="clearing &amp; forwarding agents" calcext:value-type="string">
            <text:p>clearing &amp; forwarding agents</text:p>
          </table:table-cell>
          <table:table-cell office:value-type="string" calcext:value-type="string">
            <text:p>343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ookkeepers</text:p>
          </table:table-cell>
          <table:table-cell table:formula="of:=VLOOKUP([.P197];[.L$1:.L$545];1;0)" office:value-type="string" office:string-value="3433" calcext:value-type="string">
            <text:p>34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Employment agents and labour contrac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98];REPT(&quot;0&quot;;4-LEN([.B198])))" office:value-type="string" office:string-value="3423" calcext:value-type="string">
            <text:p>3423</text:p>
          </table:table-cell>
          <table:table-cell office:value-type="string" calcext:value-type="string">
            <text:p>3423</text:p>
          </table:table-cell>
          <table:table-cell table:formula="of:=VLOOKUP([.J198];[.P$2:.R$536];2;0)" office:value-type="string" office:string-value="ISCO-88_Ganzeboom" calcext:value-type="string">
            <text:p>ISCO-88_Ganzeboom</text:p>
          </table:table-cell>
          <table:table-cell table:formula="of:=VLOOKUP([.J198];[.P$2:.R$536];1;0)" office:value-type="string" office:string-value="3423" calcext:value-type="string">
            <text:p>342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98];[.P$2:.R$536];3;0)" office:value-type="string" office:string-value="employment agents &amp; labour contractors" calcext:value-type="string">
            <text:p>employment agents &amp; labour contractors</text:p>
          </table:table-cell>
          <table:table-cell office:value-type="string" calcext:value-type="string">
            <text:p>343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tatistical, mathematical etc associate professionals</text:p>
          </table:table-cell>
          <table:table-cell table:formula="of:=VLOOKUP([.P198];[.L$1:.L$545];1;0)" office:value-type="string" office:string-value="3434" calcext:value-type="string">
            <text:p>34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Business services agents and trade broker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199];REPT(&quot;0&quot;;4-LEN([.B199])))" office:value-type="string" office:string-value="3429" calcext:value-type="string">
            <text:p>3429</text:p>
          </table:table-cell>
          <table:table-cell office:value-type="string" calcext:value-type="string">
            <text:p>3429</text:p>
          </table:table-cell>
          <table:table-cell table:formula="of:=VLOOKUP([.J199];[.P$2:.R$536];2;0)" office:value-type="string" office:string-value="ISCO-88_Ganzeboom" calcext:value-type="string">
            <text:p>ISCO-88_Ganzeboom</text:p>
          </table:table-cell>
          <table:table-cell table:formula="of:=VLOOKUP([.J199];[.P$2:.R$536];1;0)" office:value-type="string" office:string-value="3429" calcext:value-type="string">
            <text:p>342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199];[.P$2:.R$536];3;0)" office:value-type="string" office:string-value="business services agents &amp; trade brokers nec" calcext:value-type="string">
            <text:p>business services agents &amp; trade brokers nec</text:p>
          </table:table-cell>
          <table:table-cell office:value-type="string" calcext:value-type="string">
            <text:p>343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dministrative associate professionals nec</text:p>
          </table:table-cell>
          <table:table-cell table:formula="of:=VLOOKUP([.P199];[.L$1:.L$545];1;0)" office:value-type="string" office:string-value="3439" calcext:value-type="string">
            <text:p>34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DMINISTRATIVE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00];REPT(&quot;0&quot;;4-LEN([.B200])))" office:value-type="string" office:string-value="3430" calcext:value-type="string">
            <text:p>3430</text:p>
          </table:table-cell>
          <table:table-cell office:value-type="string" calcext:value-type="string">
            <text:p>3430</text:p>
          </table:table-cell>
          <table:table-cell table:formula="of:=VLOOKUP([.J200];[.P$2:.R$536];2;0)" office:value-type="string" office:string-value="ISCO-88_Ganzeboom" calcext:value-type="string">
            <text:p>ISCO-88_Ganzeboom</text:p>
          </table:table-cell>
          <table:table-cell table:formula="of:=VLOOKUP([.J200];[.P$2:.R$536];1;0)" office:value-type="string" office:string-value="3430" calcext:value-type="string">
            <text:p>34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00];[.P$2:.R$536];3;0)" office:value-type="string" office:string-value="administrative associate professionals" calcext:value-type="string">
            <text:p>administrative associate professionals</text:p>
          </table:table-cell>
          <table:table-cell office:value-type="string" calcext:value-type="string">
            <text:p>34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ustoms, tax etc government associate professionals</text:p>
          </table:table-cell>
          <table:table-cell table:formula="of:=VLOOKUP([.P200];[.L$1:.L$545];1;0)" office:value-type="string" office:string-value="3440" calcext:value-type="string">
            <text:p>34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Administrative secretaries and related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01];REPT(&quot;0&quot;;4-LEN([.B201])))" office:value-type="string" office:string-value="3431" calcext:value-type="string">
            <text:p>3431</text:p>
          </table:table-cell>
          <table:table-cell office:value-type="string" calcext:value-type="string">
            <text:p>3431</text:p>
          </table:table-cell>
          <table:table-cell table:formula="of:=VLOOKUP([.J201];[.P$2:.R$536];2;0)" office:value-type="string" office:string-value="ISCO-88_Ganzeboom" calcext:value-type="string">
            <text:p>ISCO-88_Ganzeboom</text:p>
          </table:table-cell>
          <table:table-cell table:formula="of:=VLOOKUP([.J201];[.P$2:.R$536];1;0)" office:value-type="string" office:string-value="3431" calcext:value-type="string">
            <text:p>34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01];[.P$2:.R$536];3;0)" office:value-type="string" office:string-value="administrative secretaries etc associate professionals" calcext:value-type="string">
            <text:p>administrative secretaries etc associate professionals</text:p>
          </table:table-cell>
          <table:table-cell office:value-type="string" calcext:value-type="string">
            <text:p>344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ustoms &amp; border inspectors</text:p>
          </table:table-cell>
          <table:table-cell table:formula="of:=VLOOKUP([.P201];[.L$1:.L$545];1;0)" office:value-type="string" office:string-value="3441" calcext:value-type="string">
            <text:p>34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Legal and related business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02];REPT(&quot;0&quot;;4-LEN([.B202])))" office:value-type="string" office:string-value="3432" calcext:value-type="string">
            <text:p>3432</text:p>
          </table:table-cell>
          <table:table-cell office:value-type="string" calcext:value-type="string">
            <text:p>3432</text:p>
          </table:table-cell>
          <table:table-cell table:formula="of:=VLOOKUP([.J202];[.P$2:.R$536];2;0)" office:value-type="string" office:string-value="ISCO-88_Ganzeboom" calcext:value-type="string">
            <text:p>ISCO-88_Ganzeboom</text:p>
          </table:table-cell>
          <table:table-cell table:formula="of:=VLOOKUP([.J202];[.P$2:.R$536];1;0)" office:value-type="string" office:string-value="3432" calcext:value-type="string">
            <text:p>34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02];[.P$2:.R$536];3;0)" office:value-type="string" office:string-value="legal etc business associate professionals" calcext:value-type="string">
            <text:p>legal etc business associate professionals</text:p>
          </table:table-cell>
          <table:table-cell office:value-type="string" calcext:value-type="string">
            <text:p>344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overnment tax &amp; excise officials</text:p>
          </table:table-cell>
          <table:table-cell table:formula="of:=VLOOKUP([.P202];[.L$1:.L$545];1;0)" office:value-type="string" office:string-value="3442" calcext:value-type="string">
            <text:p>34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Bookkeep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03];REPT(&quot;0&quot;;4-LEN([.B203])))" office:value-type="string" office:string-value="3433" calcext:value-type="string">
            <text:p>3433</text:p>
          </table:table-cell>
          <table:table-cell office:value-type="string" calcext:value-type="string">
            <text:p>3433</text:p>
          </table:table-cell>
          <table:table-cell table:formula="of:=VLOOKUP([.J203];[.P$2:.R$536];2;0)" office:value-type="string" office:string-value="ISCO-88_Ganzeboom" calcext:value-type="string">
            <text:p>ISCO-88_Ganzeboom</text:p>
          </table:table-cell>
          <table:table-cell table:formula="of:=VLOOKUP([.J203];[.P$2:.R$536];1;0)" office:value-type="string" office:string-value="3433" calcext:value-type="string">
            <text:p>343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03];[.P$2:.R$536];3;0)" office:value-type="string" office:string-value="bookkeepers" calcext:value-type="string">
            <text:p>bookkeepers</text:p>
          </table:table-cell>
          <table:table-cell office:value-type="string" calcext:value-type="string">
            <text:p>344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overnment social benefits officials</text:p>
          </table:table-cell>
          <table:table-cell table:formula="of:=VLOOKUP([.P203];[.L$1:.L$545];1;0)" office:value-type="string" office:string-value="3443" calcext:value-type="string">
            <text:p>34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Statistical, mathematical and related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04];REPT(&quot;0&quot;;4-LEN([.B204])))" office:value-type="string" office:string-value="3434" calcext:value-type="string">
            <text:p>3434</text:p>
          </table:table-cell>
          <table:table-cell office:value-type="string" calcext:value-type="string">
            <text:p>3434</text:p>
          </table:table-cell>
          <table:table-cell table:formula="of:=VLOOKUP([.J204];[.P$2:.R$536];2;0)" office:value-type="string" office:string-value="ISCO-88_Ganzeboom" calcext:value-type="string">
            <text:p>ISCO-88_Ganzeboom</text:p>
          </table:table-cell>
          <table:table-cell table:formula="of:=VLOOKUP([.J204];[.P$2:.R$536];1;0)" office:value-type="string" office:string-value="3434" calcext:value-type="string">
            <text:p>343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04];[.P$2:.R$536];3;0)" office:value-type="string" office:string-value="statistical, mathematical etc associate professionals" calcext:value-type="string">
            <text:p>statistical, mathematical etc associate professionals</text:p>
          </table:table-cell>
          <table:table-cell office:value-type="string" calcext:value-type="string">
            <text:p>344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overnment licensing officials</text:p>
          </table:table-cell>
          <table:table-cell table:formula="of:=VLOOKUP([.P204];[.L$1:.L$545];1;0)" office:value-type="string" office:string-value="3444" calcext:value-type="string">
            <text:p>34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Administrative associate professional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05];REPT(&quot;0&quot;;4-LEN([.B205])))" office:value-type="string" office:string-value="3439" calcext:value-type="string">
            <text:p>3439</text:p>
          </table:table-cell>
          <table:table-cell office:value-type="string" calcext:value-type="string">
            <text:p>3439</text:p>
          </table:table-cell>
          <table:table-cell table:formula="of:=VLOOKUP([.J205];[.P$2:.R$536];2;0)" office:value-type="string" office:string-value="ISCO-88_Ganzeboom" calcext:value-type="string">
            <text:p>ISCO-88_Ganzeboom</text:p>
          </table:table-cell>
          <table:table-cell table:formula="of:=VLOOKUP([.J205];[.P$2:.R$536];1;0)" office:value-type="string" office:string-value="3439" calcext:value-type="string">
            <text:p>343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05];[.P$2:.R$536];3;0)" office:value-type="string" office:string-value="administrative associate professionals nec" calcext:value-type="string">
            <text:p>administrative associate professionals nec</text:p>
          </table:table-cell>
          <table:table-cell office:value-type="string" calcext:value-type="string">
            <text:p>344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ustoms tax etc government associate professionals nec</text:p>
          </table:table-cell>
          <table:table-cell table:formula="of:=VLOOKUP([.P205];[.L$1:.L$545];1;0)" office:value-type="string" office:string-value="3449" calcext:value-type="string">
            <text:p>34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USTOMS, TAX AND RELATED GOVERNMENT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06];REPT(&quot;0&quot;;4-LEN([.B206])))" office:value-type="string" office:string-value="3440" calcext:value-type="string">
            <text:p>3440</text:p>
          </table:table-cell>
          <table:table-cell office:value-type="string" calcext:value-type="string">
            <text:p>3440</text:p>
          </table:table-cell>
          <table:table-cell table:formula="of:=VLOOKUP([.J206];[.P$2:.R$536];2;0)" office:value-type="string" office:string-value="ISCO-88_Ganzeboom" calcext:value-type="string">
            <text:p>ISCO-88_Ganzeboom</text:p>
          </table:table-cell>
          <table:table-cell table:formula="of:=VLOOKUP([.J206];[.P$2:.R$536];1;0)" office:value-type="string" office:string-value="3440" calcext:value-type="string">
            <text:p>34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06];[.P$2:.R$536];3;0)" office:value-type="string" office:string-value="customs, tax etc government associate professionals" calcext:value-type="string">
            <text:p>customs, tax etc government associate professionals</text:p>
          </table:table-cell>
          <table:table-cell office:value-type="string" calcext:value-type="string">
            <text:p>345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police and army officers]</text:p>
          </table:table-cell>
          <table:table-cell table:formula="of:=VLOOKUP([.P206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Customs and border inspec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07];REPT(&quot;0&quot;;4-LEN([.B207])))" office:value-type="string" office:string-value="3441" calcext:value-type="string">
            <text:p>3441</text:p>
          </table:table-cell>
          <table:table-cell office:value-type="string" calcext:value-type="string">
            <text:p>3441</text:p>
          </table:table-cell>
          <table:table-cell table:formula="of:=VLOOKUP([.J207];[.P$2:.R$536];2;0)" office:value-type="string" office:string-value="ISCO-88_Ganzeboom" calcext:value-type="string">
            <text:p>ISCO-88_Ganzeboom</text:p>
          </table:table-cell>
          <table:table-cell table:formula="of:=VLOOKUP([.J207];[.P$2:.R$536];1;0)" office:value-type="string" office:string-value="3441" calcext:value-type="string">
            <text:p>344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07];[.P$2:.R$536];3;0)" office:value-type="string" office:string-value="customs &amp; border inspectors" calcext:value-type="string">
            <text:p>customs &amp; border inspectors</text:p>
          </table:table-cell>
          <table:table-cell office:value-type="string" calcext:value-type="string">
            <text:p>345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police inspectors-detectives]</text:p>
          </table:table-cell>
          <table:table-cell table:formula="of:=VLOOKUP([.P207];[.L$1:.L$545];1;0)" office:value-type="string" office:string-value="3451" calcext:value-type="string">
            <text:p>34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Government tax and excise offici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08];REPT(&quot;0&quot;;4-LEN([.B208])))" office:value-type="string" office:string-value="3442" calcext:value-type="string">
            <text:p>3442</text:p>
          </table:table-cell>
          <table:table-cell office:value-type="string" calcext:value-type="string">
            <text:p>3442</text:p>
          </table:table-cell>
          <table:table-cell table:formula="of:=VLOOKUP([.J208];[.P$2:.R$536];2;0)" office:value-type="string" office:string-value="ISCO-88_Ganzeboom" calcext:value-type="string">
            <text:p>ISCO-88_Ganzeboom</text:p>
          </table:table-cell>
          <table:table-cell table:formula="of:=VLOOKUP([.J208];[.P$2:.R$536];1;0)" office:value-type="string" office:string-value="3442" calcext:value-type="string">
            <text:p>344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08];[.P$2:.R$536];3;0)" office:value-type="string" office:string-value="government tax &amp; excise officials" calcext:value-type="string">
            <text:p>government tax &amp; excise officials</text:p>
          </table:table-cell>
          <table:table-cell office:value-type="string" calcext:value-type="string">
            <text:p>345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armed forces non-commissioned officers + army nfs]</text:p>
          </table:table-cell>
          <table:table-cell table:formula="of:=VLOOKUP([.P208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Government social benefits offici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09];REPT(&quot;0&quot;;4-LEN([.B209])))" office:value-type="string" office:string-value="3443" calcext:value-type="string">
            <text:p>3443</text:p>
          </table:table-cell>
          <table:table-cell office:value-type="string" calcext:value-type="string">
            <text:p>3443</text:p>
          </table:table-cell>
          <table:table-cell table:formula="of:=VLOOKUP([.J209];[.P$2:.R$536];2;0)" office:value-type="string" office:string-value="ISCO-88_Ganzeboom" calcext:value-type="string">
            <text:p>ISCO-88_Ganzeboom</text:p>
          </table:table-cell>
          <table:table-cell table:formula="of:=VLOOKUP([.J209];[.P$2:.R$536];1;0)" office:value-type="string" office:string-value="3443" calcext:value-type="string">
            <text:p>344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09];[.P$2:.R$536];3;0)" office:value-type="string" office:string-value="government social benefits officials" calcext:value-type="string">
            <text:p>government social benefits officials</text:p>
          </table:table-cell>
          <table:table-cell office:value-type="string" calcext:value-type="string">
            <text:p>346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ocial work associate professionals</text:p>
          </table:table-cell>
          <table:table-cell table:formula="of:=VLOOKUP([.P209];[.L$1:.L$545];1;0)" office:value-type="string" office:string-value="3460" calcext:value-type="string">
            <text:p>34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Government licensing offici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10];REPT(&quot;0&quot;;4-LEN([.B210])))" office:value-type="string" office:string-value="3444" calcext:value-type="string">
            <text:p>3444</text:p>
          </table:table-cell>
          <table:table-cell office:value-type="string" calcext:value-type="string">
            <text:p>3444</text:p>
          </table:table-cell>
          <table:table-cell table:formula="of:=VLOOKUP([.J210];[.P$2:.R$536];2;0)" office:value-type="string" office:string-value="ISCO-88_Ganzeboom" calcext:value-type="string">
            <text:p>ISCO-88_Ganzeboom</text:p>
          </table:table-cell>
          <table:table-cell table:formula="of:=VLOOKUP([.J210];[.P$2:.R$536];1;0)" office:value-type="string" office:string-value="3444" calcext:value-type="string">
            <text:p>344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10];[.P$2:.R$536];3;0)" office:value-type="string" office:string-value="government licensing officials" calcext:value-type="string">
            <text:p>government licensing officials</text:p>
          </table:table-cell>
          <table:table-cell office:value-type="string" calcext:value-type="string">
            <text:p>347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rtistic, entertainment &amp; sports associate professionals</text:p>
          </table:table-cell>
          <table:table-cell table:formula="of:=VLOOKUP([.P210];[.L$1:.L$545];1;0)" office:value-type="string" office:string-value="3470" calcext:value-type="string">
            <text:p>347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Customs, tax and related government associate professional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11];REPT(&quot;0&quot;;4-LEN([.B211])))" office:value-type="string" office:string-value="3449" calcext:value-type="string">
            <text:p>3449</text:p>
          </table:table-cell>
          <table:table-cell office:value-type="string" calcext:value-type="string">
            <text:p>3449</text:p>
          </table:table-cell>
          <table:table-cell table:formula="of:=VLOOKUP([.J211];[.P$2:.R$536];2;0)" office:value-type="string" office:string-value="ISCO-88_Ganzeboom" calcext:value-type="string">
            <text:p>ISCO-88_Ganzeboom</text:p>
          </table:table-cell>
          <table:table-cell table:formula="of:=VLOOKUP([.J211];[.P$2:.R$536];1;0)" office:value-type="string" office:string-value="3449" calcext:value-type="string">
            <text:p>344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11];[.P$2:.R$536];3;0)" office:value-type="string" office:string-value="customs tax etc government associate professionals nec" calcext:value-type="string">
            <text:p>customs tax etc government associate professionals nec</text:p>
          </table:table-cell>
          <table:table-cell office:value-type="string" calcext:value-type="string">
            <text:p>347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ecorators &amp; commercial designers</text:p>
          </table:table-cell>
          <table:table-cell table:formula="of:=VLOOKUP([.P211];[.L$1:.L$545];1;0)" office:value-type="string" office:string-value="3471" calcext:value-type="string">
            <text:p>34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POLICE INSPECTORS AND DETECTIV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 introduces new concept 3451, 3450 now includes army officers</text:p>
          </table:table-cell>
          <table:table-cell office:value-type="string" calcext:value-type="string">
            <text:p>ISCO-88_Ganzeboom</text:p>
          </table:table-cell>
          <table:table-cell table:formula="of:=CONCATENATE([.B212];REPT(&quot;0&quot;;4-LEN([.B212])))" office:value-type="string" office:string-value="3450" calcext:value-type="string">
            <text:p>3450</text:p>
          </table:table-cell>
          <table:table-cell office:value-type="string" calcext:value-type="string">
            <text:p>3451</text:p>
          </table:table-cell>
          <table:table-cell table:formula="of:=VLOOKUP([.J212];[.P$2:.R$536];2;0)" office:value-type="string" office:string-value="ISCO-88_Ganzeboom" calcext:value-type="string">
            <text:p>ISCO-88_Ganzeboom</text:p>
          </table:table-cell>
          <table:table-cell table:formula="of:=VLOOKUP([.J212];[.P$2:.R$536];1;0)" office:value-type="string" office:string-value="3451" calcext:value-type="string">
            <text:p>3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 introduces new concept 3451, 3450 now includes army officers</text:p>
          </table:table-cell>
          <table:table-cell table:formula="of:=VLOOKUP([.J212];[.P$2:.R$536];3;0)" office:value-type="string" office:string-value="[police inspectors-detectives]" calcext:value-type="string">
            <text:p>[police inspectors-detectives]</text:p>
          </table:table-cell>
          <table:table-cell office:value-type="string" calcext:value-type="string">
            <text:p>347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radio, television &amp; other announcers</text:p>
          </table:table-cell>
          <table:table-cell table:formula="of:=VLOOKUP([.P212];[.L$1:.L$545];1;0)" office:value-type="string" office:string-value="3472" calcext:value-type="string">
            <text:p>347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Police inspectors and detectiv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 introduces new concept 3451, 3450 now includes army officers</text:p>
          </table:table-cell>
          <table:table-cell office:value-type="string" calcext:value-type="string">
            <text:p>ISCO-88_Ganzeboom</text:p>
          </table:table-cell>
          <table:table-cell table:formula="of:=CONCATENATE([.B213];REPT(&quot;0&quot;;4-LEN([.B213])))" office:value-type="string" office:string-value="3450" calcext:value-type="string">
            <text:p>3450</text:p>
          </table:table-cell>
          <table:table-cell office:value-type="string" calcext:value-type="string">
            <text:p>3451</text:p>
          </table:table-cell>
          <table:table-cell table:formula="of:=VLOOKUP([.J213];[.P$2:.R$536];2;0)" office:value-type="string" office:string-value="ISCO-88_Ganzeboom" calcext:value-type="string">
            <text:p>ISCO-88_Ganzeboom</text:p>
          </table:table-cell>
          <table:table-cell table:formula="of:=VLOOKUP([.J213];[.P$2:.R$536];1;0)" office:value-type="string" office:string-value="3451" calcext:value-type="string">
            <text:p>3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 introduces new concept 3451, 3450 now includes army officers</text:p>
          </table:table-cell>
          <table:table-cell table:formula="of:=VLOOKUP([.J213];[.P$2:.R$536];3;0)" office:value-type="string" office:string-value="[police inspectors-detectives]" calcext:value-type="string">
            <text:p>[police inspectors-detectives]</text:p>
          </table:table-cell>
          <table:table-cell office:value-type="string" calcext:value-type="string">
            <text:p>347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treet night-club etc musicians singers &amp; dancers</text:p>
          </table:table-cell>
          <table:table-cell table:formula="of:=VLOOKUP([.P213];[.L$1:.L$545];1;0)" office:value-type="string" office:string-value="3473" calcext:value-type="string">
            <text:p>34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OCIAL WORK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14];REPT(&quot;0&quot;;4-LEN([.B214])))" office:value-type="string" office:string-value="3460" calcext:value-type="string">
            <text:p>3460</text:p>
          </table:table-cell>
          <table:table-cell office:value-type="string" calcext:value-type="string">
            <text:p>3460</text:p>
          </table:table-cell>
          <table:table-cell table:formula="of:=VLOOKUP([.J214];[.P$2:.R$536];2;0)" office:value-type="string" office:string-value="ISCO-88_Ganzeboom" calcext:value-type="string">
            <text:p>ISCO-88_Ganzeboom</text:p>
          </table:table-cell>
          <table:table-cell table:formula="of:=VLOOKUP([.J214];[.P$2:.R$536];1;0)" office:value-type="string" office:string-value="3460" calcext:value-type="string">
            <text:p>346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14];[.P$2:.R$536];3;0)" office:value-type="string" office:string-value="social work associate professionals" calcext:value-type="string">
            <text:p>social work associate professionals</text:p>
          </table:table-cell>
          <table:table-cell office:value-type="string" calcext:value-type="string">
            <text:p>347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lowns magicians acrobats etc associate professionals</text:p>
          </table:table-cell>
          <table:table-cell table:formula="of:=VLOOKUP([.P214];[.L$1:.L$545];1;0)" office:value-type="string" office:string-value="3474" calcext:value-type="string">
            <text:p>34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Social work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15];REPT(&quot;0&quot;;4-LEN([.B215])))" office:value-type="string" office:string-value="3460" calcext:value-type="string">
            <text:p>3460</text:p>
          </table:table-cell>
          <table:table-cell office:value-type="string" calcext:value-type="string">
            <text:p>3460</text:p>
          </table:table-cell>
          <table:table-cell table:formula="of:=VLOOKUP([.J215];[.P$2:.R$536];2;0)" office:value-type="string" office:string-value="ISCO-88_Ganzeboom" calcext:value-type="string">
            <text:p>ISCO-88_Ganzeboom</text:p>
          </table:table-cell>
          <table:table-cell table:formula="of:=VLOOKUP([.J215];[.P$2:.R$536];1;0)" office:value-type="string" office:string-value="3460" calcext:value-type="string">
            <text:p>346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15];[.P$2:.R$536];3;0)" office:value-type="string" office:string-value="social work associate professionals" calcext:value-type="string">
            <text:p>social work associate professionals</text:p>
          </table:table-cell>
          <table:table-cell office:value-type="string" calcext:value-type="string">
            <text:p>347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thletes sportspersons etc associate professionals</text:p>
          </table:table-cell>
          <table:table-cell table:formula="of:=VLOOKUP([.P215];[.L$1:.L$545];1;0)" office:value-type="string" office:string-value="3475" calcext:value-type="string">
            <text:p>34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RTISTIC, ENTERTAINMENT AND SPORTS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16];REPT(&quot;0&quot;;4-LEN([.B216])))" office:value-type="string" office:string-value="3470" calcext:value-type="string">
            <text:p>3470</text:p>
          </table:table-cell>
          <table:table-cell office:value-type="string" calcext:value-type="string">
            <text:p>3470</text:p>
          </table:table-cell>
          <table:table-cell table:formula="of:=VLOOKUP([.J216];[.P$2:.R$536];2;0)" office:value-type="string" office:string-value="ISCO-88_Ganzeboom" calcext:value-type="string">
            <text:p>ISCO-88_Ganzeboom</text:p>
          </table:table-cell>
          <table:table-cell table:formula="of:=VLOOKUP([.J216];[.P$2:.R$536];1;0)" office:value-type="string" office:string-value="3470" calcext:value-type="string">
            <text:p>347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16];[.P$2:.R$536];3;0)" office:value-type="string" office:string-value="artistic, entertainment &amp; sports associate professionals" calcext:value-type="string">
            <text:p>artistic, entertainment &amp; sports associate professionals</text:p>
          </table:table-cell>
          <table:table-cell office:value-type="string" calcext:value-type="string">
            <text:p>348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religious associate professionals</text:p>
          </table:table-cell>
          <table:table-cell table:formula="of:=VLOOKUP([.P216];[.L$1:.L$545];1;0)" office:value-type="string" office:string-value="3480" calcext:value-type="string">
            <text:p>34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Decorators and commercial design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17];REPT(&quot;0&quot;;4-LEN([.B217])))" office:value-type="string" office:string-value="3471" calcext:value-type="string">
            <text:p>3471</text:p>
          </table:table-cell>
          <table:table-cell office:value-type="string" calcext:value-type="string">
            <text:p>3471</text:p>
          </table:table-cell>
          <table:table-cell table:formula="of:=VLOOKUP([.J217];[.P$2:.R$536];2;0)" office:value-type="string" office:string-value="ISCO-88_Ganzeboom" calcext:value-type="string">
            <text:p>ISCO-88_Ganzeboom</text:p>
          </table:table-cell>
          <table:table-cell table:formula="of:=VLOOKUP([.J217];[.P$2:.R$536];1;0)" office:value-type="string" office:string-value="3471" calcext:value-type="string">
            <text:p>347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17];[.P$2:.R$536];3;0)" office:value-type="string" office:string-value="decorators &amp; commercial designers" calcext:value-type="string">
            <text:p>decorators &amp; commercial designers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lerks</text:p>
          </table:table-cell>
          <table:table-cell table:formula="of:=VLOOKUP([.P217];[.L$1:.L$545];1;0)" office:value-type="string" office:string-value="4000" calcext:value-type="string">
            <text:p>4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Radio, television and other announc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18];REPT(&quot;0&quot;;4-LEN([.B218])))" office:value-type="string" office:string-value="3472" calcext:value-type="string">
            <text:p>3472</text:p>
          </table:table-cell>
          <table:table-cell office:value-type="string" calcext:value-type="string">
            <text:p>3472</text:p>
          </table:table-cell>
          <table:table-cell table:formula="of:=VLOOKUP([.J218];[.P$2:.R$536];2;0)" office:value-type="string" office:string-value="ISCO-88_Ganzeboom" calcext:value-type="string">
            <text:p>ISCO-88_Ganzeboom</text:p>
          </table:table-cell>
          <table:table-cell table:formula="of:=VLOOKUP([.J218];[.P$2:.R$536];1;0)" office:value-type="string" office:string-value="3472" calcext:value-type="string">
            <text:p>347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18];[.P$2:.R$536];3;0)" office:value-type="string" office:string-value="radio, television &amp; other announcers" calcext:value-type="string">
            <text:p>radio, television &amp; other announcers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ffice clerks</text:p>
          </table:table-cell>
          <table:table-cell table:formula="of:=VLOOKUP([.P218];[.L$1:.L$545];1;0)" office:value-type="string" office:string-value="4100" calcext:value-type="string">
            <text:p>4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Street, night-club and related musicians, singers and danc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19];REPT(&quot;0&quot;;4-LEN([.B219])))" office:value-type="string" office:string-value="3473" calcext:value-type="string">
            <text:p>3473</text:p>
          </table:table-cell>
          <table:table-cell office:value-type="string" calcext:value-type="string">
            <text:p>3473</text:p>
          </table:table-cell>
          <table:table-cell table:formula="of:=VLOOKUP([.J219];[.P$2:.R$536];2;0)" office:value-type="string" office:string-value="ISCO-88_Ganzeboom" calcext:value-type="string">
            <text:p>ISCO-88_Ganzeboom</text:p>
          </table:table-cell>
          <table:table-cell table:formula="of:=VLOOKUP([.J219];[.P$2:.R$536];1;0)" office:value-type="string" office:string-value="3473" calcext:value-type="string">
            <text:p>347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19];[.P$2:.R$536];3;0)" office:value-type="string" office:string-value="street night-club etc musicians singers &amp; dancers" calcext:value-type="string">
            <text:p>street night-club etc musicians singers &amp; dancers</text:p>
          </table:table-cell>
          <table:table-cell office:value-type="string" calcext:value-type="string">
            <text:p>41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ecretaries &amp; keyboard-operating clerks</text:p>
          </table:table-cell>
          <table:table-cell table:formula="of:=VLOOKUP([.P219];[.L$1:.L$545];1;0)" office:value-type="string" office:string-value="4110" calcext:value-type="string">
            <text:p>4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Clowns, magicians, acrobats and related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20];REPT(&quot;0&quot;;4-LEN([.B220])))" office:value-type="string" office:string-value="3474" calcext:value-type="string">
            <text:p>3474</text:p>
          </table:table-cell>
          <table:table-cell office:value-type="string" calcext:value-type="string">
            <text:p>3474</text:p>
          </table:table-cell>
          <table:table-cell table:formula="of:=VLOOKUP([.J220];[.P$2:.R$536];2;0)" office:value-type="string" office:string-value="ISCO-88_Ganzeboom" calcext:value-type="string">
            <text:p>ISCO-88_Ganzeboom</text:p>
          </table:table-cell>
          <table:table-cell table:formula="of:=VLOOKUP([.J220];[.P$2:.R$536];1;0)" office:value-type="string" office:string-value="3474" calcext:value-type="string">
            <text:p>347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20];[.P$2:.R$536];3;0)" office:value-type="string" office:string-value="clowns magicians acrobats etc associate professionals" calcext:value-type="string">
            <text:p>clowns magicians acrobats etc associate professionals</text:p>
          </table:table-cell>
          <table:table-cell office:value-type="string" calcext:value-type="string">
            <text:p>41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tenographers &amp; typists</text:p>
          </table:table-cell>
          <table:table-cell table:formula="of:=VLOOKUP([.P220];[.L$1:.L$545];1;0)" office:value-type="string" office:string-value="4111" calcext:value-type="string">
            <text:p>4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Athletes, sportspersons and related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21];REPT(&quot;0&quot;;4-LEN([.B221])))" office:value-type="string" office:string-value="3475" calcext:value-type="string">
            <text:p>3475</text:p>
          </table:table-cell>
          <table:table-cell office:value-type="string" calcext:value-type="string">
            <text:p>3475</text:p>
          </table:table-cell>
          <table:table-cell table:formula="of:=VLOOKUP([.J221];[.P$2:.R$536];2;0)" office:value-type="string" office:string-value="ISCO-88_Ganzeboom" calcext:value-type="string">
            <text:p>ISCO-88_Ganzeboom</text:p>
          </table:table-cell>
          <table:table-cell table:formula="of:=VLOOKUP([.J221];[.P$2:.R$536];1;0)" office:value-type="string" office:string-value="3475" calcext:value-type="string">
            <text:p>347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21];[.P$2:.R$536];3;0)" office:value-type="string" office:string-value="athletes sportspersons etc associate professionals" calcext:value-type="string">
            <text:p>athletes sportspersons etc associate professionals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word-processor etc operators</text:p>
          </table:table-cell>
          <table:table-cell table:formula="of:=VLOOKUP([.P221];[.L$1:.L$545];1;0)" office:value-type="string" office:string-value="4112" calcext:value-type="string">
            <text:p>41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RELIGIOUS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22];REPT(&quot;0&quot;;4-LEN([.B222])))" office:value-type="string" office:string-value="3480" calcext:value-type="string">
            <text:p>3480</text:p>
          </table:table-cell>
          <table:table-cell office:value-type="string" calcext:value-type="string">
            <text:p>3480</text:p>
          </table:table-cell>
          <table:table-cell table:formula="of:=VLOOKUP([.J222];[.P$2:.R$536];2;0)" office:value-type="string" office:string-value="ISCO-88_Ganzeboom" calcext:value-type="string">
            <text:p>ISCO-88_Ganzeboom</text:p>
          </table:table-cell>
          <table:table-cell table:formula="of:=VLOOKUP([.J222];[.P$2:.R$536];1;0)" office:value-type="string" office:string-value="3480" calcext:value-type="string">
            <text:p>348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22];[.P$2:.R$536];3;0)" office:value-type="string" office:string-value="religious associate professionals" calcext:value-type="string">
            <text:p>religious associate professionals</text:p>
          </table:table-cell>
          <table:table-cell office:value-type="string" calcext:value-type="string">
            <text:p>41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ata entry operators</text:p>
          </table:table-cell>
          <table:table-cell table:formula="of:=VLOOKUP([.P222];[.L$1:.L$545];1;0)" office:value-type="string" office:string-value="4113" calcext:value-type="string">
            <text:p>41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Religious associate profession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3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23];REPT(&quot;0&quot;;4-LEN([.B223])))" office:value-type="string" office:string-value="3480" calcext:value-type="string">
            <text:p>3480</text:p>
          </table:table-cell>
          <table:table-cell office:value-type="string" calcext:value-type="string">
            <text:p>3480</text:p>
          </table:table-cell>
          <table:table-cell table:formula="of:=VLOOKUP([.J223];[.P$2:.R$536];2;0)" office:value-type="string" office:string-value="ISCO-88_Ganzeboom" calcext:value-type="string">
            <text:p>ISCO-88_Ganzeboom</text:p>
          </table:table-cell>
          <table:table-cell table:formula="of:=VLOOKUP([.J223];[.P$2:.R$536];1;0)" office:value-type="string" office:string-value="3480" calcext:value-type="string">
            <text:p>348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23];[.P$2:.R$536];3;0)" office:value-type="string" office:string-value="religious associate professionals" calcext:value-type="string">
            <text:p>religious associate professionals</text:p>
          </table:table-cell>
          <table:table-cell office:value-type="string" calcext:value-type="string">
            <text:p>411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alculating-machine operators</text:p>
          </table:table-cell>
          <table:table-cell table:formula="of:=VLOOKUP([.P223];[.L$1:.L$545];1;0)" office:value-type="string" office:string-value="4114" calcext:value-type="string">
            <text:p>41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24];REPT(&quot;0&quot;;4-LEN([.B224])))" office:value-type="string" office:string-value="4000" calcext:value-type="string">
            <text:p>4000</text:p>
          </table:table-cell>
          <table:table-cell office:value-type="string" calcext:value-type="string">
            <text:p>4000</text:p>
          </table:table-cell>
          <table:table-cell table:formula="of:=VLOOKUP([.J224];[.P$2:.R$536];2;0)" office:value-type="string" office:string-value="ISCO-88_Ganzeboom" calcext:value-type="string">
            <text:p>ISCO-88_Ganzeboom</text:p>
          </table:table-cell>
          <table:table-cell table:formula="of:=VLOOKUP([.J224];[.P$2:.R$536];1;0)" office:value-type="string" office:string-value="4000" calcext:value-type="string">
            <text:p>4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24];[.P$2:.R$536];3;0)" office:value-type="string" office:string-value="clerks" calcext:value-type="string">
            <text:p>clerks</text:p>
          </table:table-cell>
          <table:table-cell office:value-type="string" calcext:value-type="string">
            <text:p>411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ecretaries</text:p>
          </table:table-cell>
          <table:table-cell table:formula="of:=VLOOKUP([.P224];[.L$1:.L$545];1;0)" office:value-type="string" office:string-value="4115" calcext:value-type="string">
            <text:p>41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FFICE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25];REPT(&quot;0&quot;;4-LEN([.B225])))" office:value-type="string" office:string-value="4100" calcext:value-type="string">
            <text:p>4100</text:p>
          </table:table-cell>
          <table:table-cell office:value-type="string" calcext:value-type="string">
            <text:p>4100</text:p>
          </table:table-cell>
          <table:table-cell table:formula="of:=VLOOKUP([.J225];[.P$2:.R$536];2;0)" office:value-type="string" office:string-value="ISCO-88_Ganzeboom" calcext:value-type="string">
            <text:p>ISCO-88_Ganzeboom</text:p>
          </table:table-cell>
          <table:table-cell table:formula="of:=VLOOKUP([.J225];[.P$2:.R$536];1;0)" office:value-type="string" office:string-value="4100" calcext:value-type="string">
            <text:p>4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25];[.P$2:.R$536];3;0)" office:value-type="string" office:string-value="office clerks" calcext:value-type="string">
            <text:p>office clerks</text:p>
          </table:table-cell>
          <table:table-cell office:value-type="string" calcext:value-type="string">
            <text:p>41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numerical clerks</text:p>
          </table:table-cell>
          <table:table-cell table:formula="of:=VLOOKUP([.P225];[.L$1:.L$545];1;0)" office:value-type="string" office:string-value="4120" calcext:value-type="string">
            <text:p>41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ECRETARIES AND KEYBOARD-OPERATING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26];REPT(&quot;0&quot;;4-LEN([.B226])))" office:value-type="string" office:string-value="4110" calcext:value-type="string">
            <text:p>4110</text:p>
          </table:table-cell>
          <table:table-cell office:value-type="string" calcext:value-type="string">
            <text:p>4110</text:p>
          </table:table-cell>
          <table:table-cell table:formula="of:=VLOOKUP([.J226];[.P$2:.R$536];2;0)" office:value-type="string" office:string-value="ISCO-88_Ganzeboom" calcext:value-type="string">
            <text:p>ISCO-88_Ganzeboom</text:p>
          </table:table-cell>
          <table:table-cell table:formula="of:=VLOOKUP([.J226];[.P$2:.R$536];1;0)" office:value-type="string" office:string-value="4110" calcext:value-type="string">
            <text:p>41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26];[.P$2:.R$536];3;0)" office:value-type="string" office:string-value="secretaries &amp; keyboard-operating clerks" calcext:value-type="string">
            <text:p>secretaries &amp; keyboard-operating clerks</text:p>
          </table:table-cell>
          <table:table-cell office:value-type="string" calcext:value-type="string">
            <text:p>41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ccounting &amp; bookkeeping clerks</text:p>
          </table:table-cell>
          <table:table-cell table:formula="of:=VLOOKUP([.P226];[.L$1:.L$545];1;0)" office:value-type="string" office:string-value="4121" calcext:value-type="string">
            <text:p>41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Stenographers and typis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27];REPT(&quot;0&quot;;4-LEN([.B227])))" office:value-type="string" office:string-value="4111" calcext:value-type="string">
            <text:p>4111</text:p>
          </table:table-cell>
          <table:table-cell office:value-type="string" calcext:value-type="string">
            <text:p>4111</text:p>
          </table:table-cell>
          <table:table-cell table:formula="of:=VLOOKUP([.J227];[.P$2:.R$536];2;0)" office:value-type="string" office:string-value="ISCO-88_Ganzeboom" calcext:value-type="string">
            <text:p>ISCO-88_Ganzeboom</text:p>
          </table:table-cell>
          <table:table-cell table:formula="of:=VLOOKUP([.J227];[.P$2:.R$536];1;0)" office:value-type="string" office:string-value="4111" calcext:value-type="string">
            <text:p>41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27];[.P$2:.R$536];3;0)" office:value-type="string" office:string-value="stenographers &amp; typists" calcext:value-type="string">
            <text:p>stenographers &amp; typists</text:p>
          </table:table-cell>
          <table:table-cell office:value-type="string" calcext:value-type="string">
            <text:p>41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tatistical &amp; finance clerks</text:p>
          </table:table-cell>
          <table:table-cell table:formula="of:=VLOOKUP([.P227];[.L$1:.L$545];1;0)" office:value-type="string" office:string-value="4122" calcext:value-type="string">
            <text:p>41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Word-processor and related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28];REPT(&quot;0&quot;;4-LEN([.B228])))" office:value-type="string" office:string-value="4112" calcext:value-type="string">
            <text:p>4112</text:p>
          </table:table-cell>
          <table:table-cell office:value-type="string" calcext:value-type="string">
            <text:p>4112</text:p>
          </table:table-cell>
          <table:table-cell table:formula="of:=VLOOKUP([.J228];[.P$2:.R$536];2;0)" office:value-type="string" office:string-value="ISCO-88_Ganzeboom" calcext:value-type="string">
            <text:p>ISCO-88_Ganzeboom</text:p>
          </table:table-cell>
          <table:table-cell table:formula="of:=VLOOKUP([.J228];[.P$2:.R$536];1;0)" office:value-type="string" office:string-value="4112" calcext:value-type="string">
            <text:p>41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28];[.P$2:.R$536];3;0)" office:value-type="string" office:string-value="word-processor etc operators" calcext:value-type="string">
            <text:p>word-processor etc operators</text:p>
          </table:table-cell>
          <table:table-cell office:value-type="string" calcext:value-type="string">
            <text:p>41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aterial-recording &amp; transport clerks</text:p>
          </table:table-cell>
          <table:table-cell table:formula="of:=VLOOKUP([.P228];[.L$1:.L$545];1;0)" office:value-type="string" office:string-value="4130" calcext:value-type="string">
            <text:p>41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Data entry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29];REPT(&quot;0&quot;;4-LEN([.B229])))" office:value-type="string" office:string-value="4113" calcext:value-type="string">
            <text:p>4113</text:p>
          </table:table-cell>
          <table:table-cell office:value-type="string" calcext:value-type="string">
            <text:p>4113</text:p>
          </table:table-cell>
          <table:table-cell table:formula="of:=VLOOKUP([.J229];[.P$2:.R$536];2;0)" office:value-type="string" office:string-value="ISCO-88_Ganzeboom" calcext:value-type="string">
            <text:p>ISCO-88_Ganzeboom</text:p>
          </table:table-cell>
          <table:table-cell table:formula="of:=VLOOKUP([.J229];[.P$2:.R$536];1;0)" office:value-type="string" office:string-value="4113" calcext:value-type="string">
            <text:p>41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29];[.P$2:.R$536];3;0)" office:value-type="string" office:string-value="data entry operators" calcext:value-type="string">
            <text:p>data entry operators</text:p>
          </table:table-cell>
          <table:table-cell office:value-type="string" calcext:value-type="string">
            <text:p>41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tock clerks</text:p>
          </table:table-cell>
          <table:table-cell table:formula="of:=VLOOKUP([.P229];[.L$1:.L$545];1;0)" office:value-type="string" office:string-value="4131" calcext:value-type="string">
            <text:p>41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Calculating-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30];REPT(&quot;0&quot;;4-LEN([.B230])))" office:value-type="string" office:string-value="4114" calcext:value-type="string">
            <text:p>4114</text:p>
          </table:table-cell>
          <table:table-cell office:value-type="string" calcext:value-type="string">
            <text:p>4114</text:p>
          </table:table-cell>
          <table:table-cell table:formula="of:=VLOOKUP([.J230];[.P$2:.R$536];2;0)" office:value-type="string" office:string-value="ISCO-88_Ganzeboom" calcext:value-type="string">
            <text:p>ISCO-88_Ganzeboom</text:p>
          </table:table-cell>
          <table:table-cell table:formula="of:=VLOOKUP([.J230];[.P$2:.R$536];1;0)" office:value-type="string" office:string-value="4114" calcext:value-type="string">
            <text:p>411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30];[.P$2:.R$536];3;0)" office:value-type="string" office:string-value="calculating-machine operators" calcext:value-type="string">
            <text:p>calculating-machine operators</text:p>
          </table:table-cell>
          <table:table-cell office:value-type="string" calcext:value-type="string">
            <text:p>41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oduction clerks</text:p>
          </table:table-cell>
          <table:table-cell table:formula="of:=VLOOKUP([.P230];[.L$1:.L$545];1;0)" office:value-type="string" office:string-value="4132" calcext:value-type="string">
            <text:p>41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15" calcext:value-type="float">
            <text:p>4115</text:p>
          </table:table-cell>
          <table:table-cell office:value-type="string" calcext:value-type="string">
            <text:p>Secretari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31];REPT(&quot;0&quot;;4-LEN([.B231])))" office:value-type="string" office:string-value="4115" calcext:value-type="string">
            <text:p>4115</text:p>
          </table:table-cell>
          <table:table-cell office:value-type="string" calcext:value-type="string">
            <text:p>4115</text:p>
          </table:table-cell>
          <table:table-cell table:formula="of:=VLOOKUP([.J231];[.P$2:.R$536];2;0)" office:value-type="string" office:string-value="ISCO-88_Ganzeboom" calcext:value-type="string">
            <text:p>ISCO-88_Ganzeboom</text:p>
          </table:table-cell>
          <table:table-cell table:formula="of:=VLOOKUP([.J231];[.P$2:.R$536];1;0)" office:value-type="string" office:string-value="4115" calcext:value-type="string">
            <text:p>411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31];[.P$2:.R$536];3;0)" office:value-type="string" office:string-value="secretaries" calcext:value-type="string">
            <text:p>secretaries</text:p>
          </table:table-cell>
          <table:table-cell office:value-type="string" calcext:value-type="string">
            <text:p>413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ransport clerks</text:p>
          </table:table-cell>
          <table:table-cell table:formula="of:=VLOOKUP([.P231];[.L$1:.L$545];1;0)" office:value-type="string" office:string-value="4133" calcext:value-type="string">
            <text:p>41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UMERICAL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32];REPT(&quot;0&quot;;4-LEN([.B232])))" office:value-type="string" office:string-value="4120" calcext:value-type="string">
            <text:p>4120</text:p>
          </table:table-cell>
          <table:table-cell office:value-type="string" calcext:value-type="string">
            <text:p>4120</text:p>
          </table:table-cell>
          <table:table-cell table:formula="of:=VLOOKUP([.J232];[.P$2:.R$536];2;0)" office:value-type="string" office:string-value="ISCO-88_Ganzeboom" calcext:value-type="string">
            <text:p>ISCO-88_Ganzeboom</text:p>
          </table:table-cell>
          <table:table-cell table:formula="of:=VLOOKUP([.J232];[.P$2:.R$536];1;0)" office:value-type="string" office:string-value="4120" calcext:value-type="string">
            <text:p>41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32];[.P$2:.R$536];3;0)" office:value-type="string" office:string-value="numerical clerks" calcext:value-type="string">
            <text:p>numerical clerks</text:p>
          </table:table-cell>
          <table:table-cell office:value-type="string" calcext:value-type="string">
            <text:p>41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ibrary, mail etc clerks</text:p>
          </table:table-cell>
          <table:table-cell table:formula="of:=VLOOKUP([.P232];[.L$1:.L$545];1;0)" office:value-type="string" office:string-value="4140" calcext:value-type="string">
            <text:p>41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Accounting and bookkeeping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33];REPT(&quot;0&quot;;4-LEN([.B233])))" office:value-type="string" office:string-value="4121" calcext:value-type="string">
            <text:p>4121</text:p>
          </table:table-cell>
          <table:table-cell office:value-type="string" calcext:value-type="string">
            <text:p>4121</text:p>
          </table:table-cell>
          <table:table-cell table:formula="of:=VLOOKUP([.J233];[.P$2:.R$536];2;0)" office:value-type="string" office:string-value="ISCO-88_Ganzeboom" calcext:value-type="string">
            <text:p>ISCO-88_Ganzeboom</text:p>
          </table:table-cell>
          <table:table-cell table:formula="of:=VLOOKUP([.J233];[.P$2:.R$536];1;0)" office:value-type="string" office:string-value="4121" calcext:value-type="string">
            <text:p>41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33];[.P$2:.R$536];3;0)" office:value-type="string" office:string-value="accounting &amp; bookkeeping clerks" calcext:value-type="string">
            <text:p>accounting &amp; bookkeeping clerks</text:p>
          </table:table-cell>
          <table:table-cell office:value-type="string" calcext:value-type="string">
            <text:p>414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ibrary &amp; filing clerks</text:p>
          </table:table-cell>
          <table:table-cell table:formula="of:=VLOOKUP([.P233];[.L$1:.L$545];1;0)" office:value-type="string" office:string-value="4141" calcext:value-type="string">
            <text:p>41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22" calcext:value-type="float">
            <text:p>4122</text:p>
          </table:table-cell>
          <table:table-cell office:value-type="string" calcext:value-type="string">
            <text:p>Statistical and finance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34];REPT(&quot;0&quot;;4-LEN([.B234])))" office:value-type="string" office:string-value="4122" calcext:value-type="string">
            <text:p>4122</text:p>
          </table:table-cell>
          <table:table-cell office:value-type="string" calcext:value-type="string">
            <text:p>4122</text:p>
          </table:table-cell>
          <table:table-cell table:formula="of:=VLOOKUP([.J234];[.P$2:.R$536];2;0)" office:value-type="string" office:string-value="ISCO-88_Ganzeboom" calcext:value-type="string">
            <text:p>ISCO-88_Ganzeboom</text:p>
          </table:table-cell>
          <table:table-cell table:formula="of:=VLOOKUP([.J234];[.P$2:.R$536];1;0)" office:value-type="string" office:string-value="4122" calcext:value-type="string">
            <text:p>41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34];[.P$2:.R$536];3;0)" office:value-type="string" office:string-value="statistical &amp; finance clerks" calcext:value-type="string">
            <text:p>statistical &amp; finance clerks</text:p>
          </table:table-cell>
          <table:table-cell office:value-type="string" calcext:value-type="string">
            <text:p>414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ail carriers &amp; sorting clerks</text:p>
          </table:table-cell>
          <table:table-cell table:formula="of:=VLOOKUP([.P234];[.L$1:.L$545];1;0)" office:value-type="string" office:string-value="4142" calcext:value-type="string">
            <text:p>41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TERIAL-RECORDING AND TRANSPORT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35];REPT(&quot;0&quot;;4-LEN([.B235])))" office:value-type="string" office:string-value="4130" calcext:value-type="string">
            <text:p>4130</text:p>
          </table:table-cell>
          <table:table-cell office:value-type="string" calcext:value-type="string">
            <text:p>4130</text:p>
          </table:table-cell>
          <table:table-cell table:formula="of:=VLOOKUP([.J235];[.P$2:.R$536];2;0)" office:value-type="string" office:string-value="ISCO-88_Ganzeboom" calcext:value-type="string">
            <text:p>ISCO-88_Ganzeboom</text:p>
          </table:table-cell>
          <table:table-cell table:formula="of:=VLOOKUP([.J235];[.P$2:.R$536];1;0)" office:value-type="string" office:string-value="4130" calcext:value-type="string">
            <text:p>41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35];[.P$2:.R$536];3;0)" office:value-type="string" office:string-value="material-recording &amp; transport clerks" calcext:value-type="string">
            <text:p>material-recording &amp; transport clerks</text:p>
          </table:table-cell>
          <table:table-cell office:value-type="string" calcext:value-type="string">
            <text:p>414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oding proof-reading etc clerks</text:p>
          </table:table-cell>
          <table:table-cell table:formula="of:=VLOOKUP([.P235];[.L$1:.L$545];1;0)" office:value-type="string" office:string-value="4143" calcext:value-type="string">
            <text:p>41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Stock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36];REPT(&quot;0&quot;;4-LEN([.B236])))" office:value-type="string" office:string-value="4131" calcext:value-type="string">
            <text:p>4131</text:p>
          </table:table-cell>
          <table:table-cell office:value-type="string" calcext:value-type="string">
            <text:p>4131</text:p>
          </table:table-cell>
          <table:table-cell table:formula="of:=VLOOKUP([.J236];[.P$2:.R$536];2;0)" office:value-type="string" office:string-value="ISCO-88_Ganzeboom" calcext:value-type="string">
            <text:p>ISCO-88_Ganzeboom</text:p>
          </table:table-cell>
          <table:table-cell table:formula="of:=VLOOKUP([.J236];[.P$2:.R$536];1;0)" office:value-type="string" office:string-value="4131" calcext:value-type="string">
            <text:p>41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36];[.P$2:.R$536];3;0)" office:value-type="string" office:string-value="stock clerks" calcext:value-type="string">
            <text:p>stock clerks</text:p>
          </table:table-cell>
          <table:table-cell office:value-type="string" calcext:value-type="string">
            <text:p>414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cribes etc workers</text:p>
          </table:table-cell>
          <table:table-cell table:formula="of:=VLOOKUP([.P236];[.L$1:.L$545];1;0)" office:value-type="string" office:string-value="4144" calcext:value-type="string">
            <text:p>41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Production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37];REPT(&quot;0&quot;;4-LEN([.B237])))" office:value-type="string" office:string-value="4132" calcext:value-type="string">
            <text:p>4132</text:p>
          </table:table-cell>
          <table:table-cell office:value-type="string" calcext:value-type="string">
            <text:p>4132</text:p>
          </table:table-cell>
          <table:table-cell table:formula="of:=VLOOKUP([.J237];[.P$2:.R$536];2;0)" office:value-type="string" office:string-value="ISCO-88_Ganzeboom" calcext:value-type="string">
            <text:p>ISCO-88_Ganzeboom</text:p>
          </table:table-cell>
          <table:table-cell table:formula="of:=VLOOKUP([.J237];[.P$2:.R$536];1;0)" office:value-type="string" office:string-value="4132" calcext:value-type="string">
            <text:p>41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37];[.P$2:.R$536];3;0)" office:value-type="string" office:string-value="production clerks" calcext:value-type="string">
            <text:p>production clerks</text:p>
          </table:table-cell>
          <table:table-cell office:value-type="string" calcext:value-type="string">
            <text:p>419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ther office clerks</text:p>
          </table:table-cell>
          <table:table-cell table:formula="of:=VLOOKUP([.P237];[.L$1:.L$545];1;0)" office:value-type="string" office:string-value="4190" calcext:value-type="string">
            <text:p>41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Transport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38];REPT(&quot;0&quot;;4-LEN([.B238])))" office:value-type="string" office:string-value="4133" calcext:value-type="string">
            <text:p>4133</text:p>
          </table:table-cell>
          <table:table-cell office:value-type="string" calcext:value-type="string">
            <text:p>4133</text:p>
          </table:table-cell>
          <table:table-cell table:formula="of:=VLOOKUP([.J238];[.P$2:.R$536];2;0)" office:value-type="string" office:string-value="ISCO-88_Ganzeboom" calcext:value-type="string">
            <text:p>ISCO-88_Ganzeboom</text:p>
          </table:table-cell>
          <table:table-cell table:formula="of:=VLOOKUP([.J238];[.P$2:.R$536];1;0)" office:value-type="string" office:string-value="4133" calcext:value-type="string">
            <text:p>413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38];[.P$2:.R$536];3;0)" office:value-type="string" office:string-value="transport clerks" calcext:value-type="string">
            <text:p>transport clerks</text:p>
          </table:table-cell>
          <table:table-cell office:value-type="string" calcext:value-type="string">
            <text:p>42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ustomer services clerks</text:p>
          </table:table-cell>
          <table:table-cell table:formula="of:=VLOOKUP([.P238];[.L$1:.L$545];1;0)" office:value-type="string" office:string-value="4200" calcext:value-type="string">
            <text:p>42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LIBRARY, MAIL AND RELATED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39];REPT(&quot;0&quot;;4-LEN([.B239])))" office:value-type="string" office:string-value="4140" calcext:value-type="string">
            <text:p>4140</text:p>
          </table:table-cell>
          <table:table-cell office:value-type="string" calcext:value-type="string">
            <text:p>4140</text:p>
          </table:table-cell>
          <table:table-cell table:formula="of:=VLOOKUP([.J239];[.P$2:.R$536];2;0)" office:value-type="string" office:string-value="ISCO-88_Ganzeboom" calcext:value-type="string">
            <text:p>ISCO-88_Ganzeboom</text:p>
          </table:table-cell>
          <table:table-cell table:formula="of:=VLOOKUP([.J239];[.P$2:.R$536];1;0)" office:value-type="string" office:string-value="4140" calcext:value-type="string">
            <text:p>41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39];[.P$2:.R$536];3;0)" office:value-type="string" office:string-value="library, mail etc clerks" calcext:value-type="string">
            <text:p>library, mail etc clerks</text:p>
          </table:table-cell>
          <table:table-cell office:value-type="string" calcext:value-type="string">
            <text:p>42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ashiers, tellers etc clerks</text:p>
          </table:table-cell>
          <table:table-cell table:formula="of:=VLOOKUP([.P239];[.L$1:.L$545];1;0)" office:value-type="string" office:string-value="4210" calcext:value-type="string">
            <text:p>42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Library and filing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40];REPT(&quot;0&quot;;4-LEN([.B240])))" office:value-type="string" office:string-value="4141" calcext:value-type="string">
            <text:p>4141</text:p>
          </table:table-cell>
          <table:table-cell office:value-type="string" calcext:value-type="string">
            <text:p>4141</text:p>
          </table:table-cell>
          <table:table-cell table:formula="of:=VLOOKUP([.J240];[.P$2:.R$536];2;0)" office:value-type="string" office:string-value="ISCO-88_Ganzeboom" calcext:value-type="string">
            <text:p>ISCO-88_Ganzeboom</text:p>
          </table:table-cell>
          <table:table-cell table:formula="of:=VLOOKUP([.J240];[.P$2:.R$536];1;0)" office:value-type="string" office:string-value="4141" calcext:value-type="string">
            <text:p>414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40];[.P$2:.R$536];3;0)" office:value-type="string" office:string-value="library &amp; filing clerks" calcext:value-type="string">
            <text:p>library &amp; filing clerks</text:p>
          </table:table-cell>
          <table:table-cell office:value-type="string" calcext:value-type="string">
            <text:p>42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ashiers &amp; ticket clerks</text:p>
          </table:table-cell>
          <table:table-cell table:formula="of:=VLOOKUP([.P240];[.L$1:.L$545];1;0)" office:value-type="string" office:string-value="4211" calcext:value-type="string">
            <text:p>42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42" calcext:value-type="float">
            <text:p>4142</text:p>
          </table:table-cell>
          <table:table-cell office:value-type="string" calcext:value-type="string">
            <text:p>Mail carriers and sorting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41];REPT(&quot;0&quot;;4-LEN([.B241])))" office:value-type="string" office:string-value="4142" calcext:value-type="string">
            <text:p>4142</text:p>
          </table:table-cell>
          <table:table-cell office:value-type="string" calcext:value-type="string">
            <text:p>4142</text:p>
          </table:table-cell>
          <table:table-cell table:formula="of:=VLOOKUP([.J241];[.P$2:.R$536];2;0)" office:value-type="string" office:string-value="ISCO-88_Ganzeboom" calcext:value-type="string">
            <text:p>ISCO-88_Ganzeboom</text:p>
          </table:table-cell>
          <table:table-cell table:formula="of:=VLOOKUP([.J241];[.P$2:.R$536];1;0)" office:value-type="string" office:string-value="4142" calcext:value-type="string">
            <text:p>414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41];[.P$2:.R$536];3;0)" office:value-type="string" office:string-value="mail carriers &amp; sorting clerks" calcext:value-type="string">
            <text:p>mail carriers &amp; sorting clerks</text:p>
          </table:table-cell>
          <table:table-cell office:value-type="string" calcext:value-type="string">
            <text:p>42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ellers &amp; other counter clerks</text:p>
          </table:table-cell>
          <table:table-cell table:formula="of:=VLOOKUP([.P241];[.L$1:.L$545];1;0)" office:value-type="string" office:string-value="4212" calcext:value-type="string">
            <text:p>42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Coding, proof-reading and related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42];REPT(&quot;0&quot;;4-LEN([.B242])))" office:value-type="string" office:string-value="4143" calcext:value-type="string">
            <text:p>4143</text:p>
          </table:table-cell>
          <table:table-cell office:value-type="string" calcext:value-type="string">
            <text:p>4143</text:p>
          </table:table-cell>
          <table:table-cell table:formula="of:=VLOOKUP([.J242];[.P$2:.R$536];2;0)" office:value-type="string" office:string-value="ISCO-88_Ganzeboom" calcext:value-type="string">
            <text:p>ISCO-88_Ganzeboom</text:p>
          </table:table-cell>
          <table:table-cell table:formula="of:=VLOOKUP([.J242];[.P$2:.R$536];1;0)" office:value-type="string" office:string-value="4143" calcext:value-type="string">
            <text:p>414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42];[.P$2:.R$536];3;0)" office:value-type="string" office:string-value="coding proof-reading etc clerks" calcext:value-type="string">
            <text:p>coding proof-reading etc clerks</text:p>
          </table:table-cell>
          <table:table-cell office:value-type="string" calcext:value-type="string">
            <text:p>42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ookmakers &amp; croupiers</text:p>
          </table:table-cell>
          <table:table-cell table:formula="of:=VLOOKUP([.P242];[.L$1:.L$545];1;0)" office:value-type="string" office:string-value="4213" calcext:value-type="string">
            <text:p>42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Scribe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43];REPT(&quot;0&quot;;4-LEN([.B243])))" office:value-type="string" office:string-value="4144" calcext:value-type="string">
            <text:p>4144</text:p>
          </table:table-cell>
          <table:table-cell office:value-type="string" calcext:value-type="string">
            <text:p>4144</text:p>
          </table:table-cell>
          <table:table-cell table:formula="of:=VLOOKUP([.J243];[.P$2:.R$536];2;0)" office:value-type="string" office:string-value="ISCO-88_Ganzeboom" calcext:value-type="string">
            <text:p>ISCO-88_Ganzeboom</text:p>
          </table:table-cell>
          <table:table-cell table:formula="of:=VLOOKUP([.J243];[.P$2:.R$536];1;0)" office:value-type="string" office:string-value="4144" calcext:value-type="string">
            <text:p>414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43];[.P$2:.R$536];3;0)" office:value-type="string" office:string-value="scribes etc workers" calcext:value-type="string">
            <text:p>scribes etc workers</text:p>
          </table:table-cell>
          <table:table-cell office:value-type="string" calcext:value-type="string">
            <text:p>421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awnbrokers &amp; money-lenders</text:p>
          </table:table-cell>
          <table:table-cell table:formula="of:=VLOOKUP([.P243];[.L$1:.L$545];1;0)" office:value-type="string" office:string-value="4214" calcext:value-type="string">
            <text:p>42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OTHER OFFICE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44];REPT(&quot;0&quot;;4-LEN([.B244])))" office:value-type="string" office:string-value="4190" calcext:value-type="string">
            <text:p>4190</text:p>
          </table:table-cell>
          <table:table-cell office:value-type="string" calcext:value-type="string">
            <text:p>4190</text:p>
          </table:table-cell>
          <table:table-cell table:formula="of:=VLOOKUP([.J244];[.P$2:.R$536];2;0)" office:value-type="string" office:string-value="ISCO-88_Ganzeboom" calcext:value-type="string">
            <text:p>ISCO-88_Ganzeboom</text:p>
          </table:table-cell>
          <table:table-cell table:formula="of:=VLOOKUP([.J244];[.P$2:.R$536];1;0)" office:value-type="string" office:string-value="4190" calcext:value-type="string">
            <text:p>419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44];[.P$2:.R$536];3;0)" office:value-type="string" office:string-value="other office clerks" calcext:value-type="string">
            <text:p>other office clerks</text:p>
          </table:table-cell>
          <table:table-cell office:value-type="string" calcext:value-type="string">
            <text:p>421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ebt-collectors etc workers</text:p>
          </table:table-cell>
          <table:table-cell table:formula="of:=VLOOKUP([.P244];[.L$1:.L$545];1;0)" office:value-type="string" office:string-value="4215" calcext:value-type="string">
            <text:p>42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Other office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1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45];REPT(&quot;0&quot;;4-LEN([.B245])))" office:value-type="string" office:string-value="4190" calcext:value-type="string">
            <text:p>4190</text:p>
          </table:table-cell>
          <table:table-cell office:value-type="string" calcext:value-type="string">
            <text:p>4190</text:p>
          </table:table-cell>
          <table:table-cell table:formula="of:=VLOOKUP([.J245];[.P$2:.R$536];2;0)" office:value-type="string" office:string-value="ISCO-88_Ganzeboom" calcext:value-type="string">
            <text:p>ISCO-88_Ganzeboom</text:p>
          </table:table-cell>
          <table:table-cell table:formula="of:=VLOOKUP([.J245];[.P$2:.R$536];1;0)" office:value-type="string" office:string-value="4190" calcext:value-type="string">
            <text:p>419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45];[.P$2:.R$536];3;0)" office:value-type="string" office:string-value="other office clerks" calcext:value-type="string">
            <text:p>other office clerks</text:p>
          </table:table-cell>
          <table:table-cell office:value-type="string" calcext:value-type="string">
            <text:p>42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lient information clerks</text:p>
          </table:table-cell>
          <table:table-cell table:formula="of:=VLOOKUP([.P245];[.L$1:.L$545];1;0)" office:value-type="string" office:string-value="4220" calcext:value-type="string">
            <text:p>42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USTOMER SERVICES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46];REPT(&quot;0&quot;;4-LEN([.B246])))" office:value-type="string" office:string-value="4200" calcext:value-type="string">
            <text:p>4200</text:p>
          </table:table-cell>
          <table:table-cell office:value-type="string" calcext:value-type="string">
            <text:p>4200</text:p>
          </table:table-cell>
          <table:table-cell table:formula="of:=VLOOKUP([.J246];[.P$2:.R$536];2;0)" office:value-type="string" office:string-value="ISCO-88_Ganzeboom" calcext:value-type="string">
            <text:p>ISCO-88_Ganzeboom</text:p>
          </table:table-cell>
          <table:table-cell table:formula="of:=VLOOKUP([.J246];[.P$2:.R$536];1;0)" office:value-type="string" office:string-value="4200" calcext:value-type="string">
            <text:p>4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46];[.P$2:.R$536];3;0)" office:value-type="string" office:string-value="customer services clerks" calcext:value-type="string">
            <text:p>customer services clerks</text:p>
          </table:table-cell>
          <table:table-cell office:value-type="string" calcext:value-type="string">
            <text:p>42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ravel agency etc clerks</text:p>
          </table:table-cell>
          <table:table-cell table:formula="of:=VLOOKUP([.P246];[.L$1:.L$545];1;0)" office:value-type="string" office:string-value="4221" calcext:value-type="string">
            <text:p>42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ASHIERS, TELLERS AND RELATED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47];REPT(&quot;0&quot;;4-LEN([.B247])))" office:value-type="string" office:string-value="4210" calcext:value-type="string">
            <text:p>4210</text:p>
          </table:table-cell>
          <table:table-cell office:value-type="string" calcext:value-type="string">
            <text:p>4210</text:p>
          </table:table-cell>
          <table:table-cell table:formula="of:=VLOOKUP([.J247];[.P$2:.R$536];2;0)" office:value-type="string" office:string-value="ISCO-88_Ganzeboom" calcext:value-type="string">
            <text:p>ISCO-88_Ganzeboom</text:p>
          </table:table-cell>
          <table:table-cell table:formula="of:=VLOOKUP([.J247];[.P$2:.R$536];1;0)" office:value-type="string" office:string-value="4210" calcext:value-type="string">
            <text:p>42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47];[.P$2:.R$536];3;0)" office:value-type="string" office:string-value="cashiers, tellers etc clerks" calcext:value-type="string">
            <text:p>cashiers, tellers etc clerks</text:p>
          </table:table-cell>
          <table:table-cell office:value-type="string" calcext:value-type="string">
            <text:p>42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receptionists &amp; information clerks</text:p>
          </table:table-cell>
          <table:table-cell table:formula="of:=VLOOKUP([.P247];[.L$1:.L$545];1;0)" office:value-type="string" office:string-value="4222" calcext:value-type="string">
            <text:p>42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Cashiers and ticket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48];REPT(&quot;0&quot;;4-LEN([.B248])))" office:value-type="string" office:string-value="4211" calcext:value-type="string">
            <text:p>4211</text:p>
          </table:table-cell>
          <table:table-cell office:value-type="string" calcext:value-type="string">
            <text:p>4211</text:p>
          </table:table-cell>
          <table:table-cell table:formula="of:=VLOOKUP([.J248];[.P$2:.R$536];2;0)" office:value-type="string" office:string-value="ISCO-88_Ganzeboom" calcext:value-type="string">
            <text:p>ISCO-88_Ganzeboom</text:p>
          </table:table-cell>
          <table:table-cell table:formula="of:=VLOOKUP([.J248];[.P$2:.R$536];1;0)" office:value-type="string" office:string-value="4211" calcext:value-type="string">
            <text:p>42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48];[.P$2:.R$536];3;0)" office:value-type="string" office:string-value="cashiers &amp; ticket clerks" calcext:value-type="string">
            <text:p>cashiers &amp; ticket clerks</text:p>
          </table:table-cell>
          <table:table-cell office:value-type="string" calcext:value-type="string">
            <text:p>422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elephone switchboard operators</text:p>
          </table:table-cell>
          <table:table-cell table:formula="of:=VLOOKUP([.P248];[.L$1:.L$545];1;0)" office:value-type="string" office:string-value="4223" calcext:value-type="string">
            <text:p>42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212" calcext:value-type="float">
            <text:p>4212</text:p>
          </table:table-cell>
          <table:table-cell office:value-type="string" calcext:value-type="string">
            <text:p>Tellers and other counter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49];REPT(&quot;0&quot;;4-LEN([.B249])))" office:value-type="string" office:string-value="4212" calcext:value-type="string">
            <text:p>4212</text:p>
          </table:table-cell>
          <table:table-cell office:value-type="string" calcext:value-type="string">
            <text:p>4212</text:p>
          </table:table-cell>
          <table:table-cell table:formula="of:=VLOOKUP([.J249];[.P$2:.R$536];2;0)" office:value-type="string" office:string-value="ISCO-88_Ganzeboom" calcext:value-type="string">
            <text:p>ISCO-88_Ganzeboom</text:p>
          </table:table-cell>
          <table:table-cell table:formula="of:=VLOOKUP([.J249];[.P$2:.R$536];1;0)" office:value-type="string" office:string-value="4212" calcext:value-type="string">
            <text:p>42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49];[.P$2:.R$536];3;0)" office:value-type="string" office:string-value="tellers &amp; other counter clerks" calcext:value-type="string">
            <text:p>tellers &amp; other counter clerks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ervice workers &amp; shop &amp; market sales workers</text:p>
          </table:table-cell>
          <table:table-cell table:formula="of:=VLOOKUP([.P249];[.L$1:.L$545];1;0)" office:value-type="string" office:string-value="5000" calcext:value-type="string">
            <text:p>5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213" calcext:value-type="float">
            <text:p>4213</text:p>
          </table:table-cell>
          <table:table-cell office:value-type="string" calcext:value-type="string">
            <text:p>Bookmakers and croupi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50];REPT(&quot;0&quot;;4-LEN([.B250])))" office:value-type="string" office:string-value="4213" calcext:value-type="string">
            <text:p>4213</text:p>
          </table:table-cell>
          <table:table-cell office:value-type="string" calcext:value-type="string">
            <text:p>4213</text:p>
          </table:table-cell>
          <table:table-cell table:formula="of:=VLOOKUP([.J250];[.P$2:.R$536];2;0)" office:value-type="string" office:string-value="ISCO-88_Ganzeboom" calcext:value-type="string">
            <text:p>ISCO-88_Ganzeboom</text:p>
          </table:table-cell>
          <table:table-cell table:formula="of:=VLOOKUP([.J250];[.P$2:.R$536];1;0)" office:value-type="string" office:string-value="4213" calcext:value-type="string">
            <text:p>42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50];[.P$2:.R$536];3;0)" office:value-type="string" office:string-value="bookmakers &amp; croupiers" calcext:value-type="string">
            <text:p>bookmakers &amp; croupiers</text:p>
          </table:table-cell>
          <table:table-cell office:value-type="string" calcext:value-type="string">
            <text:p>51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ersonal &amp; protective services workers</text:p>
          </table:table-cell>
          <table:table-cell table:formula="of:=VLOOKUP([.P250];[.L$1:.L$545];1;0)" office:value-type="string" office:string-value="5100" calcext:value-type="string">
            <text:p>5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214" calcext:value-type="float">
            <text:p>4214</text:p>
          </table:table-cell>
          <table:table-cell office:value-type="string" calcext:value-type="string">
            <text:p>Pawnbrokers and money-lend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51];REPT(&quot;0&quot;;4-LEN([.B251])))" office:value-type="string" office:string-value="4214" calcext:value-type="string">
            <text:p>4214</text:p>
          </table:table-cell>
          <table:table-cell office:value-type="string" calcext:value-type="string">
            <text:p>4214</text:p>
          </table:table-cell>
          <table:table-cell table:formula="of:=VLOOKUP([.J251];[.P$2:.R$536];2;0)" office:value-type="string" office:string-value="ISCO-88_Ganzeboom" calcext:value-type="string">
            <text:p>ISCO-88_Ganzeboom</text:p>
          </table:table-cell>
          <table:table-cell table:formula="of:=VLOOKUP([.J251];[.P$2:.R$536];1;0)" office:value-type="string" office:string-value="4214" calcext:value-type="string">
            <text:p>421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51];[.P$2:.R$536];3;0)" office:value-type="string" office:string-value="pawnbrokers &amp; money-lenders" calcext:value-type="string">
            <text:p>pawnbrokers &amp; money-lenders</text:p>
          </table:table-cell>
          <table:table-cell office:value-type="string" calcext:value-type="string">
            <text:p>51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ravel attendants etc</text:p>
          </table:table-cell>
          <table:table-cell table:formula="of:=VLOOKUP([.P251];[.L$1:.L$545];1;0)" office:value-type="string" office:string-value="5110" calcext:value-type="string">
            <text:p>5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Debt-collecto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52];REPT(&quot;0&quot;;4-LEN([.B252])))" office:value-type="string" office:string-value="4215" calcext:value-type="string">
            <text:p>4215</text:p>
          </table:table-cell>
          <table:table-cell office:value-type="string" calcext:value-type="string">
            <text:p>4215</text:p>
          </table:table-cell>
          <table:table-cell table:formula="of:=VLOOKUP([.J252];[.P$2:.R$536];2;0)" office:value-type="string" office:string-value="ISCO-88_Ganzeboom" calcext:value-type="string">
            <text:p>ISCO-88_Ganzeboom</text:p>
          </table:table-cell>
          <table:table-cell table:formula="of:=VLOOKUP([.J252];[.P$2:.R$536];1;0)" office:value-type="string" office:string-value="4215" calcext:value-type="string">
            <text:p>421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52];[.P$2:.R$536];3;0)" office:value-type="string" office:string-value="debt-collectors etc workers" calcext:value-type="string">
            <text:p>debt-collectors etc workers</text:p>
          </table:table-cell>
          <table:table-cell office:value-type="string" calcext:value-type="string">
            <text:p>51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ravel attendants &amp; travel stewards</text:p>
          </table:table-cell>
          <table:table-cell table:formula="of:=VLOOKUP([.P252];[.L$1:.L$545];1;0)" office:value-type="string" office:string-value="5111" calcext:value-type="string">
            <text:p>5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CLIENT INFORMATION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53];REPT(&quot;0&quot;;4-LEN([.B253])))" office:value-type="string" office:string-value="4220" calcext:value-type="string">
            <text:p>4220</text:p>
          </table:table-cell>
          <table:table-cell office:value-type="string" calcext:value-type="string">
            <text:p>4220</text:p>
          </table:table-cell>
          <table:table-cell table:formula="of:=VLOOKUP([.J253];[.P$2:.R$536];2;0)" office:value-type="string" office:string-value="ISCO-88_Ganzeboom" calcext:value-type="string">
            <text:p>ISCO-88_Ganzeboom</text:p>
          </table:table-cell>
          <table:table-cell table:formula="of:=VLOOKUP([.J253];[.P$2:.R$536];1;0)" office:value-type="string" office:string-value="4220" calcext:value-type="string">
            <text:p>42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53];[.P$2:.R$536];3;0)" office:value-type="string" office:string-value="client information clerks" calcext:value-type="string">
            <text:p>client information clerks</text:p>
          </table:table-cell>
          <table:table-cell office:value-type="string" calcext:value-type="string">
            <text:p>51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ransport conductors</text:p>
          </table:table-cell>
          <table:table-cell table:formula="of:=VLOOKUP([.P253];[.L$1:.L$545];1;0)" office:value-type="string" office:string-value="5112" calcext:value-type="string">
            <text:p>51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221" calcext:value-type="float">
            <text:p>4221</text:p>
          </table:table-cell>
          <table:table-cell office:value-type="string" calcext:value-type="string">
            <text:p>Travel agency and related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54];REPT(&quot;0&quot;;4-LEN([.B254])))" office:value-type="string" office:string-value="4221" calcext:value-type="string">
            <text:p>4221</text:p>
          </table:table-cell>
          <table:table-cell office:value-type="string" calcext:value-type="string">
            <text:p>4221</text:p>
          </table:table-cell>
          <table:table-cell table:formula="of:=VLOOKUP([.J254];[.P$2:.R$536];2;0)" office:value-type="string" office:string-value="ISCO-88_Ganzeboom" calcext:value-type="string">
            <text:p>ISCO-88_Ganzeboom</text:p>
          </table:table-cell>
          <table:table-cell table:formula="of:=VLOOKUP([.J254];[.P$2:.R$536];1;0)" office:value-type="string" office:string-value="4221" calcext:value-type="string">
            <text:p>42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54];[.P$2:.R$536];3;0)" office:value-type="string" office:string-value="travel agency etc clerks" calcext:value-type="string">
            <text:p>travel agency etc clerks</text:p>
          </table:table-cell>
          <table:table-cell office:value-type="string" calcext:value-type="string">
            <text:p>51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ravel, museum guides</text:p>
          </table:table-cell>
          <table:table-cell table:formula="of:=VLOOKUP([.P254];[.L$1:.L$545];1;0)" office:value-type="string" office:string-value="5113" calcext:value-type="string">
            <text:p>51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Receptionists and information cler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55];REPT(&quot;0&quot;;4-LEN([.B255])))" office:value-type="string" office:string-value="4222" calcext:value-type="string">
            <text:p>4222</text:p>
          </table:table-cell>
          <table:table-cell office:value-type="string" calcext:value-type="string">
            <text:p>4222</text:p>
          </table:table-cell>
          <table:table-cell table:formula="of:=VLOOKUP([.J255];[.P$2:.R$536];2;0)" office:value-type="string" office:string-value="ISCO-88_Ganzeboom" calcext:value-type="string">
            <text:p>ISCO-88_Ganzeboom</text:p>
          </table:table-cell>
          <table:table-cell table:formula="of:=VLOOKUP([.J255];[.P$2:.R$536];1;0)" office:value-type="string" office:string-value="4222" calcext:value-type="string">
            <text:p>42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55];[.P$2:.R$536];3;0)" office:value-type="string" office:string-value="receptionists &amp; information clerks" calcext:value-type="string">
            <text:p>receptionists &amp; information clerks</text:p>
          </table:table-cell>
          <table:table-cell office:value-type="string" calcext:value-type="string">
            <text:p>51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housekeeping &amp; restaurant services workers</text:p>
          </table:table-cell>
          <table:table-cell table:formula="of:=VLOOKUP([.P255];[.L$1:.L$545];1;0)" office:value-type="string" office:string-value="5120" calcext:value-type="string">
            <text:p>51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4223" calcext:value-type="float">
            <text:p>4223</text:p>
          </table:table-cell>
          <table:table-cell office:value-type="string" calcext:value-type="string">
            <text:p>Telephone switchboard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4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56];REPT(&quot;0&quot;;4-LEN([.B256])))" office:value-type="string" office:string-value="4223" calcext:value-type="string">
            <text:p>4223</text:p>
          </table:table-cell>
          <table:table-cell office:value-type="string" calcext:value-type="string">
            <text:p>4223</text:p>
          </table:table-cell>
          <table:table-cell table:formula="of:=VLOOKUP([.J256];[.P$2:.R$536];2;0)" office:value-type="string" office:string-value="ISCO-88_Ganzeboom" calcext:value-type="string">
            <text:p>ISCO-88_Ganzeboom</text:p>
          </table:table-cell>
          <table:table-cell table:formula="of:=VLOOKUP([.J256];[.P$2:.R$536];1;0)" office:value-type="string" office:string-value="4223" calcext:value-type="string">
            <text:p>422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56];[.P$2:.R$536];3;0)" office:value-type="string" office:string-value="telephone switchboard operators" calcext:value-type="string">
            <text:p>telephone switchboard operators</text:p>
          </table:table-cell>
          <table:table-cell office:value-type="string" calcext:value-type="string">
            <text:p>51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housekeepers etc workers</text:p>
          </table:table-cell>
          <table:table-cell table:formula="of:=VLOOKUP([.P256];[.L$1:.L$545];1;0)" office:value-type="string" office:string-value="5121" calcext:value-type="string">
            <text:p>51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ICE WORKERS AND SHOP AND MARKET SAL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57];REPT(&quot;0&quot;;4-LEN([.B257])))" office:value-type="string" office:string-value="5000" calcext:value-type="string">
            <text:p>5000</text:p>
          </table:table-cell>
          <table:table-cell office:value-type="string" calcext:value-type="string">
            <text:p>5000</text:p>
          </table:table-cell>
          <table:table-cell table:formula="of:=VLOOKUP([.J257];[.P$2:.R$536];2;0)" office:value-type="string" office:string-value="ISCO-88_Ganzeboom" calcext:value-type="string">
            <text:p>ISCO-88_Ganzeboom</text:p>
          </table:table-cell>
          <table:table-cell table:formula="of:=VLOOKUP([.J257];[.P$2:.R$536];1;0)" office:value-type="string" office:string-value="5000" calcext:value-type="string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57];[.P$2:.R$536];3;0)" office:value-type="string" office:string-value="service workers &amp; shop &amp; market sales workers" calcext:value-type="string">
            <text:p>service workers &amp; shop &amp; market sales workers</text:p>
          </table:table-cell>
          <table:table-cell office:value-type="string" calcext:value-type="string">
            <text:p>51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ooks</text:p>
          </table:table-cell>
          <table:table-cell table:formula="of:=VLOOKUP([.P257];[.L$1:.L$545];1;0)" office:value-type="string" office:string-value="5122" calcext:value-type="string">
            <text:p>51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ERSONAL AND PROTECTIVE SERVIC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58];REPT(&quot;0&quot;;4-LEN([.B258])))" office:value-type="string" office:string-value="5100" calcext:value-type="string">
            <text:p>5100</text:p>
          </table:table-cell>
          <table:table-cell office:value-type="string" calcext:value-type="string">
            <text:p>5100</text:p>
          </table:table-cell>
          <table:table-cell table:formula="of:=VLOOKUP([.J258];[.P$2:.R$536];2;0)" office:value-type="string" office:string-value="ISCO-88_Ganzeboom" calcext:value-type="string">
            <text:p>ISCO-88_Ganzeboom</text:p>
          </table:table-cell>
          <table:table-cell table:formula="of:=VLOOKUP([.J258];[.P$2:.R$536];1;0)" office:value-type="string" office:string-value="5100" calcext:value-type="string">
            <text:p>5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58];[.P$2:.R$536];3;0)" office:value-type="string" office:string-value="personal &amp; protective services workers" calcext:value-type="string">
            <text:p>personal &amp; protective services workers</text:p>
          </table:table-cell>
          <table:table-cell office:value-type="string" calcext:value-type="string">
            <text:p>512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waiters waitresses &amp; bartenders</text:p>
          </table:table-cell>
          <table:table-cell table:formula="of:=VLOOKUP([.P258];[.L$1:.L$545];1;0)" office:value-type="string" office:string-value="5123" calcext:value-type="string">
            <text:p>51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TRAVEL ATTENDANT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59];REPT(&quot;0&quot;;4-LEN([.B259])))" office:value-type="string" office:string-value="5110" calcext:value-type="string">
            <text:p>5110</text:p>
          </table:table-cell>
          <table:table-cell office:value-type="string" calcext:value-type="string">
            <text:p>5110</text:p>
          </table:table-cell>
          <table:table-cell table:formula="of:=VLOOKUP([.J259];[.P$2:.R$536];2;0)" office:value-type="string" office:string-value="ISCO-88_Ganzeboom" calcext:value-type="string">
            <text:p>ISCO-88_Ganzeboom</text:p>
          </table:table-cell>
          <table:table-cell table:formula="of:=VLOOKUP([.J259];[.P$2:.R$536];1;0)" office:value-type="string" office:string-value="5110" calcext:value-type="string">
            <text:p>51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59];[.P$2:.R$536];3;0)" office:value-type="string" office:string-value="travel attendants etc" calcext:value-type="string">
            <text:p>travel attendants etc</text:p>
          </table:table-cell>
          <table:table-cell office:value-type="string" calcext:value-type="string">
            <text:p>51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ersonal care etc work</text:p>
          </table:table-cell>
          <table:table-cell table:formula="of:=VLOOKUP([.P259];[.L$1:.L$545];1;0)" office:value-type="string" office:string-value="5130" calcext:value-type="string">
            <text:p>51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Travel attendants and travel steward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60];REPT(&quot;0&quot;;4-LEN([.B260])))" office:value-type="string" office:string-value="5111" calcext:value-type="string">
            <text:p>5111</text:p>
          </table:table-cell>
          <table:table-cell office:value-type="string" calcext:value-type="string">
            <text:p>5111</text:p>
          </table:table-cell>
          <table:table-cell table:formula="of:=VLOOKUP([.J260];[.P$2:.R$536];2;0)" office:value-type="string" office:string-value="ISCO-88_Ganzeboom" calcext:value-type="string">
            <text:p>ISCO-88_Ganzeboom</text:p>
          </table:table-cell>
          <table:table-cell table:formula="of:=VLOOKUP([.J260];[.P$2:.R$536];1;0)" office:value-type="string" office:string-value="5111" calcext:value-type="string">
            <text:p>51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60];[.P$2:.R$536];3;0)" office:value-type="string" office:string-value="travel attendants &amp; travel stewards" calcext:value-type="string">
            <text:p>travel attendants &amp; travel stewards</text:p>
          </table:table-cell>
          <table:table-cell office:value-type="string" calcext:value-type="string">
            <text:p>51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hild-care workers</text:p>
          </table:table-cell>
          <table:table-cell table:formula="of:=VLOOKUP([.P260];[.L$1:.L$545];1;0)" office:value-type="string" office:string-value="5131" calcext:value-type="string">
            <text:p>51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Transport conduc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61];REPT(&quot;0&quot;;4-LEN([.B261])))" office:value-type="string" office:string-value="5112" calcext:value-type="string">
            <text:p>5112</text:p>
          </table:table-cell>
          <table:table-cell office:value-type="string" calcext:value-type="string">
            <text:p>5112</text:p>
          </table:table-cell>
          <table:table-cell table:formula="of:=VLOOKUP([.J261];[.P$2:.R$536];2;0)" office:value-type="string" office:string-value="ISCO-88_Ganzeboom" calcext:value-type="string">
            <text:p>ISCO-88_Ganzeboom</text:p>
          </table:table-cell>
          <table:table-cell table:formula="of:=VLOOKUP([.J261];[.P$2:.R$536];1;0)" office:value-type="string" office:string-value="5112" calcext:value-type="string">
            <text:p>51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61];[.P$2:.R$536];3;0)" office:value-type="string" office:string-value="transport conductors" calcext:value-type="string">
            <text:p>transport conductors</text:p>
          </table:table-cell>
          <table:table-cell office:value-type="string" calcext:value-type="string">
            <text:p>51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institution-based personal care workers</text:p>
          </table:table-cell>
          <table:table-cell table:formula="of:=VLOOKUP([.P261];[.L$1:.L$545];1;0)" office:value-type="string" office:string-value="5132" calcext:value-type="string">
            <text:p>51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Travel guid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62];REPT(&quot;0&quot;;4-LEN([.B262])))" office:value-type="string" office:string-value="5113" calcext:value-type="string">
            <text:p>5113</text:p>
          </table:table-cell>
          <table:table-cell office:value-type="string" calcext:value-type="string">
            <text:p>5113</text:p>
          </table:table-cell>
          <table:table-cell table:formula="of:=VLOOKUP([.J262];[.P$2:.R$536];2;0)" office:value-type="string" office:string-value="ISCO-88_Ganzeboom" calcext:value-type="string">
            <text:p>ISCO-88_Ganzeboom</text:p>
          </table:table-cell>
          <table:table-cell table:formula="of:=VLOOKUP([.J262];[.P$2:.R$536];1;0)" office:value-type="string" office:string-value="5113" calcext:value-type="string">
            <text:p>51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62];[.P$2:.R$536];3;0)" office:value-type="string" office:string-value="travel, museum guides" calcext:value-type="string">
            <text:p>travel, museum guides</text:p>
          </table:table-cell>
          <table:table-cell office:value-type="string" calcext:value-type="string">
            <text:p>513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home based personal care workers</text:p>
          </table:table-cell>
          <table:table-cell table:formula="of:=VLOOKUP([.P262];[.L$1:.L$545];1;0)" office:value-type="string" office:string-value="5133" calcext:value-type="string">
            <text:p>51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OUSEKEEPING AND RESTAURANT SERVIC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63];REPT(&quot;0&quot;;4-LEN([.B263])))" office:value-type="string" office:string-value="5120" calcext:value-type="string">
            <text:p>5120</text:p>
          </table:table-cell>
          <table:table-cell office:value-type="string" calcext:value-type="string">
            <text:p>5120</text:p>
          </table:table-cell>
          <table:table-cell table:formula="of:=VLOOKUP([.J263];[.P$2:.R$536];2;0)" office:value-type="string" office:string-value="ISCO-88_Ganzeboom" calcext:value-type="string">
            <text:p>ISCO-88_Ganzeboom</text:p>
          </table:table-cell>
          <table:table-cell table:formula="of:=VLOOKUP([.J263];[.P$2:.R$536];1;0)" office:value-type="string" office:string-value="5120" calcext:value-type="string">
            <text:p>51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63];[.P$2:.R$536];3;0)" office:value-type="string" office:string-value="housekeeping &amp; restaurant services workers" calcext:value-type="string">
            <text:p>housekeeping &amp; restaurant services workers</text:p>
          </table:table-cell>
          <table:table-cell office:value-type="string" calcext:value-type="string">
            <text:p>513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ersonal care etc workers nec</text:p>
          </table:table-cell>
          <table:table-cell table:formula="of:=VLOOKUP([.P263];[.L$1:.L$545];1;0)" office:value-type="string" office:string-value="5139" calcext:value-type="string">
            <text:p>51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21" calcext:value-type="float">
            <text:p>5121</text:p>
          </table:table-cell>
          <table:table-cell office:value-type="string" calcext:value-type="string">
            <text:p>Housekeep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64];REPT(&quot;0&quot;;4-LEN([.B264])))" office:value-type="string" office:string-value="5121" calcext:value-type="string">
            <text:p>5121</text:p>
          </table:table-cell>
          <table:table-cell office:value-type="string" calcext:value-type="string">
            <text:p>5121</text:p>
          </table:table-cell>
          <table:table-cell table:formula="of:=VLOOKUP([.J264];[.P$2:.R$536];2;0)" office:value-type="string" office:string-value="ISCO-88_Ganzeboom" calcext:value-type="string">
            <text:p>ISCO-88_Ganzeboom</text:p>
          </table:table-cell>
          <table:table-cell table:formula="of:=VLOOKUP([.J264];[.P$2:.R$536];1;0)" office:value-type="string" office:string-value="5121" calcext:value-type="string">
            <text:p>51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64];[.P$2:.R$536];3;0)" office:value-type="string" office:string-value="housekeepers etc workers" calcext:value-type="string">
            <text:p>housekeepers etc workers</text:p>
          </table:table-cell>
          <table:table-cell office:value-type="string" calcext:value-type="string">
            <text:p>51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ther personal services workers</text:p>
          </table:table-cell>
          <table:table-cell table:formula="of:=VLOOKUP([.P264];[.L$1:.L$545];1;0)" office:value-type="string" office:string-value="5140" calcext:value-type="string">
            <text:p>51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22" calcext:value-type="float">
            <text:p>5122</text:p>
          </table:table-cell>
          <table:table-cell office:value-type="string" calcext:value-type="string">
            <text:p>Cook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65];REPT(&quot;0&quot;;4-LEN([.B265])))" office:value-type="string" office:string-value="5122" calcext:value-type="string">
            <text:p>5122</text:p>
          </table:table-cell>
          <table:table-cell office:value-type="string" calcext:value-type="string">
            <text:p>5122</text:p>
          </table:table-cell>
          <table:table-cell table:formula="of:=VLOOKUP([.J265];[.P$2:.R$536];2;0)" office:value-type="string" office:string-value="ISCO-88_Ganzeboom" calcext:value-type="string">
            <text:p>ISCO-88_Ganzeboom</text:p>
          </table:table-cell>
          <table:table-cell table:formula="of:=VLOOKUP([.J265];[.P$2:.R$536];1;0)" office:value-type="string" office:string-value="5122" calcext:value-type="string">
            <text:p>51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65];[.P$2:.R$536];3;0)" office:value-type="string" office:string-value="cooks" calcext:value-type="string">
            <text:p>cooks</text:p>
          </table:table-cell>
          <table:table-cell office:value-type="string" calcext:value-type="string">
            <text:p>514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hairdressers barbers beauticians etc workers</text:p>
          </table:table-cell>
          <table:table-cell table:formula="of:=VLOOKUP([.P265];[.L$1:.L$545];1;0)" office:value-type="string" office:string-value="5141" calcext:value-type="string">
            <text:p>51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Waiters, waitresses and bartend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66];REPT(&quot;0&quot;;4-LEN([.B266])))" office:value-type="string" office:string-value="5123" calcext:value-type="string">
            <text:p>5123</text:p>
          </table:table-cell>
          <table:table-cell office:value-type="string" calcext:value-type="string">
            <text:p>5123</text:p>
          </table:table-cell>
          <table:table-cell table:formula="of:=VLOOKUP([.J266];[.P$2:.R$536];2;0)" office:value-type="string" office:string-value="ISCO-88_Ganzeboom" calcext:value-type="string">
            <text:p>ISCO-88_Ganzeboom</text:p>
          </table:table-cell>
          <table:table-cell table:formula="of:=VLOOKUP([.J266];[.P$2:.R$536];1;0)" office:value-type="string" office:string-value="5123" calcext:value-type="string">
            <text:p>512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66];[.P$2:.R$536];3;0)" office:value-type="string" office:string-value="waiters waitresses &amp; bartenders" calcext:value-type="string">
            <text:p>waiters waitresses &amp; bartenders</text:p>
          </table:table-cell>
          <table:table-cell office:value-type="string" calcext:value-type="string">
            <text:p>514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ompanions &amp; valets</text:p>
          </table:table-cell>
          <table:table-cell table:formula="of:=VLOOKUP([.P266];[.L$1:.L$545];1;0)" office:value-type="string" office:string-value="5142" calcext:value-type="string">
            <text:p>51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PERSONAL CARE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67];REPT(&quot;0&quot;;4-LEN([.B267])))" office:value-type="string" office:string-value="5130" calcext:value-type="string">
            <text:p>5130</text:p>
          </table:table-cell>
          <table:table-cell office:value-type="string" calcext:value-type="string">
            <text:p>5130</text:p>
          </table:table-cell>
          <table:table-cell table:formula="of:=VLOOKUP([.J267];[.P$2:.R$536];2;0)" office:value-type="string" office:string-value="ISCO-88_Ganzeboom" calcext:value-type="string">
            <text:p>ISCO-88_Ganzeboom</text:p>
          </table:table-cell>
          <table:table-cell table:formula="of:=VLOOKUP([.J267];[.P$2:.R$536];1;0)" office:value-type="string" office:string-value="5130" calcext:value-type="string">
            <text:p>51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67];[.P$2:.R$536];3;0)" office:value-type="string" office:string-value="personal care etc work" calcext:value-type="string">
            <text:p>personal care etc work</text:p>
          </table:table-cell>
          <table:table-cell office:value-type="string" calcext:value-type="string">
            <text:p>514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undertakers &amp; embalmers</text:p>
          </table:table-cell>
          <table:table-cell table:formula="of:=VLOOKUP([.P267];[.L$1:.L$545];1;0)" office:value-type="string" office:string-value="5143" calcext:value-type="string">
            <text:p>51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Child-care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68];REPT(&quot;0&quot;;4-LEN([.B268])))" office:value-type="string" office:string-value="5131" calcext:value-type="string">
            <text:p>5131</text:p>
          </table:table-cell>
          <table:table-cell office:value-type="string" calcext:value-type="string">
            <text:p>5131</text:p>
          </table:table-cell>
          <table:table-cell table:formula="of:=VLOOKUP([.J268];[.P$2:.R$536];2;0)" office:value-type="string" office:string-value="ISCO-88_Ganzeboom" calcext:value-type="string">
            <text:p>ISCO-88_Ganzeboom</text:p>
          </table:table-cell>
          <table:table-cell table:formula="of:=VLOOKUP([.J268];[.P$2:.R$536];1;0)" office:value-type="string" office:string-value="5131" calcext:value-type="string">
            <text:p>51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68];[.P$2:.R$536];3;0)" office:value-type="string" office:string-value="child-care workers" calcext:value-type="string">
            <text:p>child-care workers</text:p>
          </table:table-cell>
          <table:table-cell office:value-type="string" calcext:value-type="string">
            <text:p>514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ther personal services workers nec</text:p>
          </table:table-cell>
          <table:table-cell table:formula="of:=VLOOKUP([.P268];[.L$1:.L$545];1;0)" office:value-type="string" office:string-value="5149" calcext:value-type="string">
            <text:p>51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32" calcext:value-type="float">
            <text:p>5132</text:p>
          </table:table-cell>
          <table:table-cell office:value-type="string" calcext:value-type="string">
            <text:p>Institution-based personal care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69];REPT(&quot;0&quot;;4-LEN([.B269])))" office:value-type="string" office:string-value="5132" calcext:value-type="string">
            <text:p>5132</text:p>
          </table:table-cell>
          <table:table-cell office:value-type="string" calcext:value-type="string">
            <text:p>5132</text:p>
          </table:table-cell>
          <table:table-cell table:formula="of:=VLOOKUP([.J269];[.P$2:.R$536];2;0)" office:value-type="string" office:string-value="ISCO-88_Ganzeboom" calcext:value-type="string">
            <text:p>ISCO-88_Ganzeboom</text:p>
          </table:table-cell>
          <table:table-cell table:formula="of:=VLOOKUP([.J269];[.P$2:.R$536];1;0)" office:value-type="string" office:string-value="5132" calcext:value-type="string">
            <text:p>51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69];[.P$2:.R$536];3;0)" office:value-type="string" office:string-value="institution-based personal care workers" calcext:value-type="string">
            <text:p>institution-based personal care workers</text:p>
          </table:table-cell>
          <table:table-cell office:value-type="string" calcext:value-type="string">
            <text:p>515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strologers, fortune-tellers etc workers</text:p>
          </table:table-cell>
          <table:table-cell table:formula="of:=VLOOKUP([.P269];[.L$1:.L$545];1;0)" office:value-type="string" office:string-value="5150" calcext:value-type="string">
            <text:p>515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33" calcext:value-type="float">
            <text:p>5133</text:p>
          </table:table-cell>
          <table:table-cell office:value-type="string" calcext:value-type="string">
            <text:p>Home-based personal care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70];REPT(&quot;0&quot;;4-LEN([.B270])))" office:value-type="string" office:string-value="5133" calcext:value-type="string">
            <text:p>5133</text:p>
          </table:table-cell>
          <table:table-cell office:value-type="string" calcext:value-type="string">
            <text:p>5133</text:p>
          </table:table-cell>
          <table:table-cell table:formula="of:=VLOOKUP([.J270];[.P$2:.R$536];2;0)" office:value-type="string" office:string-value="ISCO-88_Ganzeboom" calcext:value-type="string">
            <text:p>ISCO-88_Ganzeboom</text:p>
          </table:table-cell>
          <table:table-cell table:formula="of:=VLOOKUP([.J270];[.P$2:.R$536];1;0)" office:value-type="string" office:string-value="5133" calcext:value-type="string">
            <text:p>513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70];[.P$2:.R$536];3;0)" office:value-type="string" office:string-value="home based personal care workers" calcext:value-type="string">
            <text:p>home based personal care workers</text:p>
          </table:table-cell>
          <table:table-cell office:value-type="string" calcext:value-type="string">
            <text:p>515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strologers etc workers</text:p>
          </table:table-cell>
          <table:table-cell table:formula="of:=VLOOKUP([.P270];[.L$1:.L$545];1;0)" office:value-type="string" office:string-value="5151" calcext:value-type="string">
            <text:p>51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39" calcext:value-type="float">
            <text:p>5139</text:p>
          </table:table-cell>
          <table:table-cell office:value-type="string" calcext:value-type="string">
            <text:p>Personal care and related worker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71];REPT(&quot;0&quot;;4-LEN([.B271])))" office:value-type="string" office:string-value="5139" calcext:value-type="string">
            <text:p>5139</text:p>
          </table:table-cell>
          <table:table-cell office:value-type="string" calcext:value-type="string">
            <text:p>5139</text:p>
          </table:table-cell>
          <table:table-cell table:formula="of:=VLOOKUP([.J271];[.P$2:.R$536];2;0)" office:value-type="string" office:string-value="ISCO-88_Ganzeboom" calcext:value-type="string">
            <text:p>ISCO-88_Ganzeboom</text:p>
          </table:table-cell>
          <table:table-cell table:formula="of:=VLOOKUP([.J271];[.P$2:.R$536];1;0)" office:value-type="string" office:string-value="5139" calcext:value-type="string">
            <text:p>513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71];[.P$2:.R$536];3;0)" office:value-type="string" office:string-value="personal care etc workers nec" calcext:value-type="string">
            <text:p>personal care etc workers nec</text:p>
          </table:table-cell>
          <table:table-cell office:value-type="string" calcext:value-type="string">
            <text:p>515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ortune-tellers, palmists etc workers</text:p>
          </table:table-cell>
          <table:table-cell table:formula="of:=VLOOKUP([.P271];[.L$1:.L$545];1;0)" office:value-type="string" office:string-value="5152" calcext:value-type="string">
            <text:p>51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OTHER PERSONAL SERVIC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72];REPT(&quot;0&quot;;4-LEN([.B272])))" office:value-type="string" office:string-value="5140" calcext:value-type="string">
            <text:p>5140</text:p>
          </table:table-cell>
          <table:table-cell office:value-type="string" calcext:value-type="string">
            <text:p>5140</text:p>
          </table:table-cell>
          <table:table-cell table:formula="of:=VLOOKUP([.J272];[.P$2:.R$536];2;0)" office:value-type="string" office:string-value="ISCO-88_Ganzeboom" calcext:value-type="string">
            <text:p>ISCO-88_Ganzeboom</text:p>
          </table:table-cell>
          <table:table-cell table:formula="of:=VLOOKUP([.J272];[.P$2:.R$536];1;0)" office:value-type="string" office:string-value="5140" calcext:value-type="string">
            <text:p>51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72];[.P$2:.R$536];3;0)" office:value-type="string" office:string-value="other personal services workers" calcext:value-type="string">
            <text:p>other personal services workers</text:p>
          </table:table-cell>
          <table:table-cell office:value-type="string" calcext:value-type="string">
            <text:p>516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otective services workers</text:p>
          </table:table-cell>
          <table:table-cell table:formula="of:=VLOOKUP([.P272];[.L$1:.L$545];1;0)" office:value-type="string" office:string-value="5160" calcext:value-type="string">
            <text:p>51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Hairdressers, barbers, beautician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73];REPT(&quot;0&quot;;4-LEN([.B273])))" office:value-type="string" office:string-value="5141" calcext:value-type="string">
            <text:p>5141</text:p>
          </table:table-cell>
          <table:table-cell office:value-type="string" calcext:value-type="string">
            <text:p>5141</text:p>
          </table:table-cell>
          <table:table-cell table:formula="of:=VLOOKUP([.J273];[.P$2:.R$536];2;0)" office:value-type="string" office:string-value="ISCO-88_Ganzeboom" calcext:value-type="string">
            <text:p>ISCO-88_Ganzeboom</text:p>
          </table:table-cell>
          <table:table-cell table:formula="of:=VLOOKUP([.J273];[.P$2:.R$536];1;0)" office:value-type="string" office:string-value="5141" calcext:value-type="string">
            <text:p>514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73];[.P$2:.R$536];3;0)" office:value-type="string" office:string-value="hairdressers barbers beauticians etc workers" calcext:value-type="string">
            <text:p>hairdressers barbers beauticians etc workers</text:p>
          </table:table-cell>
          <table:table-cell office:value-type="string" calcext:value-type="string">
            <text:p>516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ire-fighters</text:p>
          </table:table-cell>
          <table:table-cell table:formula="of:=VLOOKUP([.P273];[.L$1:.L$545];1;0)" office:value-type="string" office:string-value="5161" calcext:value-type="string">
            <text:p>516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Companions and vale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74];REPT(&quot;0&quot;;4-LEN([.B274])))" office:value-type="string" office:string-value="5142" calcext:value-type="string">
            <text:p>5142</text:p>
          </table:table-cell>
          <table:table-cell office:value-type="string" calcext:value-type="string">
            <text:p>5142</text:p>
          </table:table-cell>
          <table:table-cell table:formula="of:=VLOOKUP([.J274];[.P$2:.R$536];2;0)" office:value-type="string" office:string-value="ISCO-88_Ganzeboom" calcext:value-type="string">
            <text:p>ISCO-88_Ganzeboom</text:p>
          </table:table-cell>
          <table:table-cell table:formula="of:=VLOOKUP([.J274];[.P$2:.R$536];1;0)" office:value-type="string" office:string-value="5142" calcext:value-type="string">
            <text:p>514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74];[.P$2:.R$536];3;0)" office:value-type="string" office:string-value="companions &amp; valets" calcext:value-type="string">
            <text:p>companions &amp; valets</text:p>
          </table:table-cell>
          <table:table-cell office:value-type="string" calcext:value-type="string">
            <text:p>516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olice officers</text:p>
          </table:table-cell>
          <table:table-cell table:formula="of:=VLOOKUP([.P274];[.L$1:.L$545];1;0)" office:value-type="string" office:string-value="5162" calcext:value-type="string">
            <text:p>51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Undertakers and embalm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75];REPT(&quot;0&quot;;4-LEN([.B275])))" office:value-type="string" office:string-value="5143" calcext:value-type="string">
            <text:p>5143</text:p>
          </table:table-cell>
          <table:table-cell office:value-type="string" calcext:value-type="string">
            <text:p>5143</text:p>
          </table:table-cell>
          <table:table-cell table:formula="of:=VLOOKUP([.J275];[.P$2:.R$536];2;0)" office:value-type="string" office:string-value="ISCO-88_Ganzeboom" calcext:value-type="string">
            <text:p>ISCO-88_Ganzeboom</text:p>
          </table:table-cell>
          <table:table-cell table:formula="of:=VLOOKUP([.J275];[.P$2:.R$536];1;0)" office:value-type="string" office:string-value="5143" calcext:value-type="string">
            <text:p>514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75];[.P$2:.R$536];3;0)" office:value-type="string" office:string-value="undertakers &amp; embalmers" calcext:value-type="string">
            <text:p>undertakers &amp; embalmers</text:p>
          </table:table-cell>
          <table:table-cell office:value-type="string" calcext:value-type="string">
            <text:p>516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ison guards</text:p>
          </table:table-cell>
          <table:table-cell table:formula="of:=VLOOKUP([.P275];[.L$1:.L$545];1;0)" office:value-type="string" office:string-value="5163" calcext:value-type="string">
            <text:p>51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Other personal services worker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76];REPT(&quot;0&quot;;4-LEN([.B276])))" office:value-type="string" office:string-value="5149" calcext:value-type="string">
            <text:p>5149</text:p>
          </table:table-cell>
          <table:table-cell office:value-type="string" calcext:value-type="string">
            <text:p>5149</text:p>
          </table:table-cell>
          <table:table-cell table:formula="of:=VLOOKUP([.J276];[.P$2:.R$536];2;0)" office:value-type="string" office:string-value="ISCO-88_Ganzeboom" calcext:value-type="string">
            <text:p>ISCO-88_Ganzeboom</text:p>
          </table:table-cell>
          <table:table-cell table:formula="of:=VLOOKUP([.J276];[.P$2:.R$536];1;0)" office:value-type="string" office:string-value="5149" calcext:value-type="string">
            <text:p>514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76];[.P$2:.R$536];3;0)" office:value-type="string" office:string-value="other personal services workers nec" calcext:value-type="string">
            <text:p>other personal services workers nec</text:p>
          </table:table-cell>
          <table:table-cell office:value-type="string" calcext:value-type="string">
            <text:p>516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army: enlisted men - soldiers]</text:p>
          </table:table-cell>
          <table:table-cell table:formula="of:=VLOOKUP([.P276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STROLOGERS, FORTUNE-TELL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77];REPT(&quot;0&quot;;4-LEN([.B277])))" office:value-type="string" office:string-value="5150" calcext:value-type="string">
            <text:p>5150</text:p>
          </table:table-cell>
          <table:table-cell office:value-type="string" calcext:value-type="string">
            <text:p>5150</text:p>
          </table:table-cell>
          <table:table-cell table:formula="of:=VLOOKUP([.J277];[.P$2:.R$536];2;0)" office:value-type="string" office:string-value="ISCO-88_Ganzeboom" calcext:value-type="string">
            <text:p>ISCO-88_Ganzeboom</text:p>
          </table:table-cell>
          <table:table-cell table:formula="of:=VLOOKUP([.J277];[.P$2:.R$536];1;0)" office:value-type="string" office:string-value="5150" calcext:value-type="string">
            <text:p>5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77];[.P$2:.R$536];3;0)" office:value-type="string" office:string-value="astrologers, fortune-tellers etc workers" calcext:value-type="string">
            <text:p>astrologers, fortune-tellers etc workers</text:p>
          </table:table-cell>
          <table:table-cell office:value-type="string" calcext:value-type="string">
            <text:p>516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otective services workers nec</text:p>
          </table:table-cell>
          <table:table-cell table:formula="of:=VLOOKUP([.P277];[.L$1:.L$545];1;0)" office:value-type="string" office:string-value="5169" calcext:value-type="string">
            <text:p>516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51" calcext:value-type="float">
            <text:p>5151</text:p>
          </table:table-cell>
          <table:table-cell office:value-type="string" calcext:value-type="string">
            <text:p>Astrolog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78];REPT(&quot;0&quot;;4-LEN([.B278])))" office:value-type="string" office:string-value="5151" calcext:value-type="string">
            <text:p>5151</text:p>
          </table:table-cell>
          <table:table-cell office:value-type="string" calcext:value-type="string">
            <text:p>5151</text:p>
          </table:table-cell>
          <table:table-cell table:formula="of:=VLOOKUP([.J278];[.P$2:.R$536];2;0)" office:value-type="string" office:string-value="ISCO-88_Ganzeboom" calcext:value-type="string">
            <text:p>ISCO-88_Ganzeboom</text:p>
          </table:table-cell>
          <table:table-cell table:formula="of:=VLOOKUP([.J278];[.P$2:.R$536];1;0)" office:value-type="string" office:string-value="5151" calcext:value-type="string">
            <text:p>515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78];[.P$2:.R$536];3;0)" office:value-type="string" office:string-value="astrologers etc workers" calcext:value-type="string">
            <text:p>astrologers etc workers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odels, salespersons &amp; demonstrators</text:p>
          </table:table-cell>
          <table:table-cell table:formula="of:=VLOOKUP([.P278];[.L$1:.L$545];1;0)" office:value-type="string" office:string-value="5200" calcext:value-type="string">
            <text:p>52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Fortune-tellers, palmist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79];REPT(&quot;0&quot;;4-LEN([.B279])))" office:value-type="string" office:string-value="5152" calcext:value-type="string">
            <text:p>5152</text:p>
          </table:table-cell>
          <table:table-cell office:value-type="string" calcext:value-type="string">
            <text:p>5152</text:p>
          </table:table-cell>
          <table:table-cell table:formula="of:=VLOOKUP([.J279];[.P$2:.R$536];2;0)" office:value-type="string" office:string-value="ISCO-88_Ganzeboom" calcext:value-type="string">
            <text:p>ISCO-88_Ganzeboom</text:p>
          </table:table-cell>
          <table:table-cell table:formula="of:=VLOOKUP([.J279];[.P$2:.R$536];1;0)" office:value-type="string" office:string-value="5152" calcext:value-type="string">
            <text:p>515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79];[.P$2:.R$536];3;0)" office:value-type="string" office:string-value="fortune-tellers, palmists etc workers" calcext:value-type="string">
            <text:p>fortune-tellers, palmists etc workers</text:p>
          </table:table-cell>
          <table:table-cell office:value-type="string" calcext:value-type="string">
            <text:p>52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ashion &amp; other models</text:p>
          </table:table-cell>
          <table:table-cell table:formula="of:=VLOOKUP([.P279];[.L$1:.L$545];1;0)" office:value-type="string" office:string-value="5210" calcext:value-type="string">
            <text:p>52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PROTECTIVE SERVIC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80];REPT(&quot;0&quot;;4-LEN([.B280])))" office:value-type="string" office:string-value="5160" calcext:value-type="string">
            <text:p>5160</text:p>
          </table:table-cell>
          <table:table-cell office:value-type="string" calcext:value-type="string">
            <text:p>5160</text:p>
          </table:table-cell>
          <table:table-cell table:formula="of:=VLOOKUP([.J280];[.P$2:.R$536];2;0)" office:value-type="string" office:string-value="ISCO-88_Ganzeboom" calcext:value-type="string">
            <text:p>ISCO-88_Ganzeboom</text:p>
          </table:table-cell>
          <table:table-cell table:formula="of:=VLOOKUP([.J280];[.P$2:.R$536];1;0)" office:value-type="string" office:string-value="5160" calcext:value-type="string">
            <text:p>516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80];[.P$2:.R$536];3;0)" office:value-type="string" office:string-value="protective services workers" calcext:value-type="string">
            <text:p>protective services workers</text:p>
          </table:table-cell>
          <table:table-cell office:value-type="string" calcext:value-type="string">
            <text:p>52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hop salespersons &amp; demonstrators</text:p>
          </table:table-cell>
          <table:table-cell table:formula="of:=VLOOKUP([.P280];[.L$1:.L$545];1;0)" office:value-type="string" office:string-value="5220" calcext:value-type="string">
            <text:p>52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61" calcext:value-type="float">
            <text:p>5161</text:p>
          </table:table-cell>
          <table:table-cell office:value-type="string" calcext:value-type="string">
            <text:p>Fire-figh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81];REPT(&quot;0&quot;;4-LEN([.B281])))" office:value-type="string" office:string-value="5161" calcext:value-type="string">
            <text:p>5161</text:p>
          </table:table-cell>
          <table:table-cell office:value-type="string" calcext:value-type="string">
            <text:p>5161</text:p>
          </table:table-cell>
          <table:table-cell table:formula="of:=VLOOKUP([.J281];[.P$2:.R$536];2;0)" office:value-type="string" office:string-value="ISCO-88_Ganzeboom" calcext:value-type="string">
            <text:p>ISCO-88_Ganzeboom</text:p>
          </table:table-cell>
          <table:table-cell table:formula="of:=VLOOKUP([.J281];[.P$2:.R$536];1;0)" office:value-type="string" office:string-value="5161" calcext:value-type="string">
            <text:p>516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81];[.P$2:.R$536];3;0)" office:value-type="string" office:string-value="fire-fighters" calcext:value-type="string">
            <text:p>fire-fighters</text:p>
          </table:table-cell>
          <table:table-cell office:value-type="string" calcext:value-type="string">
            <text:p>52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tall &amp; market salespersons</text:p>
          </table:table-cell>
          <table:table-cell table:formula="of:=VLOOKUP([.P281];[.L$1:.L$545];1;0)" office:value-type="string" office:string-value="5230" calcext:value-type="string">
            <text:p>52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Police offic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82];REPT(&quot;0&quot;;4-LEN([.B282])))" office:value-type="string" office:string-value="5162" calcext:value-type="string">
            <text:p>5162</text:p>
          </table:table-cell>
          <table:table-cell office:value-type="string" calcext:value-type="string">
            <text:p>5162</text:p>
          </table:table-cell>
          <table:table-cell table:formula="of:=VLOOKUP([.J282];[.P$2:.R$536];2;0)" office:value-type="string" office:string-value="ISCO-88_Ganzeboom" calcext:value-type="string">
            <text:p>ISCO-88_Ganzeboom</text:p>
          </table:table-cell>
          <table:table-cell table:formula="of:=VLOOKUP([.J282];[.P$2:.R$536];1;0)" office:value-type="string" office:string-value="5162" calcext:value-type="string">
            <text:p>516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82];[.P$2:.R$536];3;0)" office:value-type="string" office:string-value="police officers" calcext:value-type="string">
            <text:p>police officers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killed agricultural &amp; fishery workers</text:p>
          </table:table-cell>
          <table:table-cell table:formula="of:=VLOOKUP([.P282];[.L$1:.L$545];1;0)" office:value-type="string" office:string-value="6000" calcext:value-type="string">
            <text:p>6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63" calcext:value-type="float">
            <text:p>5163</text:p>
          </table:table-cell>
          <table:table-cell office:value-type="string" calcext:value-type="string">
            <text:p>Prison guard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83];REPT(&quot;0&quot;;4-LEN([.B283])))" office:value-type="string" office:string-value="5163" calcext:value-type="string">
            <text:p>5163</text:p>
          </table:table-cell>
          <table:table-cell office:value-type="string" calcext:value-type="string">
            <text:p>5163</text:p>
          </table:table-cell>
          <table:table-cell table:formula="of:=VLOOKUP([.J283];[.P$2:.R$536];2;0)" office:value-type="string" office:string-value="ISCO-88_Ganzeboom" calcext:value-type="string">
            <text:p>ISCO-88_Ganzeboom</text:p>
          </table:table-cell>
          <table:table-cell table:formula="of:=VLOOKUP([.J283];[.P$2:.R$536];1;0)" office:value-type="string" office:string-value="5163" calcext:value-type="string">
            <text:p>516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83];[.P$2:.R$536];3;0)" office:value-type="string" office:string-value="prison guards" calcext:value-type="string">
            <text:p>prison guards</text:p>
          </table:table-cell>
          <table:table-cell office:value-type="string" calcext:value-type="string">
            <text:p>61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arket-oriented skilled agricultural &amp; fishery workers</text:p>
          </table:table-cell>
          <table:table-cell table:formula="of:=VLOOKUP([.P283];[.L$1:.L$545];1;0)" office:value-type="string" office:string-value="6100" calcext:value-type="string">
            <text:p>6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169" calcext:value-type="float">
            <text:p>5169</text:p>
          </table:table-cell>
          <table:table-cell office:value-type="string" calcext:value-type="string">
            <text:p>Protective services worker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84];REPT(&quot;0&quot;;4-LEN([.B284])))" office:value-type="string" office:string-value="5169" calcext:value-type="string">
            <text:p>5169</text:p>
          </table:table-cell>
          <table:table-cell office:value-type="string" calcext:value-type="string">
            <text:p>5169</text:p>
          </table:table-cell>
          <table:table-cell table:formula="of:=VLOOKUP([.J284];[.P$2:.R$536];2;0)" office:value-type="string" office:string-value="ISCO-88_Ganzeboom" calcext:value-type="string">
            <text:p>ISCO-88_Ganzeboom</text:p>
          </table:table-cell>
          <table:table-cell table:formula="of:=VLOOKUP([.J284];[.P$2:.R$536];1;0)" office:value-type="string" office:string-value="5169" calcext:value-type="string">
            <text:p>516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84];[.P$2:.R$536];3;0)" office:value-type="string" office:string-value="protective services workers nec" calcext:value-type="string">
            <text:p>protective services workers nec</text:p>
          </table:table-cell>
          <table:table-cell office:value-type="string" calcext:value-type="string">
            <text:p>61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arket gardeners &amp; cropgrowers</text:p>
          </table:table-cell>
          <table:table-cell table:formula="of:=VLOOKUP([.P284];[.L$1:.L$545];1;0)" office:value-type="string" office:string-value="6110" calcext:value-type="string">
            <text:p>6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ODELS, SALESPERSONS AND DEMONST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85];REPT(&quot;0&quot;;4-LEN([.B285])))" office:value-type="string" office:string-value="5200" calcext:value-type="string">
            <text:p>5200</text:p>
          </table:table-cell>
          <table:table-cell office:value-type="string" calcext:value-type="string">
            <text:p>5200</text:p>
          </table:table-cell>
          <table:table-cell table:formula="of:=VLOOKUP([.J285];[.P$2:.R$536];2;0)" office:value-type="string" office:string-value="ISCO-88_Ganzeboom" calcext:value-type="string">
            <text:p>ISCO-88_Ganzeboom</text:p>
          </table:table-cell>
          <table:table-cell table:formula="of:=VLOOKUP([.J285];[.P$2:.R$536];1;0)" office:value-type="string" office:string-value="5200" calcext:value-type="string">
            <text:p>5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85];[.P$2:.R$536];3;0)" office:value-type="string" office:string-value="models, salespersons &amp; demonstrators" calcext:value-type="string">
            <text:p>models, salespersons &amp; demonstrators</text:p>
          </table:table-cell>
          <table:table-cell office:value-type="string" calcext:value-type="string">
            <text:p>61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ield crop &amp; vegetable growers</text:p>
          </table:table-cell>
          <table:table-cell table:formula="of:=VLOOKUP([.P285];[.L$1:.L$545];1;0)" office:value-type="string" office:string-value="6111" calcext:value-type="string">
            <text:p>6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FASHION AND OTHER MODE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86];REPT(&quot;0&quot;;4-LEN([.B286])))" office:value-type="string" office:string-value="5210" calcext:value-type="string">
            <text:p>5210</text:p>
          </table:table-cell>
          <table:table-cell office:value-type="string" calcext:value-type="string">
            <text:p>5210</text:p>
          </table:table-cell>
          <table:table-cell table:formula="of:=VLOOKUP([.J286];[.P$2:.R$536];2;0)" office:value-type="string" office:string-value="ISCO-88_Ganzeboom" calcext:value-type="string">
            <text:p>ISCO-88_Ganzeboom</text:p>
          </table:table-cell>
          <table:table-cell table:formula="of:=VLOOKUP([.J286];[.P$2:.R$536];1;0)" office:value-type="string" office:string-value="5210" calcext:value-type="string">
            <text:p>52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86];[.P$2:.R$536];3;0)" office:value-type="string" office:string-value="fashion &amp; other models" calcext:value-type="string">
            <text:p>fashion &amp; other models</text:p>
          </table:table-cell>
          <table:table-cell office:value-type="string" calcext:value-type="string">
            <text:p>61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ree &amp; shrub crop growers</text:p>
          </table:table-cell>
          <table:table-cell table:formula="of:=VLOOKUP([.P286];[.L$1:.L$545];1;0)" office:value-type="string" office:string-value="6112" calcext:value-type="string">
            <text:p>61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Fashion and other mode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87];REPT(&quot;0&quot;;4-LEN([.B287])))" office:value-type="string" office:string-value="5210" calcext:value-type="string">
            <text:p>5210</text:p>
          </table:table-cell>
          <table:table-cell office:value-type="string" calcext:value-type="string">
            <text:p>5210</text:p>
          </table:table-cell>
          <table:table-cell table:formula="of:=VLOOKUP([.J287];[.P$2:.R$536];2;0)" office:value-type="string" office:string-value="ISCO-88_Ganzeboom" calcext:value-type="string">
            <text:p>ISCO-88_Ganzeboom</text:p>
          </table:table-cell>
          <table:table-cell table:formula="of:=VLOOKUP([.J287];[.P$2:.R$536];1;0)" office:value-type="string" office:string-value="5210" calcext:value-type="string">
            <text:p>52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87];[.P$2:.R$536];3;0)" office:value-type="string" office:string-value="fashion &amp; other models" calcext:value-type="string">
            <text:p>fashion &amp; other models</text:p>
          </table:table-cell>
          <table:table-cell office:value-type="string" calcext:value-type="string">
            <text:p>61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ardeners, horticultural &amp; nursery growers</text:p>
          </table:table-cell>
          <table:table-cell table:formula="of:=VLOOKUP([.P287];[.L$1:.L$545];1;0)" office:value-type="string" office:string-value="6113" calcext:value-type="string">
            <text:p>61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SHOP SALESPERSONS AND DEMONST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88];REPT(&quot;0&quot;;4-LEN([.B288])))" office:value-type="string" office:string-value="5220" calcext:value-type="string">
            <text:p>5220</text:p>
          </table:table-cell>
          <table:table-cell office:value-type="string" calcext:value-type="string">
            <text:p>5220</text:p>
          </table:table-cell>
          <table:table-cell table:formula="of:=VLOOKUP([.J288];[.P$2:.R$536];2;0)" office:value-type="string" office:string-value="ISCO-88_Ganzeboom" calcext:value-type="string">
            <text:p>ISCO-88_Ganzeboom</text:p>
          </table:table-cell>
          <table:table-cell table:formula="of:=VLOOKUP([.J288];[.P$2:.R$536];1;0)" office:value-type="string" office:string-value="5220" calcext:value-type="string">
            <text:p>52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88];[.P$2:.R$536];3;0)" office:value-type="string" office:string-value="shop salespersons &amp; demonstrators" calcext:value-type="string">
            <text:p>shop salespersons &amp; demonstrators</text:p>
          </table:table-cell>
          <table:table-cell office:value-type="string" calcext:value-type="string">
            <text:p>611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ixed-crop growers</text:p>
          </table:table-cell>
          <table:table-cell table:formula="of:=VLOOKUP([.P288];[.L$1:.L$545];1;0)" office:value-type="string" office:string-value="6114" calcext:value-type="string">
            <text:p>61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Shop salespersons and demonst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89];REPT(&quot;0&quot;;4-LEN([.B289])))" office:value-type="string" office:string-value="5220" calcext:value-type="string">
            <text:p>5220</text:p>
          </table:table-cell>
          <table:table-cell office:value-type="string" calcext:value-type="string">
            <text:p>5220</text:p>
          </table:table-cell>
          <table:table-cell table:formula="of:=VLOOKUP([.J289];[.P$2:.R$536];2;0)" office:value-type="string" office:string-value="ISCO-88_Ganzeboom" calcext:value-type="string">
            <text:p>ISCO-88_Ganzeboom</text:p>
          </table:table-cell>
          <table:table-cell table:formula="of:=VLOOKUP([.J289];[.P$2:.R$536];1;0)" office:value-type="string" office:string-value="5220" calcext:value-type="string">
            <text:p>52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89];[.P$2:.R$536];3;0)" office:value-type="string" office:string-value="shop salespersons &amp; demonstrators" calcext:value-type="string">
            <text:p>shop salespersons &amp; demonstrators</text:p>
          </table:table-cell>
          <table:table-cell office:value-type="string" calcext:value-type="string">
            <text:p>61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arket-oriented animal producers etc workers</text:p>
          </table:table-cell>
          <table:table-cell table:formula="of:=VLOOKUP([.P289];[.L$1:.L$545];1;0)" office:value-type="string" office:string-value="6120" calcext:value-type="string">
            <text:p>61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STALL AND MARKET SALESPERSO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90];REPT(&quot;0&quot;;4-LEN([.B290])))" office:value-type="string" office:string-value="5230" calcext:value-type="string">
            <text:p>5230</text:p>
          </table:table-cell>
          <table:table-cell office:value-type="string" calcext:value-type="string">
            <text:p>5230</text:p>
          </table:table-cell>
          <table:table-cell table:formula="of:=VLOOKUP([.J290];[.P$2:.R$536];2;0)" office:value-type="string" office:string-value="ISCO-88_Ganzeboom" calcext:value-type="string">
            <text:p>ISCO-88_Ganzeboom</text:p>
          </table:table-cell>
          <table:table-cell table:formula="of:=VLOOKUP([.J290];[.P$2:.R$536];1;0)" office:value-type="string" office:string-value="5230" calcext:value-type="string">
            <text:p>52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90];[.P$2:.R$536];3;0)" office:value-type="string" office:string-value="stall &amp; market salespersons" calcext:value-type="string">
            <text:p>stall &amp; market salespersons</text:p>
          </table:table-cell>
          <table:table-cell office:value-type="string" calcext:value-type="string">
            <text:p>61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airy &amp; livestock producers</text:p>
          </table:table-cell>
          <table:table-cell table:formula="of:=VLOOKUP([.P290];[.L$1:.L$545];1;0)" office:value-type="string" office:string-value="6121" calcext:value-type="string">
            <text:p>61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Stall and market salesperso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5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91];REPT(&quot;0&quot;;4-LEN([.B291])))" office:value-type="string" office:string-value="5230" calcext:value-type="string">
            <text:p>5230</text:p>
          </table:table-cell>
          <table:table-cell office:value-type="string" calcext:value-type="string">
            <text:p>5230</text:p>
          </table:table-cell>
          <table:table-cell table:formula="of:=VLOOKUP([.J291];[.P$2:.R$536];2;0)" office:value-type="string" office:string-value="ISCO-88_Ganzeboom" calcext:value-type="string">
            <text:p>ISCO-88_Ganzeboom</text:p>
          </table:table-cell>
          <table:table-cell table:formula="of:=VLOOKUP([.J291];[.P$2:.R$536];1;0)" office:value-type="string" office:string-value="5230" calcext:value-type="string">
            <text:p>52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91];[.P$2:.R$536];3;0)" office:value-type="string" office:string-value="stall &amp; market salespersons" calcext:value-type="string">
            <text:p>stall &amp; market salespersons</text:p>
          </table:table-cell>
          <table:table-cell office:value-type="string" calcext:value-type="string">
            <text:p>61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oultry producers</text:p>
          </table:table-cell>
          <table:table-cell table:formula="of:=VLOOKUP([.P291];[.L$1:.L$545];1;0)" office:value-type="string" office:string-value="6122" calcext:value-type="string">
            <text:p>61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KILLED AGRICULTURAL AND FISHERY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92];REPT(&quot;0&quot;;4-LEN([.B292])))" office:value-type="string" office:string-value="6000" calcext:value-type="string">
            <text:p>6000</text:p>
          </table:table-cell>
          <table:table-cell office:value-type="string" calcext:value-type="string">
            <text:p>6000</text:p>
          </table:table-cell>
          <table:table-cell table:formula="of:=VLOOKUP([.J292];[.P$2:.R$536];2;0)" office:value-type="string" office:string-value="ISCO-88_Ganzeboom" calcext:value-type="string">
            <text:p>ISCO-88_Ganzeboom</text:p>
          </table:table-cell>
          <table:table-cell table:formula="of:=VLOOKUP([.J292];[.P$2:.R$536];1;0)" office:value-type="string" office:string-value="6000" calcext:value-type="string">
            <text:p>6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92];[.P$2:.R$536];3;0)" office:value-type="string" office:string-value="skilled agricultural &amp; fishery workers" calcext:value-type="string">
            <text:p>skilled agricultural &amp; fishery workers</text:p>
          </table:table-cell>
          <table:table-cell office:value-type="string" calcext:value-type="string">
            <text:p>612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piarists &amp; sericulturists</text:p>
          </table:table-cell>
          <table:table-cell table:formula="of:=VLOOKUP([.P292];[.L$1:.L$545];1;0)" office:value-type="string" office:string-value="6123" calcext:value-type="string">
            <text:p>61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RKET-ORIENTED SKILLED AGRICULTURAL AND FISHERY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93];REPT(&quot;0&quot;;4-LEN([.B293])))" office:value-type="string" office:string-value="6100" calcext:value-type="string">
            <text:p>6100</text:p>
          </table:table-cell>
          <table:table-cell office:value-type="string" calcext:value-type="string">
            <text:p>6100</text:p>
          </table:table-cell>
          <table:table-cell table:formula="of:=VLOOKUP([.J293];[.P$2:.R$536];2;0)" office:value-type="string" office:string-value="ISCO-88_Ganzeboom" calcext:value-type="string">
            <text:p>ISCO-88_Ganzeboom</text:p>
          </table:table-cell>
          <table:table-cell table:formula="of:=VLOOKUP([.J293];[.P$2:.R$536];1;0)" office:value-type="string" office:string-value="6100" calcext:value-type="string">
            <text:p>6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93];[.P$2:.R$536];3;0)" office:value-type="string" office:string-value="market-oriented skilled agricultural &amp; fishery workers" calcext:value-type="string">
            <text:p>market-oriented skilled agricultural &amp; fishery workers</text:p>
          </table:table-cell>
          <table:table-cell office:value-type="string" calcext:value-type="string">
            <text:p>612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ixed -animal producers</text:p>
          </table:table-cell>
          <table:table-cell table:formula="of:=VLOOKUP([.P293];[.L$1:.L$545];1;0)" office:value-type="string" office:string-value="6124" calcext:value-type="string">
            <text:p>61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MARKET GARDENERS AND CROP GROW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94];REPT(&quot;0&quot;;4-LEN([.B294])))" office:value-type="string" office:string-value="6110" calcext:value-type="string">
            <text:p>6110</text:p>
          </table:table-cell>
          <table:table-cell office:value-type="string" calcext:value-type="string">
            <text:p>6110</text:p>
          </table:table-cell>
          <table:table-cell table:formula="of:=VLOOKUP([.J294];[.P$2:.R$536];2;0)" office:value-type="string" office:string-value="ISCO-88_Ganzeboom" calcext:value-type="string">
            <text:p>ISCO-88_Ganzeboom</text:p>
          </table:table-cell>
          <table:table-cell table:formula="of:=VLOOKUP([.J294];[.P$2:.R$536];1;0)" office:value-type="string" office:string-value="6110" calcext:value-type="string">
            <text:p>61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94];[.P$2:.R$536];3;0)" office:value-type="string" office:string-value="market gardeners &amp; cropgrowers" calcext:value-type="string">
            <text:p>market gardeners &amp; cropgrowers</text:p>
          </table:table-cell>
          <table:table-cell office:value-type="string" calcext:value-type="string">
            <text:p>612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arket-oriented animal producers etc workers nec</text:p>
          </table:table-cell>
          <table:table-cell table:formula="of:=VLOOKUP([.P294];[.L$1:.L$545];1;0)" office:value-type="string" office:string-value="6129" calcext:value-type="string">
            <text:p>61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Field crop and vegetable grow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95];REPT(&quot;0&quot;;4-LEN([.B295])))" office:value-type="string" office:string-value="6111" calcext:value-type="string">
            <text:p>6111</text:p>
          </table:table-cell>
          <table:table-cell office:value-type="string" calcext:value-type="string">
            <text:p>6111</text:p>
          </table:table-cell>
          <table:table-cell table:formula="of:=VLOOKUP([.J295];[.P$2:.R$536];2;0)" office:value-type="string" office:string-value="ISCO-88_Ganzeboom" calcext:value-type="string">
            <text:p>ISCO-88_Ganzeboom</text:p>
          </table:table-cell>
          <table:table-cell table:formula="of:=VLOOKUP([.J295];[.P$2:.R$536];1;0)" office:value-type="string" office:string-value="6111" calcext:value-type="string">
            <text:p>61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95];[.P$2:.R$536];3;0)" office:value-type="string" office:string-value="field crop &amp; vegetable growers" calcext:value-type="string">
            <text:p>field crop &amp; vegetable growers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arket-oriented crop &amp; animal producers</text:p>
          </table:table-cell>
          <table:table-cell table:formula="of:=VLOOKUP([.P295];[.L$1:.L$545];1;0)" office:value-type="string" office:string-value="6130" calcext:value-type="string">
            <text:p>61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Tree and shrub crop grow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96];REPT(&quot;0&quot;;4-LEN([.B296])))" office:value-type="string" office:string-value="6112" calcext:value-type="string">
            <text:p>6112</text:p>
          </table:table-cell>
          <table:table-cell office:value-type="string" calcext:value-type="string">
            <text:p>6112</text:p>
          </table:table-cell>
          <table:table-cell table:formula="of:=VLOOKUP([.J296];[.P$2:.R$536];2;0)" office:value-type="string" office:string-value="ISCO-88_Ganzeboom" calcext:value-type="string">
            <text:p>ISCO-88_Ganzeboom</text:p>
          </table:table-cell>
          <table:table-cell table:formula="of:=VLOOKUP([.J296];[.P$2:.R$536];1;0)" office:value-type="string" office:string-value="6112" calcext:value-type="string">
            <text:p>61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96];[.P$2:.R$536];3;0)" office:value-type="string" office:string-value="tree &amp; shrub crop growers" calcext:value-type="string">
            <text:p>tree &amp; shrub crop growers</text:p>
          </table:table-cell>
          <table:table-cell office:value-type="string" calcext:value-type="string">
            <text:p>61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mixed farmer]</text:p>
          </table:table-cell>
          <table:table-cell table:formula="of:=VLOOKUP([.P296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Gardeners, horticultural and nursery grow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97];REPT(&quot;0&quot;;4-LEN([.B297])))" office:value-type="string" office:string-value="6113" calcext:value-type="string">
            <text:p>6113</text:p>
          </table:table-cell>
          <table:table-cell office:value-type="string" calcext:value-type="string">
            <text:p>6113</text:p>
          </table:table-cell>
          <table:table-cell table:formula="of:=VLOOKUP([.J297];[.P$2:.R$536];2;0)" office:value-type="string" office:string-value="ISCO-88_Ganzeboom" calcext:value-type="string">
            <text:p>ISCO-88_Ganzeboom</text:p>
          </table:table-cell>
          <table:table-cell table:formula="of:=VLOOKUP([.J297];[.P$2:.R$536];1;0)" office:value-type="string" office:string-value="6113" calcext:value-type="string">
            <text:p>61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97];[.P$2:.R$536];3;0)" office:value-type="string" office:string-value="gardeners, horticultural &amp; nursery growers" calcext:value-type="string">
            <text:p>gardeners, horticultural &amp; nursery growers</text:p>
          </table:table-cell>
          <table:table-cell office:value-type="string" calcext:value-type="string">
            <text:p>61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farm foreman]</text:p>
          </table:table-cell>
          <table:table-cell table:formula="of:=VLOOKUP([.P297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Mixed-crop grow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98];REPT(&quot;0&quot;;4-LEN([.B298])))" office:value-type="string" office:string-value="6114" calcext:value-type="string">
            <text:p>6114</text:p>
          </table:table-cell>
          <table:table-cell office:value-type="string" calcext:value-type="string">
            <text:p>6114</text:p>
          </table:table-cell>
          <table:table-cell table:formula="of:=VLOOKUP([.J298];[.P$2:.R$536];2;0)" office:value-type="string" office:string-value="ISCO-88_Ganzeboom" calcext:value-type="string">
            <text:p>ISCO-88_Ganzeboom</text:p>
          </table:table-cell>
          <table:table-cell table:formula="of:=VLOOKUP([.J298];[.P$2:.R$536];1;0)" office:value-type="string" office:string-value="6114" calcext:value-type="string">
            <text:p>611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98];[.P$2:.R$536];3;0)" office:value-type="string" office:string-value="mixed-crop growers" calcext:value-type="string">
            <text:p>mixed-crop growers</text:p>
          </table:table-cell>
          <table:table-cell office:value-type="string" calcext:value-type="string">
            <text:p>613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farmer nfs]</text:p>
          </table:table-cell>
          <table:table-cell table:formula="of:=VLOOKUP([.P298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MARKET-ORIENTED ANIMAL PRODUC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299];REPT(&quot;0&quot;;4-LEN([.B299])))" office:value-type="string" office:string-value="6120" calcext:value-type="string">
            <text:p>6120</text:p>
          </table:table-cell>
          <table:table-cell office:value-type="string" calcext:value-type="string">
            <text:p>6120</text:p>
          </table:table-cell>
          <table:table-cell table:formula="of:=VLOOKUP([.J299];[.P$2:.R$536];2;0)" office:value-type="string" office:string-value="ISCO-88_Ganzeboom" calcext:value-type="string">
            <text:p>ISCO-88_Ganzeboom</text:p>
          </table:table-cell>
          <table:table-cell table:formula="of:=VLOOKUP([.J299];[.P$2:.R$536];1;0)" office:value-type="string" office:string-value="6120" calcext:value-type="string">
            <text:p>61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299];[.P$2:.R$536];3;0)" office:value-type="string" office:string-value="market-oriented animal producers etc workers" calcext:value-type="string">
            <text:p>market-oriented animal producers etc workers</text:p>
          </table:table-cell>
          <table:table-cell office:value-type="string" calcext:value-type="string">
            <text:p>613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skilled farm worker nfs]</text:p>
          </table:table-cell>
          <table:table-cell table:formula="of:=VLOOKUP([.P299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Dairy and livestock produc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00];REPT(&quot;0&quot;;4-LEN([.B300])))" office:value-type="string" office:string-value="6121" calcext:value-type="string">
            <text:p>6121</text:p>
          </table:table-cell>
          <table:table-cell office:value-type="string" calcext:value-type="string">
            <text:p>6121</text:p>
          </table:table-cell>
          <table:table-cell table:formula="of:=VLOOKUP([.J300];[.P$2:.R$536];2;0)" office:value-type="string" office:string-value="ISCO-88_Ganzeboom" calcext:value-type="string">
            <text:p>ISCO-88_Ganzeboom</text:p>
          </table:table-cell>
          <table:table-cell table:formula="of:=VLOOKUP([.J300];[.P$2:.R$536];1;0)" office:value-type="string" office:string-value="6121" calcext:value-type="string">
            <text:p>61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00];[.P$2:.R$536];3;0)" office:value-type="string" office:string-value="dairy &amp; livestock producers" calcext:value-type="string">
            <text:p>dairy &amp; livestock producers</text:p>
          </table:table-cell>
          <table:table-cell office:value-type="string" calcext:value-type="string">
            <text:p>61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orestry etc workers</text:p>
          </table:table-cell>
          <table:table-cell table:formula="of:=VLOOKUP([.P300];[.L$1:.L$545];1;0)" office:value-type="string" office:string-value="6140" calcext:value-type="string">
            <text:p>61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Poultry produc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01];REPT(&quot;0&quot;;4-LEN([.B301])))" office:value-type="string" office:string-value="6122" calcext:value-type="string">
            <text:p>6122</text:p>
          </table:table-cell>
          <table:table-cell office:value-type="string" calcext:value-type="string">
            <text:p>6122</text:p>
          </table:table-cell>
          <table:table-cell table:formula="of:=VLOOKUP([.J301];[.P$2:.R$536];2;0)" office:value-type="string" office:string-value="ISCO-88_Ganzeboom" calcext:value-type="string">
            <text:p>ISCO-88_Ganzeboom</text:p>
          </table:table-cell>
          <table:table-cell table:formula="of:=VLOOKUP([.J301];[.P$2:.R$536];1;0)" office:value-type="string" office:string-value="6122" calcext:value-type="string">
            <text:p>61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01];[.P$2:.R$536];3;0)" office:value-type="string" office:string-value="poultry producers" calcext:value-type="string">
            <text:p>poultry producers</text:p>
          </table:table-cell>
          <table:table-cell office:value-type="string" calcext:value-type="string">
            <text:p>614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orestry workers &amp; loggers</text:p>
          </table:table-cell>
          <table:table-cell table:formula="of:=VLOOKUP([.P301];[.L$1:.L$545];1;0)" office:value-type="string" office:string-value="6141" calcext:value-type="string">
            <text:p>61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Apiarists and sericulturis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02];REPT(&quot;0&quot;;4-LEN([.B302])))" office:value-type="string" office:string-value="6123" calcext:value-type="string">
            <text:p>6123</text:p>
          </table:table-cell>
          <table:table-cell office:value-type="string" calcext:value-type="string">
            <text:p>6123</text:p>
          </table:table-cell>
          <table:table-cell table:formula="of:=VLOOKUP([.J302];[.P$2:.R$536];2;0)" office:value-type="string" office:string-value="ISCO-88_Ganzeboom" calcext:value-type="string">
            <text:p>ISCO-88_Ganzeboom</text:p>
          </table:table-cell>
          <table:table-cell table:formula="of:=VLOOKUP([.J302];[.P$2:.R$536];1;0)" office:value-type="string" office:string-value="6123" calcext:value-type="string">
            <text:p>612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02];[.P$2:.R$536];3;0)" office:value-type="string" office:string-value="apiarists &amp; sericulturists" calcext:value-type="string">
            <text:p>apiarists &amp; sericulturists</text:p>
          </table:table-cell>
          <table:table-cell office:value-type="string" calcext:value-type="string">
            <text:p>614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harcoal burners etc workers</text:p>
          </table:table-cell>
          <table:table-cell table:formula="of:=VLOOKUP([.P302];[.L$1:.L$545];1;0)" office:value-type="string" office:string-value="6142" calcext:value-type="string">
            <text:p>61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Mixed-animal produc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03];REPT(&quot;0&quot;;4-LEN([.B303])))" office:value-type="string" office:string-value="6124" calcext:value-type="string">
            <text:p>6124</text:p>
          </table:table-cell>
          <table:table-cell office:value-type="string" calcext:value-type="string">
            <text:p>6124</text:p>
          </table:table-cell>
          <table:table-cell table:formula="of:=VLOOKUP([.J303];[.P$2:.R$536];2;0)" office:value-type="string" office:string-value="ISCO-88_Ganzeboom" calcext:value-type="string">
            <text:p>ISCO-88_Ganzeboom</text:p>
          </table:table-cell>
          <table:table-cell table:formula="of:=VLOOKUP([.J303];[.P$2:.R$536];1;0)" office:value-type="string" office:string-value="6124" calcext:value-type="string">
            <text:p>612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03];[.P$2:.R$536];3;0)" office:value-type="string" office:string-value="mixed -animal producers" calcext:value-type="string">
            <text:p>mixed -animal producers</text:p>
          </table:table-cell>
          <table:table-cell office:value-type="string" calcext:value-type="string">
            <text:p>615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ishery workers, hunters &amp; trappers</text:p>
          </table:table-cell>
          <table:table-cell table:formula="of:=VLOOKUP([.P303];[.L$1:.L$545];1;0)" office:value-type="string" office:string-value="6150" calcext:value-type="string">
            <text:p>615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Market-oriented animal producers and related worker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04];REPT(&quot;0&quot;;4-LEN([.B304])))" office:value-type="string" office:string-value="6129" calcext:value-type="string">
            <text:p>6129</text:p>
          </table:table-cell>
          <table:table-cell office:value-type="string" calcext:value-type="string">
            <text:p>6129</text:p>
          </table:table-cell>
          <table:table-cell table:formula="of:=VLOOKUP([.J304];[.P$2:.R$536];2;0)" office:value-type="string" office:string-value="ISCO-88_Ganzeboom" calcext:value-type="string">
            <text:p>ISCO-88_Ganzeboom</text:p>
          </table:table-cell>
          <table:table-cell table:formula="of:=VLOOKUP([.J304];[.P$2:.R$536];1;0)" office:value-type="string" office:string-value="6129" calcext:value-type="string">
            <text:p>612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04];[.P$2:.R$536];3;0)" office:value-type="string" office:string-value="market-oriented animal producers etc workers nec" calcext:value-type="string">
            <text:p>market-oriented animal producers etc workers nec</text:p>
          </table:table-cell>
          <table:table-cell office:value-type="string" calcext:value-type="string">
            <text:p>615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quatic-life cultivation workers</text:p>
          </table:table-cell>
          <table:table-cell table:formula="of:=VLOOKUP([.P304];[.L$1:.L$545];1;0)" office:value-type="string" office:string-value="6151" calcext:value-type="string">
            <text:p>61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MARKET-ORIENTED CROP AND ANIMAL PRODUC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05];REPT(&quot;0&quot;;4-LEN([.B305])))" office:value-type="string" office:string-value="6130" calcext:value-type="string">
            <text:p>6130</text:p>
          </table:table-cell>
          <table:table-cell office:value-type="string" calcext:value-type="string">
            <text:p>6130</text:p>
          </table:table-cell>
          <table:table-cell table:formula="of:=VLOOKUP([.J305];[.P$2:.R$536];2;0)" office:value-type="string" office:string-value="ISCO-88_Ganzeboom" calcext:value-type="string">
            <text:p>ISCO-88_Ganzeboom</text:p>
          </table:table-cell>
          <table:table-cell table:formula="of:=VLOOKUP([.J305];[.P$2:.R$536];1;0)" office:value-type="string" office:string-value="6130" calcext:value-type="string">
            <text:p>61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05];[.P$2:.R$536];3;0)" office:value-type="string" office:string-value="market-oriented crop &amp; animal producers" calcext:value-type="string">
            <text:p>market-oriented crop &amp; animal producers</text:p>
          </table:table-cell>
          <table:table-cell office:value-type="string" calcext:value-type="string">
            <text:p>615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inland &amp; coastal waters fishery workers</text:p>
          </table:table-cell>
          <table:table-cell table:formula="of:=VLOOKUP([.P305];[.L$1:.L$545];1;0)" office:value-type="string" office:string-value="6152" calcext:value-type="string">
            <text:p>61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Market-oriented crop and animal produc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06];REPT(&quot;0&quot;;4-LEN([.B306])))" office:value-type="string" office:string-value="6130" calcext:value-type="string">
            <text:p>6130</text:p>
          </table:table-cell>
          <table:table-cell office:value-type="string" calcext:value-type="string">
            <text:p>6130</text:p>
          </table:table-cell>
          <table:table-cell table:formula="of:=VLOOKUP([.J306];[.P$2:.R$536];2;0)" office:value-type="string" office:string-value="ISCO-88_Ganzeboom" calcext:value-type="string">
            <text:p>ISCO-88_Ganzeboom</text:p>
          </table:table-cell>
          <table:table-cell table:formula="of:=VLOOKUP([.J306];[.P$2:.R$536];1;0)" office:value-type="string" office:string-value="6130" calcext:value-type="string">
            <text:p>61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06];[.P$2:.R$536];3;0)" office:value-type="string" office:string-value="market-oriented crop &amp; animal producers" calcext:value-type="string">
            <text:p>market-oriented crop &amp; animal producers</text:p>
          </table:table-cell>
          <table:table-cell office:value-type="string" calcext:value-type="string">
            <text:p>615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eep-sea fishery workers</text:p>
          </table:table-cell>
          <table:table-cell table:formula="of:=VLOOKUP([.P306];[.L$1:.L$545];1;0)" office:value-type="string" office:string-value="6153" calcext:value-type="string">
            <text:p>61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ORESTRY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07];REPT(&quot;0&quot;;4-LEN([.B307])))" office:value-type="string" office:string-value="6140" calcext:value-type="string">
            <text:p>6140</text:p>
          </table:table-cell>
          <table:table-cell office:value-type="string" calcext:value-type="string">
            <text:p>6140</text:p>
          </table:table-cell>
          <table:table-cell table:formula="of:=VLOOKUP([.J307];[.P$2:.R$536];2;0)" office:value-type="string" office:string-value="ISCO-88_Ganzeboom" calcext:value-type="string">
            <text:p>ISCO-88_Ganzeboom</text:p>
          </table:table-cell>
          <table:table-cell table:formula="of:=VLOOKUP([.J307];[.P$2:.R$536];1;0)" office:value-type="string" office:string-value="6140" calcext:value-type="string">
            <text:p>61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07];[.P$2:.R$536];3;0)" office:value-type="string" office:string-value="forestry etc workers" calcext:value-type="string">
            <text:p>forestry etc workers</text:p>
          </table:table-cell>
          <table:table-cell office:value-type="string" calcext:value-type="string">
            <text:p>615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hunters &amp; trappers</text:p>
          </table:table-cell>
          <table:table-cell table:formula="of:=VLOOKUP([.P307];[.L$1:.L$545];1;0)" office:value-type="string" office:string-value="6154" calcext:value-type="string">
            <text:p>615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Forestry workers and logg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08];REPT(&quot;0&quot;;4-LEN([.B308])))" office:value-type="string" office:string-value="6141" calcext:value-type="string">
            <text:p>6141</text:p>
          </table:table-cell>
          <table:table-cell office:value-type="string" calcext:value-type="string">
            <text:p>6141</text:p>
          </table:table-cell>
          <table:table-cell table:formula="of:=VLOOKUP([.J308];[.P$2:.R$536];2;0)" office:value-type="string" office:string-value="ISCO-88_Ganzeboom" calcext:value-type="string">
            <text:p>ISCO-88_Ganzeboom</text:p>
          </table:table-cell>
          <table:table-cell table:formula="of:=VLOOKUP([.J308];[.P$2:.R$536];1;0)" office:value-type="string" office:string-value="6141" calcext:value-type="string">
            <text:p>614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08];[.P$2:.R$536];3;0)" office:value-type="string" office:string-value="forestry workers &amp; loggers" calcext:value-type="string">
            <text:p>forestry workers &amp; loggers</text:p>
          </table:table-cell>
          <table:table-cell office:value-type="string" calcext:value-type="string">
            <text:p>62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ubsistence agricultural &amp; fishery workers</text:p>
          </table:table-cell>
          <table:table-cell table:formula="of:=VLOOKUP([.P308];[.L$1:.L$545];1;0)" office:value-type="string" office:string-value="6200" calcext:value-type="string">
            <text:p>62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Charcoal burn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09];REPT(&quot;0&quot;;4-LEN([.B309])))" office:value-type="string" office:string-value="6142" calcext:value-type="string">
            <text:p>6142</text:p>
          </table:table-cell>
          <table:table-cell office:value-type="string" calcext:value-type="string">
            <text:p>6142</text:p>
          </table:table-cell>
          <table:table-cell table:formula="of:=VLOOKUP([.J309];[.P$2:.R$536];2;0)" office:value-type="string" office:string-value="ISCO-88_Ganzeboom" calcext:value-type="string">
            <text:p>ISCO-88_Ganzeboom</text:p>
          </table:table-cell>
          <table:table-cell table:formula="of:=VLOOKUP([.J309];[.P$2:.R$536];1;0)" office:value-type="string" office:string-value="6142" calcext:value-type="string">
            <text:p>614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09];[.P$2:.R$536];3;0)" office:value-type="string" office:string-value="charcoal burners etc workers" calcext:value-type="string">
            <text:p>charcoal burners etc workers</text:p>
          </table:table-cell>
          <table:table-cell office:value-type="string" calcext:value-type="string">
            <text:p>62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ubsistence agricultural &amp; fishery workers</text:p>
          </table:table-cell>
          <table:table-cell table:formula="of:=VLOOKUP([.P309];[.L$1:.L$545];1;0)" office:value-type="string" office:string-value="6210" calcext:value-type="string">
            <text:p>62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FISHERY WORKERS, HUNTERS AND TRAPP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10];REPT(&quot;0&quot;;4-LEN([.B310])))" office:value-type="string" office:string-value="6150" calcext:value-type="string">
            <text:p>6150</text:p>
          </table:table-cell>
          <table:table-cell office:value-type="string" calcext:value-type="string">
            <text:p>6150</text:p>
          </table:table-cell>
          <table:table-cell table:formula="of:=VLOOKUP([.J310];[.P$2:.R$536];2;0)" office:value-type="string" office:string-value="ISCO-88_Ganzeboom" calcext:value-type="string">
            <text:p>ISCO-88_Ganzeboom</text:p>
          </table:table-cell>
          <table:table-cell table:formula="of:=VLOOKUP([.J310];[.P$2:.R$536];1;0)" office:value-type="string" office:string-value="6150" calcext:value-type="string">
            <text:p>6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10];[.P$2:.R$536];3;0)" office:value-type="string" office:string-value="fishery workers, hunters &amp; trappers" calcext:value-type="string">
            <text:p>fishery workers, hunters &amp; trappers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raft etc trades workers</text:p>
          </table:table-cell>
          <table:table-cell table:formula="of:=VLOOKUP([.P310];[.L$1:.L$545];1;0)" office:value-type="string" office:string-value="7000" calcext:value-type="string">
            <text:p>7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51" calcext:value-type="float">
            <text:p>6151</text:p>
          </table:table-cell>
          <table:table-cell office:value-type="string" calcext:value-type="string">
            <text:p>Aquatic-life cultivation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11];REPT(&quot;0&quot;;4-LEN([.B311])))" office:value-type="string" office:string-value="6151" calcext:value-type="string">
            <text:p>6151</text:p>
          </table:table-cell>
          <table:table-cell office:value-type="string" calcext:value-type="string">
            <text:p>6151</text:p>
          </table:table-cell>
          <table:table-cell table:formula="of:=VLOOKUP([.J311];[.P$2:.R$536];2;0)" office:value-type="string" office:string-value="ISCO-88_Ganzeboom" calcext:value-type="string">
            <text:p>ISCO-88_Ganzeboom</text:p>
          </table:table-cell>
          <table:table-cell table:formula="of:=VLOOKUP([.J311];[.P$2:.R$536];1;0)" office:value-type="string" office:string-value="6151" calcext:value-type="string">
            <text:p>615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11];[.P$2:.R$536];3;0)" office:value-type="string" office:string-value="aquatic-life cultivation workers" calcext:value-type="string">
            <text:p>aquatic-life cultivation workers</text:p>
          </table:table-cell>
          <table:table-cell office:value-type="string" calcext:value-type="string">
            <text:p>71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xtraction &amp; building trades workers</text:p>
          </table:table-cell>
          <table:table-cell table:formula="of:=VLOOKUP([.P311];[.L$1:.L$545];1;0)" office:value-type="string" office:string-value="7100" calcext:value-type="string">
            <text:p>7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52" calcext:value-type="float">
            <text:p>6152</text:p>
          </table:table-cell>
          <table:table-cell office:value-type="string" calcext:value-type="string">
            <text:p>Inland and coastal waters fishery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12];REPT(&quot;0&quot;;4-LEN([.B312])))" office:value-type="string" office:string-value="6152" calcext:value-type="string">
            <text:p>6152</text:p>
          </table:table-cell>
          <table:table-cell office:value-type="string" calcext:value-type="string">
            <text:p>6152</text:p>
          </table:table-cell>
          <table:table-cell table:formula="of:=VLOOKUP([.J312];[.P$2:.R$536];2;0)" office:value-type="string" office:string-value="ISCO-88_Ganzeboom" calcext:value-type="string">
            <text:p>ISCO-88_Ganzeboom</text:p>
          </table:table-cell>
          <table:table-cell table:formula="of:=VLOOKUP([.J312];[.P$2:.R$536];1;0)" office:value-type="string" office:string-value="6152" calcext:value-type="string">
            <text:p>615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12];[.P$2:.R$536];3;0)" office:value-type="string" office:string-value="inland &amp; coastal waters fishery workers" calcext:value-type="string">
            <text:p>inland &amp; coastal waters fishery workers</text:p>
          </table:table-cell>
          <table:table-cell office:value-type="string" calcext:value-type="string">
            <text:p>71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iners, shotfirers, stone cutters &amp; carvers</text:p>
          </table:table-cell>
          <table:table-cell table:formula="of:=VLOOKUP([.P312];[.L$1:.L$545];1;0)" office:value-type="string" office:string-value="7110" calcext:value-type="string">
            <text:p>7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Deep-sea fishery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13];REPT(&quot;0&quot;;4-LEN([.B313])))" office:value-type="string" office:string-value="6153" calcext:value-type="string">
            <text:p>6153</text:p>
          </table:table-cell>
          <table:table-cell office:value-type="string" calcext:value-type="string">
            <text:p>6153</text:p>
          </table:table-cell>
          <table:table-cell table:formula="of:=VLOOKUP([.J313];[.P$2:.R$536];2;0)" office:value-type="string" office:string-value="ISCO-88_Ganzeboom" calcext:value-type="string">
            <text:p>ISCO-88_Ganzeboom</text:p>
          </table:table-cell>
          <table:table-cell table:formula="of:=VLOOKUP([.J313];[.P$2:.R$536];1;0)" office:value-type="string" office:string-value="6153" calcext:value-type="string">
            <text:p>615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13];[.P$2:.R$536];3;0)" office:value-type="string" office:string-value="deep-sea fishery workers" calcext:value-type="string">
            <text:p>deep-sea fishery workers</text:p>
          </table:table-cell>
          <table:table-cell office:value-type="string" calcext:value-type="string">
            <text:p>71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iners &amp; quarry workers</text:p>
          </table:table-cell>
          <table:table-cell table:formula="of:=VLOOKUP([.P313];[.L$1:.L$545];1;0)" office:value-type="string" office:string-value="7111" calcext:value-type="string">
            <text:p>7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154" calcext:value-type="float">
            <text:p>6154</text:p>
          </table:table-cell>
          <table:table-cell office:value-type="string" calcext:value-type="string">
            <text:p>Hunters and trapp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14];REPT(&quot;0&quot;;4-LEN([.B314])))" office:value-type="string" office:string-value="6154" calcext:value-type="string">
            <text:p>6154</text:p>
          </table:table-cell>
          <table:table-cell office:value-type="string" calcext:value-type="string">
            <text:p>6154</text:p>
          </table:table-cell>
          <table:table-cell table:formula="of:=VLOOKUP([.J314];[.P$2:.R$536];2;0)" office:value-type="string" office:string-value="ISCO-88_Ganzeboom" calcext:value-type="string">
            <text:p>ISCO-88_Ganzeboom</text:p>
          </table:table-cell>
          <table:table-cell table:formula="of:=VLOOKUP([.J314];[.P$2:.R$536];1;0)" office:value-type="string" office:string-value="6154" calcext:value-type="string">
            <text:p>615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14];[.P$2:.R$536];3;0)" office:value-type="string" office:string-value="hunters &amp; trappers" calcext:value-type="string">
            <text:p>hunters &amp; trappers</text:p>
          </table:table-cell>
          <table:table-cell office:value-type="string" calcext:value-type="string">
            <text:p>71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hotfirers &amp; blasters</text:p>
          </table:table-cell>
          <table:table-cell table:formula="of:=VLOOKUP([.P314];[.L$1:.L$545];1;0)" office:value-type="string" office:string-value="7112" calcext:value-type="string">
            <text:p>71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UBSISTENCE AGRICULTURAL AND FISHERY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15];REPT(&quot;0&quot;;4-LEN([.B315])))" office:value-type="string" office:string-value="6200" calcext:value-type="string">
            <text:p>6200</text:p>
          </table:table-cell>
          <table:table-cell office:value-type="string" calcext:value-type="string">
            <text:p>6200</text:p>
          </table:table-cell>
          <table:table-cell table:formula="of:=VLOOKUP([.J315];[.P$2:.R$536];2;0)" office:value-type="string" office:string-value="ISCO-88_Ganzeboom" calcext:value-type="string">
            <text:p>ISCO-88_Ganzeboom</text:p>
          </table:table-cell>
          <table:table-cell table:formula="of:=VLOOKUP([.J315];[.P$2:.R$536];1;0)" office:value-type="string" office:string-value="6200" calcext:value-type="string">
            <text:p>6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15];[.P$2:.R$536];3;0)" office:value-type="string" office:string-value="subsistence agricultural &amp; fishery workers" calcext:value-type="string">
            <text:p>subsistence agricultural &amp; fishery workers</text:p>
          </table:table-cell>
          <table:table-cell office:value-type="string" calcext:value-type="string">
            <text:p>71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tone splitters cutters &amp; carvers</text:p>
          </table:table-cell>
          <table:table-cell table:formula="of:=VLOOKUP([.P315];[.L$1:.L$545];1;0)" office:value-type="string" office:string-value="7113" calcext:value-type="string">
            <text:p>71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SUBSISTENCE AGRICULTURAL AND FISHERY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16];REPT(&quot;0&quot;;4-LEN([.B316])))" office:value-type="string" office:string-value="6210" calcext:value-type="string">
            <text:p>6210</text:p>
          </table:table-cell>
          <table:table-cell office:value-type="string" calcext:value-type="string">
            <text:p>6210</text:p>
          </table:table-cell>
          <table:table-cell table:formula="of:=VLOOKUP([.J316];[.P$2:.R$536];2;0)" office:value-type="string" office:string-value="ISCO-88_Ganzeboom" calcext:value-type="string">
            <text:p>ISCO-88_Ganzeboom</text:p>
          </table:table-cell>
          <table:table-cell table:formula="of:=VLOOKUP([.J316];[.P$2:.R$536];1;0)" office:value-type="string" office:string-value="6210" calcext:value-type="string">
            <text:p>62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16];[.P$2:.R$536];3;0)" office:value-type="string" office:string-value="subsistence agricultural &amp; fishery workers" calcext:value-type="string">
            <text:p>subsistence agricultural &amp; fishery workers</text:p>
          </table:table-cell>
          <table:table-cell office:value-type="string" calcext:value-type="string">
            <text:p>71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builders] &amp; ar trades workers</text:p>
          </table:table-cell>
          <table:table-cell table:formula="of:=VLOOKUP([.P316];[.L$1:.L$545];1;0)" office:value-type="string" office:string-value="7120" calcext:value-type="string">
            <text:p>71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Subsistence agricultural and fishery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6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17];REPT(&quot;0&quot;;4-LEN([.B317])))" office:value-type="string" office:string-value="6210" calcext:value-type="string">
            <text:p>6210</text:p>
          </table:table-cell>
          <table:table-cell office:value-type="string" calcext:value-type="string">
            <text:p>6210</text:p>
          </table:table-cell>
          <table:table-cell table:formula="of:=VLOOKUP([.J317];[.P$2:.R$536];2;0)" office:value-type="string" office:string-value="ISCO-88_Ganzeboom" calcext:value-type="string">
            <text:p>ISCO-88_Ganzeboom</text:p>
          </table:table-cell>
          <table:table-cell table:formula="of:=VLOOKUP([.J317];[.P$2:.R$536];1;0)" office:value-type="string" office:string-value="6210" calcext:value-type="string">
            <text:p>62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17];[.P$2:.R$536];3;0)" office:value-type="string" office:string-value="subsistence agricultural &amp; fishery workers" calcext:value-type="string">
            <text:p>subsistence agricultural &amp; fishery workers</text:p>
          </table:table-cell>
          <table:table-cell office:value-type="string" calcext:value-type="string">
            <text:p>71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uilders traditional materials</text:p>
          </table:table-cell>
          <table:table-cell table:formula="of:=VLOOKUP([.P317];[.L$1:.L$545];1;0)" office:value-type="string" office:string-value="7121" calcext:value-type="string">
            <text:p>71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AFT AND RELATED TRAD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18];REPT(&quot;0&quot;;4-LEN([.B318])))" office:value-type="string" office:string-value="7000" calcext:value-type="string">
            <text:p>7000</text:p>
          </table:table-cell>
          <table:table-cell office:value-type="string" calcext:value-type="string">
            <text:p>7000</text:p>
          </table:table-cell>
          <table:table-cell table:formula="of:=VLOOKUP([.J318];[.P$2:.R$536];2;0)" office:value-type="string" office:string-value="ISCO-88_Ganzeboom" calcext:value-type="string">
            <text:p>ISCO-88_Ganzeboom</text:p>
          </table:table-cell>
          <table:table-cell table:formula="of:=VLOOKUP([.J318];[.P$2:.R$536];1;0)" office:value-type="string" office:string-value="7000" calcext:value-type="string">
            <text:p>7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18];[.P$2:.R$536];3;0)" office:value-type="string" office:string-value="craft etc trades workers" calcext:value-type="string">
            <text:p>craft etc trades workers</text:p>
          </table:table-cell>
          <table:table-cell office:value-type="string" calcext:value-type="string">
            <text:p>71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ricklayers &amp; stonemasons</text:p>
          </table:table-cell>
          <table:table-cell table:formula="of:=VLOOKUP([.P318];[.L$1:.L$545];1;0)" office:value-type="string" office:string-value="7122" calcext:value-type="string">
            <text:p>71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XTRACTION AND BUILDING TRAD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19];REPT(&quot;0&quot;;4-LEN([.B319])))" office:value-type="string" office:string-value="7100" calcext:value-type="string">
            <text:p>7100</text:p>
          </table:table-cell>
          <table:table-cell office:value-type="string" calcext:value-type="string">
            <text:p>7100</text:p>
          </table:table-cell>
          <table:table-cell table:formula="of:=VLOOKUP([.J319];[.P$2:.R$536];2;0)" office:value-type="string" office:string-value="ISCO-88_Ganzeboom" calcext:value-type="string">
            <text:p>ISCO-88_Ganzeboom</text:p>
          </table:table-cell>
          <table:table-cell table:formula="of:=VLOOKUP([.J319];[.P$2:.R$536];1;0)" office:value-type="string" office:string-value="7100" calcext:value-type="string">
            <text:p>7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19];[.P$2:.R$536];3;0)" office:value-type="string" office:string-value="extraction &amp; building trades workers" calcext:value-type="string">
            <text:p>extraction &amp; building trades workers</text:p>
          </table:table-cell>
          <table:table-cell office:value-type="string" calcext:value-type="string">
            <text:p>712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oncrete placers concrete finishers etc workers</text:p>
          </table:table-cell>
          <table:table-cell table:formula="of:=VLOOKUP([.P319];[.L$1:.L$545];1;0)" office:value-type="string" office:string-value="7123" calcext:value-type="string">
            <text:p>71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INERS, SHOTFIRERS, STONE CUTTERS AND CARV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20];REPT(&quot;0&quot;;4-LEN([.B320])))" office:value-type="string" office:string-value="7110" calcext:value-type="string">
            <text:p>7110</text:p>
          </table:table-cell>
          <table:table-cell office:value-type="string" calcext:value-type="string">
            <text:p>7110</text:p>
          </table:table-cell>
          <table:table-cell table:formula="of:=VLOOKUP([.J320];[.P$2:.R$536];2;0)" office:value-type="string" office:string-value="ISCO-88_Ganzeboom" calcext:value-type="string">
            <text:p>ISCO-88_Ganzeboom</text:p>
          </table:table-cell>
          <table:table-cell table:formula="of:=VLOOKUP([.J320];[.P$2:.R$536];1;0)" office:value-type="string" office:string-value="7110" calcext:value-type="string">
            <text:p>71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20];[.P$2:.R$536];3;0)" office:value-type="string" office:string-value="miners, shotfirers, stone cutters &amp; carvers" calcext:value-type="string">
            <text:p>miners, shotfirers, stone cutters &amp; carvers</text:p>
          </table:table-cell>
          <table:table-cell office:value-type="string" calcext:value-type="string">
            <text:p>712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arpenters &amp; joiners</text:p>
          </table:table-cell>
          <table:table-cell table:formula="of:=VLOOKUP([.P320];[.L$1:.L$545];1;0)" office:value-type="string" office:string-value="7124" calcext:value-type="string">
            <text:p>71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Miners and quarry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21];REPT(&quot;0&quot;;4-LEN([.B321])))" office:value-type="string" office:string-value="7111" calcext:value-type="string">
            <text:p>7111</text:p>
          </table:table-cell>
          <table:table-cell office:value-type="string" calcext:value-type="string">
            <text:p>7111</text:p>
          </table:table-cell>
          <table:table-cell table:formula="of:=VLOOKUP([.J321];[.P$2:.R$536];2;0)" office:value-type="string" office:string-value="ISCO-88_Ganzeboom" calcext:value-type="string">
            <text:p>ISCO-88_Ganzeboom</text:p>
          </table:table-cell>
          <table:table-cell table:formula="of:=VLOOKUP([.J321];[.P$2:.R$536];1;0)" office:value-type="string" office:string-value="7111" calcext:value-type="string">
            <text:p>71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21];[.P$2:.R$536];3;0)" office:value-type="string" office:string-value="miners &amp; quarry workers" calcext:value-type="string">
            <text:p>miners &amp; quarry workers</text:p>
          </table:table-cell>
          <table:table-cell office:value-type="string" calcext:value-type="string">
            <text:p>712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builders] ar trades workers nec</text:p>
          </table:table-cell>
          <table:table-cell table:formula="of:=VLOOKUP([.P321];[.L$1:.L$545];1;0)" office:value-type="string" office:string-value="7129" calcext:value-type="string">
            <text:p>71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12" calcext:value-type="float">
            <text:p>7112</text:p>
          </table:table-cell>
          <table:table-cell office:value-type="string" calcext:value-type="string">
            <text:p>Shotfirers and blas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22];REPT(&quot;0&quot;;4-LEN([.B322])))" office:value-type="string" office:string-value="7112" calcext:value-type="string">
            <text:p>7112</text:p>
          </table:table-cell>
          <table:table-cell office:value-type="string" calcext:value-type="string">
            <text:p>7112</text:p>
          </table:table-cell>
          <table:table-cell table:formula="of:=VLOOKUP([.J322];[.P$2:.R$536];2;0)" office:value-type="string" office:string-value="ISCO-88_Ganzeboom" calcext:value-type="string">
            <text:p>ISCO-88_Ganzeboom</text:p>
          </table:table-cell>
          <table:table-cell table:formula="of:=VLOOKUP([.J322];[.P$2:.R$536];1;0)" office:value-type="string" office:string-value="7112" calcext:value-type="string">
            <text:p>71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22];[.P$2:.R$536];3;0)" office:value-type="string" office:string-value="shotfirers &amp; blasters" calcext:value-type="string">
            <text:p>shotfirers &amp; blasters</text:p>
          </table:table-cell>
          <table:table-cell office:value-type="string" calcext:value-type="string">
            <text:p>71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uilding finishers etc trades workers</text:p>
          </table:table-cell>
          <table:table-cell table:formula="of:=VLOOKUP([.P322];[.L$1:.L$545];1;0)" office:value-type="string" office:string-value="7130" calcext:value-type="string">
            <text:p>71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Stone splitters, cutters and carv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23];REPT(&quot;0&quot;;4-LEN([.B323])))" office:value-type="string" office:string-value="7113" calcext:value-type="string">
            <text:p>7113</text:p>
          </table:table-cell>
          <table:table-cell office:value-type="string" calcext:value-type="string">
            <text:p>7113</text:p>
          </table:table-cell>
          <table:table-cell table:formula="of:=VLOOKUP([.J323];[.P$2:.R$536];2;0)" office:value-type="string" office:string-value="ISCO-88_Ganzeboom" calcext:value-type="string">
            <text:p>ISCO-88_Ganzeboom</text:p>
          </table:table-cell>
          <table:table-cell table:formula="of:=VLOOKUP([.J323];[.P$2:.R$536];1;0)" office:value-type="string" office:string-value="7113" calcext:value-type="string">
            <text:p>71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23];[.P$2:.R$536];3;0)" office:value-type="string" office:string-value="stone splitters cutters &amp; carvers" calcext:value-type="string">
            <text:p>stone splitters cutters &amp; carvers</text:p>
          </table:table-cell>
          <table:table-cell office:value-type="string" calcext:value-type="string">
            <text:p>71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roofers</text:p>
          </table:table-cell>
          <table:table-cell table:formula="of:=VLOOKUP([.P323];[.L$1:.L$545];1;0)" office:value-type="string" office:string-value="7131" calcext:value-type="string">
            <text:p>71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BUILDING FRAME AND RELATED TRAD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24];REPT(&quot;0&quot;;4-LEN([.B324])))" office:value-type="string" office:string-value="7120" calcext:value-type="string">
            <text:p>7120</text:p>
          </table:table-cell>
          <table:table-cell office:value-type="string" calcext:value-type="string">
            <text:p>7120</text:p>
          </table:table-cell>
          <table:table-cell table:formula="of:=VLOOKUP([.J324];[.P$2:.R$536];2;0)" office:value-type="string" office:string-value="ISCO-88_Ganzeboom" calcext:value-type="string">
            <text:p>ISCO-88_Ganzeboom</text:p>
          </table:table-cell>
          <table:table-cell table:formula="of:=VLOOKUP([.J324];[.P$2:.R$536];1;0)" office:value-type="string" office:string-value="7120" calcext:value-type="string">
            <text:p>71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24];[.P$2:.R$536];3;0)" office:value-type="string" office:string-value="[builders] &amp; ar trades workers" calcext:value-type="string">
            <text:p>[builders] &amp; ar trades workers</text:p>
          </table:table-cell>
          <table:table-cell office:value-type="string" calcext:value-type="string">
            <text:p>71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loor layers &amp; tile setters</text:p>
          </table:table-cell>
          <table:table-cell table:formula="of:=VLOOKUP([.P324];[.L$1:.L$545];1;0)" office:value-type="string" office:string-value="7132" calcext:value-type="string">
            <text:p>71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21" calcext:value-type="float">
            <text:p>7121</text:p>
          </table:table-cell>
          <table:table-cell office:value-type="string" calcext:value-type="string">
            <text:p>Builders, traditional materi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25];REPT(&quot;0&quot;;4-LEN([.B325])))" office:value-type="string" office:string-value="7121" calcext:value-type="string">
            <text:p>7121</text:p>
          </table:table-cell>
          <table:table-cell office:value-type="string" calcext:value-type="string">
            <text:p>7121</text:p>
          </table:table-cell>
          <table:table-cell table:formula="of:=VLOOKUP([.J325];[.P$2:.R$536];2;0)" office:value-type="string" office:string-value="ISCO-88_Ganzeboom" calcext:value-type="string">
            <text:p>ISCO-88_Ganzeboom</text:p>
          </table:table-cell>
          <table:table-cell table:formula="of:=VLOOKUP([.J325];[.P$2:.R$536];1;0)" office:value-type="string" office:string-value="7121" calcext:value-type="string">
            <text:p>71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25];[.P$2:.R$536];3;0)" office:value-type="string" office:string-value="builders traditional materials" calcext:value-type="string">
            <text:p>builders traditional materials</text:p>
          </table:table-cell>
          <table:table-cell office:value-type="string" calcext:value-type="string">
            <text:p>713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lasterers</text:p>
          </table:table-cell>
          <table:table-cell table:formula="of:=VLOOKUP([.P325];[.L$1:.L$545];1;0)" office:value-type="string" office:string-value="7133" calcext:value-type="string">
            <text:p>71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22" calcext:value-type="float">
            <text:p>7122</text:p>
          </table:table-cell>
          <table:table-cell office:value-type="string" calcext:value-type="string">
            <text:p>Bricklayers and stonemaso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26];REPT(&quot;0&quot;;4-LEN([.B326])))" office:value-type="string" office:string-value="7122" calcext:value-type="string">
            <text:p>7122</text:p>
          </table:table-cell>
          <table:table-cell office:value-type="string" calcext:value-type="string">
            <text:p>7122</text:p>
          </table:table-cell>
          <table:table-cell table:formula="of:=VLOOKUP([.J326];[.P$2:.R$536];2;0)" office:value-type="string" office:string-value="ISCO-88_Ganzeboom" calcext:value-type="string">
            <text:p>ISCO-88_Ganzeboom</text:p>
          </table:table-cell>
          <table:table-cell table:formula="of:=VLOOKUP([.J326];[.P$2:.R$536];1;0)" office:value-type="string" office:string-value="7122" calcext:value-type="string">
            <text:p>71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26];[.P$2:.R$536];3;0)" office:value-type="string" office:string-value="bricklayers &amp; stonemasons" calcext:value-type="string">
            <text:p>bricklayers &amp; stonemasons</text:p>
          </table:table-cell>
          <table:table-cell office:value-type="string" calcext:value-type="string">
            <text:p>713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insulation workers</text:p>
          </table:table-cell>
          <table:table-cell table:formula="of:=VLOOKUP([.P326];[.L$1:.L$545];1;0)" office:value-type="string" office:string-value="7134" calcext:value-type="string">
            <text:p>71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23" calcext:value-type="float">
            <text:p>7123</text:p>
          </table:table-cell>
          <table:table-cell office:value-type="string" calcext:value-type="string">
            <text:p>Concrete placers, concrete finish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27];REPT(&quot;0&quot;;4-LEN([.B327])))" office:value-type="string" office:string-value="7123" calcext:value-type="string">
            <text:p>7123</text:p>
          </table:table-cell>
          <table:table-cell office:value-type="string" calcext:value-type="string">
            <text:p>7123</text:p>
          </table:table-cell>
          <table:table-cell table:formula="of:=VLOOKUP([.J327];[.P$2:.R$536];2;0)" office:value-type="string" office:string-value="ISCO-88_Ganzeboom" calcext:value-type="string">
            <text:p>ISCO-88_Ganzeboom</text:p>
          </table:table-cell>
          <table:table-cell table:formula="of:=VLOOKUP([.J327];[.P$2:.R$536];1;0)" office:value-type="string" office:string-value="7123" calcext:value-type="string">
            <text:p>712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27];[.P$2:.R$536];3;0)" office:value-type="string" office:string-value="concrete placers concrete finishers etc workers" calcext:value-type="string">
            <text:p>concrete placers concrete finishers etc workers</text:p>
          </table:table-cell>
          <table:table-cell office:value-type="string" calcext:value-type="string">
            <text:p>713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laziers</text:p>
          </table:table-cell>
          <table:table-cell table:formula="of:=VLOOKUP([.P327];[.L$1:.L$545];1;0)" office:value-type="string" office:string-value="7135" calcext:value-type="string">
            <text:p>71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Carpenters and join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28];REPT(&quot;0&quot;;4-LEN([.B328])))" office:value-type="string" office:string-value="7124" calcext:value-type="string">
            <text:p>7124</text:p>
          </table:table-cell>
          <table:table-cell office:value-type="string" calcext:value-type="string">
            <text:p>7124</text:p>
          </table:table-cell>
          <table:table-cell table:formula="of:=VLOOKUP([.J328];[.P$2:.R$536];2;0)" office:value-type="string" office:string-value="ISCO-88_Ganzeboom" calcext:value-type="string">
            <text:p>ISCO-88_Ganzeboom</text:p>
          </table:table-cell>
          <table:table-cell table:formula="of:=VLOOKUP([.J328];[.P$2:.R$536];1;0)" office:value-type="string" office:string-value="7124" calcext:value-type="string">
            <text:p>712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28];[.P$2:.R$536];3;0)" office:value-type="string" office:string-value="carpenters &amp; joiners" calcext:value-type="string">
            <text:p>carpenters &amp; joiners</text:p>
          </table:table-cell>
          <table:table-cell office:value-type="string" calcext:value-type="string">
            <text:p>7136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lumbers &amp; pipe fitters</text:p>
          </table:table-cell>
          <table:table-cell table:formula="of:=VLOOKUP([.P328];[.L$1:.L$545];1;0)" office:value-type="string" office:string-value="7136" calcext:value-type="string">
            <text:p>713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29" calcext:value-type="float">
            <text:p>7129</text:p>
          </table:table-cell>
          <table:table-cell office:value-type="string" calcext:value-type="string">
            <text:p>Building frame and related trades worker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29];REPT(&quot;0&quot;;4-LEN([.B329])))" office:value-type="string" office:string-value="7129" calcext:value-type="string">
            <text:p>7129</text:p>
          </table:table-cell>
          <table:table-cell office:value-type="string" calcext:value-type="string">
            <text:p>7129</text:p>
          </table:table-cell>
          <table:table-cell table:formula="of:=VLOOKUP([.J329];[.P$2:.R$536];2;0)" office:value-type="string" office:string-value="ISCO-88_Ganzeboom" calcext:value-type="string">
            <text:p>ISCO-88_Ganzeboom</text:p>
          </table:table-cell>
          <table:table-cell table:formula="of:=VLOOKUP([.J329];[.P$2:.R$536];1;0)" office:value-type="string" office:string-value="7129" calcext:value-type="string">
            <text:p>712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29];[.P$2:.R$536];3;0)" office:value-type="string" office:string-value="[builders] ar trades workers nec" calcext:value-type="string">
            <text:p>[builders] ar trades workers nec</text:p>
          </table:table-cell>
          <table:table-cell office:value-type="string" calcext:value-type="string">
            <text:p>7137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uilding etc electricians</text:p>
          </table:table-cell>
          <table:table-cell table:formula="of:=VLOOKUP([.P329];[.L$1:.L$545];1;0)" office:value-type="string" office:string-value="7137" calcext:value-type="string">
            <text:p>71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BUILDING FINISHERS AND RELATED TRAD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30];REPT(&quot;0&quot;;4-LEN([.B330])))" office:value-type="string" office:string-value="7130" calcext:value-type="string">
            <text:p>7130</text:p>
          </table:table-cell>
          <table:table-cell office:value-type="string" calcext:value-type="string">
            <text:p>7130</text:p>
          </table:table-cell>
          <table:table-cell table:formula="of:=VLOOKUP([.J330];[.P$2:.R$536];2;0)" office:value-type="string" office:string-value="ISCO-88_Ganzeboom" calcext:value-type="string">
            <text:p>ISCO-88_Ganzeboom</text:p>
          </table:table-cell>
          <table:table-cell table:formula="of:=VLOOKUP([.J330];[.P$2:.R$536];1;0)" office:value-type="string" office:string-value="7130" calcext:value-type="string">
            <text:p>71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30];[.P$2:.R$536];3;0)" office:value-type="string" office:string-value="building finishers etc trades workers" calcext:value-type="string">
            <text:p>building finishers etc trades workers</text:p>
          </table:table-cell>
          <table:table-cell office:value-type="string" calcext:value-type="string">
            <text:p>71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ainters, building structure cleaners etc trades workers</text:p>
          </table:table-cell>
          <table:table-cell table:formula="of:=VLOOKUP([.P330];[.L$1:.L$545];1;0)" office:value-type="string" office:string-value="7140" calcext:value-type="string">
            <text:p>71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Roof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31];REPT(&quot;0&quot;;4-LEN([.B331])))" office:value-type="string" office:string-value="7131" calcext:value-type="string">
            <text:p>7131</text:p>
          </table:table-cell>
          <table:table-cell office:value-type="string" calcext:value-type="string">
            <text:p>7131</text:p>
          </table:table-cell>
          <table:table-cell table:formula="of:=VLOOKUP([.J331];[.P$2:.R$536];2;0)" office:value-type="string" office:string-value="ISCO-88_Ganzeboom" calcext:value-type="string">
            <text:p>ISCO-88_Ganzeboom</text:p>
          </table:table-cell>
          <table:table-cell table:formula="of:=VLOOKUP([.J331];[.P$2:.R$536];1;0)" office:value-type="string" office:string-value="7131" calcext:value-type="string">
            <text:p>71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31];[.P$2:.R$536];3;0)" office:value-type="string" office:string-value="roofers" calcext:value-type="string">
            <text:p>roofers</text:p>
          </table:table-cell>
          <table:table-cell office:value-type="string" calcext:value-type="string">
            <text:p>714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ainters etc workers</text:p>
          </table:table-cell>
          <table:table-cell table:formula="of:=VLOOKUP([.P331];[.L$1:.L$545];1;0)" office:value-type="string" office:string-value="7141" calcext:value-type="string">
            <text:p>71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Floor layers and tile set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32];REPT(&quot;0&quot;;4-LEN([.B332])))" office:value-type="string" office:string-value="7132" calcext:value-type="string">
            <text:p>7132</text:p>
          </table:table-cell>
          <table:table-cell office:value-type="string" calcext:value-type="string">
            <text:p>7132</text:p>
          </table:table-cell>
          <table:table-cell table:formula="of:=VLOOKUP([.J332];[.P$2:.R$536];2;0)" office:value-type="string" office:string-value="ISCO-88_Ganzeboom" calcext:value-type="string">
            <text:p>ISCO-88_Ganzeboom</text:p>
          </table:table-cell>
          <table:table-cell table:formula="of:=VLOOKUP([.J332];[.P$2:.R$536];1;0)" office:value-type="string" office:string-value="7132" calcext:value-type="string">
            <text:p>71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32];[.P$2:.R$536];3;0)" office:value-type="string" office:string-value="floor layers &amp; tile setters" calcext:value-type="string">
            <text:p>floor layers &amp; tile setters</text:p>
          </table:table-cell>
          <table:table-cell office:value-type="string" calcext:value-type="string">
            <text:p>714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varnishers etc painters</text:p>
          </table:table-cell>
          <table:table-cell table:formula="of:=VLOOKUP([.P332];[.L$1:.L$545];1;0)" office:value-type="string" office:string-value="7142" calcext:value-type="string">
            <text:p>71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Plaste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33];REPT(&quot;0&quot;;4-LEN([.B333])))" office:value-type="string" office:string-value="7133" calcext:value-type="string">
            <text:p>7133</text:p>
          </table:table-cell>
          <table:table-cell office:value-type="string" calcext:value-type="string">
            <text:p>7133</text:p>
          </table:table-cell>
          <table:table-cell table:formula="of:=VLOOKUP([.J333];[.P$2:.R$536];2;0)" office:value-type="string" office:string-value="ISCO-88_Ganzeboom" calcext:value-type="string">
            <text:p>ISCO-88_Ganzeboom</text:p>
          </table:table-cell>
          <table:table-cell table:formula="of:=VLOOKUP([.J333];[.P$2:.R$536];1;0)" office:value-type="string" office:string-value="7133" calcext:value-type="string">
            <text:p>713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33];[.P$2:.R$536];3;0)" office:value-type="string" office:string-value="plasterers" calcext:value-type="string">
            <text:p>plasterers</text:p>
          </table:table-cell>
          <table:table-cell office:value-type="string" calcext:value-type="string">
            <text:p>714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uilding structure cleaners</text:p>
          </table:table-cell>
          <table:table-cell table:formula="of:=VLOOKUP([.P333];[.L$1:.L$545];1;0)" office:value-type="string" office:string-value="7143" calcext:value-type="string">
            <text:p>71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Insulation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34];REPT(&quot;0&quot;;4-LEN([.B334])))" office:value-type="string" office:string-value="7134" calcext:value-type="string">
            <text:p>7134</text:p>
          </table:table-cell>
          <table:table-cell office:value-type="string" calcext:value-type="string">
            <text:p>7134</text:p>
          </table:table-cell>
          <table:table-cell table:formula="of:=VLOOKUP([.J334];[.P$2:.R$536];2;0)" office:value-type="string" office:string-value="ISCO-88_Ganzeboom" calcext:value-type="string">
            <text:p>ISCO-88_Ganzeboom</text:p>
          </table:table-cell>
          <table:table-cell table:formula="of:=VLOOKUP([.J334];[.P$2:.R$536];1;0)" office:value-type="string" office:string-value="7134" calcext:value-type="string">
            <text:p>713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34];[.P$2:.R$536];3;0)" office:value-type="string" office:string-value="insulation workers" calcext:value-type="string">
            <text:p>insulation workers</text:p>
          </table:table-cell>
          <table:table-cell office:value-type="string" calcext:value-type="string">
            <text:p>72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tal, machinery etc trades workers</text:p>
          </table:table-cell>
          <table:table-cell table:formula="of:=VLOOKUP([.P334];[.L$1:.L$545];1;0)" office:value-type="string" office:string-value="7200" calcext:value-type="string">
            <text:p>72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Glazi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35];REPT(&quot;0&quot;;4-LEN([.B335])))" office:value-type="string" office:string-value="7135" calcext:value-type="string">
            <text:p>7135</text:p>
          </table:table-cell>
          <table:table-cell office:value-type="string" calcext:value-type="string">
            <text:p>7135</text:p>
          </table:table-cell>
          <table:table-cell table:formula="of:=VLOOKUP([.J335];[.P$2:.R$536];2;0)" office:value-type="string" office:string-value="ISCO-88_Ganzeboom" calcext:value-type="string">
            <text:p>ISCO-88_Ganzeboom</text:p>
          </table:table-cell>
          <table:table-cell table:formula="of:=VLOOKUP([.J335];[.P$2:.R$536];1;0)" office:value-type="string" office:string-value="7135" calcext:value-type="string">
            <text:p>713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35];[.P$2:.R$536];3;0)" office:value-type="string" office:string-value="glaziers" calcext:value-type="string">
            <text:p>glaziers</text:p>
          </table:table-cell>
          <table:table-cell office:value-type="string" calcext:value-type="string">
            <text:p>72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tal moulders, welders, sheetmetal workers structural metal</text:p>
          </table:table-cell>
          <table:table-cell table:formula="of:=VLOOKUP([.P335];[.L$1:.L$545];1;0)" office:value-type="string" office:string-value="7210" calcext:value-type="string">
            <text:p>72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36" calcext:value-type="float">
            <text:p>7136</text:p>
          </table:table-cell>
          <table:table-cell office:value-type="string" calcext:value-type="string">
            <text:p>Plumbers and pipe fit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36];REPT(&quot;0&quot;;4-LEN([.B336])))" office:value-type="string" office:string-value="7136" calcext:value-type="string">
            <text:p>7136</text:p>
          </table:table-cell>
          <table:table-cell office:value-type="string" calcext:value-type="string">
            <text:p>7136</text:p>
          </table:table-cell>
          <table:table-cell table:formula="of:=VLOOKUP([.J336];[.P$2:.R$536];2;0)" office:value-type="string" office:string-value="ISCO-88_Ganzeboom" calcext:value-type="string">
            <text:p>ISCO-88_Ganzeboom</text:p>
          </table:table-cell>
          <table:table-cell table:formula="of:=VLOOKUP([.J336];[.P$2:.R$536];1;0)" office:value-type="string" office:string-value="7136" calcext:value-type="string">
            <text:p>7136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36];[.P$2:.R$536];3;0)" office:value-type="string" office:string-value="plumbers &amp; pipe fitters" calcext:value-type="string">
            <text:p>plumbers &amp; pipe fitters</text:p>
          </table:table-cell>
          <table:table-cell office:value-type="string" calcext:value-type="string">
            <text:p>72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tal moulders &amp; coremakers</text:p>
          </table:table-cell>
          <table:table-cell table:formula="of:=VLOOKUP([.P336];[.L$1:.L$545];1;0)" office:value-type="string" office:string-value="7211" calcext:value-type="string">
            <text:p>72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Building and related electricia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37];REPT(&quot;0&quot;;4-LEN([.B337])))" office:value-type="string" office:string-value="7137" calcext:value-type="string">
            <text:p>7137</text:p>
          </table:table-cell>
          <table:table-cell office:value-type="string" calcext:value-type="string">
            <text:p>7137</text:p>
          </table:table-cell>
          <table:table-cell table:formula="of:=VLOOKUP([.J337];[.P$2:.R$536];2;0)" office:value-type="string" office:string-value="ISCO-88_Ganzeboom" calcext:value-type="string">
            <text:p>ISCO-88_Ganzeboom</text:p>
          </table:table-cell>
          <table:table-cell table:formula="of:=VLOOKUP([.J337];[.P$2:.R$536];1;0)" office:value-type="string" office:string-value="7137" calcext:value-type="string">
            <text:p>7137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37];[.P$2:.R$536];3;0)" office:value-type="string" office:string-value="building etc electricians" calcext:value-type="string">
            <text:p>building etc electricians</text:p>
          </table:table-cell>
          <table:table-cell office:value-type="string" calcext:value-type="string">
            <text:p>72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welders &amp; flamecutters</text:p>
          </table:table-cell>
          <table:table-cell table:formula="of:=VLOOKUP([.P337];[.L$1:.L$545];1;0)" office:value-type="string" office:string-value="7212" calcext:value-type="string">
            <text:p>72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PAINTERS, BUILDING STRUCTURE CLEANERS AND RELATED TRAD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38];REPT(&quot;0&quot;;4-LEN([.B338])))" office:value-type="string" office:string-value="7140" calcext:value-type="string">
            <text:p>7140</text:p>
          </table:table-cell>
          <table:table-cell office:value-type="string" calcext:value-type="string">
            <text:p>7140</text:p>
          </table:table-cell>
          <table:table-cell table:formula="of:=VLOOKUP([.J338];[.P$2:.R$536];2;0)" office:value-type="string" office:string-value="ISCO-88_Ganzeboom" calcext:value-type="string">
            <text:p>ISCO-88_Ganzeboom</text:p>
          </table:table-cell>
          <table:table-cell table:formula="of:=VLOOKUP([.J338];[.P$2:.R$536];1;0)" office:value-type="string" office:string-value="7140" calcext:value-type="string">
            <text:p>71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38];[.P$2:.R$536];3;0)" office:value-type="string" office:string-value="painters, building structure cleaners etc trades workers" calcext:value-type="string">
            <text:p>painters, building structure cleaners etc trades workers</text:p>
          </table:table-cell>
          <table:table-cell office:value-type="string" calcext:value-type="string">
            <text:p>72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heet-metal workers</text:p>
          </table:table-cell>
          <table:table-cell table:formula="of:=VLOOKUP([.P338];[.L$1:.L$545];1;0)" office:value-type="string" office:string-value="7213" calcext:value-type="string">
            <text:p>72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Paint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39];REPT(&quot;0&quot;;4-LEN([.B339])))" office:value-type="string" office:string-value="7141" calcext:value-type="string">
            <text:p>7141</text:p>
          </table:table-cell>
          <table:table-cell office:value-type="string" calcext:value-type="string">
            <text:p>7141</text:p>
          </table:table-cell>
          <table:table-cell table:formula="of:=VLOOKUP([.J339];[.P$2:.R$536];2;0)" office:value-type="string" office:string-value="ISCO-88_Ganzeboom" calcext:value-type="string">
            <text:p>ISCO-88_Ganzeboom</text:p>
          </table:table-cell>
          <table:table-cell table:formula="of:=VLOOKUP([.J339];[.P$2:.R$536];1;0)" office:value-type="string" office:string-value="7141" calcext:value-type="string">
            <text:p>714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39];[.P$2:.R$536];3;0)" office:value-type="string" office:string-value="painters etc workers" calcext:value-type="string">
            <text:p>painters etc workers</text:p>
          </table:table-cell>
          <table:table-cell office:value-type="string" calcext:value-type="string">
            <text:p>721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tructural-metal preparers &amp; erectors</text:p>
          </table:table-cell>
          <table:table-cell table:formula="of:=VLOOKUP([.P339];[.L$1:.L$545];1;0)" office:value-type="string" office:string-value="7214" calcext:value-type="string">
            <text:p>72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Varnishers and related pain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40];REPT(&quot;0&quot;;4-LEN([.B340])))" office:value-type="string" office:string-value="7142" calcext:value-type="string">
            <text:p>7142</text:p>
          </table:table-cell>
          <table:table-cell office:value-type="string" calcext:value-type="string">
            <text:p>7142</text:p>
          </table:table-cell>
          <table:table-cell table:formula="of:=VLOOKUP([.J340];[.P$2:.R$536];2;0)" office:value-type="string" office:string-value="ISCO-88_Ganzeboom" calcext:value-type="string">
            <text:p>ISCO-88_Ganzeboom</text:p>
          </table:table-cell>
          <table:table-cell table:formula="of:=VLOOKUP([.J340];[.P$2:.R$536];1;0)" office:value-type="string" office:string-value="7142" calcext:value-type="string">
            <text:p>714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40];[.P$2:.R$536];3;0)" office:value-type="string" office:string-value="varnishers etc painters" calcext:value-type="string">
            <text:p>varnishers etc painters</text:p>
          </table:table-cell>
          <table:table-cell office:value-type="string" calcext:value-type="string">
            <text:p>721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riggers &amp; cable splicers</text:p>
          </table:table-cell>
          <table:table-cell table:formula="of:=VLOOKUP([.P340];[.L$1:.L$545];1;0)" office:value-type="string" office:string-value="7215" calcext:value-type="string">
            <text:p>72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Building structure clean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41];REPT(&quot;0&quot;;4-LEN([.B341])))" office:value-type="string" office:string-value="7143" calcext:value-type="string">
            <text:p>7143</text:p>
          </table:table-cell>
          <table:table-cell office:value-type="string" calcext:value-type="string">
            <text:p>7143</text:p>
          </table:table-cell>
          <table:table-cell table:formula="of:=VLOOKUP([.J341];[.P$2:.R$536];2;0)" office:value-type="string" office:string-value="ISCO-88_Ganzeboom" calcext:value-type="string">
            <text:p>ISCO-88_Ganzeboom</text:p>
          </table:table-cell>
          <table:table-cell table:formula="of:=VLOOKUP([.J341];[.P$2:.R$536];1;0)" office:value-type="string" office:string-value="7143" calcext:value-type="string">
            <text:p>714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41];[.P$2:.R$536];3;0)" office:value-type="string" office:string-value="building structure cleaners" calcext:value-type="string">
            <text:p>building structure cleaners</text:p>
          </table:table-cell>
          <table:table-cell office:value-type="string" calcext:value-type="string">
            <text:p>7216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underwater workers</text:p>
          </table:table-cell>
          <table:table-cell table:formula="of:=VLOOKUP([.P341];[.L$1:.L$545];1;0)" office:value-type="string" office:string-value="7216" calcext:value-type="string">
            <text:p>72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ETAL, MACHINERY AND RELATED TRAD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42];REPT(&quot;0&quot;;4-LEN([.B342])))" office:value-type="string" office:string-value="7200" calcext:value-type="string">
            <text:p>7200</text:p>
          </table:table-cell>
          <table:table-cell office:value-type="string" calcext:value-type="string">
            <text:p>7200</text:p>
          </table:table-cell>
          <table:table-cell table:formula="of:=VLOOKUP([.J342];[.P$2:.R$536];2;0)" office:value-type="string" office:string-value="ISCO-88_Ganzeboom" calcext:value-type="string">
            <text:p>ISCO-88_Ganzeboom</text:p>
          </table:table-cell>
          <table:table-cell table:formula="of:=VLOOKUP([.J342];[.P$2:.R$536];1;0)" office:value-type="string" office:string-value="7200" calcext:value-type="string">
            <text:p>7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42];[.P$2:.R$536];3;0)" office:value-type="string" office:string-value="metal, machinery etc trades workers" calcext:value-type="string">
            <text:p>metal, machinery etc trades workers</text:p>
          </table:table-cell>
          <table:table-cell office:value-type="string" calcext:value-type="string">
            <text:p>72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lacksmiths, tool-makers etc trades workers</text:p>
          </table:table-cell>
          <table:table-cell table:formula="of:=VLOOKUP([.P342];[.L$1:.L$545];1;0)" office:value-type="string" office:string-value="7220" calcext:value-type="string">
            <text:p>72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METAL MOULDERS, WELDERS, SHEET-METAL WORKERS, STRUCTURAL- METAL PREPARERS, AND RELATED TRAD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43];REPT(&quot;0&quot;;4-LEN([.B343])))" office:value-type="string" office:string-value="7210" calcext:value-type="string">
            <text:p>7210</text:p>
          </table:table-cell>
          <table:table-cell office:value-type="string" calcext:value-type="string">
            <text:p>7210</text:p>
          </table:table-cell>
          <table:table-cell table:formula="of:=VLOOKUP([.J343];[.P$2:.R$536];2;0)" office:value-type="string" office:string-value="ISCO-88_Ganzeboom" calcext:value-type="string">
            <text:p>ISCO-88_Ganzeboom</text:p>
          </table:table-cell>
          <table:table-cell table:formula="of:=VLOOKUP([.J343];[.P$2:.R$536];1;0)" office:value-type="string" office:string-value="7210" calcext:value-type="string">
            <text:p>72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43];[.P$2:.R$536];3;0)" office:value-type="string" office:string-value="metal moulders, welders, sheetmetal workers structural metal" calcext:value-type="string">
            <text:p>metal moulders, welders, sheetmetal workers structural metal</text:p>
          </table:table-cell>
          <table:table-cell office:value-type="string" calcext:value-type="string">
            <text:p>72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lacksmiths hammer-smiths &amp; forgingpress workers</text:p>
          </table:table-cell>
          <table:table-cell table:formula="of:=VLOOKUP([.P343];[.L$1:.L$545];1;0)" office:value-type="string" office:string-value="7221" calcext:value-type="string">
            <text:p>72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11" calcext:value-type="float">
            <text:p>7211</text:p>
          </table:table-cell>
          <table:table-cell office:value-type="string" calcext:value-type="string">
            <text:p>Metal moulders and corema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44];REPT(&quot;0&quot;;4-LEN([.B344])))" office:value-type="string" office:string-value="7211" calcext:value-type="string">
            <text:p>7211</text:p>
          </table:table-cell>
          <table:table-cell office:value-type="string" calcext:value-type="string">
            <text:p>7211</text:p>
          </table:table-cell>
          <table:table-cell table:formula="of:=VLOOKUP([.J344];[.P$2:.R$536];2;0)" office:value-type="string" office:string-value="ISCO-88_Ganzeboom" calcext:value-type="string">
            <text:p>ISCO-88_Ganzeboom</text:p>
          </table:table-cell>
          <table:table-cell table:formula="of:=VLOOKUP([.J344];[.P$2:.R$536];1;0)" office:value-type="string" office:string-value="7211" calcext:value-type="string">
            <text:p>72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44];[.P$2:.R$536];3;0)" office:value-type="string" office:string-value="metal moulders &amp; coremakers" calcext:value-type="string">
            <text:p>metal moulders &amp; coremakers</text:p>
          </table:table-cell>
          <table:table-cell office:value-type="string" calcext:value-type="string">
            <text:p>72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ool-makers etc workers</text:p>
          </table:table-cell>
          <table:table-cell table:formula="of:=VLOOKUP([.P344];[.L$1:.L$545];1;0)" office:value-type="string" office:string-value="7222" calcext:value-type="string">
            <text:p>72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12" calcext:value-type="float">
            <text:p>7212</text:p>
          </table:table-cell>
          <table:table-cell office:value-type="string" calcext:value-type="string">
            <text:p>Welders and flamecut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45];REPT(&quot;0&quot;;4-LEN([.B345])))" office:value-type="string" office:string-value="7212" calcext:value-type="string">
            <text:p>7212</text:p>
          </table:table-cell>
          <table:table-cell office:value-type="string" calcext:value-type="string">
            <text:p>7212</text:p>
          </table:table-cell>
          <table:table-cell table:formula="of:=VLOOKUP([.J345];[.P$2:.R$536];2;0)" office:value-type="string" office:string-value="ISCO-88_Ganzeboom" calcext:value-type="string">
            <text:p>ISCO-88_Ganzeboom</text:p>
          </table:table-cell>
          <table:table-cell table:formula="of:=VLOOKUP([.J345];[.P$2:.R$536];1;0)" office:value-type="string" office:string-value="7212" calcext:value-type="string">
            <text:p>72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45];[.P$2:.R$536];3;0)" office:value-type="string" office:string-value="welders &amp; flamecutters" calcext:value-type="string">
            <text:p>welders &amp; flamecutters</text:p>
          </table:table-cell>
          <table:table-cell office:value-type="string" calcext:value-type="string">
            <text:p>722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achine-tool setters &amp; setter-operators</text:p>
          </table:table-cell>
          <table:table-cell table:formula="of:=VLOOKUP([.P345];[.L$1:.L$545];1;0)" office:value-type="string" office:string-value="7223" calcext:value-type="string">
            <text:p>72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13" calcext:value-type="float">
            <text:p>7213</text:p>
          </table:table-cell>
          <table:table-cell office:value-type="string" calcext:value-type="string">
            <text:p>Sheet metal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46];REPT(&quot;0&quot;;4-LEN([.B346])))" office:value-type="string" office:string-value="7213" calcext:value-type="string">
            <text:p>7213</text:p>
          </table:table-cell>
          <table:table-cell office:value-type="string" calcext:value-type="string">
            <text:p>7213</text:p>
          </table:table-cell>
          <table:table-cell table:formula="of:=VLOOKUP([.J346];[.P$2:.R$536];2;0)" office:value-type="string" office:string-value="ISCO-88_Ganzeboom" calcext:value-type="string">
            <text:p>ISCO-88_Ganzeboom</text:p>
          </table:table-cell>
          <table:table-cell table:formula="of:=VLOOKUP([.J346];[.P$2:.R$536];1;0)" office:value-type="string" office:string-value="7213" calcext:value-type="string">
            <text:p>72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46];[.P$2:.R$536];3;0)" office:value-type="string" office:string-value="sheet-metal workers" calcext:value-type="string">
            <text:p>sheet-metal workers</text:p>
          </table:table-cell>
          <table:table-cell office:value-type="string" calcext:value-type="string">
            <text:p>722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tal wheel-grinders polishers &amp; tool sharpeners</text:p>
          </table:table-cell>
          <table:table-cell table:formula="of:=VLOOKUP([.P346];[.L$1:.L$545];1;0)" office:value-type="string" office:string-value="7224" calcext:value-type="string">
            <text:p>72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14" calcext:value-type="float">
            <text:p>7214</text:p>
          </table:table-cell>
          <table:table-cell office:value-type="string" calcext:value-type="string">
            <text:p>Structural-metal preparers and erec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47];REPT(&quot;0&quot;;4-LEN([.B347])))" office:value-type="string" office:string-value="7214" calcext:value-type="string">
            <text:p>7214</text:p>
          </table:table-cell>
          <table:table-cell office:value-type="string" calcext:value-type="string">
            <text:p>7214</text:p>
          </table:table-cell>
          <table:table-cell table:formula="of:=VLOOKUP([.J347];[.P$2:.R$536];2;0)" office:value-type="string" office:string-value="ISCO-88_Ganzeboom" calcext:value-type="string">
            <text:p>ISCO-88_Ganzeboom</text:p>
          </table:table-cell>
          <table:table-cell table:formula="of:=VLOOKUP([.J347];[.P$2:.R$536];1;0)" office:value-type="string" office:string-value="7214" calcext:value-type="string">
            <text:p>721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47];[.P$2:.R$536];3;0)" office:value-type="string" office:string-value="structural-metal preparers &amp; erectors" calcext:value-type="string">
            <text:p>structural-metal preparers &amp; erectors</text:p>
          </table:table-cell>
          <table:table-cell office:value-type="string" calcext:value-type="string">
            <text:p>72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achinery mechanics &amp; fitters</text:p>
          </table:table-cell>
          <table:table-cell table:formula="of:=VLOOKUP([.P347];[.L$1:.L$545];1;0)" office:value-type="string" office:string-value="7230" calcext:value-type="string">
            <text:p>72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15" calcext:value-type="float">
            <text:p>7215</text:p>
          </table:table-cell>
          <table:table-cell office:value-type="string" calcext:value-type="string">
            <text:p>Riggers and cable splic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48];REPT(&quot;0&quot;;4-LEN([.B348])))" office:value-type="string" office:string-value="7215" calcext:value-type="string">
            <text:p>7215</text:p>
          </table:table-cell>
          <table:table-cell office:value-type="string" calcext:value-type="string">
            <text:p>7215</text:p>
          </table:table-cell>
          <table:table-cell table:formula="of:=VLOOKUP([.J348];[.P$2:.R$536];2;0)" office:value-type="string" office:string-value="ISCO-88_Ganzeboom" calcext:value-type="string">
            <text:p>ISCO-88_Ganzeboom</text:p>
          </table:table-cell>
          <table:table-cell table:formula="of:=VLOOKUP([.J348];[.P$2:.R$536];1;0)" office:value-type="string" office:string-value="7215" calcext:value-type="string">
            <text:p>721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48];[.P$2:.R$536];3;0)" office:value-type="string" office:string-value="riggers &amp; cable splicers" calcext:value-type="string">
            <text:p>riggers &amp; cable splicers</text:p>
          </table:table-cell>
          <table:table-cell office:value-type="string" calcext:value-type="string">
            <text:p>72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otor vehicle mechanics &amp; fitters</text:p>
          </table:table-cell>
          <table:table-cell table:formula="of:=VLOOKUP([.P348];[.L$1:.L$545];1;0)" office:value-type="string" office:string-value="7231" calcext:value-type="string">
            <text:p>72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16" calcext:value-type="float">
            <text:p>7216</text:p>
          </table:table-cell>
          <table:table-cell office:value-type="string" calcext:value-type="string">
            <text:p>Underwater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49];REPT(&quot;0&quot;;4-LEN([.B349])))" office:value-type="string" office:string-value="7216" calcext:value-type="string">
            <text:p>7216</text:p>
          </table:table-cell>
          <table:table-cell office:value-type="string" calcext:value-type="string">
            <text:p>7216</text:p>
          </table:table-cell>
          <table:table-cell table:formula="of:=VLOOKUP([.J349];[.P$2:.R$536];2;0)" office:value-type="string" office:string-value="ISCO-88_Ganzeboom" calcext:value-type="string">
            <text:p>ISCO-88_Ganzeboom</text:p>
          </table:table-cell>
          <table:table-cell table:formula="of:=VLOOKUP([.J349];[.P$2:.R$536];1;0)" office:value-type="string" office:string-value="7216" calcext:value-type="string">
            <text:p>7216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49];[.P$2:.R$536];3;0)" office:value-type="string" office:string-value="underwater workers" calcext:value-type="string">
            <text:p>underwater workers</text:p>
          </table:table-cell>
          <table:table-cell office:value-type="string" calcext:value-type="string">
            <text:p>72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ircraft engine mechanics &amp; fitters</text:p>
          </table:table-cell>
          <table:table-cell table:formula="of:=VLOOKUP([.P349];[.L$1:.L$545];1;0)" office:value-type="string" office:string-value="7232" calcext:value-type="string">
            <text:p>72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BLACKSMITHS, TOOL-MAKERS AND RELATED TRAD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50];REPT(&quot;0&quot;;4-LEN([.B350])))" office:value-type="string" office:string-value="7220" calcext:value-type="string">
            <text:p>7220</text:p>
          </table:table-cell>
          <table:table-cell office:value-type="string" calcext:value-type="string">
            <text:p>7220</text:p>
          </table:table-cell>
          <table:table-cell table:formula="of:=VLOOKUP([.J350];[.P$2:.R$536];2;0)" office:value-type="string" office:string-value="ISCO-88_Ganzeboom" calcext:value-type="string">
            <text:p>ISCO-88_Ganzeboom</text:p>
          </table:table-cell>
          <table:table-cell table:formula="of:=VLOOKUP([.J350];[.P$2:.R$536];1;0)" office:value-type="string" office:string-value="7220" calcext:value-type="string">
            <text:p>72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50];[.P$2:.R$536];3;0)" office:value-type="string" office:string-value="blacksmiths, tool-makers etc trades workers" calcext:value-type="string">
            <text:p>blacksmiths, tool-makers etc trades workers</text:p>
          </table:table-cell>
          <table:table-cell office:value-type="string" calcext:value-type="string">
            <text:p>723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gricultural- or industrial-machinery mechanics &amp; fitters</text:p>
          </table:table-cell>
          <table:table-cell table:formula="of:=VLOOKUP([.P350];[.L$1:.L$545];1;0)" office:value-type="string" office:string-value="7233" calcext:value-type="string">
            <text:p>72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21" calcext:value-type="float">
            <text:p>7221</text:p>
          </table:table-cell>
          <table:table-cell office:value-type="string" calcext:value-type="string">
            <text:p>Blacksmiths, hammer-smiths and forging-pres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51];REPT(&quot;0&quot;;4-LEN([.B351])))" office:value-type="string" office:string-value="7221" calcext:value-type="string">
            <text:p>7221</text:p>
          </table:table-cell>
          <table:table-cell office:value-type="string" calcext:value-type="string">
            <text:p>7221</text:p>
          </table:table-cell>
          <table:table-cell table:formula="of:=VLOOKUP([.J351];[.P$2:.R$536];2;0)" office:value-type="string" office:string-value="ISCO-88_Ganzeboom" calcext:value-type="string">
            <text:p>ISCO-88_Ganzeboom</text:p>
          </table:table-cell>
          <table:table-cell table:formula="of:=VLOOKUP([.J351];[.P$2:.R$536];1;0)" office:value-type="string" office:string-value="7221" calcext:value-type="string">
            <text:p>72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51];[.P$2:.R$536];3;0)" office:value-type="string" office:string-value="blacksmiths hammer-smiths &amp; forgingpress workers" calcext:value-type="string">
            <text:p>blacksmiths hammer-smiths &amp; forgingpress workers</text:p>
          </table:table-cell>
          <table:table-cell office:value-type="string" calcext:value-type="string">
            <text:p>723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unskl garage worker, oiler]</text:p>
          </table:table-cell>
          <table:table-cell table:formula="of:=VLOOKUP([.P351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22" calcext:value-type="float">
            <text:p>7222</text:p>
          </table:table-cell>
          <table:table-cell office:value-type="string" calcext:value-type="string">
            <text:p>Tool-mak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52];REPT(&quot;0&quot;;4-LEN([.B352])))" office:value-type="string" office:string-value="7222" calcext:value-type="string">
            <text:p>7222</text:p>
          </table:table-cell>
          <table:table-cell office:value-type="string" calcext:value-type="string">
            <text:p>7222</text:p>
          </table:table-cell>
          <table:table-cell table:formula="of:=VLOOKUP([.J352];[.P$2:.R$536];2;0)" office:value-type="string" office:string-value="ISCO-88_Ganzeboom" calcext:value-type="string">
            <text:p>ISCO-88_Ganzeboom</text:p>
          </table:table-cell>
          <table:table-cell table:formula="of:=VLOOKUP([.J352];[.P$2:.R$536];1;0)" office:value-type="string" office:string-value="7222" calcext:value-type="string">
            <text:p>72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52];[.P$2:.R$536];3;0)" office:value-type="string" office:string-value="tool-makers etc workers" calcext:value-type="string">
            <text:p>tool-makers etc workers</text:p>
          </table:table-cell>
          <table:table-cell office:value-type="string" calcext:value-type="string">
            <text:p>72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lectrical &amp; electronic equipment mechanics &amp; fitters</text:p>
          </table:table-cell>
          <table:table-cell table:formula="of:=VLOOKUP([.P352];[.L$1:.L$545];1;0)" office:value-type="string" office:string-value="7240" calcext:value-type="string">
            <text:p>72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23" calcext:value-type="float">
            <text:p>7223</text:p>
          </table:table-cell>
          <table:table-cell office:value-type="string" calcext:value-type="string">
            <text:p>Machine-tool setters and setter-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53];REPT(&quot;0&quot;;4-LEN([.B353])))" office:value-type="string" office:string-value="7223" calcext:value-type="string">
            <text:p>7223</text:p>
          </table:table-cell>
          <table:table-cell office:value-type="string" calcext:value-type="string">
            <text:p>7223</text:p>
          </table:table-cell>
          <table:table-cell table:formula="of:=VLOOKUP([.J353];[.P$2:.R$536];2;0)" office:value-type="string" office:string-value="ISCO-88_Ganzeboom" calcext:value-type="string">
            <text:p>ISCO-88_Ganzeboom</text:p>
          </table:table-cell>
          <table:table-cell table:formula="of:=VLOOKUP([.J353];[.P$2:.R$536];1;0)" office:value-type="string" office:string-value="7223" calcext:value-type="string">
            <text:p>722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53];[.P$2:.R$536];3;0)" office:value-type="string" office:string-value="machine-tool setters &amp; setter-operators" calcext:value-type="string">
            <text:p>machine-tool setters &amp; setter-operators</text:p>
          </table:table-cell>
          <table:table-cell office:value-type="string" calcext:value-type="string">
            <text:p>724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lectrical mechanics &amp; fitters</text:p>
          </table:table-cell>
          <table:table-cell table:formula="of:=VLOOKUP([.P353];[.L$1:.L$545];1;0)" office:value-type="string" office:string-value="7241" calcext:value-type="string">
            <text:p>72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24" calcext:value-type="float">
            <text:p>7224</text:p>
          </table:table-cell>
          <table:table-cell office:value-type="string" calcext:value-type="string">
            <text:p>Metal wheel-grinders, polishers and tool sharpen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54];REPT(&quot;0&quot;;4-LEN([.B354])))" office:value-type="string" office:string-value="7224" calcext:value-type="string">
            <text:p>7224</text:p>
          </table:table-cell>
          <table:table-cell office:value-type="string" calcext:value-type="string">
            <text:p>7224</text:p>
          </table:table-cell>
          <table:table-cell table:formula="of:=VLOOKUP([.J354];[.P$2:.R$536];2;0)" office:value-type="string" office:string-value="ISCO-88_Ganzeboom" calcext:value-type="string">
            <text:p>ISCO-88_Ganzeboom</text:p>
          </table:table-cell>
          <table:table-cell table:formula="of:=VLOOKUP([.J354];[.P$2:.R$536];1;0)" office:value-type="string" office:string-value="7224" calcext:value-type="string">
            <text:p>722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54];[.P$2:.R$536];3;0)" office:value-type="string" office:string-value="metal wheel-grinders polishers &amp; tool sharpeners" calcext:value-type="string">
            <text:p>metal wheel-grinders polishers &amp; tool sharpeners</text:p>
          </table:table-cell>
          <table:table-cell office:value-type="string" calcext:value-type="string">
            <text:p>724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lectronics fitters</text:p>
          </table:table-cell>
          <table:table-cell table:formula="of:=VLOOKUP([.P354];[.L$1:.L$545];1;0)" office:value-type="string" office:string-value="7242" calcext:value-type="string">
            <text:p>72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MACHINERY MECHANICS AND FIT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55];REPT(&quot;0&quot;;4-LEN([.B355])))" office:value-type="string" office:string-value="7230" calcext:value-type="string">
            <text:p>7230</text:p>
          </table:table-cell>
          <table:table-cell office:value-type="string" calcext:value-type="string">
            <text:p>7230</text:p>
          </table:table-cell>
          <table:table-cell table:formula="of:=VLOOKUP([.J355];[.P$2:.R$536];2;0)" office:value-type="string" office:string-value="ISCO-88_Ganzeboom" calcext:value-type="string">
            <text:p>ISCO-88_Ganzeboom</text:p>
          </table:table-cell>
          <table:table-cell table:formula="of:=VLOOKUP([.J355];[.P$2:.R$536];1;0)" office:value-type="string" office:string-value="7230" calcext:value-type="string">
            <text:p>72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55];[.P$2:.R$536];3;0)" office:value-type="string" office:string-value="machinery mechanics &amp; fitters" calcext:value-type="string">
            <text:p>machinery mechanics &amp; fitters</text:p>
          </table:table-cell>
          <table:table-cell office:value-type="string" calcext:value-type="string">
            <text:p>724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lectronics mechanics &amp; servicers</text:p>
          </table:table-cell>
          <table:table-cell table:formula="of:=VLOOKUP([.P355];[.L$1:.L$545];1;0)" office:value-type="string" office:string-value="7243" calcext:value-type="string">
            <text:p>72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Motor vehicle mechanics and fit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56];REPT(&quot;0&quot;;4-LEN([.B356])))" office:value-type="string" office:string-value="7231" calcext:value-type="string">
            <text:p>7231</text:p>
          </table:table-cell>
          <table:table-cell office:value-type="string" calcext:value-type="string">
            <text:p>7231</text:p>
          </table:table-cell>
          <table:table-cell table:formula="of:=VLOOKUP([.J356];[.P$2:.R$536];2;0)" office:value-type="string" office:string-value="ISCO-88_Ganzeboom" calcext:value-type="string">
            <text:p>ISCO-88_Ganzeboom</text:p>
          </table:table-cell>
          <table:table-cell table:formula="of:=VLOOKUP([.J356];[.P$2:.R$536];1;0)" office:value-type="string" office:string-value="7231" calcext:value-type="string">
            <text:p>72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56];[.P$2:.R$536];3;0)" office:value-type="string" office:string-value="motor vehicle mechanics &amp; fitters" calcext:value-type="string">
            <text:p>motor vehicle mechanics &amp; fitters</text:p>
          </table:table-cell>
          <table:table-cell office:value-type="string" calcext:value-type="string">
            <text:p>724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elegraph &amp; telephone installers &amp; servlcers</text:p>
          </table:table-cell>
          <table:table-cell table:formula="of:=VLOOKUP([.P356];[.L$1:.L$545];1;0)" office:value-type="string" office:string-value="7244" calcext:value-type="string">
            <text:p>72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Aircraft engine mechanics and fit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57];REPT(&quot;0&quot;;4-LEN([.B357])))" office:value-type="string" office:string-value="7232" calcext:value-type="string">
            <text:p>7232</text:p>
          </table:table-cell>
          <table:table-cell office:value-type="string" calcext:value-type="string">
            <text:p>7232</text:p>
          </table:table-cell>
          <table:table-cell table:formula="of:=VLOOKUP([.J357];[.P$2:.R$536];2;0)" office:value-type="string" office:string-value="ISCO-88_Ganzeboom" calcext:value-type="string">
            <text:p>ISCO-88_Ganzeboom</text:p>
          </table:table-cell>
          <table:table-cell table:formula="of:=VLOOKUP([.J357];[.P$2:.R$536];1;0)" office:value-type="string" office:string-value="7232" calcext:value-type="string">
            <text:p>72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57];[.P$2:.R$536];3;0)" office:value-type="string" office:string-value="aircraft engine mechanics &amp; fitters" calcext:value-type="string">
            <text:p>aircraft engine mechanics &amp; fitters</text:p>
          </table:table-cell>
          <table:table-cell office:value-type="string" calcext:value-type="string">
            <text:p>724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lectrical line installers repairers &amp; cable jointers</text:p>
          </table:table-cell>
          <table:table-cell table:formula="of:=VLOOKUP([.P357];[.L$1:.L$545];1;0)" office:value-type="string" office:string-value="7245" calcext:value-type="string">
            <text:p>724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Agricultural- or industrial-machinery mechanics and fit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58];REPT(&quot;0&quot;;4-LEN([.B358])))" office:value-type="string" office:string-value="7233" calcext:value-type="string">
            <text:p>7233</text:p>
          </table:table-cell>
          <table:table-cell office:value-type="string" calcext:value-type="string">
            <text:p>7233</text:p>
          </table:table-cell>
          <table:table-cell table:formula="of:=VLOOKUP([.J358];[.P$2:.R$536];2;0)" office:value-type="string" office:string-value="ISCO-88_Ganzeboom" calcext:value-type="string">
            <text:p>ISCO-88_Ganzeboom</text:p>
          </table:table-cell>
          <table:table-cell table:formula="of:=VLOOKUP([.J358];[.P$2:.R$536];1;0)" office:value-type="string" office:string-value="7233" calcext:value-type="string">
            <text:p>723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58];[.P$2:.R$536];3;0)" office:value-type="string" office:string-value="agricultural- or industrial-machinery mechanics &amp; fitters" calcext:value-type="string">
            <text:p>agricultural- or industrial-machinery mechanics &amp; fitters</text:p>
          </table:table-cell>
          <table:table-cell office:value-type="string" calcext:value-type="string">
            <text:p>73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ecision, handicraft, printing etc trades workers</text:p>
          </table:table-cell>
          <table:table-cell table:formula="of:=VLOOKUP([.P358];[.L$1:.L$545];1;0)" office:value-type="string" office:string-value="7300" calcext:value-type="string">
            <text:p>73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ELECTRICAL AND ELECTRONIC EQUIPMENT MECHANICS AND FIT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59];REPT(&quot;0&quot;;4-LEN([.B359])))" office:value-type="string" office:string-value="7240" calcext:value-type="string">
            <text:p>7240</text:p>
          </table:table-cell>
          <table:table-cell office:value-type="string" calcext:value-type="string">
            <text:p>7240</text:p>
          </table:table-cell>
          <table:table-cell table:formula="of:=VLOOKUP([.J359];[.P$2:.R$536];2;0)" office:value-type="string" office:string-value="ISCO-88_Ganzeboom" calcext:value-type="string">
            <text:p>ISCO-88_Ganzeboom</text:p>
          </table:table-cell>
          <table:table-cell table:formula="of:=VLOOKUP([.J359];[.P$2:.R$536];1;0)" office:value-type="string" office:string-value="7240" calcext:value-type="string">
            <text:p>72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59];[.P$2:.R$536];3;0)" office:value-type="string" office:string-value="electrical &amp; electronic equipment mechanics &amp; fitters" calcext:value-type="string">
            <text:p>electrical &amp; electronic equipment mechanics &amp; fitters</text:p>
          </table:table-cell>
          <table:table-cell office:value-type="string" calcext:value-type="string">
            <text:p>73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ecision workers in metal etc materials</text:p>
          </table:table-cell>
          <table:table-cell table:formula="of:=VLOOKUP([.P359];[.L$1:.L$545];1;0)" office:value-type="string" office:string-value="7310" calcext:value-type="string">
            <text:p>73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41" calcext:value-type="float">
            <text:p>7241</text:p>
          </table:table-cell>
          <table:table-cell office:value-type="string" calcext:value-type="string">
            <text:p>Electrical mechanics and fit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60];REPT(&quot;0&quot;;4-LEN([.B360])))" office:value-type="string" office:string-value="7241" calcext:value-type="string">
            <text:p>7241</text:p>
          </table:table-cell>
          <table:table-cell office:value-type="string" calcext:value-type="string">
            <text:p>7241</text:p>
          </table:table-cell>
          <table:table-cell table:formula="of:=VLOOKUP([.J360];[.P$2:.R$536];2;0)" office:value-type="string" office:string-value="ISCO-88_Ganzeboom" calcext:value-type="string">
            <text:p>ISCO-88_Ganzeboom</text:p>
          </table:table-cell>
          <table:table-cell table:formula="of:=VLOOKUP([.J360];[.P$2:.R$536];1;0)" office:value-type="string" office:string-value="7241" calcext:value-type="string">
            <text:p>724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60];[.P$2:.R$536];3;0)" office:value-type="string" office:string-value="electrical mechanics &amp; fitters" calcext:value-type="string">
            <text:p>electrical mechanics &amp; fitters</text:p>
          </table:table-cell>
          <table:table-cell office:value-type="string" calcext:value-type="string">
            <text:p>73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ecision-instrument makers &amp; repairers</text:p>
          </table:table-cell>
          <table:table-cell table:formula="of:=VLOOKUP([.P360];[.L$1:.L$545];1;0)" office:value-type="string" office:string-value="7311" calcext:value-type="string">
            <text:p>73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42" calcext:value-type="float">
            <text:p>7242</text:p>
          </table:table-cell>
          <table:table-cell office:value-type="string" calcext:value-type="string">
            <text:p>Electronics fit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61];REPT(&quot;0&quot;;4-LEN([.B361])))" office:value-type="string" office:string-value="7242" calcext:value-type="string">
            <text:p>7242</text:p>
          </table:table-cell>
          <table:table-cell office:value-type="string" calcext:value-type="string">
            <text:p>7242</text:p>
          </table:table-cell>
          <table:table-cell table:formula="of:=VLOOKUP([.J361];[.P$2:.R$536];2;0)" office:value-type="string" office:string-value="ISCO-88_Ganzeboom" calcext:value-type="string">
            <text:p>ISCO-88_Ganzeboom</text:p>
          </table:table-cell>
          <table:table-cell table:formula="of:=VLOOKUP([.J361];[.P$2:.R$536];1;0)" office:value-type="string" office:string-value="7242" calcext:value-type="string">
            <text:p>724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61];[.P$2:.R$536];3;0)" office:value-type="string" office:string-value="electronics fitters" calcext:value-type="string">
            <text:p>electronics fitters</text:p>
          </table:table-cell>
          <table:table-cell office:value-type="string" calcext:value-type="string">
            <text:p>73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usical-instrument makers &amp; tuners</text:p>
          </table:table-cell>
          <table:table-cell table:formula="of:=VLOOKUP([.P361];[.L$1:.L$545];1;0)" office:value-type="string" office:string-value="7312" calcext:value-type="string">
            <text:p>73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Electronics mechanics and servic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62];REPT(&quot;0&quot;;4-LEN([.B362])))" office:value-type="string" office:string-value="7243" calcext:value-type="string">
            <text:p>7243</text:p>
          </table:table-cell>
          <table:table-cell office:value-type="string" calcext:value-type="string">
            <text:p>7243</text:p>
          </table:table-cell>
          <table:table-cell table:formula="of:=VLOOKUP([.J362];[.P$2:.R$536];2;0)" office:value-type="string" office:string-value="ISCO-88_Ganzeboom" calcext:value-type="string">
            <text:p>ISCO-88_Ganzeboom</text:p>
          </table:table-cell>
          <table:table-cell table:formula="of:=VLOOKUP([.J362];[.P$2:.R$536];1;0)" office:value-type="string" office:string-value="7243" calcext:value-type="string">
            <text:p>724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62];[.P$2:.R$536];3;0)" office:value-type="string" office:string-value="electronics mechanics &amp; servicers" calcext:value-type="string">
            <text:p>electronics mechanics &amp; servicers</text:p>
          </table:table-cell>
          <table:table-cell office:value-type="string" calcext:value-type="string">
            <text:p>73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jewellery &amp; precious-metal workers</text:p>
          </table:table-cell>
          <table:table-cell table:formula="of:=VLOOKUP([.P362];[.L$1:.L$545];1;0)" office:value-type="string" office:string-value="7313" calcext:value-type="string">
            <text:p>73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44" calcext:value-type="float">
            <text:p>7244</text:p>
          </table:table-cell>
          <table:table-cell office:value-type="string" calcext:value-type="string">
            <text:p>Telegraph and telephone installers and servic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63];REPT(&quot;0&quot;;4-LEN([.B363])))" office:value-type="string" office:string-value="7244" calcext:value-type="string">
            <text:p>7244</text:p>
          </table:table-cell>
          <table:table-cell office:value-type="string" calcext:value-type="string">
            <text:p>7244</text:p>
          </table:table-cell>
          <table:table-cell table:formula="of:=VLOOKUP([.J363];[.P$2:.R$536];2;0)" office:value-type="string" office:string-value="ISCO-88_Ganzeboom" calcext:value-type="string">
            <text:p>ISCO-88_Ganzeboom</text:p>
          </table:table-cell>
          <table:table-cell table:formula="of:=VLOOKUP([.J363];[.P$2:.R$536];1;0)" office:value-type="string" office:string-value="7244" calcext:value-type="string">
            <text:p>724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63];[.P$2:.R$536];3;0)" office:value-type="string" office:string-value="telegraph &amp; telephone installers &amp; servlcers" calcext:value-type="string">
            <text:p>telegraph &amp; telephone installers &amp; servlcers</text:p>
          </table:table-cell>
          <table:table-cell office:value-type="string" calcext:value-type="string">
            <text:p>73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otters, glass-makers etc trades workers</text:p>
          </table:table-cell>
          <table:table-cell table:formula="of:=VLOOKUP([.P363];[.L$1:.L$545];1;0)" office:value-type="string" office:string-value="7320" calcext:value-type="string">
            <text:p>73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245" calcext:value-type="float">
            <text:p>7245</text:p>
          </table:table-cell>
          <table:table-cell office:value-type="string" calcext:value-type="string">
            <text:p>Electrical line installers, repairers and cable join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64];REPT(&quot;0&quot;;4-LEN([.B364])))" office:value-type="string" office:string-value="7245" calcext:value-type="string">
            <text:p>7245</text:p>
          </table:table-cell>
          <table:table-cell office:value-type="string" calcext:value-type="string">
            <text:p>7245</text:p>
          </table:table-cell>
          <table:table-cell table:formula="of:=VLOOKUP([.J364];[.P$2:.R$536];2;0)" office:value-type="string" office:string-value="ISCO-88_Ganzeboom" calcext:value-type="string">
            <text:p>ISCO-88_Ganzeboom</text:p>
          </table:table-cell>
          <table:table-cell table:formula="of:=VLOOKUP([.J364];[.P$2:.R$536];1;0)" office:value-type="string" office:string-value="7245" calcext:value-type="string">
            <text:p>724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64];[.P$2:.R$536];3;0)" office:value-type="string" office:string-value="electrical line installers repairers &amp; cable jointers" calcext:value-type="string">
            <text:p>electrical line installers repairers &amp; cable jointers</text:p>
          </table:table-cell>
          <table:table-cell office:value-type="string" calcext:value-type="string">
            <text:p>73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brasive wheel formers potters etc workers</text:p>
          </table:table-cell>
          <table:table-cell table:formula="of:=VLOOKUP([.P364];[.L$1:.L$545];1;0)" office:value-type="string" office:string-value="7321" calcext:value-type="string">
            <text:p>73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RECISION, HANDICRAFT, PRINTING AND RELATED TRAD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65];REPT(&quot;0&quot;;4-LEN([.B365])))" office:value-type="string" office:string-value="7300" calcext:value-type="string">
            <text:p>7300</text:p>
          </table:table-cell>
          <table:table-cell office:value-type="string" calcext:value-type="string">
            <text:p>7300</text:p>
          </table:table-cell>
          <table:table-cell table:formula="of:=VLOOKUP([.J365];[.P$2:.R$536];2;0)" office:value-type="string" office:string-value="ISCO-88_Ganzeboom" calcext:value-type="string">
            <text:p>ISCO-88_Ganzeboom</text:p>
          </table:table-cell>
          <table:table-cell table:formula="of:=VLOOKUP([.J365];[.P$2:.R$536];1;0)" office:value-type="string" office:string-value="7300" calcext:value-type="string">
            <text:p>73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65];[.P$2:.R$536];3;0)" office:value-type="string" office:string-value="precision, handicraft, printing etc trades workers" calcext:value-type="string">
            <text:p>precision, handicraft, printing etc trades workers</text:p>
          </table:table-cell>
          <table:table-cell office:value-type="string" calcext:value-type="string">
            <text:p>73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lass-makers cutters grinders &amp; finishers</text:p>
          </table:table-cell>
          <table:table-cell table:formula="of:=VLOOKUP([.P365];[.L$1:.L$545];1;0)" office:value-type="string" office:string-value="7322" calcext:value-type="string">
            <text:p>73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PRECISION WORKERS IN METAL AND RELATED MATERI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66];REPT(&quot;0&quot;;4-LEN([.B366])))" office:value-type="string" office:string-value="7310" calcext:value-type="string">
            <text:p>7310</text:p>
          </table:table-cell>
          <table:table-cell office:value-type="string" calcext:value-type="string">
            <text:p>7310</text:p>
          </table:table-cell>
          <table:table-cell table:formula="of:=VLOOKUP([.J366];[.P$2:.R$536];2;0)" office:value-type="string" office:string-value="ISCO-88_Ganzeboom" calcext:value-type="string">
            <text:p>ISCO-88_Ganzeboom</text:p>
          </table:table-cell>
          <table:table-cell table:formula="of:=VLOOKUP([.J366];[.P$2:.R$536];1;0)" office:value-type="string" office:string-value="7310" calcext:value-type="string">
            <text:p>73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66];[.P$2:.R$536];3;0)" office:value-type="string" office:string-value="precision workers in metal etc materials" calcext:value-type="string">
            <text:p>precision workers in metal etc materials</text:p>
          </table:table-cell>
          <table:table-cell office:value-type="string" calcext:value-type="string">
            <text:p>732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lass engravers &amp; etchers</text:p>
          </table:table-cell>
          <table:table-cell table:formula="of:=VLOOKUP([.P366];[.L$1:.L$545];1;0)" office:value-type="string" office:string-value="7323" calcext:value-type="string">
            <text:p>73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11" calcext:value-type="float">
            <text:p>7311</text:p>
          </table:table-cell>
          <table:table-cell office:value-type="string" calcext:value-type="string">
            <text:p>Precision-instrument makers and repai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67];REPT(&quot;0&quot;;4-LEN([.B367])))" office:value-type="string" office:string-value="7311" calcext:value-type="string">
            <text:p>7311</text:p>
          </table:table-cell>
          <table:table-cell office:value-type="string" calcext:value-type="string">
            <text:p>7311</text:p>
          </table:table-cell>
          <table:table-cell table:formula="of:=VLOOKUP([.J367];[.P$2:.R$536];2;0)" office:value-type="string" office:string-value="ISCO-88_Ganzeboom" calcext:value-type="string">
            <text:p>ISCO-88_Ganzeboom</text:p>
          </table:table-cell>
          <table:table-cell table:formula="of:=VLOOKUP([.J367];[.P$2:.R$536];1;0)" office:value-type="string" office:string-value="7311" calcext:value-type="string">
            <text:p>73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67];[.P$2:.R$536];3;0)" office:value-type="string" office:string-value="precision-instrument makers &amp; repairers" calcext:value-type="string">
            <text:p>precision-instrument makers &amp; repairers</text:p>
          </table:table-cell>
          <table:table-cell office:value-type="string" calcext:value-type="string">
            <text:p>732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lass ceramics etc decorative painters</text:p>
          </table:table-cell>
          <table:table-cell table:formula="of:=VLOOKUP([.P367];[.L$1:.L$545];1;0)" office:value-type="string" office:string-value="7324" calcext:value-type="string">
            <text:p>73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12" calcext:value-type="float">
            <text:p>7312</text:p>
          </table:table-cell>
          <table:table-cell office:value-type="string" calcext:value-type="string">
            <text:p>Musical instrument makers and tun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68];REPT(&quot;0&quot;;4-LEN([.B368])))" office:value-type="string" office:string-value="7312" calcext:value-type="string">
            <text:p>7312</text:p>
          </table:table-cell>
          <table:table-cell office:value-type="string" calcext:value-type="string">
            <text:p>7312</text:p>
          </table:table-cell>
          <table:table-cell table:formula="of:=VLOOKUP([.J368];[.P$2:.R$536];2;0)" office:value-type="string" office:string-value="ISCO-88_Ganzeboom" calcext:value-type="string">
            <text:p>ISCO-88_Ganzeboom</text:p>
          </table:table-cell>
          <table:table-cell table:formula="of:=VLOOKUP([.J368];[.P$2:.R$536];1;0)" office:value-type="string" office:string-value="7312" calcext:value-type="string">
            <text:p>73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68];[.P$2:.R$536];3;0)" office:value-type="string" office:string-value="musical-instrument makers &amp; tuners" calcext:value-type="string">
            <text:p>musical-instrument makers &amp; tuners</text:p>
          </table:table-cell>
          <table:table-cell office:value-type="string" calcext:value-type="string">
            <text:p>73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handicraft workers in wood,textile, leather etc</text:p>
          </table:table-cell>
          <table:table-cell table:formula="of:=VLOOKUP([.P368];[.L$1:.L$545];1;0)" office:value-type="string" office:string-value="7330" calcext:value-type="string">
            <text:p>73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13" calcext:value-type="float">
            <text:p>7313</text:p>
          </table:table-cell>
          <table:table-cell office:value-type="string" calcext:value-type="string">
            <text:p>Jewellery and precious-metal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69];REPT(&quot;0&quot;;4-LEN([.B369])))" office:value-type="string" office:string-value="7313" calcext:value-type="string">
            <text:p>7313</text:p>
          </table:table-cell>
          <table:table-cell office:value-type="string" calcext:value-type="string">
            <text:p>7313</text:p>
          </table:table-cell>
          <table:table-cell table:formula="of:=VLOOKUP([.J369];[.P$2:.R$536];2;0)" office:value-type="string" office:string-value="ISCO-88_Ganzeboom" calcext:value-type="string">
            <text:p>ISCO-88_Ganzeboom</text:p>
          </table:table-cell>
          <table:table-cell table:formula="of:=VLOOKUP([.J369];[.P$2:.R$536];1;0)" office:value-type="string" office:string-value="7313" calcext:value-type="string">
            <text:p>73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69];[.P$2:.R$536];3;0)" office:value-type="string" office:string-value="jewellery &amp; precious-metal workers" calcext:value-type="string">
            <text:p>jewellery &amp; precious-metal workers</text:p>
          </table:table-cell>
          <table:table-cell office:value-type="string" calcext:value-type="string">
            <text:p>73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handicraft workers in wood etc materials</text:p>
          </table:table-cell>
          <table:table-cell table:formula="of:=VLOOKUP([.P369];[.L$1:.L$545];1;0)" office:value-type="string" office:string-value="7331" calcext:value-type="string">
            <text:p>73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POTTERS, GLASS-MAKERS AND RELATED TRAD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70];REPT(&quot;0&quot;;4-LEN([.B370])))" office:value-type="string" office:string-value="7320" calcext:value-type="string">
            <text:p>7320</text:p>
          </table:table-cell>
          <table:table-cell office:value-type="string" calcext:value-type="string">
            <text:p>7320</text:p>
          </table:table-cell>
          <table:table-cell table:formula="of:=VLOOKUP([.J370];[.P$2:.R$536];2;0)" office:value-type="string" office:string-value="ISCO-88_Ganzeboom" calcext:value-type="string">
            <text:p>ISCO-88_Ganzeboom</text:p>
          </table:table-cell>
          <table:table-cell table:formula="of:=VLOOKUP([.J370];[.P$2:.R$536];1;0)" office:value-type="string" office:string-value="7320" calcext:value-type="string">
            <text:p>73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70];[.P$2:.R$536];3;0)" office:value-type="string" office:string-value="potters, glass-makers etc trades workers" calcext:value-type="string">
            <text:p>potters, glass-makers etc trades workers</text:p>
          </table:table-cell>
          <table:table-cell office:value-type="string" calcext:value-type="string">
            <text:p>73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handicraft workers in textile leather etc materials</text:p>
          </table:table-cell>
          <table:table-cell table:formula="of:=VLOOKUP([.P370];[.L$1:.L$545];1;0)" office:value-type="string" office:string-value="7332" calcext:value-type="string">
            <text:p>73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21" calcext:value-type="float">
            <text:p>7321</text:p>
          </table:table-cell>
          <table:table-cell office:value-type="string" calcext:value-type="string">
            <text:p>Abrasive wheel formers, pott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71];REPT(&quot;0&quot;;4-LEN([.B371])))" office:value-type="string" office:string-value="7321" calcext:value-type="string">
            <text:p>7321</text:p>
          </table:table-cell>
          <table:table-cell office:value-type="string" calcext:value-type="string">
            <text:p>7321</text:p>
          </table:table-cell>
          <table:table-cell table:formula="of:=VLOOKUP([.J371];[.P$2:.R$536];2;0)" office:value-type="string" office:string-value="ISCO-88_Ganzeboom" calcext:value-type="string">
            <text:p>ISCO-88_Ganzeboom</text:p>
          </table:table-cell>
          <table:table-cell table:formula="of:=VLOOKUP([.J371];[.P$2:.R$536];1;0)" office:value-type="string" office:string-value="7321" calcext:value-type="string">
            <text:p>73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71];[.P$2:.R$536];3;0)" office:value-type="string" office:string-value="abrasive wheel formers potters etc workers" calcext:value-type="string">
            <text:p>abrasive wheel formers potters etc workers</text:p>
          </table:table-cell>
          <table:table-cell office:value-type="string" calcext:value-type="string">
            <text:p>73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inting etc trades workers</text:p>
          </table:table-cell>
          <table:table-cell table:formula="of:=VLOOKUP([.P371];[.L$1:.L$545];1;0)" office:value-type="string" office:string-value="7340" calcext:value-type="string">
            <text:p>73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22" calcext:value-type="float">
            <text:p>7322</text:p>
          </table:table-cell>
          <table:table-cell office:value-type="string" calcext:value-type="string">
            <text:p>Glass makers, cutters, grinders and finish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72];REPT(&quot;0&quot;;4-LEN([.B372])))" office:value-type="string" office:string-value="7322" calcext:value-type="string">
            <text:p>7322</text:p>
          </table:table-cell>
          <table:table-cell office:value-type="string" calcext:value-type="string">
            <text:p>7322</text:p>
          </table:table-cell>
          <table:table-cell table:formula="of:=VLOOKUP([.J372];[.P$2:.R$536];2;0)" office:value-type="string" office:string-value="ISCO-88_Ganzeboom" calcext:value-type="string">
            <text:p>ISCO-88_Ganzeboom</text:p>
          </table:table-cell>
          <table:table-cell table:formula="of:=VLOOKUP([.J372];[.P$2:.R$536];1;0)" office:value-type="string" office:string-value="7322" calcext:value-type="string">
            <text:p>73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72];[.P$2:.R$536];3;0)" office:value-type="string" office:string-value="glass-makers cutters grinders &amp; finishers" calcext:value-type="string">
            <text:p>glass-makers cutters grinders &amp; finishers</text:p>
          </table:table-cell>
          <table:table-cell office:value-type="string" calcext:value-type="string">
            <text:p>734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ompositors typesetters etc workers</text:p>
          </table:table-cell>
          <table:table-cell table:formula="of:=VLOOKUP([.P372];[.L$1:.L$545];1;0)" office:value-type="string" office:string-value="7341" calcext:value-type="string">
            <text:p>73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23" calcext:value-type="float">
            <text:p>7323</text:p>
          </table:table-cell>
          <table:table-cell office:value-type="string" calcext:value-type="string">
            <text:p>Glass engravers and etch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73];REPT(&quot;0&quot;;4-LEN([.B373])))" office:value-type="string" office:string-value="7323" calcext:value-type="string">
            <text:p>7323</text:p>
          </table:table-cell>
          <table:table-cell office:value-type="string" calcext:value-type="string">
            <text:p>7323</text:p>
          </table:table-cell>
          <table:table-cell table:formula="of:=VLOOKUP([.J373];[.P$2:.R$536];2;0)" office:value-type="string" office:string-value="ISCO-88_Ganzeboom" calcext:value-type="string">
            <text:p>ISCO-88_Ganzeboom</text:p>
          </table:table-cell>
          <table:table-cell table:formula="of:=VLOOKUP([.J373];[.P$2:.R$536];1;0)" office:value-type="string" office:string-value="7323" calcext:value-type="string">
            <text:p>732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73];[.P$2:.R$536];3;0)" office:value-type="string" office:string-value="glass engravers &amp; etchers" calcext:value-type="string">
            <text:p>glass engravers &amp; etchers</text:p>
          </table:table-cell>
          <table:table-cell office:value-type="string" calcext:value-type="string">
            <text:p>734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tereotypers &amp; electrotypers</text:p>
          </table:table-cell>
          <table:table-cell table:formula="of:=VLOOKUP([.P373];[.L$1:.L$545];1;0)" office:value-type="string" office:string-value="7342" calcext:value-type="string">
            <text:p>73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24" calcext:value-type="float">
            <text:p>7324</text:p>
          </table:table-cell>
          <table:table-cell office:value-type="string" calcext:value-type="string">
            <text:p>Glass, ceramics and related decorative pain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74];REPT(&quot;0&quot;;4-LEN([.B374])))" office:value-type="string" office:string-value="7324" calcext:value-type="string">
            <text:p>7324</text:p>
          </table:table-cell>
          <table:table-cell office:value-type="string" calcext:value-type="string">
            <text:p>7324</text:p>
          </table:table-cell>
          <table:table-cell table:formula="of:=VLOOKUP([.J374];[.P$2:.R$536];2;0)" office:value-type="string" office:string-value="ISCO-88_Ganzeboom" calcext:value-type="string">
            <text:p>ISCO-88_Ganzeboom</text:p>
          </table:table-cell>
          <table:table-cell table:formula="of:=VLOOKUP([.J374];[.P$2:.R$536];1;0)" office:value-type="string" office:string-value="7324" calcext:value-type="string">
            <text:p>732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74];[.P$2:.R$536];3;0)" office:value-type="string" office:string-value="glass ceramics etc decorative painters" calcext:value-type="string">
            <text:p>glass ceramics etc decorative painters</text:p>
          </table:table-cell>
          <table:table-cell office:value-type="string" calcext:value-type="string">
            <text:p>734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inting engravers &amp; etchers</text:p>
          </table:table-cell>
          <table:table-cell table:formula="of:=VLOOKUP([.P374];[.L$1:.L$545];1;0)" office:value-type="string" office:string-value="7343" calcext:value-type="string">
            <text:p>73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HANDICRAFT WORKERS IN WOOD,TEXTILE, LEATHER AND RELATED MATERI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75];REPT(&quot;0&quot;;4-LEN([.B375])))" office:value-type="string" office:string-value="7330" calcext:value-type="string">
            <text:p>7330</text:p>
          </table:table-cell>
          <table:table-cell office:value-type="string" calcext:value-type="string">
            <text:p>7330</text:p>
          </table:table-cell>
          <table:table-cell table:formula="of:=VLOOKUP([.J375];[.P$2:.R$536];2;0)" office:value-type="string" office:string-value="ISCO-88_Ganzeboom" calcext:value-type="string">
            <text:p>ISCO-88_Ganzeboom</text:p>
          </table:table-cell>
          <table:table-cell table:formula="of:=VLOOKUP([.J375];[.P$2:.R$536];1;0)" office:value-type="string" office:string-value="7330" calcext:value-type="string">
            <text:p>73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75];[.P$2:.R$536];3;0)" office:value-type="string" office:string-value="handicraft workers in wood,textile, leather etc" calcext:value-type="string">
            <text:p>handicraft workers in wood,textile, leather etc</text:p>
          </table:table-cell>
          <table:table-cell office:value-type="string" calcext:value-type="string">
            <text:p>734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hotographic etc workers</text:p>
          </table:table-cell>
          <table:table-cell table:formula="of:=VLOOKUP([.P375];[.L$1:.L$545];1;0)" office:value-type="string" office:string-value="7344" calcext:value-type="string">
            <text:p>73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31" calcext:value-type="float">
            <text:p>7331</text:p>
          </table:table-cell>
          <table:table-cell office:value-type="string" calcext:value-type="string">
            <text:p>Handicraft workers in wood and related materi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76];REPT(&quot;0&quot;;4-LEN([.B376])))" office:value-type="string" office:string-value="7331" calcext:value-type="string">
            <text:p>7331</text:p>
          </table:table-cell>
          <table:table-cell office:value-type="string" calcext:value-type="string">
            <text:p>7331</text:p>
          </table:table-cell>
          <table:table-cell table:formula="of:=VLOOKUP([.J376];[.P$2:.R$536];2;0)" office:value-type="string" office:string-value="ISCO-88_Ganzeboom" calcext:value-type="string">
            <text:p>ISCO-88_Ganzeboom</text:p>
          </table:table-cell>
          <table:table-cell table:formula="of:=VLOOKUP([.J376];[.P$2:.R$536];1;0)" office:value-type="string" office:string-value="7331" calcext:value-type="string">
            <text:p>73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76];[.P$2:.R$536];3;0)" office:value-type="string" office:string-value="handicraft workers in wood etc materials" calcext:value-type="string">
            <text:p>handicraft workers in wood etc materials</text:p>
          </table:table-cell>
          <table:table-cell office:value-type="string" calcext:value-type="string">
            <text:p>734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ookbinders etc workers</text:p>
          </table:table-cell>
          <table:table-cell table:formula="of:=VLOOKUP([.P376];[.L$1:.L$545];1;0)" office:value-type="string" office:string-value="7345" calcext:value-type="string">
            <text:p>734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Handicraft workers in textile, leather and related material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77];REPT(&quot;0&quot;;4-LEN([.B377])))" office:value-type="string" office:string-value="7332" calcext:value-type="string">
            <text:p>7332</text:p>
          </table:table-cell>
          <table:table-cell office:value-type="string" calcext:value-type="string">
            <text:p>7332</text:p>
          </table:table-cell>
          <table:table-cell table:formula="of:=VLOOKUP([.J377];[.P$2:.R$536];2;0)" office:value-type="string" office:string-value="ISCO-88_Ganzeboom" calcext:value-type="string">
            <text:p>ISCO-88_Ganzeboom</text:p>
          </table:table-cell>
          <table:table-cell table:formula="of:=VLOOKUP([.J377];[.P$2:.R$536];1;0)" office:value-type="string" office:string-value="7332" calcext:value-type="string">
            <text:p>73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77];[.P$2:.R$536];3;0)" office:value-type="string" office:string-value="handicraft workers in textile leather etc materials" calcext:value-type="string">
            <text:p>handicraft workers in textile leather etc materials</text:p>
          </table:table-cell>
          <table:table-cell office:value-type="string" calcext:value-type="string">
            <text:p>7346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ilk-screen, block &amp; textile printers</text:p>
          </table:table-cell>
          <table:table-cell table:formula="of:=VLOOKUP([.P377];[.L$1:.L$545];1;0)" office:value-type="string" office:string-value="7346" calcext:value-type="string">
            <text:p>73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PRINTING AND RELATED TRAD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78];REPT(&quot;0&quot;;4-LEN([.B378])))" office:value-type="string" office:string-value="7340" calcext:value-type="string">
            <text:p>7340</text:p>
          </table:table-cell>
          <table:table-cell office:value-type="string" calcext:value-type="string">
            <text:p>7340</text:p>
          </table:table-cell>
          <table:table-cell table:formula="of:=VLOOKUP([.J378];[.P$2:.R$536];2;0)" office:value-type="string" office:string-value="ISCO-88_Ganzeboom" calcext:value-type="string">
            <text:p>ISCO-88_Ganzeboom</text:p>
          </table:table-cell>
          <table:table-cell table:formula="of:=VLOOKUP([.J378];[.P$2:.R$536];1;0)" office:value-type="string" office:string-value="7340" calcext:value-type="string">
            <text:p>73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78];[.P$2:.R$536];3;0)" office:value-type="string" office:string-value="printing etc trades workers" calcext:value-type="string">
            <text:p>printing etc trades workers</text:p>
          </table:table-cell>
          <table:table-cell office:value-type="string" calcext:value-type="string">
            <text:p>74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ther craft etc trades workers</text:p>
          </table:table-cell>
          <table:table-cell table:formula="of:=VLOOKUP([.P378];[.L$1:.L$545];1;0)" office:value-type="string" office:string-value="7400" calcext:value-type="string">
            <text:p>74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41" calcext:value-type="float">
            <text:p>7341</text:p>
          </table:table-cell>
          <table:table-cell office:value-type="string" calcext:value-type="string">
            <text:p>Compositors, typesett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79];REPT(&quot;0&quot;;4-LEN([.B379])))" office:value-type="string" office:string-value="7341" calcext:value-type="string">
            <text:p>7341</text:p>
          </table:table-cell>
          <table:table-cell office:value-type="string" calcext:value-type="string">
            <text:p>7341</text:p>
          </table:table-cell>
          <table:table-cell table:formula="of:=VLOOKUP([.J379];[.P$2:.R$536];2;0)" office:value-type="string" office:string-value="ISCO-88_Ganzeboom" calcext:value-type="string">
            <text:p>ISCO-88_Ganzeboom</text:p>
          </table:table-cell>
          <table:table-cell table:formula="of:=VLOOKUP([.J379];[.P$2:.R$536];1;0)" office:value-type="string" office:string-value="7341" calcext:value-type="string">
            <text:p>734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79];[.P$2:.R$536];3;0)" office:value-type="string" office:string-value="compositors typesetters etc workers" calcext:value-type="string">
            <text:p>compositors typesetters etc workers</text:p>
          </table:table-cell>
          <table:table-cell office:value-type="string" calcext:value-type="string">
            <text:p>74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ood processing etc trades workers</text:p>
          </table:table-cell>
          <table:table-cell table:formula="of:=VLOOKUP([.P379];[.L$1:.L$545];1;0)" office:value-type="string" office:string-value="7410" calcext:value-type="string">
            <text:p>74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42" calcext:value-type="float">
            <text:p>7342</text:p>
          </table:table-cell>
          <table:table-cell office:value-type="string" calcext:value-type="string">
            <text:p>Stereotypers and electrotyp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80];REPT(&quot;0&quot;;4-LEN([.B380])))" office:value-type="string" office:string-value="7342" calcext:value-type="string">
            <text:p>7342</text:p>
          </table:table-cell>
          <table:table-cell office:value-type="string" calcext:value-type="string">
            <text:p>7342</text:p>
          </table:table-cell>
          <table:table-cell table:formula="of:=VLOOKUP([.J380];[.P$2:.R$536];2;0)" office:value-type="string" office:string-value="ISCO-88_Ganzeboom" calcext:value-type="string">
            <text:p>ISCO-88_Ganzeboom</text:p>
          </table:table-cell>
          <table:table-cell table:formula="of:=VLOOKUP([.J380];[.P$2:.R$536];1;0)" office:value-type="string" office:string-value="7342" calcext:value-type="string">
            <text:p>734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80];[.P$2:.R$536];3;0)" office:value-type="string" office:string-value="stereotypers &amp; electrotypers" calcext:value-type="string">
            <text:p>stereotypers &amp; electrotypers</text:p>
          </table:table-cell>
          <table:table-cell office:value-type="string" calcext:value-type="string">
            <text:p>74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utchers fishmongers etc food preparers</text:p>
          </table:table-cell>
          <table:table-cell table:formula="of:=VLOOKUP([.P380];[.L$1:.L$545];1;0)" office:value-type="string" office:string-value="7411" calcext:value-type="string">
            <text:p>74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43" calcext:value-type="float">
            <text:p>7343</text:p>
          </table:table-cell>
          <table:table-cell office:value-type="string" calcext:value-type="string">
            <text:p>Printing engravers and etch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81];REPT(&quot;0&quot;;4-LEN([.B381])))" office:value-type="string" office:string-value="7343" calcext:value-type="string">
            <text:p>7343</text:p>
          </table:table-cell>
          <table:table-cell office:value-type="string" calcext:value-type="string">
            <text:p>7343</text:p>
          </table:table-cell>
          <table:table-cell table:formula="of:=VLOOKUP([.J381];[.P$2:.R$536];2;0)" office:value-type="string" office:string-value="ISCO-88_Ganzeboom" calcext:value-type="string">
            <text:p>ISCO-88_Ganzeboom</text:p>
          </table:table-cell>
          <table:table-cell table:formula="of:=VLOOKUP([.J381];[.P$2:.R$536];1;0)" office:value-type="string" office:string-value="7343" calcext:value-type="string">
            <text:p>734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81];[.P$2:.R$536];3;0)" office:value-type="string" office:string-value="printing engravers &amp; etchers" calcext:value-type="string">
            <text:p>printing engravers &amp; etchers</text:p>
          </table:table-cell>
          <table:table-cell office:value-type="string" calcext:value-type="string">
            <text:p>74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akers-pastry cooks &amp; confectionery makers</text:p>
          </table:table-cell>
          <table:table-cell table:formula="of:=VLOOKUP([.P381];[.L$1:.L$545];1;0)" office:value-type="string" office:string-value="7412" calcext:value-type="string">
            <text:p>74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44" calcext:value-type="float">
            <text:p>7344</text:p>
          </table:table-cell>
          <table:table-cell office:value-type="string" calcext:value-type="string">
            <text:p>Photographic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82];REPT(&quot;0&quot;;4-LEN([.B382])))" office:value-type="string" office:string-value="7344" calcext:value-type="string">
            <text:p>7344</text:p>
          </table:table-cell>
          <table:table-cell office:value-type="string" calcext:value-type="string">
            <text:p>7344</text:p>
          </table:table-cell>
          <table:table-cell table:formula="of:=VLOOKUP([.J382];[.P$2:.R$536];2;0)" office:value-type="string" office:string-value="ISCO-88_Ganzeboom" calcext:value-type="string">
            <text:p>ISCO-88_Ganzeboom</text:p>
          </table:table-cell>
          <table:table-cell table:formula="of:=VLOOKUP([.J382];[.P$2:.R$536];1;0)" office:value-type="string" office:string-value="7344" calcext:value-type="string">
            <text:p>734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82];[.P$2:.R$536];3;0)" office:value-type="string" office:string-value="photographic etc workers" calcext:value-type="string">
            <text:p>photographic etc workers</text:p>
          </table:table-cell>
          <table:table-cell office:value-type="string" calcext:value-type="string">
            <text:p>74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airy-products makers</text:p>
          </table:table-cell>
          <table:table-cell table:formula="of:=VLOOKUP([.P382];[.L$1:.L$545];1;0)" office:value-type="string" office:string-value="7413" calcext:value-type="string">
            <text:p>74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45" calcext:value-type="float">
            <text:p>7345</text:p>
          </table:table-cell>
          <table:table-cell office:value-type="string" calcext:value-type="string">
            <text:p>Bookbind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83];REPT(&quot;0&quot;;4-LEN([.B383])))" office:value-type="string" office:string-value="7345" calcext:value-type="string">
            <text:p>7345</text:p>
          </table:table-cell>
          <table:table-cell office:value-type="string" calcext:value-type="string">
            <text:p>7345</text:p>
          </table:table-cell>
          <table:table-cell table:formula="of:=VLOOKUP([.J383];[.P$2:.R$536];2;0)" office:value-type="string" office:string-value="ISCO-88_Ganzeboom" calcext:value-type="string">
            <text:p>ISCO-88_Ganzeboom</text:p>
          </table:table-cell>
          <table:table-cell table:formula="of:=VLOOKUP([.J383];[.P$2:.R$536];1;0)" office:value-type="string" office:string-value="7345" calcext:value-type="string">
            <text:p>734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83];[.P$2:.R$536];3;0)" office:value-type="string" office:string-value="bookbinders etc workers" calcext:value-type="string">
            <text:p>bookbinders etc workers</text:p>
          </table:table-cell>
          <table:table-cell office:value-type="string" calcext:value-type="string">
            <text:p>741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ruit, vegetable etc preservers</text:p>
          </table:table-cell>
          <table:table-cell table:formula="of:=VLOOKUP([.P383];[.L$1:.L$545];1;0)" office:value-type="string" office:string-value="7414" calcext:value-type="string">
            <text:p>74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346" calcext:value-type="float">
            <text:p>7346</text:p>
          </table:table-cell>
          <table:table-cell office:value-type="string" calcext:value-type="string">
            <text:p>Silk-screen, block and textile prin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84];REPT(&quot;0&quot;;4-LEN([.B384])))" office:value-type="string" office:string-value="7346" calcext:value-type="string">
            <text:p>7346</text:p>
          </table:table-cell>
          <table:table-cell office:value-type="string" calcext:value-type="string">
            <text:p>7346</text:p>
          </table:table-cell>
          <table:table-cell table:formula="of:=VLOOKUP([.J384];[.P$2:.R$536];2;0)" office:value-type="string" office:string-value="ISCO-88_Ganzeboom" calcext:value-type="string">
            <text:p>ISCO-88_Ganzeboom</text:p>
          </table:table-cell>
          <table:table-cell table:formula="of:=VLOOKUP([.J384];[.P$2:.R$536];1;0)" office:value-type="string" office:string-value="7346" calcext:value-type="string">
            <text:p>7346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84];[.P$2:.R$536];3;0)" office:value-type="string" office:string-value="silk-screen, block &amp; textile printers" calcext:value-type="string">
            <text:p>silk-screen, block &amp; textile printers</text:p>
          </table:table-cell>
          <table:table-cell office:value-type="string" calcext:value-type="string">
            <text:p>741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ood &amp; beverage tasters &amp; graders</text:p>
          </table:table-cell>
          <table:table-cell table:formula="of:=VLOOKUP([.P384];[.L$1:.L$545];1;0)" office:value-type="string" office:string-value="7415" calcext:value-type="string">
            <text:p>74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THER CRAFT AND RELATED TRAD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85];REPT(&quot;0&quot;;4-LEN([.B385])))" office:value-type="string" office:string-value="7400" calcext:value-type="string">
            <text:p>7400</text:p>
          </table:table-cell>
          <table:table-cell office:value-type="string" calcext:value-type="string">
            <text:p>7400</text:p>
          </table:table-cell>
          <table:table-cell table:formula="of:=VLOOKUP([.J385];[.P$2:.R$536];2;0)" office:value-type="string" office:string-value="ISCO-88_Ganzeboom" calcext:value-type="string">
            <text:p>ISCO-88_Ganzeboom</text:p>
          </table:table-cell>
          <table:table-cell table:formula="of:=VLOOKUP([.J385];[.P$2:.R$536];1;0)" office:value-type="string" office:string-value="7400" calcext:value-type="string">
            <text:p>74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85];[.P$2:.R$536];3;0)" office:value-type="string" office:string-value="other craft etc trades workers" calcext:value-type="string">
            <text:p>other craft etc trades workers</text:p>
          </table:table-cell>
          <table:table-cell office:value-type="string" calcext:value-type="string">
            <text:p>7416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obacco preparers &amp; tobacco products makers</text:p>
          </table:table-cell>
          <table:table-cell table:formula="of:=VLOOKUP([.P385];[.L$1:.L$545];1;0)" office:value-type="string" office:string-value="7416" calcext:value-type="string">
            <text:p>74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FOOD PROCESSING AND RELATED TRAD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86];REPT(&quot;0&quot;;4-LEN([.B386])))" office:value-type="string" office:string-value="7410" calcext:value-type="string">
            <text:p>7410</text:p>
          </table:table-cell>
          <table:table-cell office:value-type="string" calcext:value-type="string">
            <text:p>7410</text:p>
          </table:table-cell>
          <table:table-cell table:formula="of:=VLOOKUP([.J386];[.P$2:.R$536];2;0)" office:value-type="string" office:string-value="ISCO-88_Ganzeboom" calcext:value-type="string">
            <text:p>ISCO-88_Ganzeboom</text:p>
          </table:table-cell>
          <table:table-cell table:formula="of:=VLOOKUP([.J386];[.P$2:.R$536];1;0)" office:value-type="string" office:string-value="7410" calcext:value-type="string">
            <text:p>74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86];[.P$2:.R$536];3;0)" office:value-type="string" office:string-value="food processing etc trades workers" calcext:value-type="string">
            <text:p>food processing etc trades workers</text:p>
          </table:table-cell>
          <table:table-cell office:value-type="string" calcext:value-type="string">
            <text:p>74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wood treaters, cabinet-makers etc trades workers</text:p>
          </table:table-cell>
          <table:table-cell table:formula="of:=VLOOKUP([.P386];[.L$1:.L$545];1;0)" office:value-type="string" office:string-value="7420" calcext:value-type="string">
            <text:p>74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11" calcext:value-type="float">
            <text:p>7411</text:p>
          </table:table-cell>
          <table:table-cell office:value-type="string" calcext:value-type="string">
            <text:p>Butchers, fishmongers and related food prepa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87];REPT(&quot;0&quot;;4-LEN([.B387])))" office:value-type="string" office:string-value="7411" calcext:value-type="string">
            <text:p>7411</text:p>
          </table:table-cell>
          <table:table-cell office:value-type="string" calcext:value-type="string">
            <text:p>7411</text:p>
          </table:table-cell>
          <table:table-cell table:formula="of:=VLOOKUP([.J387];[.P$2:.R$536];2;0)" office:value-type="string" office:string-value="ISCO-88_Ganzeboom" calcext:value-type="string">
            <text:p>ISCO-88_Ganzeboom</text:p>
          </table:table-cell>
          <table:table-cell table:formula="of:=VLOOKUP([.J387];[.P$2:.R$536];1;0)" office:value-type="string" office:string-value="7411" calcext:value-type="string">
            <text:p>74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87];[.P$2:.R$536];3;0)" office:value-type="string" office:string-value="butchers fishmongers etc food preparers" calcext:value-type="string">
            <text:p>butchers fishmongers etc food preparers</text:p>
          </table:table-cell>
          <table:table-cell office:value-type="string" calcext:value-type="string">
            <text:p>74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wood treaters</text:p>
          </table:table-cell>
          <table:table-cell table:formula="of:=VLOOKUP([.P387];[.L$1:.L$545];1;0)" office:value-type="string" office:string-value="7421" calcext:value-type="string">
            <text:p>74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12" calcext:value-type="float">
            <text:p>7412</text:p>
          </table:table-cell>
          <table:table-cell office:value-type="string" calcext:value-type="string">
            <text:p>Bakers, pastry-cooks and confectionery ma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88];REPT(&quot;0&quot;;4-LEN([.B388])))" office:value-type="string" office:string-value="7412" calcext:value-type="string">
            <text:p>7412</text:p>
          </table:table-cell>
          <table:table-cell office:value-type="string" calcext:value-type="string">
            <text:p>7412</text:p>
          </table:table-cell>
          <table:table-cell table:formula="of:=VLOOKUP([.J388];[.P$2:.R$536];2;0)" office:value-type="string" office:string-value="ISCO-88_Ganzeboom" calcext:value-type="string">
            <text:p>ISCO-88_Ganzeboom</text:p>
          </table:table-cell>
          <table:table-cell table:formula="of:=VLOOKUP([.J388];[.P$2:.R$536];1;0)" office:value-type="string" office:string-value="7412" calcext:value-type="string">
            <text:p>74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88];[.P$2:.R$536];3;0)" office:value-type="string" office:string-value="bakers-pastry cooks &amp; confectionery makers" calcext:value-type="string">
            <text:p>bakers-pastry cooks &amp; confectionery makers</text:p>
          </table:table-cell>
          <table:table-cell office:value-type="string" calcext:value-type="string">
            <text:p>74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abinet-makers etc workers</text:p>
          </table:table-cell>
          <table:table-cell table:formula="of:=VLOOKUP([.P388];[.L$1:.L$545];1;0)" office:value-type="string" office:string-value="7422" calcext:value-type="string">
            <text:p>74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13" calcext:value-type="float">
            <text:p>7413</text:p>
          </table:table-cell>
          <table:table-cell office:value-type="string" calcext:value-type="string">
            <text:p>Dairy-products ma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89];REPT(&quot;0&quot;;4-LEN([.B389])))" office:value-type="string" office:string-value="7413" calcext:value-type="string">
            <text:p>7413</text:p>
          </table:table-cell>
          <table:table-cell office:value-type="string" calcext:value-type="string">
            <text:p>7413</text:p>
          </table:table-cell>
          <table:table-cell table:formula="of:=VLOOKUP([.J389];[.P$2:.R$536];2;0)" office:value-type="string" office:string-value="ISCO-88_Ganzeboom" calcext:value-type="string">
            <text:p>ISCO-88_Ganzeboom</text:p>
          </table:table-cell>
          <table:table-cell table:formula="of:=VLOOKUP([.J389];[.P$2:.R$536];1;0)" office:value-type="string" office:string-value="7413" calcext:value-type="string">
            <text:p>74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89];[.P$2:.R$536];3;0)" office:value-type="string" office:string-value="dairy-products makers" calcext:value-type="string">
            <text:p>dairy-products makers</text:p>
          </table:table-cell>
          <table:table-cell office:value-type="string" calcext:value-type="string">
            <text:p>742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woodworking-machine setters &amp; setteroperators</text:p>
          </table:table-cell>
          <table:table-cell table:formula="of:=VLOOKUP([.P389];[.L$1:.L$545];1;0)" office:value-type="string" office:string-value="7423" calcext:value-type="string">
            <text:p>74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14" calcext:value-type="float">
            <text:p>7414</text:p>
          </table:table-cell>
          <table:table-cell office:value-type="string" calcext:value-type="string">
            <text:p>Fruit, vegetable and related preserv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90];REPT(&quot;0&quot;;4-LEN([.B390])))" office:value-type="string" office:string-value="7414" calcext:value-type="string">
            <text:p>7414</text:p>
          </table:table-cell>
          <table:table-cell office:value-type="string" calcext:value-type="string">
            <text:p>7414</text:p>
          </table:table-cell>
          <table:table-cell table:formula="of:=VLOOKUP([.J390];[.P$2:.R$536];2;0)" office:value-type="string" office:string-value="ISCO-88_Ganzeboom" calcext:value-type="string">
            <text:p>ISCO-88_Ganzeboom</text:p>
          </table:table-cell>
          <table:table-cell table:formula="of:=VLOOKUP([.J390];[.P$2:.R$536];1;0)" office:value-type="string" office:string-value="7414" calcext:value-type="string">
            <text:p>741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90];[.P$2:.R$536];3;0)" office:value-type="string" office:string-value="fruit, vegetable etc preservers" calcext:value-type="string">
            <text:p>fruit, vegetable etc preservers</text:p>
          </table:table-cell>
          <table:table-cell office:value-type="string" calcext:value-type="string">
            <text:p>742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asketry weavers brush makers etc workers</text:p>
          </table:table-cell>
          <table:table-cell table:formula="of:=VLOOKUP([.P390];[.L$1:.L$545];1;0)" office:value-type="string" office:string-value="7424" calcext:value-type="string">
            <text:p>74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15" calcext:value-type="float">
            <text:p>7415</text:p>
          </table:table-cell>
          <table:table-cell office:value-type="string" calcext:value-type="string">
            <text:p>Food and beverage tasters and grad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91];REPT(&quot;0&quot;;4-LEN([.B391])))" office:value-type="string" office:string-value="7415" calcext:value-type="string">
            <text:p>7415</text:p>
          </table:table-cell>
          <table:table-cell office:value-type="string" calcext:value-type="string">
            <text:p>7415</text:p>
          </table:table-cell>
          <table:table-cell table:formula="of:=VLOOKUP([.J391];[.P$2:.R$536];2;0)" office:value-type="string" office:string-value="ISCO-88_Ganzeboom" calcext:value-type="string">
            <text:p>ISCO-88_Ganzeboom</text:p>
          </table:table-cell>
          <table:table-cell table:formula="of:=VLOOKUP([.J391];[.P$2:.R$536];1;0)" office:value-type="string" office:string-value="7415" calcext:value-type="string">
            <text:p>741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91];[.P$2:.R$536];3;0)" office:value-type="string" office:string-value="food &amp; beverage tasters &amp; graders" calcext:value-type="string">
            <text:p>food &amp; beverage tasters &amp; graders</text:p>
          </table:table-cell>
          <table:table-cell office:value-type="string" calcext:value-type="string">
            <text:p>74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extile, garment etc trades workers</text:p>
          </table:table-cell>
          <table:table-cell table:formula="of:=VLOOKUP([.P391];[.L$1:.L$545];1;0)" office:value-type="string" office:string-value="7430" calcext:value-type="string">
            <text:p>74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16" calcext:value-type="float">
            <text:p>7416</text:p>
          </table:table-cell>
          <table:table-cell office:value-type="string" calcext:value-type="string">
            <text:p>Tobacco preparers and tobacco products ma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92];REPT(&quot;0&quot;;4-LEN([.B392])))" office:value-type="string" office:string-value="7416" calcext:value-type="string">
            <text:p>7416</text:p>
          </table:table-cell>
          <table:table-cell office:value-type="string" calcext:value-type="string">
            <text:p>7416</text:p>
          </table:table-cell>
          <table:table-cell table:formula="of:=VLOOKUP([.J392];[.P$2:.R$536];2;0)" office:value-type="string" office:string-value="ISCO-88_Ganzeboom" calcext:value-type="string">
            <text:p>ISCO-88_Ganzeboom</text:p>
          </table:table-cell>
          <table:table-cell table:formula="of:=VLOOKUP([.J392];[.P$2:.R$536];1;0)" office:value-type="string" office:string-value="7416" calcext:value-type="string">
            <text:p>7416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92];[.P$2:.R$536];3;0)" office:value-type="string" office:string-value="tobacco preparers &amp; tobacco products makers" calcext:value-type="string">
            <text:p>tobacco preparers &amp; tobacco products makers</text:p>
          </table:table-cell>
          <table:table-cell office:value-type="string" calcext:value-type="string">
            <text:p>74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ibre preparers</text:p>
          </table:table-cell>
          <table:table-cell table:formula="of:=VLOOKUP([.P392];[.L$1:.L$545];1;0)" office:value-type="string" office:string-value="7431" calcext:value-type="string">
            <text:p>74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WOOD TREATERS, CABINET-MAKERS AND RELATED TRAD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93];REPT(&quot;0&quot;;4-LEN([.B393])))" office:value-type="string" office:string-value="7420" calcext:value-type="string">
            <text:p>7420</text:p>
          </table:table-cell>
          <table:table-cell office:value-type="string" calcext:value-type="string">
            <text:p>7420</text:p>
          </table:table-cell>
          <table:table-cell table:formula="of:=VLOOKUP([.J393];[.P$2:.R$536];2;0)" office:value-type="string" office:string-value="ISCO-88_Ganzeboom" calcext:value-type="string">
            <text:p>ISCO-88_Ganzeboom</text:p>
          </table:table-cell>
          <table:table-cell table:formula="of:=VLOOKUP([.J393];[.P$2:.R$536];1;0)" office:value-type="string" office:string-value="7420" calcext:value-type="string">
            <text:p>74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93];[.P$2:.R$536];3;0)" office:value-type="string" office:string-value="wood treaters, cabinet-makers etc trades workers" calcext:value-type="string">
            <text:p>wood treaters, cabinet-makers etc trades workers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weavers knitters etc workers</text:p>
          </table:table-cell>
          <table:table-cell table:formula="of:=VLOOKUP([.P393];[.L$1:.L$545];1;0)" office:value-type="string" office:string-value="7432" calcext:value-type="string">
            <text:p>74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21" calcext:value-type="float">
            <text:p>7421</text:p>
          </table:table-cell>
          <table:table-cell office:value-type="string" calcext:value-type="string">
            <text:p>Wood trea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94];REPT(&quot;0&quot;;4-LEN([.B394])))" office:value-type="string" office:string-value="7421" calcext:value-type="string">
            <text:p>7421</text:p>
          </table:table-cell>
          <table:table-cell office:value-type="string" calcext:value-type="string">
            <text:p>7421</text:p>
          </table:table-cell>
          <table:table-cell table:formula="of:=VLOOKUP([.J394];[.P$2:.R$536];2;0)" office:value-type="string" office:string-value="ISCO-88_Ganzeboom" calcext:value-type="string">
            <text:p>ISCO-88_Ganzeboom</text:p>
          </table:table-cell>
          <table:table-cell table:formula="of:=VLOOKUP([.J394];[.P$2:.R$536];1;0)" office:value-type="string" office:string-value="7421" calcext:value-type="string">
            <text:p>74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94];[.P$2:.R$536];3;0)" office:value-type="string" office:string-value="wood treaters" calcext:value-type="string">
            <text:p>wood treaters</text:p>
          </table:table-cell>
          <table:table-cell office:value-type="string" calcext:value-type="string">
            <text:p>743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ailors dressmakers &amp; hatters</text:p>
          </table:table-cell>
          <table:table-cell table:formula="of:=VLOOKUP([.P394];[.L$1:.L$545];1;0)" office:value-type="string" office:string-value="7433" calcext:value-type="string">
            <text:p>74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22" calcext:value-type="float">
            <text:p>7422</text:p>
          </table:table-cell>
          <table:table-cell office:value-type="string" calcext:value-type="string">
            <text:p>Cabinet mak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95];REPT(&quot;0&quot;;4-LEN([.B395])))" office:value-type="string" office:string-value="7422" calcext:value-type="string">
            <text:p>7422</text:p>
          </table:table-cell>
          <table:table-cell office:value-type="string" calcext:value-type="string">
            <text:p>7422</text:p>
          </table:table-cell>
          <table:table-cell table:formula="of:=VLOOKUP([.J395];[.P$2:.R$536];2;0)" office:value-type="string" office:string-value="ISCO-88_Ganzeboom" calcext:value-type="string">
            <text:p>ISCO-88_Ganzeboom</text:p>
          </table:table-cell>
          <table:table-cell table:formula="of:=VLOOKUP([.J395];[.P$2:.R$536];1;0)" office:value-type="string" office:string-value="7422" calcext:value-type="string">
            <text:p>74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95];[.P$2:.R$536];3;0)" office:value-type="string" office:string-value="cabinet-makers etc workers" calcext:value-type="string">
            <text:p>cabinet-makers etc workers</text:p>
          </table:table-cell>
          <table:table-cell office:value-type="string" calcext:value-type="string">
            <text:p>743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urriers etc workers</text:p>
          </table:table-cell>
          <table:table-cell table:formula="of:=VLOOKUP([.P395];[.L$1:.L$545];1;0)" office:value-type="string" office:string-value="7434" calcext:value-type="string">
            <text:p>74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23" calcext:value-type="float">
            <text:p>7423</text:p>
          </table:table-cell>
          <table:table-cell office:value-type="string" calcext:value-type="string">
            <text:p>Woodworking machine setters and setter-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96];REPT(&quot;0&quot;;4-LEN([.B396])))" office:value-type="string" office:string-value="7423" calcext:value-type="string">
            <text:p>7423</text:p>
          </table:table-cell>
          <table:table-cell office:value-type="string" calcext:value-type="string">
            <text:p>7423</text:p>
          </table:table-cell>
          <table:table-cell table:formula="of:=VLOOKUP([.J396];[.P$2:.R$536];2;0)" office:value-type="string" office:string-value="ISCO-88_Ganzeboom" calcext:value-type="string">
            <text:p>ISCO-88_Ganzeboom</text:p>
          </table:table-cell>
          <table:table-cell table:formula="of:=VLOOKUP([.J396];[.P$2:.R$536];1;0)" office:value-type="string" office:string-value="7423" calcext:value-type="string">
            <text:p>742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96];[.P$2:.R$536];3;0)" office:value-type="string" office:string-value="woodworking-machine setters &amp; setteroperators" calcext:value-type="string">
            <text:p>woodworking-machine setters &amp; setteroperators</text:p>
          </table:table-cell>
          <table:table-cell office:value-type="string" calcext:value-type="string">
            <text:p>743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extile leather etc pattern-makers &amp; cutters</text:p>
          </table:table-cell>
          <table:table-cell table:formula="of:=VLOOKUP([.P396];[.L$1:.L$545];1;0)" office:value-type="string" office:string-value="7435" calcext:value-type="string">
            <text:p>74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24" calcext:value-type="float">
            <text:p>7424</text:p>
          </table:table-cell>
          <table:table-cell office:value-type="string" calcext:value-type="string">
            <text:p>Basketry weavers, brush mak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97];REPT(&quot;0&quot;;4-LEN([.B397])))" office:value-type="string" office:string-value="7424" calcext:value-type="string">
            <text:p>7424</text:p>
          </table:table-cell>
          <table:table-cell office:value-type="string" calcext:value-type="string">
            <text:p>7424</text:p>
          </table:table-cell>
          <table:table-cell table:formula="of:=VLOOKUP([.J397];[.P$2:.R$536];2;0)" office:value-type="string" office:string-value="ISCO-88_Ganzeboom" calcext:value-type="string">
            <text:p>ISCO-88_Ganzeboom</text:p>
          </table:table-cell>
          <table:table-cell table:formula="of:=VLOOKUP([.J397];[.P$2:.R$536];1;0)" office:value-type="string" office:string-value="7424" calcext:value-type="string">
            <text:p>742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97];[.P$2:.R$536];3;0)" office:value-type="string" office:string-value="basketry weavers brush makers etc workers" calcext:value-type="string">
            <text:p>basketry weavers brush makers etc workers</text:p>
          </table:table-cell>
          <table:table-cell office:value-type="string" calcext:value-type="string">
            <text:p>7436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ewers embroiderers etc workers</text:p>
          </table:table-cell>
          <table:table-cell table:formula="of:=VLOOKUP([.P397];[.L$1:.L$545];1;0)" office:value-type="string" office:string-value="7436" calcext:value-type="string">
            <text:p>743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TEXTILE, GARMENT AND RELATED TRAD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98];REPT(&quot;0&quot;;4-LEN([.B398])))" office:value-type="string" office:string-value="7430" calcext:value-type="string">
            <text:p>7430</text:p>
          </table:table-cell>
          <table:table-cell office:value-type="string" calcext:value-type="string">
            <text:p>7430</text:p>
          </table:table-cell>
          <table:table-cell table:formula="of:=VLOOKUP([.J398];[.P$2:.R$536];2;0)" office:value-type="string" office:string-value="ISCO-88_Ganzeboom" calcext:value-type="string">
            <text:p>ISCO-88_Ganzeboom</text:p>
          </table:table-cell>
          <table:table-cell table:formula="of:=VLOOKUP([.J398];[.P$2:.R$536];1;0)" office:value-type="string" office:string-value="7430" calcext:value-type="string">
            <text:p>74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98];[.P$2:.R$536];3;0)" office:value-type="string" office:string-value="textile, garment etc trades workers" calcext:value-type="string">
            <text:p>textile, garment etc trades workers</text:p>
          </table:table-cell>
          <table:table-cell office:value-type="string" calcext:value-type="string">
            <text:p>7437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upholsterers etc workers</text:p>
          </table:table-cell>
          <table:table-cell table:formula="of:=VLOOKUP([.P398];[.L$1:.L$545];1;0)" office:value-type="string" office:string-value="7437" calcext:value-type="string">
            <text:p>74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31" calcext:value-type="float">
            <text:p>7431</text:p>
          </table:table-cell>
          <table:table-cell office:value-type="string" calcext:value-type="string">
            <text:p>Fibre prepa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399];REPT(&quot;0&quot;;4-LEN([.B399])))" office:value-type="string" office:string-value="7431" calcext:value-type="string">
            <text:p>7431</text:p>
          </table:table-cell>
          <table:table-cell office:value-type="string" calcext:value-type="string">
            <text:p>7431</text:p>
          </table:table-cell>
          <table:table-cell table:formula="of:=VLOOKUP([.J399];[.P$2:.R$536];2;0)" office:value-type="string" office:string-value="ISCO-88_Ganzeboom" calcext:value-type="string">
            <text:p>ISCO-88_Ganzeboom</text:p>
          </table:table-cell>
          <table:table-cell table:formula="of:=VLOOKUP([.J399];[.P$2:.R$536];1;0)" office:value-type="string" office:string-value="7431" calcext:value-type="string">
            <text:p>74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399];[.P$2:.R$536];3;0)" office:value-type="string" office:string-value="fibre preparers" calcext:value-type="string">
            <text:p>fibre preparers</text:p>
          </table:table-cell>
          <table:table-cell office:value-type="string" calcext:value-type="string">
            <text:p>74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elt, leather &amp; shoemaking trades workers</text:p>
          </table:table-cell>
          <table:table-cell table:formula="of:=VLOOKUP([.P399];[.L$1:.L$545];1;0)" office:value-type="string" office:string-value="7440" calcext:value-type="string">
            <text:p>74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Weavers, knitt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00];REPT(&quot;0&quot;;4-LEN([.B400])))" office:value-type="string" office:string-value="7432" calcext:value-type="string">
            <text:p>7432</text:p>
          </table:table-cell>
          <table:table-cell office:value-type="string" calcext:value-type="string">
            <text:p>7432</text:p>
          </table:table-cell>
          <table:table-cell table:formula="of:=VLOOKUP([.J400];[.P$2:.R$536];2;0)" office:value-type="string" office:string-value="ISCO-88_Ganzeboom" calcext:value-type="string">
            <text:p>ISCO-88_Ganzeboom</text:p>
          </table:table-cell>
          <table:table-cell table:formula="of:=VLOOKUP([.J400];[.P$2:.R$536];1;0)" office:value-type="string" office:string-value="7432" calcext:value-type="string">
            <text:p>74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00];[.P$2:.R$536];3;0)" office:value-type="string" office:string-value="weavers knitters etc workers" calcext:value-type="string">
            <text:p>weavers knitters etc workers</text:p>
          </table:table-cell>
          <table:table-cell office:value-type="string" calcext:value-type="string">
            <text:p>744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elt dressers tanners &amp; fellmongers</text:p>
          </table:table-cell>
          <table:table-cell table:formula="of:=VLOOKUP([.P400];[.L$1:.L$545];1;0)" office:value-type="string" office:string-value="7441" calcext:value-type="string">
            <text:p>74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33" calcext:value-type="float">
            <text:p>7433</text:p>
          </table:table-cell>
          <table:table-cell office:value-type="string" calcext:value-type="string">
            <text:p>Tailors, dressmakers and hat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01];REPT(&quot;0&quot;;4-LEN([.B401])))" office:value-type="string" office:string-value="7433" calcext:value-type="string">
            <text:p>7433</text:p>
          </table:table-cell>
          <table:table-cell office:value-type="string" calcext:value-type="string">
            <text:p>7433</text:p>
          </table:table-cell>
          <table:table-cell table:formula="of:=VLOOKUP([.J401];[.P$2:.R$536];2;0)" office:value-type="string" office:string-value="ISCO-88_Ganzeboom" calcext:value-type="string">
            <text:p>ISCO-88_Ganzeboom</text:p>
          </table:table-cell>
          <table:table-cell table:formula="of:=VLOOKUP([.J401];[.P$2:.R$536];1;0)" office:value-type="string" office:string-value="7433" calcext:value-type="string">
            <text:p>743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01];[.P$2:.R$536];3;0)" office:value-type="string" office:string-value="tailors dressmakers &amp; hatters" calcext:value-type="string">
            <text:p>tailors dressmakers &amp; hatters</text:p>
          </table:table-cell>
          <table:table-cell office:value-type="string" calcext:value-type="string">
            <text:p>744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hoe-makers etc workers</text:p>
          </table:table-cell>
          <table:table-cell table:formula="of:=VLOOKUP([.P401];[.L$1:.L$545];1;0)" office:value-type="string" office:string-value="7442" calcext:value-type="string">
            <text:p>74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34" calcext:value-type="float">
            <text:p>7434</text:p>
          </table:table-cell>
          <table:table-cell office:value-type="string" calcext:value-type="string">
            <text:p>Furri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02];REPT(&quot;0&quot;;4-LEN([.B402])))" office:value-type="string" office:string-value="7434" calcext:value-type="string">
            <text:p>7434</text:p>
          </table:table-cell>
          <table:table-cell office:value-type="string" calcext:value-type="string">
            <text:p>7434</text:p>
          </table:table-cell>
          <table:table-cell table:formula="of:=VLOOKUP([.J402];[.P$2:.R$536];2;0)" office:value-type="string" office:string-value="ISCO-88_Ganzeboom" calcext:value-type="string">
            <text:p>ISCO-88_Ganzeboom</text:p>
          </table:table-cell>
          <table:table-cell table:formula="of:=VLOOKUP([.J402];[.P$2:.R$536];1;0)" office:value-type="string" office:string-value="7434" calcext:value-type="string">
            <text:p>743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02];[.P$2:.R$536];3;0)" office:value-type="string" office:string-value="furriers etc workers" calcext:value-type="string">
            <text:p>furriers etc workers</text:p>
          </table:table-cell>
          <table:table-cell office:value-type="string" calcext:value-type="string">
            <text:p>75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skilled manual worker nfs]</text:p>
          </table:table-cell>
          <table:table-cell table:formula="of:=VLOOKUP([.P402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35" calcext:value-type="float">
            <text:p>7435</text:p>
          </table:table-cell>
          <table:table-cell office:value-type="string" calcext:value-type="string">
            <text:p>Textile, leather and related pattern-makers and cut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03];REPT(&quot;0&quot;;4-LEN([.B403])))" office:value-type="string" office:string-value="7435" calcext:value-type="string">
            <text:p>7435</text:p>
          </table:table-cell>
          <table:table-cell office:value-type="string" calcext:value-type="string">
            <text:p>7435</text:p>
          </table:table-cell>
          <table:table-cell table:formula="of:=VLOOKUP([.J403];[.P$2:.R$536];2;0)" office:value-type="string" office:string-value="ISCO-88_Ganzeboom" calcext:value-type="string">
            <text:p>ISCO-88_Ganzeboom</text:p>
          </table:table-cell>
          <table:table-cell table:formula="of:=VLOOKUP([.J403];[.P$2:.R$536];1;0)" office:value-type="string" office:string-value="7435" calcext:value-type="string">
            <text:p>743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03];[.P$2:.R$536];3;0)" office:value-type="string" office:string-value="textile leather etc pattern-makers &amp; cutters" calcext:value-type="string">
            <text:p>textile leather etc pattern-makers &amp; cutters</text:p>
          </table:table-cell>
          <table:table-cell office:value-type="string" calcext:value-type="string">
            <text:p>75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non farm foremen nfs]</text:p>
          </table:table-cell>
          <table:table-cell table:formula="of:=VLOOKUP([.P403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36" calcext:value-type="float">
            <text:p>7436</text:p>
          </table:table-cell>
          <table:table-cell office:value-type="string" calcext:value-type="string">
            <text:p>Sewers, embroider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04];REPT(&quot;0&quot;;4-LEN([.B404])))" office:value-type="string" office:string-value="7436" calcext:value-type="string">
            <text:p>7436</text:p>
          </table:table-cell>
          <table:table-cell office:value-type="string" calcext:value-type="string">
            <text:p>7436</text:p>
          </table:table-cell>
          <table:table-cell table:formula="of:=VLOOKUP([.J404];[.P$2:.R$536];2;0)" office:value-type="string" office:string-value="ISCO-88_Ganzeboom" calcext:value-type="string">
            <text:p>ISCO-88_Ganzeboom</text:p>
          </table:table-cell>
          <table:table-cell table:formula="of:=VLOOKUP([.J404];[.P$2:.R$536];1;0)" office:value-type="string" office:string-value="7436" calcext:value-type="string">
            <text:p>7436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04];[.P$2:.R$536];3;0)" office:value-type="string" office:string-value="sewers embroiderers etc workers" calcext:value-type="string">
            <text:p>sewers embroiderers etc workers</text:p>
          </table:table-cell>
          <table:table-cell office:value-type="string" calcext:value-type="string">
            <text:p>75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skilled manual nfs]</text:p>
          </table:table-cell>
          <table:table-cell table:formula="of:=VLOOKUP([.P404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37" calcext:value-type="float">
            <text:p>7437</text:p>
          </table:table-cell>
          <table:table-cell office:value-type="string" calcext:value-type="string">
            <text:p>Upholster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05];REPT(&quot;0&quot;;4-LEN([.B405])))" office:value-type="string" office:string-value="7437" calcext:value-type="string">
            <text:p>7437</text:p>
          </table:table-cell>
          <table:table-cell office:value-type="string" calcext:value-type="string">
            <text:p>7437</text:p>
          </table:table-cell>
          <table:table-cell table:formula="of:=VLOOKUP([.J405];[.P$2:.R$536];2;0)" office:value-type="string" office:string-value="ISCO-88_Ganzeboom" calcext:value-type="string">
            <text:p>ISCO-88_Ganzeboom</text:p>
          </table:table-cell>
          <table:table-cell table:formula="of:=VLOOKUP([.J405];[.P$2:.R$536];1;0)" office:value-type="string" office:string-value="7437" calcext:value-type="string">
            <text:p>7437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05];[.P$2:.R$536];3;0)" office:value-type="string" office:string-value="upholsterers etc workers" calcext:value-type="string">
            <text:p>upholsterers etc workers</text:p>
          </table:table-cell>
          <table:table-cell office:value-type="string" calcext:value-type="string">
            <text:p>75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apprentice skilled work nfs]</text:p>
          </table:table-cell>
          <table:table-cell table:formula="of:=VLOOKUP([.P405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PELT, LEATHER AND SHOEMAKING TRADES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06];REPT(&quot;0&quot;;4-LEN([.B406])))" office:value-type="string" office:string-value="7440" calcext:value-type="string">
            <text:p>7440</text:p>
          </table:table-cell>
          <table:table-cell office:value-type="string" calcext:value-type="string">
            <text:p>7440</text:p>
          </table:table-cell>
          <table:table-cell table:formula="of:=VLOOKUP([.J406];[.P$2:.R$536];2;0)" office:value-type="string" office:string-value="ISCO-88_Ganzeboom" calcext:value-type="string">
            <text:p>ISCO-88_Ganzeboom</text:p>
          </table:table-cell>
          <table:table-cell table:formula="of:=VLOOKUP([.J406];[.P$2:.R$536];1;0)" office:value-type="string" office:string-value="7440" calcext:value-type="string">
            <text:p>74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06];[.P$2:.R$536];3;0)" office:value-type="string" office:string-value="pelt, leather &amp; shoemaking trades workers" calcext:value-type="string">
            <text:p>pelt, leather &amp; shoemaking trades workers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lant &amp; machine operators &amp; assemblers</text:p>
          </table:table-cell>
          <table:table-cell table:formula="of:=VLOOKUP([.P406];[.L$1:.L$545];1;0)" office:value-type="string" office:string-value="8000" calcext:value-type="string">
            <text:p>8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41" calcext:value-type="float">
            <text:p>7441</text:p>
          </table:table-cell>
          <table:table-cell office:value-type="string" calcext:value-type="string">
            <text:p>Pelt dressers, tanners and fellmong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07];REPT(&quot;0&quot;;4-LEN([.B407])))" office:value-type="string" office:string-value="7441" calcext:value-type="string">
            <text:p>7441</text:p>
          </table:table-cell>
          <table:table-cell office:value-type="string" calcext:value-type="string">
            <text:p>7441</text:p>
          </table:table-cell>
          <table:table-cell table:formula="of:=VLOOKUP([.J407];[.P$2:.R$536];2;0)" office:value-type="string" office:string-value="ISCO-88_Ganzeboom" calcext:value-type="string">
            <text:p>ISCO-88_Ganzeboom</text:p>
          </table:table-cell>
          <table:table-cell table:formula="of:=VLOOKUP([.J407];[.P$2:.R$536];1;0)" office:value-type="string" office:string-value="7441" calcext:value-type="string">
            <text:p>744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07];[.P$2:.R$536];3;0)" office:value-type="string" office:string-value="pelt dressers tanners &amp; fellmongers" calcext:value-type="string">
            <text:p>pelt dressers tanners &amp; fellmongers</text:p>
          </table:table-cell>
          <table:table-cell office:value-type="string" calcext:value-type="string">
            <text:p>81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tationary-plant etc operators</text:p>
          </table:table-cell>
          <table:table-cell table:formula="of:=VLOOKUP([.P407];[.L$1:.L$545];1;0)" office:value-type="string" office:string-value="8100" calcext:value-type="string">
            <text:p>8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7442" calcext:value-type="float">
            <text:p>7442</text:p>
          </table:table-cell>
          <table:table-cell office:value-type="string" calcext:value-type="string">
            <text:p>Shoe-mak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7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08];REPT(&quot;0&quot;;4-LEN([.B408])))" office:value-type="string" office:string-value="7442" calcext:value-type="string">
            <text:p>7442</text:p>
          </table:table-cell>
          <table:table-cell office:value-type="string" calcext:value-type="string">
            <text:p>7442</text:p>
          </table:table-cell>
          <table:table-cell table:formula="of:=VLOOKUP([.J408];[.P$2:.R$536];2;0)" office:value-type="string" office:string-value="ISCO-88_Ganzeboom" calcext:value-type="string">
            <text:p>ISCO-88_Ganzeboom</text:p>
          </table:table-cell>
          <table:table-cell table:formula="of:=VLOOKUP([.J408];[.P$2:.R$536];1;0)" office:value-type="string" office:string-value="7442" calcext:value-type="string">
            <text:p>744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08];[.P$2:.R$536];3;0)" office:value-type="string" office:string-value="shoe-makers etc workers" calcext:value-type="string">
            <text:p>shoe-makers etc workers</text:p>
          </table:table-cell>
          <table:table-cell office:value-type="string" calcext:value-type="string">
            <text:p>81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ining- &amp; mineral-processing plant operators</text:p>
          </table:table-cell>
          <table:table-cell table:formula="of:=VLOOKUP([.P408];[.L$1:.L$545];1;0)" office:value-type="string" office:string-value="8110" calcext:value-type="string">
            <text:p>8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NT AND MACHINE OPERATORS AND ASSEMB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09];REPT(&quot;0&quot;;4-LEN([.B409])))" office:value-type="string" office:string-value="8000" calcext:value-type="string">
            <text:p>8000</text:p>
          </table:table-cell>
          <table:table-cell office:value-type="string" calcext:value-type="string">
            <text:p>8000</text:p>
          </table:table-cell>
          <table:table-cell table:formula="of:=VLOOKUP([.J409];[.P$2:.R$536];2;0)" office:value-type="string" office:string-value="ISCO-88_Ganzeboom" calcext:value-type="string">
            <text:p>ISCO-88_Ganzeboom</text:p>
          </table:table-cell>
          <table:table-cell table:formula="of:=VLOOKUP([.J409];[.P$2:.R$536];1;0)" office:value-type="string" office:string-value="8000" calcext:value-type="string">
            <text:p>8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09];[.P$2:.R$536];3;0)" office:value-type="string" office:string-value="plant &amp; machine operators &amp; assemblers" calcext:value-type="string">
            <text:p>plant &amp; machine operators &amp; assemblers</text:p>
          </table:table-cell>
          <table:table-cell office:value-type="string" calcext:value-type="string">
            <text:p>81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ining-plant operators</text:p>
          </table:table-cell>
          <table:table-cell table:formula="of:=VLOOKUP([.P409];[.L$1:.L$545];1;0)" office:value-type="string" office:string-value="8111" calcext:value-type="string">
            <text:p>8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TATIONARY-PLANT AND RELATED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10];REPT(&quot;0&quot;;4-LEN([.B410])))" office:value-type="string" office:string-value="8100" calcext:value-type="string">
            <text:p>8100</text:p>
          </table:table-cell>
          <table:table-cell office:value-type="string" calcext:value-type="string">
            <text:p>8100</text:p>
          </table:table-cell>
          <table:table-cell table:formula="of:=VLOOKUP([.J410];[.P$2:.R$536];2;0)" office:value-type="string" office:string-value="ISCO-88_Ganzeboom" calcext:value-type="string">
            <text:p>ISCO-88_Ganzeboom</text:p>
          </table:table-cell>
          <table:table-cell table:formula="of:=VLOOKUP([.J410];[.P$2:.R$536];1;0)" office:value-type="string" office:string-value="8100" calcext:value-type="string">
            <text:p>8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10];[.P$2:.R$536];3;0)" office:value-type="string" office:string-value="stationary-plant etc operators" calcext:value-type="string">
            <text:p>stationary-plant etc operators</text:p>
          </table:table-cell>
          <table:table-cell office:value-type="string" calcext:value-type="string">
            <text:p>81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ineral-ore- &amp; stone-processing-plant operators</text:p>
          </table:table-cell>
          <table:table-cell table:formula="of:=VLOOKUP([.P410];[.L$1:.L$545];1;0)" office:value-type="string" office:string-value="8112" calcext:value-type="string">
            <text:p>81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MINING- AND MINERAL-PROCESSING-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11];REPT(&quot;0&quot;;4-LEN([.B411])))" office:value-type="string" office:string-value="8110" calcext:value-type="string">
            <text:p>8110</text:p>
          </table:table-cell>
          <table:table-cell office:value-type="string" calcext:value-type="string">
            <text:p>8110</text:p>
          </table:table-cell>
          <table:table-cell table:formula="of:=VLOOKUP([.J411];[.P$2:.R$536];2;0)" office:value-type="string" office:string-value="ISCO-88_Ganzeboom" calcext:value-type="string">
            <text:p>ISCO-88_Ganzeboom</text:p>
          </table:table-cell>
          <table:table-cell table:formula="of:=VLOOKUP([.J411];[.P$2:.R$536];1;0)" office:value-type="string" office:string-value="8110" calcext:value-type="string">
            <text:p>81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11];[.P$2:.R$536];3;0)" office:value-type="string" office:string-value="mining- &amp; mineral-processing plant operators" calcext:value-type="string">
            <text:p>mining- &amp; mineral-processing plant operators</text:p>
          </table:table-cell>
          <table:table-cell office:value-type="string" calcext:value-type="string">
            <text:p>81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well drillers &amp; borers etc workers</text:p>
          </table:table-cell>
          <table:table-cell table:formula="of:=VLOOKUP([.P411];[.L$1:.L$545];1;0)" office:value-type="string" office:string-value="8113" calcext:value-type="string">
            <text:p>81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11" calcext:value-type="float">
            <text:p>8111</text:p>
          </table:table-cell>
          <table:table-cell office:value-type="string" calcext:value-type="string">
            <text:p>Mining-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12];REPT(&quot;0&quot;;4-LEN([.B412])))" office:value-type="string" office:string-value="8111" calcext:value-type="string">
            <text:p>8111</text:p>
          </table:table-cell>
          <table:table-cell office:value-type="string" calcext:value-type="string">
            <text:p>8111</text:p>
          </table:table-cell>
          <table:table-cell table:formula="of:=VLOOKUP([.J412];[.P$2:.R$536];2;0)" office:value-type="string" office:string-value="ISCO-88_Ganzeboom" calcext:value-type="string">
            <text:p>ISCO-88_Ganzeboom</text:p>
          </table:table-cell>
          <table:table-cell table:formula="of:=VLOOKUP([.J412];[.P$2:.R$536];1;0)" office:value-type="string" office:string-value="8111" calcext:value-type="string">
            <text:p>81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12];[.P$2:.R$536];3;0)" office:value-type="string" office:string-value="mining-plant operators" calcext:value-type="string">
            <text:p>mining-plant operators</text:p>
          </table:table-cell>
          <table:table-cell office:value-type="string" calcext:value-type="string">
            <text:p>81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tal-processing-plant operators</text:p>
          </table:table-cell>
          <table:table-cell table:formula="of:=VLOOKUP([.P412];[.L$1:.L$545];1;0)" office:value-type="string" office:string-value="8120" calcext:value-type="string">
            <text:p>81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12" calcext:value-type="float">
            <text:p>8112</text:p>
          </table:table-cell>
          <table:table-cell office:value-type="string" calcext:value-type="string">
            <text:p>Mineral-ore- and stone-processing-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13];REPT(&quot;0&quot;;4-LEN([.B413])))" office:value-type="string" office:string-value="8112" calcext:value-type="string">
            <text:p>8112</text:p>
          </table:table-cell>
          <table:table-cell office:value-type="string" calcext:value-type="string">
            <text:p>8112</text:p>
          </table:table-cell>
          <table:table-cell table:formula="of:=VLOOKUP([.J413];[.P$2:.R$536];2;0)" office:value-type="string" office:string-value="ISCO-88_Ganzeboom" calcext:value-type="string">
            <text:p>ISCO-88_Ganzeboom</text:p>
          </table:table-cell>
          <table:table-cell table:formula="of:=VLOOKUP([.J413];[.P$2:.R$536];1;0)" office:value-type="string" office:string-value="8112" calcext:value-type="string">
            <text:p>81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13];[.P$2:.R$536];3;0)" office:value-type="string" office:string-value="mineral-ore- &amp; stone-processing-plant operators" calcext:value-type="string">
            <text:p>mineral-ore- &amp; stone-processing-plant operators</text:p>
          </table:table-cell>
          <table:table-cell office:value-type="string" calcext:value-type="string">
            <text:p>81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re &amp; metal furnace operators</text:p>
          </table:table-cell>
          <table:table-cell table:formula="of:=VLOOKUP([.P413];[.L$1:.L$545];1;0)" office:value-type="string" office:string-value="8121" calcext:value-type="string">
            <text:p>81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13" calcext:value-type="float">
            <text:p>8113</text:p>
          </table:table-cell>
          <table:table-cell office:value-type="string" calcext:value-type="string">
            <text:p>Well drillers and bor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14];REPT(&quot;0&quot;;4-LEN([.B414])))" office:value-type="string" office:string-value="8113" calcext:value-type="string">
            <text:p>8113</text:p>
          </table:table-cell>
          <table:table-cell office:value-type="string" calcext:value-type="string">
            <text:p>8113</text:p>
          </table:table-cell>
          <table:table-cell table:formula="of:=VLOOKUP([.J414];[.P$2:.R$536];2;0)" office:value-type="string" office:string-value="ISCO-88_Ganzeboom" calcext:value-type="string">
            <text:p>ISCO-88_Ganzeboom</text:p>
          </table:table-cell>
          <table:table-cell table:formula="of:=VLOOKUP([.J414];[.P$2:.R$536];1;0)" office:value-type="string" office:string-value="8113" calcext:value-type="string">
            <text:p>81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14];[.P$2:.R$536];3;0)" office:value-type="string" office:string-value="well drillers &amp; borers etc workers" calcext:value-type="string">
            <text:p>well drillers &amp; borers etc workers</text:p>
          </table:table-cell>
          <table:table-cell office:value-type="string" calcext:value-type="string">
            <text:p>81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tal melters casters &amp; rolling-mill operators</text:p>
          </table:table-cell>
          <table:table-cell table:formula="of:=VLOOKUP([.P414];[.L$1:.L$545];1;0)" office:value-type="string" office:string-value="8122" calcext:value-type="string">
            <text:p>81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TAL-PROCESSING-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15];REPT(&quot;0&quot;;4-LEN([.B415])))" office:value-type="string" office:string-value="8120" calcext:value-type="string">
            <text:p>8120</text:p>
          </table:table-cell>
          <table:table-cell office:value-type="string" calcext:value-type="string">
            <text:p>8120</text:p>
          </table:table-cell>
          <table:table-cell table:formula="of:=VLOOKUP([.J415];[.P$2:.R$536];2;0)" office:value-type="string" office:string-value="ISCO-88_Ganzeboom" calcext:value-type="string">
            <text:p>ISCO-88_Ganzeboom</text:p>
          </table:table-cell>
          <table:table-cell table:formula="of:=VLOOKUP([.J415];[.P$2:.R$536];1;0)" office:value-type="string" office:string-value="8120" calcext:value-type="string">
            <text:p>81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15];[.P$2:.R$536];3;0)" office:value-type="string" office:string-value="metal-processing-plant operators" calcext:value-type="string">
            <text:p>metal-processing-plant operators</text:p>
          </table:table-cell>
          <table:table-cell office:value-type="string" calcext:value-type="string">
            <text:p>812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tal-heat-treating-plant operators</text:p>
          </table:table-cell>
          <table:table-cell table:formula="of:=VLOOKUP([.P415];[.L$1:.L$545];1;0)" office:value-type="string" office:string-value="8123" calcext:value-type="string">
            <text:p>81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21" calcext:value-type="float">
            <text:p>8121</text:p>
          </table:table-cell>
          <table:table-cell office:value-type="string" calcext:value-type="string">
            <text:p>Ore and metal furnac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16];REPT(&quot;0&quot;;4-LEN([.B416])))" office:value-type="string" office:string-value="8121" calcext:value-type="string">
            <text:p>8121</text:p>
          </table:table-cell>
          <table:table-cell office:value-type="string" calcext:value-type="string">
            <text:p>8121</text:p>
          </table:table-cell>
          <table:table-cell table:formula="of:=VLOOKUP([.J416];[.P$2:.R$536];2;0)" office:value-type="string" office:string-value="ISCO-88_Ganzeboom" calcext:value-type="string">
            <text:p>ISCO-88_Ganzeboom</text:p>
          </table:table-cell>
          <table:table-cell table:formula="of:=VLOOKUP([.J416];[.P$2:.R$536];1;0)" office:value-type="string" office:string-value="8121" calcext:value-type="string">
            <text:p>81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16];[.P$2:.R$536];3;0)" office:value-type="string" office:string-value="ore &amp; metal furnace operators" calcext:value-type="string">
            <text:p>ore &amp; metal furnace operators</text:p>
          </table:table-cell>
          <table:table-cell office:value-type="string" calcext:value-type="string">
            <text:p>812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tal drawers &amp; extruders</text:p>
          </table:table-cell>
          <table:table-cell table:formula="of:=VLOOKUP([.P416];[.L$1:.L$545];1;0)" office:value-type="string" office:string-value="8124" calcext:value-type="string">
            <text:p>81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22" calcext:value-type="float">
            <text:p>8122</text:p>
          </table:table-cell>
          <table:table-cell office:value-type="string" calcext:value-type="string">
            <text:p>Metal melters, casters and rolling-mill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17];REPT(&quot;0&quot;;4-LEN([.B417])))" office:value-type="string" office:string-value="8122" calcext:value-type="string">
            <text:p>8122</text:p>
          </table:table-cell>
          <table:table-cell office:value-type="string" calcext:value-type="string">
            <text:p>8122</text:p>
          </table:table-cell>
          <table:table-cell table:formula="of:=VLOOKUP([.J417];[.P$2:.R$536];2;0)" office:value-type="string" office:string-value="ISCO-88_Ganzeboom" calcext:value-type="string">
            <text:p>ISCO-88_Ganzeboom</text:p>
          </table:table-cell>
          <table:table-cell table:formula="of:=VLOOKUP([.J417];[.P$2:.R$536];1;0)" office:value-type="string" office:string-value="8122" calcext:value-type="string">
            <text:p>81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17];[.P$2:.R$536];3;0)" office:value-type="string" office:string-value="metal melters casters &amp; rolling-mill operators" calcext:value-type="string">
            <text:p>metal melters casters &amp; rolling-mill operators</text:p>
          </table:table-cell>
          <table:table-cell office:value-type="string" calcext:value-type="string">
            <text:p>81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lass, ceramics etc plant operators</text:p>
          </table:table-cell>
          <table:table-cell table:formula="of:=VLOOKUP([.P417];[.L$1:.L$545];1;0)" office:value-type="string" office:string-value="8130" calcext:value-type="string">
            <text:p>81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Metal-heat-treating-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18];REPT(&quot;0&quot;;4-LEN([.B418])))" office:value-type="string" office:string-value="8123" calcext:value-type="string">
            <text:p>8123</text:p>
          </table:table-cell>
          <table:table-cell office:value-type="string" calcext:value-type="string">
            <text:p>8123</text:p>
          </table:table-cell>
          <table:table-cell table:formula="of:=VLOOKUP([.J418];[.P$2:.R$536];2;0)" office:value-type="string" office:string-value="ISCO-88_Ganzeboom" calcext:value-type="string">
            <text:p>ISCO-88_Ganzeboom</text:p>
          </table:table-cell>
          <table:table-cell table:formula="of:=VLOOKUP([.J418];[.P$2:.R$536];1;0)" office:value-type="string" office:string-value="8123" calcext:value-type="string">
            <text:p>812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18];[.P$2:.R$536];3;0)" office:value-type="string" office:string-value="metal-heat-treating-plant operators" calcext:value-type="string">
            <text:p>metal-heat-treating-plant operators</text:p>
          </table:table-cell>
          <table:table-cell office:value-type="string" calcext:value-type="string">
            <text:p>81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lass &amp; ceramics kiln etc machine operators</text:p>
          </table:table-cell>
          <table:table-cell table:formula="of:=VLOOKUP([.P418];[.L$1:.L$545];1;0)" office:value-type="string" office:string-value="8131" calcext:value-type="string">
            <text:p>81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24" calcext:value-type="float">
            <text:p>8124</text:p>
          </table:table-cell>
          <table:table-cell office:value-type="string" calcext:value-type="string">
            <text:p>Metal drawers and extrud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19];REPT(&quot;0&quot;;4-LEN([.B419])))" office:value-type="string" office:string-value="8124" calcext:value-type="string">
            <text:p>8124</text:p>
          </table:table-cell>
          <table:table-cell office:value-type="string" calcext:value-type="string">
            <text:p>8124</text:p>
          </table:table-cell>
          <table:table-cell table:formula="of:=VLOOKUP([.J419];[.P$2:.R$536];2;0)" office:value-type="string" office:string-value="ISCO-88_Ganzeboom" calcext:value-type="string">
            <text:p>ISCO-88_Ganzeboom</text:p>
          </table:table-cell>
          <table:table-cell table:formula="of:=VLOOKUP([.J419];[.P$2:.R$536];1;0)" office:value-type="string" office:string-value="8124" calcext:value-type="string">
            <text:p>812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19];[.P$2:.R$536];3;0)" office:value-type="string" office:string-value="metal drawers &amp; extruders" calcext:value-type="string">
            <text:p>metal drawers &amp; extruders</text:p>
          </table:table-cell>
          <table:table-cell office:value-type="string" calcext:value-type="string">
            <text:p>813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lass, ceramics etc plant operators nec</text:p>
          </table:table-cell>
          <table:table-cell table:formula="of:=VLOOKUP([.P419];[.L$1:.L$545];1;0)" office:value-type="string" office:string-value="8139" calcext:value-type="string">
            <text:p>81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GLASS, CERAMICS AND RELATED 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20];REPT(&quot;0&quot;;4-LEN([.B420])))" office:value-type="string" office:string-value="8130" calcext:value-type="string">
            <text:p>8130</text:p>
          </table:table-cell>
          <table:table-cell office:value-type="string" calcext:value-type="string">
            <text:p>8130</text:p>
          </table:table-cell>
          <table:table-cell table:formula="of:=VLOOKUP([.J420];[.P$2:.R$536];2;0)" office:value-type="string" office:string-value="ISCO-88_Ganzeboom" calcext:value-type="string">
            <text:p>ISCO-88_Ganzeboom</text:p>
          </table:table-cell>
          <table:table-cell table:formula="of:=VLOOKUP([.J420];[.P$2:.R$536];1;0)" office:value-type="string" office:string-value="8130" calcext:value-type="string">
            <text:p>81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20];[.P$2:.R$536];3;0)" office:value-type="string" office:string-value="glass, ceramics etc plant operators" calcext:value-type="string">
            <text:p>glass, ceramics etc plant operators</text:p>
          </table:table-cell>
          <table:table-cell office:value-type="string" calcext:value-type="string">
            <text:p>81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wood-processing- &amp; papermaking-plant operators</text:p>
          </table:table-cell>
          <table:table-cell table:formula="of:=VLOOKUP([.P420];[.L$1:.L$545];1;0)" office:value-type="string" office:string-value="8140" calcext:value-type="string">
            <text:p>81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31" calcext:value-type="float">
            <text:p>8131</text:p>
          </table:table-cell>
          <table:table-cell office:value-type="string" calcext:value-type="string">
            <text:p>Glass and ceramics kiln and related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21];REPT(&quot;0&quot;;4-LEN([.B421])))" office:value-type="string" office:string-value="8131" calcext:value-type="string">
            <text:p>8131</text:p>
          </table:table-cell>
          <table:table-cell office:value-type="string" calcext:value-type="string">
            <text:p>8131</text:p>
          </table:table-cell>
          <table:table-cell table:formula="of:=VLOOKUP([.J421];[.P$2:.R$536];2;0)" office:value-type="string" office:string-value="ISCO-88_Ganzeboom" calcext:value-type="string">
            <text:p>ISCO-88_Ganzeboom</text:p>
          </table:table-cell>
          <table:table-cell table:formula="of:=VLOOKUP([.J421];[.P$2:.R$536];1;0)" office:value-type="string" office:string-value="8131" calcext:value-type="string">
            <text:p>81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21];[.P$2:.R$536];3;0)" office:value-type="string" office:string-value="glass &amp; ceramics kiln etc machine operators" calcext:value-type="string">
            <text:p>glass &amp; ceramics kiln etc machine operators</text:p>
          </table:table-cell>
          <table:table-cell office:value-type="string" calcext:value-type="string">
            <text:p>814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wood-processing-plant operators</text:p>
          </table:table-cell>
          <table:table-cell table:formula="of:=VLOOKUP([.P421];[.L$1:.L$545];1;0)" office:value-type="string" office:string-value="8141" calcext:value-type="string">
            <text:p>81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39" calcext:value-type="float">
            <text:p>8139</text:p>
          </table:table-cell>
          <table:table-cell office:value-type="string" calcext:value-type="string">
            <text:p>Glass, ceramics and related plant operator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22];REPT(&quot;0&quot;;4-LEN([.B422])))" office:value-type="string" office:string-value="8139" calcext:value-type="string">
            <text:p>8139</text:p>
          </table:table-cell>
          <table:table-cell office:value-type="string" calcext:value-type="string">
            <text:p>8139</text:p>
          </table:table-cell>
          <table:table-cell table:formula="of:=VLOOKUP([.J422];[.P$2:.R$536];2;0)" office:value-type="string" office:string-value="ISCO-88_Ganzeboom" calcext:value-type="string">
            <text:p>ISCO-88_Ganzeboom</text:p>
          </table:table-cell>
          <table:table-cell table:formula="of:=VLOOKUP([.J422];[.P$2:.R$536];1;0)" office:value-type="string" office:string-value="8139" calcext:value-type="string">
            <text:p>813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22];[.P$2:.R$536];3;0)" office:value-type="string" office:string-value="glass, ceramics etc plant operators nec" calcext:value-type="string">
            <text:p>glass, ceramics etc plant operators nec</text:p>
          </table:table-cell>
          <table:table-cell office:value-type="string" calcext:value-type="string">
            <text:p>814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aper-pulp plant operators</text:p>
          </table:table-cell>
          <table:table-cell table:formula="of:=VLOOKUP([.P422];[.L$1:.L$545];1;0)" office:value-type="string" office:string-value="8142" calcext:value-type="string">
            <text:p>81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WOOD-PROCESSING- AND PAPERMAKING-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23];REPT(&quot;0&quot;;4-LEN([.B423])))" office:value-type="string" office:string-value="8140" calcext:value-type="string">
            <text:p>8140</text:p>
          </table:table-cell>
          <table:table-cell office:value-type="string" calcext:value-type="string">
            <text:p>8140</text:p>
          </table:table-cell>
          <table:table-cell table:formula="of:=VLOOKUP([.J423];[.P$2:.R$536];2;0)" office:value-type="string" office:string-value="ISCO-88_Ganzeboom" calcext:value-type="string">
            <text:p>ISCO-88_Ganzeboom</text:p>
          </table:table-cell>
          <table:table-cell table:formula="of:=VLOOKUP([.J423];[.P$2:.R$536];1;0)" office:value-type="string" office:string-value="8140" calcext:value-type="string">
            <text:p>81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23];[.P$2:.R$536];3;0)" office:value-type="string" office:string-value="wood-processing- &amp; papermaking-plant operators" calcext:value-type="string">
            <text:p>wood-processing- &amp; papermaking-plant operators</text:p>
          </table:table-cell>
          <table:table-cell office:value-type="string" calcext:value-type="string">
            <text:p>814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apermaking-plant operators</text:p>
          </table:table-cell>
          <table:table-cell table:formula="of:=VLOOKUP([.P423];[.L$1:.L$545];1;0)" office:value-type="string" office:string-value="8143" calcext:value-type="string">
            <text:p>81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Wood-processing-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24];REPT(&quot;0&quot;;4-LEN([.B424])))" office:value-type="string" office:string-value="8141" calcext:value-type="string">
            <text:p>8141</text:p>
          </table:table-cell>
          <table:table-cell office:value-type="string" calcext:value-type="string">
            <text:p>8141</text:p>
          </table:table-cell>
          <table:table-cell table:formula="of:=VLOOKUP([.J424];[.P$2:.R$536];2;0)" office:value-type="string" office:string-value="ISCO-88_Ganzeboom" calcext:value-type="string">
            <text:p>ISCO-88_Ganzeboom</text:p>
          </table:table-cell>
          <table:table-cell table:formula="of:=VLOOKUP([.J424];[.P$2:.R$536];1;0)" office:value-type="string" office:string-value="8141" calcext:value-type="string">
            <text:p>814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24];[.P$2:.R$536];3;0)" office:value-type="string" office:string-value="wood-processing-plant operators" calcext:value-type="string">
            <text:p>wood-processing-plant operators</text:p>
          </table:table-cell>
          <table:table-cell office:value-type="string" calcext:value-type="string">
            <text:p>815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hemical-processing-plant operators</text:p>
          </table:table-cell>
          <table:table-cell table:formula="of:=VLOOKUP([.P424];[.L$1:.L$545];1;0)" office:value-type="string" office:string-value="8150" calcext:value-type="string">
            <text:p>815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42" calcext:value-type="float">
            <text:p>8142</text:p>
          </table:table-cell>
          <table:table-cell office:value-type="string" calcext:value-type="string">
            <text:p>Paper-pulp 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25];REPT(&quot;0&quot;;4-LEN([.B425])))" office:value-type="string" office:string-value="8142" calcext:value-type="string">
            <text:p>8142</text:p>
          </table:table-cell>
          <table:table-cell office:value-type="string" calcext:value-type="string">
            <text:p>8142</text:p>
          </table:table-cell>
          <table:table-cell table:formula="of:=VLOOKUP([.J425];[.P$2:.R$536];2;0)" office:value-type="string" office:string-value="ISCO-88_Ganzeboom" calcext:value-type="string">
            <text:p>ISCO-88_Ganzeboom</text:p>
          </table:table-cell>
          <table:table-cell table:formula="of:=VLOOKUP([.J425];[.P$2:.R$536];1;0)" office:value-type="string" office:string-value="8142" calcext:value-type="string">
            <text:p>814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25];[.P$2:.R$536];3;0)" office:value-type="string" office:string-value="paper-pulp plant operators" calcext:value-type="string">
            <text:p>paper-pulp plant operators</text:p>
          </table:table-cell>
          <table:table-cell office:value-type="string" calcext:value-type="string">
            <text:p>815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rushing- grinding- &amp; chemical-mixing machinery operators</text:p>
          </table:table-cell>
          <table:table-cell table:formula="of:=VLOOKUP([.P425];[.L$1:.L$545];1;0)" office:value-type="string" office:string-value="8151" calcext:value-type="string">
            <text:p>81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43" calcext:value-type="float">
            <text:p>8143</text:p>
          </table:table-cell>
          <table:table-cell office:value-type="string" calcext:value-type="string">
            <text:p>Papermaking-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26];REPT(&quot;0&quot;;4-LEN([.B426])))" office:value-type="string" office:string-value="8143" calcext:value-type="string">
            <text:p>8143</text:p>
          </table:table-cell>
          <table:table-cell office:value-type="string" calcext:value-type="string">
            <text:p>8143</text:p>
          </table:table-cell>
          <table:table-cell table:formula="of:=VLOOKUP([.J426];[.P$2:.R$536];2;0)" office:value-type="string" office:string-value="ISCO-88_Ganzeboom" calcext:value-type="string">
            <text:p>ISCO-88_Ganzeboom</text:p>
          </table:table-cell>
          <table:table-cell table:formula="of:=VLOOKUP([.J426];[.P$2:.R$536];1;0)" office:value-type="string" office:string-value="8143" calcext:value-type="string">
            <text:p>814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26];[.P$2:.R$536];3;0)" office:value-type="string" office:string-value="papermaking-plant operators" calcext:value-type="string">
            <text:p>papermaking-plant operators</text:p>
          </table:table-cell>
          <table:table-cell office:value-type="string" calcext:value-type="string">
            <text:p>815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hemical-heat-treating-plant operators</text:p>
          </table:table-cell>
          <table:table-cell table:formula="of:=VLOOKUP([.P426];[.L$1:.L$545];1;0)" office:value-type="string" office:string-value="8152" calcext:value-type="string">
            <text:p>81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CHEMICAL-PROCESSING-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27];REPT(&quot;0&quot;;4-LEN([.B427])))" office:value-type="string" office:string-value="8150" calcext:value-type="string">
            <text:p>8150</text:p>
          </table:table-cell>
          <table:table-cell office:value-type="string" calcext:value-type="string">
            <text:p>8150</text:p>
          </table:table-cell>
          <table:table-cell table:formula="of:=VLOOKUP([.J427];[.P$2:.R$536];2;0)" office:value-type="string" office:string-value="ISCO-88_Ganzeboom" calcext:value-type="string">
            <text:p>ISCO-88_Ganzeboom</text:p>
          </table:table-cell>
          <table:table-cell table:formula="of:=VLOOKUP([.J427];[.P$2:.R$536];1;0)" office:value-type="string" office:string-value="8150" calcext:value-type="string">
            <text:p>8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27];[.P$2:.R$536];3;0)" office:value-type="string" office:string-value="chemical-processing-plant operators" calcext:value-type="string">
            <text:p>chemical-processing-plant operators</text:p>
          </table:table-cell>
          <table:table-cell office:value-type="string" calcext:value-type="string">
            <text:p>815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hemical-filtering- &amp; separating-equipment operators</text:p>
          </table:table-cell>
          <table:table-cell table:formula="of:=VLOOKUP([.P427];[.L$1:.L$545];1;0)" office:value-type="string" office:string-value="8153" calcext:value-type="string">
            <text:p>81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51" calcext:value-type="float">
            <text:p>8151</text:p>
          </table:table-cell>
          <table:table-cell office:value-type="string" calcext:value-type="string">
            <text:p>Crushing-, grinding- and chemical-mixing-machinery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28];REPT(&quot;0&quot;;4-LEN([.B428])))" office:value-type="string" office:string-value="8151" calcext:value-type="string">
            <text:p>8151</text:p>
          </table:table-cell>
          <table:table-cell office:value-type="string" calcext:value-type="string">
            <text:p>8151</text:p>
          </table:table-cell>
          <table:table-cell table:formula="of:=VLOOKUP([.J428];[.P$2:.R$536];2;0)" office:value-type="string" office:string-value="ISCO-88_Ganzeboom" calcext:value-type="string">
            <text:p>ISCO-88_Ganzeboom</text:p>
          </table:table-cell>
          <table:table-cell table:formula="of:=VLOOKUP([.J428];[.P$2:.R$536];1;0)" office:value-type="string" office:string-value="8151" calcext:value-type="string">
            <text:p>815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28];[.P$2:.R$536];3;0)" office:value-type="string" office:string-value="crushing- grinding- &amp; chemical-mixing machinery operators" calcext:value-type="string">
            <text:p>crushing- grinding- &amp; chemical-mixing machinery operators</text:p>
          </table:table-cell>
          <table:table-cell office:value-type="string" calcext:value-type="string">
            <text:p>815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hemical-still &amp; reactor operators</text:p>
          </table:table-cell>
          <table:table-cell table:formula="of:=VLOOKUP([.P428];[.L$1:.L$545];1;0)" office:value-type="string" office:string-value="8154" calcext:value-type="string">
            <text:p>815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52" calcext:value-type="float">
            <text:p>8152</text:p>
          </table:table-cell>
          <table:table-cell office:value-type="string" calcext:value-type="string">
            <text:p>Chemical-heat-treating-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29];REPT(&quot;0&quot;;4-LEN([.B429])))" office:value-type="string" office:string-value="8152" calcext:value-type="string">
            <text:p>8152</text:p>
          </table:table-cell>
          <table:table-cell office:value-type="string" calcext:value-type="string">
            <text:p>8152</text:p>
          </table:table-cell>
          <table:table-cell table:formula="of:=VLOOKUP([.J429];[.P$2:.R$536];2;0)" office:value-type="string" office:string-value="ISCO-88_Ganzeboom" calcext:value-type="string">
            <text:p>ISCO-88_Ganzeboom</text:p>
          </table:table-cell>
          <table:table-cell table:formula="of:=VLOOKUP([.J429];[.P$2:.R$536];1;0)" office:value-type="string" office:string-value="8152" calcext:value-type="string">
            <text:p>815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29];[.P$2:.R$536];3;0)" office:value-type="string" office:string-value="chemical-heat-treating-plant operators" calcext:value-type="string">
            <text:p>chemical-heat-treating-plant operators</text:p>
          </table:table-cell>
          <table:table-cell office:value-type="string" calcext:value-type="string">
            <text:p>815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etroleum- &amp; natural-gas-refining-plant operators</text:p>
          </table:table-cell>
          <table:table-cell table:formula="of:=VLOOKUP([.P429];[.L$1:.L$545];1;0)" office:value-type="string" office:string-value="8155" calcext:value-type="string">
            <text:p>81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53" calcext:value-type="float">
            <text:p>8153</text:p>
          </table:table-cell>
          <table:table-cell office:value-type="string" calcext:value-type="string">
            <text:p>Chemical-filtering- and separating-equipme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30];REPT(&quot;0&quot;;4-LEN([.B430])))" office:value-type="string" office:string-value="8153" calcext:value-type="string">
            <text:p>8153</text:p>
          </table:table-cell>
          <table:table-cell office:value-type="string" calcext:value-type="string">
            <text:p>8153</text:p>
          </table:table-cell>
          <table:table-cell table:formula="of:=VLOOKUP([.J430];[.P$2:.R$536];2;0)" office:value-type="string" office:string-value="ISCO-88_Ganzeboom" calcext:value-type="string">
            <text:p>ISCO-88_Ganzeboom</text:p>
          </table:table-cell>
          <table:table-cell table:formula="of:=VLOOKUP([.J430];[.P$2:.R$536];1;0)" office:value-type="string" office:string-value="8153" calcext:value-type="string">
            <text:p>815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30];[.P$2:.R$536];3;0)" office:value-type="string" office:string-value="chemical-filtering- &amp; separating-equipment operators" calcext:value-type="string">
            <text:p>chemical-filtering- &amp; separating-equipment operators</text:p>
          </table:table-cell>
          <table:table-cell office:value-type="string" calcext:value-type="string">
            <text:p>815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hemical-processing-plant operators nec</text:p>
          </table:table-cell>
          <table:table-cell table:formula="of:=VLOOKUP([.P430];[.L$1:.L$545];1;0)" office:value-type="string" office:string-value="8159" calcext:value-type="string">
            <text:p>81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54" calcext:value-type="float">
            <text:p>8154</text:p>
          </table:table-cell>
          <table:table-cell office:value-type="string" calcext:value-type="string">
            <text:p>Chemical-still and reactor operators (except petroleum and natural gas)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31];REPT(&quot;0&quot;;4-LEN([.B431])))" office:value-type="string" office:string-value="8154" calcext:value-type="string">
            <text:p>8154</text:p>
          </table:table-cell>
          <table:table-cell office:value-type="string" calcext:value-type="string">
            <text:p>8154</text:p>
          </table:table-cell>
          <table:table-cell table:formula="of:=VLOOKUP([.J431];[.P$2:.R$536];2;0)" office:value-type="string" office:string-value="ISCO-88_Ganzeboom" calcext:value-type="string">
            <text:p>ISCO-88_Ganzeboom</text:p>
          </table:table-cell>
          <table:table-cell table:formula="of:=VLOOKUP([.J431];[.P$2:.R$536];1;0)" office:value-type="string" office:string-value="8154" calcext:value-type="string">
            <text:p>815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31];[.P$2:.R$536];3;0)" office:value-type="string" office:string-value="chemical-still &amp; reactor operators" calcext:value-type="string">
            <text:p>chemical-still &amp; reactor operators</text:p>
          </table:table-cell>
          <table:table-cell office:value-type="string" calcext:value-type="string">
            <text:p>816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ower-production etc plant operators</text:p>
          </table:table-cell>
          <table:table-cell table:formula="of:=VLOOKUP([.P431];[.L$1:.L$545];1;0)" office:value-type="string" office:string-value="8160" calcext:value-type="string">
            <text:p>81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55" calcext:value-type="float">
            <text:p>8155</text:p>
          </table:table-cell>
          <table:table-cell office:value-type="string" calcext:value-type="string">
            <text:p>Petroleum- and natural-gas-refining-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32];REPT(&quot;0&quot;;4-LEN([.B432])))" office:value-type="string" office:string-value="8155" calcext:value-type="string">
            <text:p>8155</text:p>
          </table:table-cell>
          <table:table-cell office:value-type="string" calcext:value-type="string">
            <text:p>8155</text:p>
          </table:table-cell>
          <table:table-cell table:formula="of:=VLOOKUP([.J432];[.P$2:.R$536];2;0)" office:value-type="string" office:string-value="ISCO-88_Ganzeboom" calcext:value-type="string">
            <text:p>ISCO-88_Ganzeboom</text:p>
          </table:table-cell>
          <table:table-cell table:formula="of:=VLOOKUP([.J432];[.P$2:.R$536];1;0)" office:value-type="string" office:string-value="8155" calcext:value-type="string">
            <text:p>815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32];[.P$2:.R$536];3;0)" office:value-type="string" office:string-value="petroleum- &amp; natural-gas-refining-plant operators" calcext:value-type="string">
            <text:p>petroleum- &amp; natural-gas-refining-plant operators</text:p>
          </table:table-cell>
          <table:table-cell office:value-type="string" calcext:value-type="string">
            <text:p>816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ower-production plant operators</text:p>
          </table:table-cell>
          <table:table-cell table:formula="of:=VLOOKUP([.P432];[.L$1:.L$545];1;0)" office:value-type="string" office:string-value="8161" calcext:value-type="string">
            <text:p>816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59" calcext:value-type="float">
            <text:p>8159</text:p>
          </table:table-cell>
          <table:table-cell office:value-type="string" calcext:value-type="string">
            <text:p>Chemical-processing-plant operator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33];REPT(&quot;0&quot;;4-LEN([.B433])))" office:value-type="string" office:string-value="8159" calcext:value-type="string">
            <text:p>8159</text:p>
          </table:table-cell>
          <table:table-cell office:value-type="string" calcext:value-type="string">
            <text:p>8159</text:p>
          </table:table-cell>
          <table:table-cell table:formula="of:=VLOOKUP([.J433];[.P$2:.R$536];2;0)" office:value-type="string" office:string-value="ISCO-88_Ganzeboom" calcext:value-type="string">
            <text:p>ISCO-88_Ganzeboom</text:p>
          </table:table-cell>
          <table:table-cell table:formula="of:=VLOOKUP([.J433];[.P$2:.R$536];1;0)" office:value-type="string" office:string-value="8159" calcext:value-type="string">
            <text:p>815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33];[.P$2:.R$536];3;0)" office:value-type="string" office:string-value="chemical-processing-plant operators nec" calcext:value-type="string">
            <text:p>chemical-processing-plant operators nec</text:p>
          </table:table-cell>
          <table:table-cell office:value-type="string" calcext:value-type="string">
            <text:p>816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team-engine &amp; boiler operators</text:p>
          </table:table-cell>
          <table:table-cell table:formula="of:=VLOOKUP([.P433];[.L$1:.L$545];1;0)" office:value-type="string" office:string-value="8162" calcext:value-type="string">
            <text:p>81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POWER-PRODUCTION AND RELATED 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34];REPT(&quot;0&quot;;4-LEN([.B434])))" office:value-type="string" office:string-value="8160" calcext:value-type="string">
            <text:p>8160</text:p>
          </table:table-cell>
          <table:table-cell office:value-type="string" calcext:value-type="string">
            <text:p>8160</text:p>
          </table:table-cell>
          <table:table-cell table:formula="of:=VLOOKUP([.J434];[.P$2:.R$536];2;0)" office:value-type="string" office:string-value="ISCO-88_Ganzeboom" calcext:value-type="string">
            <text:p>ISCO-88_Ganzeboom</text:p>
          </table:table-cell>
          <table:table-cell table:formula="of:=VLOOKUP([.J434];[.P$2:.R$536];1;0)" office:value-type="string" office:string-value="8160" calcext:value-type="string">
            <text:p>816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34];[.P$2:.R$536];3;0)" office:value-type="string" office:string-value="power-production etc plant operators" calcext:value-type="string">
            <text:p>power-production etc plant operators</text:p>
          </table:table-cell>
          <table:table-cell office:value-type="string" calcext:value-type="string">
            <text:p>816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incinerator water-treatment etc plant operators</text:p>
          </table:table-cell>
          <table:table-cell table:formula="of:=VLOOKUP([.P434];[.L$1:.L$545];1;0)" office:value-type="string" office:string-value="8163" calcext:value-type="string">
            <text:p>81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61" calcext:value-type="float">
            <text:p>8161</text:p>
          </table:table-cell>
          <table:table-cell office:value-type="string" calcext:value-type="string">
            <text:p>Power-production 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35];REPT(&quot;0&quot;;4-LEN([.B435])))" office:value-type="string" office:string-value="8161" calcext:value-type="string">
            <text:p>8161</text:p>
          </table:table-cell>
          <table:table-cell office:value-type="string" calcext:value-type="string">
            <text:p>8161</text:p>
          </table:table-cell>
          <table:table-cell table:formula="of:=VLOOKUP([.J435];[.P$2:.R$536];2;0)" office:value-type="string" office:string-value="ISCO-88_Ganzeboom" calcext:value-type="string">
            <text:p>ISCO-88_Ganzeboom</text:p>
          </table:table-cell>
          <table:table-cell table:formula="of:=VLOOKUP([.J435];[.P$2:.R$536];1;0)" office:value-type="string" office:string-value="8161" calcext:value-type="string">
            <text:p>816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35];[.P$2:.R$536];3;0)" office:value-type="string" office:string-value="power-production plant operators" calcext:value-type="string">
            <text:p>power-production plant operators</text:p>
          </table:table-cell>
          <table:table-cell office:value-type="string" calcext:value-type="string">
            <text:p>817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utomated-assembly-line &amp; industrial-robot operators</text:p>
          </table:table-cell>
          <table:table-cell table:formula="of:=VLOOKUP([.P435];[.L$1:.L$545];1;0)" office:value-type="string" office:string-value="8170" calcext:value-type="string">
            <text:p>817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62" calcext:value-type="float">
            <text:p>8162</text:p>
          </table:table-cell>
          <table:table-cell office:value-type="string" calcext:value-type="string">
            <text:p>Steam-engine and boiler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36];REPT(&quot;0&quot;;4-LEN([.B436])))" office:value-type="string" office:string-value="8162" calcext:value-type="string">
            <text:p>8162</text:p>
          </table:table-cell>
          <table:table-cell office:value-type="string" calcext:value-type="string">
            <text:p>8162</text:p>
          </table:table-cell>
          <table:table-cell table:formula="of:=VLOOKUP([.J436];[.P$2:.R$536];2;0)" office:value-type="string" office:string-value="ISCO-88_Ganzeboom" calcext:value-type="string">
            <text:p>ISCO-88_Ganzeboom</text:p>
          </table:table-cell>
          <table:table-cell table:formula="of:=VLOOKUP([.J436];[.P$2:.R$536];1;0)" office:value-type="string" office:string-value="8162" calcext:value-type="string">
            <text:p>816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36];[.P$2:.R$536];3;0)" office:value-type="string" office:string-value="steam-engine &amp; boiler operators" calcext:value-type="string">
            <text:p>steam-engine &amp; boiler operators</text:p>
          </table:table-cell>
          <table:table-cell office:value-type="string" calcext:value-type="string">
            <text:p>817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utomated-assembly- line operators</text:p>
          </table:table-cell>
          <table:table-cell table:formula="of:=VLOOKUP([.P436];[.L$1:.L$545];1;0)" office:value-type="string" office:string-value="8171" calcext:value-type="string">
            <text:p>81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63" calcext:value-type="float">
            <text:p>8163</text:p>
          </table:table-cell>
          <table:table-cell office:value-type="string" calcext:value-type="string">
            <text:p>Incinerator, water-treatment and related 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37];REPT(&quot;0&quot;;4-LEN([.B437])))" office:value-type="string" office:string-value="8163" calcext:value-type="string">
            <text:p>8163</text:p>
          </table:table-cell>
          <table:table-cell office:value-type="string" calcext:value-type="string">
            <text:p>8163</text:p>
          </table:table-cell>
          <table:table-cell table:formula="of:=VLOOKUP([.J437];[.P$2:.R$536];2;0)" office:value-type="string" office:string-value="ISCO-88_Ganzeboom" calcext:value-type="string">
            <text:p>ISCO-88_Ganzeboom</text:p>
          </table:table-cell>
          <table:table-cell table:formula="of:=VLOOKUP([.J437];[.P$2:.R$536];1;0)" office:value-type="string" office:string-value="8163" calcext:value-type="string">
            <text:p>816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37];[.P$2:.R$536];3;0)" office:value-type="string" office:string-value="incinerator water-treatment etc plant operators" calcext:value-type="string">
            <text:p>incinerator water-treatment etc plant operators</text:p>
          </table:table-cell>
          <table:table-cell office:value-type="string" calcext:value-type="string">
            <text:p>817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industrial-robot operators</text:p>
          </table:table-cell>
          <table:table-cell table:formula="of:=VLOOKUP([.P437];[.L$1:.L$545];1;0)" office:value-type="string" office:string-value="8172" calcext:value-type="string">
            <text:p>817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UTOMATED-ASSEMBLY-LINE AND INDUSTRIAL-ROBO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38];REPT(&quot;0&quot;;4-LEN([.B438])))" office:value-type="string" office:string-value="8170" calcext:value-type="string">
            <text:p>8170</text:p>
          </table:table-cell>
          <table:table-cell office:value-type="string" calcext:value-type="string">
            <text:p>8170</text:p>
          </table:table-cell>
          <table:table-cell table:formula="of:=VLOOKUP([.J438];[.P$2:.R$536];2;0)" office:value-type="string" office:string-value="ISCO-88_Ganzeboom" calcext:value-type="string">
            <text:p>ISCO-88_Ganzeboom</text:p>
          </table:table-cell>
          <table:table-cell table:formula="of:=VLOOKUP([.J438];[.P$2:.R$536];1;0)" office:value-type="string" office:string-value="8170" calcext:value-type="string">
            <text:p>817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38];[.P$2:.R$536];3;0)" office:value-type="string" office:string-value="automated-assembly-line &amp; industrial-robot operators" calcext:value-type="string">
            <text:p>automated-assembly-line &amp; industrial-robot operators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achine operators &amp; assemblers</text:p>
          </table:table-cell>
          <table:table-cell table:formula="of:=VLOOKUP([.P438];[.L$1:.L$545];1;0)" office:value-type="string" office:string-value="8200" calcext:value-type="string">
            <text:p>82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71" calcext:value-type="float">
            <text:p>8171</text:p>
          </table:table-cell>
          <table:table-cell office:value-type="string" calcext:value-type="string">
            <text:p>Automated-assembly-l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39];REPT(&quot;0&quot;;4-LEN([.B439])))" office:value-type="string" office:string-value="8171" calcext:value-type="string">
            <text:p>8171</text:p>
          </table:table-cell>
          <table:table-cell office:value-type="string" calcext:value-type="string">
            <text:p>8171</text:p>
          </table:table-cell>
          <table:table-cell table:formula="of:=VLOOKUP([.J439];[.P$2:.R$536];2;0)" office:value-type="string" office:string-value="ISCO-88_Ganzeboom" calcext:value-type="string">
            <text:p>ISCO-88_Ganzeboom</text:p>
          </table:table-cell>
          <table:table-cell table:formula="of:=VLOOKUP([.J439];[.P$2:.R$536];1;0)" office:value-type="string" office:string-value="8171" calcext:value-type="string">
            <text:p>817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39];[.P$2:.R$536];3;0)" office:value-type="string" office:string-value="automated-assembly- line operators" calcext:value-type="string">
            <text:p>automated-assembly- line operators</text:p>
          </table:table-cell>
          <table:table-cell office:value-type="string" calcext:value-type="string">
            <text:p>82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tal- &amp; mineral-products machine operators</text:p>
          </table:table-cell>
          <table:table-cell table:formula="of:=VLOOKUP([.P439];[.L$1:.L$545];1;0)" office:value-type="string" office:string-value="8210" calcext:value-type="string">
            <text:p>82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172" calcext:value-type="float">
            <text:p>8172</text:p>
          </table:table-cell>
          <table:table-cell office:value-type="string" calcext:value-type="string">
            <text:p>Industrial-robo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40];REPT(&quot;0&quot;;4-LEN([.B440])))" office:value-type="string" office:string-value="8172" calcext:value-type="string">
            <text:p>8172</text:p>
          </table:table-cell>
          <table:table-cell office:value-type="string" calcext:value-type="string">
            <text:p>8172</text:p>
          </table:table-cell>
          <table:table-cell table:formula="of:=VLOOKUP([.J440];[.P$2:.R$536];2;0)" office:value-type="string" office:string-value="ISCO-88_Ganzeboom" calcext:value-type="string">
            <text:p>ISCO-88_Ganzeboom</text:p>
          </table:table-cell>
          <table:table-cell table:formula="of:=VLOOKUP([.J440];[.P$2:.R$536];1;0)" office:value-type="string" office:string-value="8172" calcext:value-type="string">
            <text:p>817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40];[.P$2:.R$536];3;0)" office:value-type="string" office:string-value="industrial-robot operators" calcext:value-type="string">
            <text:p>industrial-robot operators</text:p>
          </table:table-cell>
          <table:table-cell office:value-type="string" calcext:value-type="string">
            <text:p>82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achine-tool operators</text:p>
          </table:table-cell>
          <table:table-cell table:formula="of:=VLOOKUP([.P440];[.L$1:.L$545];1;0)" office:value-type="string" office:string-value="8211" calcext:value-type="string">
            <text:p>82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CHINE OPERATORS AND ASSEMB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41];REPT(&quot;0&quot;;4-LEN([.B441])))" office:value-type="string" office:string-value="8200" calcext:value-type="string">
            <text:p>8200</text:p>
          </table:table-cell>
          <table:table-cell office:value-type="string" calcext:value-type="string">
            <text:p>8200</text:p>
          </table:table-cell>
          <table:table-cell table:formula="of:=VLOOKUP([.J441];[.P$2:.R$536];2;0)" office:value-type="string" office:string-value="ISCO-88_Ganzeboom" calcext:value-type="string">
            <text:p>ISCO-88_Ganzeboom</text:p>
          </table:table-cell>
          <table:table-cell table:formula="of:=VLOOKUP([.J441];[.P$2:.R$536];1;0)" office:value-type="string" office:string-value="8200" calcext:value-type="string">
            <text:p>8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41];[.P$2:.R$536];3;0)" office:value-type="string" office:string-value="machine operators &amp; assemblers" calcext:value-type="string">
            <text:p>machine operators &amp; assemblers</text:p>
          </table:table-cell>
          <table:table-cell office:value-type="string" calcext:value-type="string">
            <text:p>82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ement &amp; other mineral products machine operators</text:p>
          </table:table-cell>
          <table:table-cell table:formula="of:=VLOOKUP([.P441];[.L$1:.L$545];1;0)" office:value-type="string" office:string-value="8212" calcext:value-type="string">
            <text:p>82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METAL- AND MINERAL-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42];REPT(&quot;0&quot;;4-LEN([.B442])))" office:value-type="string" office:string-value="8210" calcext:value-type="string">
            <text:p>8210</text:p>
          </table:table-cell>
          <table:table-cell office:value-type="string" calcext:value-type="string">
            <text:p>8210</text:p>
          </table:table-cell>
          <table:table-cell table:formula="of:=VLOOKUP([.J442];[.P$2:.R$536];2;0)" office:value-type="string" office:string-value="ISCO-88_Ganzeboom" calcext:value-type="string">
            <text:p>ISCO-88_Ganzeboom</text:p>
          </table:table-cell>
          <table:table-cell table:formula="of:=VLOOKUP([.J442];[.P$2:.R$536];1;0)" office:value-type="string" office:string-value="8210" calcext:value-type="string">
            <text:p>82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42];[.P$2:.R$536];3;0)" office:value-type="string" office:string-value="metal- &amp; mineral-products machine operators" calcext:value-type="string">
            <text:p>metal- &amp; mineral-products machine operators</text:p>
          </table:table-cell>
          <table:table-cell office:value-type="string" calcext:value-type="string">
            <text:p>82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hemical-products machine operators</text:p>
          </table:table-cell>
          <table:table-cell table:formula="of:=VLOOKUP([.P442];[.L$1:.L$545];1;0)" office:value-type="string" office:string-value="8220" calcext:value-type="string">
            <text:p>82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11" calcext:value-type="float">
            <text:p>8211</text:p>
          </table:table-cell>
          <table:table-cell office:value-type="string" calcext:value-type="string">
            <text:p>Machine-tool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43];REPT(&quot;0&quot;;4-LEN([.B443])))" office:value-type="string" office:string-value="8211" calcext:value-type="string">
            <text:p>8211</text:p>
          </table:table-cell>
          <table:table-cell office:value-type="string" calcext:value-type="string">
            <text:p>8211</text:p>
          </table:table-cell>
          <table:table-cell table:formula="of:=VLOOKUP([.J443];[.P$2:.R$536];2;0)" office:value-type="string" office:string-value="ISCO-88_Ganzeboom" calcext:value-type="string">
            <text:p>ISCO-88_Ganzeboom</text:p>
          </table:table-cell>
          <table:table-cell table:formula="of:=VLOOKUP([.J443];[.P$2:.R$536];1;0)" office:value-type="string" office:string-value="8211" calcext:value-type="string">
            <text:p>82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43];[.P$2:.R$536];3;0)" office:value-type="string" office:string-value="machine-tool operators" calcext:value-type="string">
            <text:p>machine-tool operators</text:p>
          </table:table-cell>
          <table:table-cell office:value-type="string" calcext:value-type="string">
            <text:p>82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harmaceutical- &amp; toiletry-products machine operators</text:p>
          </table:table-cell>
          <table:table-cell table:formula="of:=VLOOKUP([.P443];[.L$1:.L$545];1;0)" office:value-type="string" office:string-value="8221" calcext:value-type="string">
            <text:p>82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12" calcext:value-type="float">
            <text:p>8212</text:p>
          </table:table-cell>
          <table:table-cell office:value-type="string" calcext:value-type="string">
            <text:p>Cement and other mineral 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44];REPT(&quot;0&quot;;4-LEN([.B444])))" office:value-type="string" office:string-value="8212" calcext:value-type="string">
            <text:p>8212</text:p>
          </table:table-cell>
          <table:table-cell office:value-type="string" calcext:value-type="string">
            <text:p>8212</text:p>
          </table:table-cell>
          <table:table-cell table:formula="of:=VLOOKUP([.J444];[.P$2:.R$536];2;0)" office:value-type="string" office:string-value="ISCO-88_Ganzeboom" calcext:value-type="string">
            <text:p>ISCO-88_Ganzeboom</text:p>
          </table:table-cell>
          <table:table-cell table:formula="of:=VLOOKUP([.J444];[.P$2:.R$536];1;0)" office:value-type="string" office:string-value="8212" calcext:value-type="string">
            <text:p>82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44];[.P$2:.R$536];3;0)" office:value-type="string" office:string-value="cement &amp; other mineral products machine operators" calcext:value-type="string">
            <text:p>cement &amp; other mineral products machine operators</text:p>
          </table:table-cell>
          <table:table-cell office:value-type="string" calcext:value-type="string">
            <text:p>82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mmunition- &amp; explosive-products machine operators</text:p>
          </table:table-cell>
          <table:table-cell table:formula="of:=VLOOKUP([.P444];[.L$1:.L$545];1;0)" office:value-type="string" office:string-value="8222" calcext:value-type="string">
            <text:p>82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CHEMICAL-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45];REPT(&quot;0&quot;;4-LEN([.B445])))" office:value-type="string" office:string-value="8220" calcext:value-type="string">
            <text:p>8220</text:p>
          </table:table-cell>
          <table:table-cell office:value-type="string" calcext:value-type="string">
            <text:p>8220</text:p>
          </table:table-cell>
          <table:table-cell table:formula="of:=VLOOKUP([.J445];[.P$2:.R$536];2;0)" office:value-type="string" office:string-value="ISCO-88_Ganzeboom" calcext:value-type="string">
            <text:p>ISCO-88_Ganzeboom</text:p>
          </table:table-cell>
          <table:table-cell table:formula="of:=VLOOKUP([.J445];[.P$2:.R$536];1;0)" office:value-type="string" office:string-value="8220" calcext:value-type="string">
            <text:p>82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45];[.P$2:.R$536];3;0)" office:value-type="string" office:string-value="chemical-products machine operators" calcext:value-type="string">
            <text:p>chemical-products machine operators</text:p>
          </table:table-cell>
          <table:table-cell office:value-type="string" calcext:value-type="string">
            <text:p>822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tal finishing- plating- &amp; coating-machlne operators</text:p>
          </table:table-cell>
          <table:table-cell table:formula="of:=VLOOKUP([.P445];[.L$1:.L$545];1;0)" office:value-type="string" office:string-value="8223" calcext:value-type="string">
            <text:p>82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21" calcext:value-type="float">
            <text:p>8221</text:p>
          </table:table-cell>
          <table:table-cell office:value-type="string" calcext:value-type="string">
            <text:p>Pharmaceutical- and toiletry-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46];REPT(&quot;0&quot;;4-LEN([.B446])))" office:value-type="string" office:string-value="8221" calcext:value-type="string">
            <text:p>8221</text:p>
          </table:table-cell>
          <table:table-cell office:value-type="string" calcext:value-type="string">
            <text:p>8221</text:p>
          </table:table-cell>
          <table:table-cell table:formula="of:=VLOOKUP([.J446];[.P$2:.R$536];2;0)" office:value-type="string" office:string-value="ISCO-88_Ganzeboom" calcext:value-type="string">
            <text:p>ISCO-88_Ganzeboom</text:p>
          </table:table-cell>
          <table:table-cell table:formula="of:=VLOOKUP([.J446];[.P$2:.R$536];1;0)" office:value-type="string" office:string-value="8221" calcext:value-type="string">
            <text:p>82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46];[.P$2:.R$536];3;0)" office:value-type="string" office:string-value="pharmaceutical- &amp; toiletry-products machine operators" calcext:value-type="string">
            <text:p>pharmaceutical- &amp; toiletry-products machine operators</text:p>
          </table:table-cell>
          <table:table-cell office:value-type="string" calcext:value-type="string">
            <text:p>822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hotographic-products machine operators</text:p>
          </table:table-cell>
          <table:table-cell table:formula="of:=VLOOKUP([.P446];[.L$1:.L$545];1;0)" office:value-type="string" office:string-value="8224" calcext:value-type="string">
            <text:p>82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22" calcext:value-type="float">
            <text:p>8222</text:p>
          </table:table-cell>
          <table:table-cell office:value-type="string" calcext:value-type="string">
            <text:p>Ammunition- and explosive-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47];REPT(&quot;0&quot;;4-LEN([.B447])))" office:value-type="string" office:string-value="8222" calcext:value-type="string">
            <text:p>8222</text:p>
          </table:table-cell>
          <table:table-cell office:value-type="string" calcext:value-type="string">
            <text:p>8222</text:p>
          </table:table-cell>
          <table:table-cell table:formula="of:=VLOOKUP([.J447];[.P$2:.R$536];2;0)" office:value-type="string" office:string-value="ISCO-88_Ganzeboom" calcext:value-type="string">
            <text:p>ISCO-88_Ganzeboom</text:p>
          </table:table-cell>
          <table:table-cell table:formula="of:=VLOOKUP([.J447];[.P$2:.R$536];1;0)" office:value-type="string" office:string-value="8222" calcext:value-type="string">
            <text:p>82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47];[.P$2:.R$536];3;0)" office:value-type="string" office:string-value="ammunition- &amp; explosive-products machine operators" calcext:value-type="string">
            <text:p>ammunition- &amp; explosive-products machine operators</text:p>
          </table:table-cell>
          <table:table-cell office:value-type="string" calcext:value-type="string">
            <text:p>822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hemical-products machine operators nec</text:p>
          </table:table-cell>
          <table:table-cell table:formula="of:=VLOOKUP([.P447];[.L$1:.L$545];1;0)" office:value-type="string" office:string-value="8229" calcext:value-type="string">
            <text:p>82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23" calcext:value-type="float">
            <text:p>8223</text:p>
          </table:table-cell>
          <table:table-cell office:value-type="string" calcext:value-type="string">
            <text:p>Metal finishing-, plating- and coating-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48];REPT(&quot;0&quot;;4-LEN([.B448])))" office:value-type="string" office:string-value="8223" calcext:value-type="string">
            <text:p>8223</text:p>
          </table:table-cell>
          <table:table-cell office:value-type="string" calcext:value-type="string">
            <text:p>8223</text:p>
          </table:table-cell>
          <table:table-cell table:formula="of:=VLOOKUP([.J448];[.P$2:.R$536];2;0)" office:value-type="string" office:string-value="ISCO-88_Ganzeboom" calcext:value-type="string">
            <text:p>ISCO-88_Ganzeboom</text:p>
          </table:table-cell>
          <table:table-cell table:formula="of:=VLOOKUP([.J448];[.P$2:.R$536];1;0)" office:value-type="string" office:string-value="8223" calcext:value-type="string">
            <text:p>822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48];[.P$2:.R$536];3;0)" office:value-type="string" office:string-value="metal finishing- plating- &amp; coating-machlne operators" calcext:value-type="string">
            <text:p>metal finishing- plating- &amp; coating-machlne operators</text:p>
          </table:table-cell>
          <table:table-cell office:value-type="string" calcext:value-type="string">
            <text:p>82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rubber- &amp; plastic-products machine operators</text:p>
          </table:table-cell>
          <table:table-cell table:formula="of:=VLOOKUP([.P448];[.L$1:.L$545];1;0)" office:value-type="string" office:string-value="8230" calcext:value-type="string">
            <text:p>82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24" calcext:value-type="float">
            <text:p>8224</text:p>
          </table:table-cell>
          <table:table-cell office:value-type="string" calcext:value-type="string">
            <text:p>Photographic-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49];REPT(&quot;0&quot;;4-LEN([.B449])))" office:value-type="string" office:string-value="8224" calcext:value-type="string">
            <text:p>8224</text:p>
          </table:table-cell>
          <table:table-cell office:value-type="string" calcext:value-type="string">
            <text:p>8224</text:p>
          </table:table-cell>
          <table:table-cell table:formula="of:=VLOOKUP([.J449];[.P$2:.R$536];2;0)" office:value-type="string" office:string-value="ISCO-88_Ganzeboom" calcext:value-type="string">
            <text:p>ISCO-88_Ganzeboom</text:p>
          </table:table-cell>
          <table:table-cell table:formula="of:=VLOOKUP([.J449];[.P$2:.R$536];1;0)" office:value-type="string" office:string-value="8224" calcext:value-type="string">
            <text:p>822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49];[.P$2:.R$536];3;0)" office:value-type="string" office:string-value="photographic-products machine operators" calcext:value-type="string">
            <text:p>photographic-products machine operators</text:p>
          </table:table-cell>
          <table:table-cell office:value-type="string" calcext:value-type="string">
            <text:p>82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rubber-products machine operators</text:p>
          </table:table-cell>
          <table:table-cell table:formula="of:=VLOOKUP([.P449];[.L$1:.L$545];1;0)" office:value-type="string" office:string-value="8231" calcext:value-type="string">
            <text:p>82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29" calcext:value-type="float">
            <text:p>8229</text:p>
          </table:table-cell>
          <table:table-cell office:value-type="string" calcext:value-type="string">
            <text:p>Chemical-products machine operator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50];REPT(&quot;0&quot;;4-LEN([.B450])))" office:value-type="string" office:string-value="8229" calcext:value-type="string">
            <text:p>8229</text:p>
          </table:table-cell>
          <table:table-cell office:value-type="string" calcext:value-type="string">
            <text:p>8229</text:p>
          </table:table-cell>
          <table:table-cell table:formula="of:=VLOOKUP([.J450];[.P$2:.R$536];2;0)" office:value-type="string" office:string-value="ISCO-88_Ganzeboom" calcext:value-type="string">
            <text:p>ISCO-88_Ganzeboom</text:p>
          </table:table-cell>
          <table:table-cell table:formula="of:=VLOOKUP([.J450];[.P$2:.R$536];1;0)" office:value-type="string" office:string-value="8229" calcext:value-type="string">
            <text:p>822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50];[.P$2:.R$536];3;0)" office:value-type="string" office:string-value="chemical-products machine operators nec" calcext:value-type="string">
            <text:p>chemical-products machine operators nec</text:p>
          </table:table-cell>
          <table:table-cell office:value-type="string" calcext:value-type="string">
            <text:p>82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lastic-products machine operators</text:p>
          </table:table-cell>
          <table:table-cell table:formula="of:=VLOOKUP([.P450];[.L$1:.L$545];1;0)" office:value-type="string" office:string-value="8232" calcext:value-type="string">
            <text:p>82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RUBBER- AND PLASTIC-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51];REPT(&quot;0&quot;;4-LEN([.B451])))" office:value-type="string" office:string-value="8230" calcext:value-type="string">
            <text:p>8230</text:p>
          </table:table-cell>
          <table:table-cell office:value-type="string" calcext:value-type="string">
            <text:p>8230</text:p>
          </table:table-cell>
          <table:table-cell table:formula="of:=VLOOKUP([.J451];[.P$2:.R$536];2;0)" office:value-type="string" office:string-value="ISCO-88_Ganzeboom" calcext:value-type="string">
            <text:p>ISCO-88_Ganzeboom</text:p>
          </table:table-cell>
          <table:table-cell table:formula="of:=VLOOKUP([.J451];[.P$2:.R$536];1;0)" office:value-type="string" office:string-value="8230" calcext:value-type="string">
            <text:p>82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51];[.P$2:.R$536];3;0)" office:value-type="string" office:string-value="rubber- &amp; plastic-products machine operators" calcext:value-type="string">
            <text:p>rubber- &amp; plastic-products machine operators</text:p>
          </table:table-cell>
          <table:table-cell office:value-type="string" calcext:value-type="string">
            <text:p>82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wood-products machine operators</text:p>
          </table:table-cell>
          <table:table-cell table:formula="of:=VLOOKUP([.P451];[.L$1:.L$545];1;0)" office:value-type="string" office:string-value="8240" calcext:value-type="string">
            <text:p>82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31" calcext:value-type="float">
            <text:p>8231</text:p>
          </table:table-cell>
          <table:table-cell office:value-type="string" calcext:value-type="string">
            <text:p>Rubber-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52];REPT(&quot;0&quot;;4-LEN([.B452])))" office:value-type="string" office:string-value="8231" calcext:value-type="string">
            <text:p>8231</text:p>
          </table:table-cell>
          <table:table-cell office:value-type="string" calcext:value-type="string">
            <text:p>8231</text:p>
          </table:table-cell>
          <table:table-cell table:formula="of:=VLOOKUP([.J452];[.P$2:.R$536];2;0)" office:value-type="string" office:string-value="ISCO-88_Ganzeboom" calcext:value-type="string">
            <text:p>ISCO-88_Ganzeboom</text:p>
          </table:table-cell>
          <table:table-cell table:formula="of:=VLOOKUP([.J452];[.P$2:.R$536];1;0)" office:value-type="string" office:string-value="8231" calcext:value-type="string">
            <text:p>82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52];[.P$2:.R$536];3;0)" office:value-type="string" office:string-value="rubber-products machine operators" calcext:value-type="string">
            <text:p>rubber-products machine operators</text:p>
          </table:table-cell>
          <table:table-cell office:value-type="string" calcext:value-type="string">
            <text:p>825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inting- binding- &amp; paper-products machine operators</text:p>
          </table:table-cell>
          <table:table-cell table:formula="of:=VLOOKUP([.P452];[.L$1:.L$545];1;0)" office:value-type="string" office:string-value="8250" calcext:value-type="string">
            <text:p>825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32" calcext:value-type="float">
            <text:p>8232</text:p>
          </table:table-cell>
          <table:table-cell office:value-type="string" calcext:value-type="string">
            <text:p>Plastic-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53];REPT(&quot;0&quot;;4-LEN([.B453])))" office:value-type="string" office:string-value="8232" calcext:value-type="string">
            <text:p>8232</text:p>
          </table:table-cell>
          <table:table-cell office:value-type="string" calcext:value-type="string">
            <text:p>8232</text:p>
          </table:table-cell>
          <table:table-cell table:formula="of:=VLOOKUP([.J453];[.P$2:.R$536];2;0)" office:value-type="string" office:string-value="ISCO-88_Ganzeboom" calcext:value-type="string">
            <text:p>ISCO-88_Ganzeboom</text:p>
          </table:table-cell>
          <table:table-cell table:formula="of:=VLOOKUP([.J453];[.P$2:.R$536];1;0)" office:value-type="string" office:string-value="8232" calcext:value-type="string">
            <text:p>82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53];[.P$2:.R$536];3;0)" office:value-type="string" office:string-value="plastic-products machine operators" calcext:value-type="string">
            <text:p>plastic-products machine operators</text:p>
          </table:table-cell>
          <table:table-cell office:value-type="string" calcext:value-type="string">
            <text:p>825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rinting-machine operators</text:p>
          </table:table-cell>
          <table:table-cell table:formula="of:=VLOOKUP([.P453];[.L$1:.L$545];1;0)" office:value-type="string" office:string-value="8251" calcext:value-type="string">
            <text:p>82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WOOD-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54];REPT(&quot;0&quot;;4-LEN([.B454])))" office:value-type="string" office:string-value="8240" calcext:value-type="string">
            <text:p>8240</text:p>
          </table:table-cell>
          <table:table-cell office:value-type="string" calcext:value-type="string">
            <text:p>8240</text:p>
          </table:table-cell>
          <table:table-cell table:formula="of:=VLOOKUP([.J454];[.P$2:.R$536];2;0)" office:value-type="string" office:string-value="ISCO-88_Ganzeboom" calcext:value-type="string">
            <text:p>ISCO-88_Ganzeboom</text:p>
          </table:table-cell>
          <table:table-cell table:formula="of:=VLOOKUP([.J454];[.P$2:.R$536];1;0)" office:value-type="string" office:string-value="8240" calcext:value-type="string">
            <text:p>82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54];[.P$2:.R$536];3;0)" office:value-type="string" office:string-value="wood-products machine operators" calcext:value-type="string">
            <text:p>wood-products machine operators</text:p>
          </table:table-cell>
          <table:table-cell office:value-type="string" calcext:value-type="string">
            <text:p>825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ookbinding-machine operators</text:p>
          </table:table-cell>
          <table:table-cell table:formula="of:=VLOOKUP([.P454];[.L$1:.L$545];1;0)" office:value-type="string" office:string-value="8252" calcext:value-type="string">
            <text:p>82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40" calcext:value-type="float">
            <text:p>8240</text:p>
          </table:table-cell>
          <table:table-cell office:value-type="string" calcext:value-type="string">
            <text:p>Wood-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55];REPT(&quot;0&quot;;4-LEN([.B455])))" office:value-type="string" office:string-value="8240" calcext:value-type="string">
            <text:p>8240</text:p>
          </table:table-cell>
          <table:table-cell office:value-type="string" calcext:value-type="string">
            <text:p>8240</text:p>
          </table:table-cell>
          <table:table-cell table:formula="of:=VLOOKUP([.J455];[.P$2:.R$536];2;0)" office:value-type="string" office:string-value="ISCO-88_Ganzeboom" calcext:value-type="string">
            <text:p>ISCO-88_Ganzeboom</text:p>
          </table:table-cell>
          <table:table-cell table:formula="of:=VLOOKUP([.J455];[.P$2:.R$536];1;0)" office:value-type="string" office:string-value="8240" calcext:value-type="string">
            <text:p>82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55];[.P$2:.R$536];3;0)" office:value-type="string" office:string-value="wood-products machine operators" calcext:value-type="string">
            <text:p>wood-products machine operators</text:p>
          </table:table-cell>
          <table:table-cell office:value-type="string" calcext:value-type="string">
            <text:p>825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aper-products machine operators</text:p>
          </table:table-cell>
          <table:table-cell table:formula="of:=VLOOKUP([.P455];[.L$1:.L$545];1;0)" office:value-type="string" office:string-value="8253" calcext:value-type="string">
            <text:p>82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PRINTING-, BINDING- AND PAPER-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56];REPT(&quot;0&quot;;4-LEN([.B456])))" office:value-type="string" office:string-value="8250" calcext:value-type="string">
            <text:p>8250</text:p>
          </table:table-cell>
          <table:table-cell office:value-type="string" calcext:value-type="string">
            <text:p>8250</text:p>
          </table:table-cell>
          <table:table-cell table:formula="of:=VLOOKUP([.J456];[.P$2:.R$536];2;0)" office:value-type="string" office:string-value="ISCO-88_Ganzeboom" calcext:value-type="string">
            <text:p>ISCO-88_Ganzeboom</text:p>
          </table:table-cell>
          <table:table-cell table:formula="of:=VLOOKUP([.J456];[.P$2:.R$536];1;0)" office:value-type="string" office:string-value="8250" calcext:value-type="string">
            <text:p>825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56];[.P$2:.R$536];3;0)" office:value-type="string" office:string-value="printing- binding- &amp; paper-products machine operators" calcext:value-type="string">
            <text:p>printing- binding- &amp; paper-products machine operators</text:p>
          </table:table-cell>
          <table:table-cell office:value-type="string" calcext:value-type="string">
            <text:p>826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extile- fur- &amp; leather-products machine operators</text:p>
          </table:table-cell>
          <table:table-cell table:formula="of:=VLOOKUP([.P456];[.L$1:.L$545];1;0)" office:value-type="string" office:string-value="8260" calcext:value-type="string">
            <text:p>82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51" calcext:value-type="float">
            <text:p>8251</text:p>
          </table:table-cell>
          <table:table-cell office:value-type="string" calcext:value-type="string">
            <text:p>Printing-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57];REPT(&quot;0&quot;;4-LEN([.B457])))" office:value-type="string" office:string-value="8251" calcext:value-type="string">
            <text:p>8251</text:p>
          </table:table-cell>
          <table:table-cell office:value-type="string" calcext:value-type="string">
            <text:p>8251</text:p>
          </table:table-cell>
          <table:table-cell table:formula="of:=VLOOKUP([.J457];[.P$2:.R$536];2;0)" office:value-type="string" office:string-value="ISCO-88_Ganzeboom" calcext:value-type="string">
            <text:p>ISCO-88_Ganzeboom</text:p>
          </table:table-cell>
          <table:table-cell table:formula="of:=VLOOKUP([.J457];[.P$2:.R$536];1;0)" office:value-type="string" office:string-value="8251" calcext:value-type="string">
            <text:p>825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57];[.P$2:.R$536];3;0)" office:value-type="string" office:string-value="printing-machine operators" calcext:value-type="string">
            <text:p>printing-machine operators</text:p>
          </table:table-cell>
          <table:table-cell office:value-type="string" calcext:value-type="string">
            <text:p>826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ibre-preparing-, spinning- &amp; windingmachine operators</text:p>
          </table:table-cell>
          <table:table-cell table:formula="of:=VLOOKUP([.P457];[.L$1:.L$545];1;0)" office:value-type="string" office:string-value="8261" calcext:value-type="string">
            <text:p>826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52" calcext:value-type="float">
            <text:p>8252</text:p>
          </table:table-cell>
          <table:table-cell office:value-type="string" calcext:value-type="string">
            <text:p>Bookbinding-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58];REPT(&quot;0&quot;;4-LEN([.B458])))" office:value-type="string" office:string-value="8252" calcext:value-type="string">
            <text:p>8252</text:p>
          </table:table-cell>
          <table:table-cell office:value-type="string" calcext:value-type="string">
            <text:p>8252</text:p>
          </table:table-cell>
          <table:table-cell table:formula="of:=VLOOKUP([.J458];[.P$2:.R$536];2;0)" office:value-type="string" office:string-value="ISCO-88_Ganzeboom" calcext:value-type="string">
            <text:p>ISCO-88_Ganzeboom</text:p>
          </table:table-cell>
          <table:table-cell table:formula="of:=VLOOKUP([.J458];[.P$2:.R$536];1;0)" office:value-type="string" office:string-value="8252" calcext:value-type="string">
            <text:p>825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58];[.P$2:.R$536];3;0)" office:value-type="string" office:string-value="bookbinding-machine operators" calcext:value-type="string">
            <text:p>bookbinding-machine operators</text:p>
          </table:table-cell>
          <table:table-cell office:value-type="string" calcext:value-type="string">
            <text:p>826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weaving- &amp; knitting-machine operators</text:p>
          </table:table-cell>
          <table:table-cell table:formula="of:=VLOOKUP([.P458];[.L$1:.L$545];1;0)" office:value-type="string" office:string-value="8262" calcext:value-type="string">
            <text:p>8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53" calcext:value-type="float">
            <text:p>8253</text:p>
          </table:table-cell>
          <table:table-cell office:value-type="string" calcext:value-type="string">
            <text:p>Paper-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59];REPT(&quot;0&quot;;4-LEN([.B459])))" office:value-type="string" office:string-value="8253" calcext:value-type="string">
            <text:p>8253</text:p>
          </table:table-cell>
          <table:table-cell office:value-type="string" calcext:value-type="string">
            <text:p>8253</text:p>
          </table:table-cell>
          <table:table-cell table:formula="of:=VLOOKUP([.J459];[.P$2:.R$536];2;0)" office:value-type="string" office:string-value="ISCO-88_Ganzeboom" calcext:value-type="string">
            <text:p>ISCO-88_Ganzeboom</text:p>
          </table:table-cell>
          <table:table-cell table:formula="of:=VLOOKUP([.J459];[.P$2:.R$536];1;0)" office:value-type="string" office:string-value="8253" calcext:value-type="string">
            <text:p>825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59];[.P$2:.R$536];3;0)" office:value-type="string" office:string-value="paper-products machine operators" calcext:value-type="string">
            <text:p>paper-products machine operators</text:p>
          </table:table-cell>
          <table:table-cell office:value-type="string" calcext:value-type="string">
            <text:p>826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ewing-machine operators</text:p>
          </table:table-cell>
          <table:table-cell table:formula="of:=VLOOKUP([.P459];[.L$1:.L$545];1;0)" office:value-type="string" office:string-value="8263" calcext:value-type="string">
            <text:p>82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TEXTILE-, FUR- AND LEATHER-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60];REPT(&quot;0&quot;;4-LEN([.B460])))" office:value-type="string" office:string-value="8260" calcext:value-type="string">
            <text:p>8260</text:p>
          </table:table-cell>
          <table:table-cell office:value-type="string" calcext:value-type="string">
            <text:p>8260</text:p>
          </table:table-cell>
          <table:table-cell table:formula="of:=VLOOKUP([.J460];[.P$2:.R$536];2;0)" office:value-type="string" office:string-value="ISCO-88_Ganzeboom" calcext:value-type="string">
            <text:p>ISCO-88_Ganzeboom</text:p>
          </table:table-cell>
          <table:table-cell table:formula="of:=VLOOKUP([.J460];[.P$2:.R$536];1;0)" office:value-type="string" office:string-value="8260" calcext:value-type="string">
            <text:p>826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60];[.P$2:.R$536];3;0)" office:value-type="string" office:string-value="textile- fur- &amp; leather-products machine operators" calcext:value-type="string">
            <text:p>textile- fur- &amp; leather-products machine operators</text:p>
          </table:table-cell>
          <table:table-cell office:value-type="string" calcext:value-type="string">
            <text:p>826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leaching- dyeing- &amp; cleaning-machine operators</text:p>
          </table:table-cell>
          <table:table-cell table:formula="of:=VLOOKUP([.P460];[.L$1:.L$545];1;0)" office:value-type="string" office:string-value="8264" calcext:value-type="string">
            <text:p>82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61" calcext:value-type="float">
            <text:p>8261</text:p>
          </table:table-cell>
          <table:table-cell office:value-type="string" calcext:value-type="string">
            <text:p>Fibre-preparing-, spinning- and winding-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61];REPT(&quot;0&quot;;4-LEN([.B461])))" office:value-type="string" office:string-value="8261" calcext:value-type="string">
            <text:p>8261</text:p>
          </table:table-cell>
          <table:table-cell office:value-type="string" calcext:value-type="string">
            <text:p>8261</text:p>
          </table:table-cell>
          <table:table-cell table:formula="of:=VLOOKUP([.J461];[.P$2:.R$536];2;0)" office:value-type="string" office:string-value="ISCO-88_Ganzeboom" calcext:value-type="string">
            <text:p>ISCO-88_Ganzeboom</text:p>
          </table:table-cell>
          <table:table-cell table:formula="of:=VLOOKUP([.J461];[.P$2:.R$536];1;0)" office:value-type="string" office:string-value="8261" calcext:value-type="string">
            <text:p>826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61];[.P$2:.R$536];3;0)" office:value-type="string" office:string-value="fibre-preparing-, spinning- &amp; windingmachine operators" calcext:value-type="string">
            <text:p>fibre-preparing-, spinning- &amp; windingmachine operators</text:p>
          </table:table-cell>
          <table:table-cell office:value-type="string" calcext:value-type="string">
            <text:p>826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ur- &amp; leather-preparing-machine operators</text:p>
          </table:table-cell>
          <table:table-cell table:formula="of:=VLOOKUP([.P461];[.L$1:.L$545];1;0)" office:value-type="string" office:string-value="8265" calcext:value-type="string">
            <text:p>826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62" calcext:value-type="float">
            <text:p>8262</text:p>
          </table:table-cell>
          <table:table-cell office:value-type="string" calcext:value-type="string">
            <text:p>Weaving- and knitting-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62];REPT(&quot;0&quot;;4-LEN([.B462])))" office:value-type="string" office:string-value="8262" calcext:value-type="string">
            <text:p>8262</text:p>
          </table:table-cell>
          <table:table-cell office:value-type="string" calcext:value-type="string">
            <text:p>8262</text:p>
          </table:table-cell>
          <table:table-cell table:formula="of:=VLOOKUP([.J462];[.P$2:.R$536];2;0)" office:value-type="string" office:string-value="ISCO-88_Ganzeboom" calcext:value-type="string">
            <text:p>ISCO-88_Ganzeboom</text:p>
          </table:table-cell>
          <table:table-cell table:formula="of:=VLOOKUP([.J462];[.P$2:.R$536];1;0)" office:value-type="string" office:string-value="8262" calcext:value-type="string">
            <text:p>826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62];[.P$2:.R$536];3;0)" office:value-type="string" office:string-value="weaving- &amp; knitting-machine operators" calcext:value-type="string">
            <text:p>weaving- &amp; knitting-machine operators</text:p>
          </table:table-cell>
          <table:table-cell office:value-type="string" calcext:value-type="string">
            <text:p>8266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hoemaking- etc machine operators</text:p>
          </table:table-cell>
          <table:table-cell table:formula="of:=VLOOKUP([.P462];[.L$1:.L$545];1;0)" office:value-type="string" office:string-value="8266" calcext:value-type="string">
            <text:p>82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63" calcext:value-type="float">
            <text:p>8263</text:p>
          </table:table-cell>
          <table:table-cell office:value-type="string" calcext:value-type="string">
            <text:p>Sewing-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63];REPT(&quot;0&quot;;4-LEN([.B463])))" office:value-type="string" office:string-value="8263" calcext:value-type="string">
            <text:p>8263</text:p>
          </table:table-cell>
          <table:table-cell office:value-type="string" calcext:value-type="string">
            <text:p>8263</text:p>
          </table:table-cell>
          <table:table-cell table:formula="of:=VLOOKUP([.J463];[.P$2:.R$536];2;0)" office:value-type="string" office:string-value="ISCO-88_Ganzeboom" calcext:value-type="string">
            <text:p>ISCO-88_Ganzeboom</text:p>
          </table:table-cell>
          <table:table-cell table:formula="of:=VLOOKUP([.J463];[.P$2:.R$536];1;0)" office:value-type="string" office:string-value="8263" calcext:value-type="string">
            <text:p>826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63];[.P$2:.R$536];3;0)" office:value-type="string" office:string-value="sewing-machine operators" calcext:value-type="string">
            <text:p>sewing-machine operators</text:p>
          </table:table-cell>
          <table:table-cell office:value-type="string" calcext:value-type="string">
            <text:p>826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extile- fur- &amp; leather-products machine operators nec</text:p>
          </table:table-cell>
          <table:table-cell table:formula="of:=VLOOKUP([.P463];[.L$1:.L$545];1;0)" office:value-type="string" office:string-value="8269" calcext:value-type="string">
            <text:p>826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64" calcext:value-type="float">
            <text:p>8264</text:p>
          </table:table-cell>
          <table:table-cell office:value-type="string" calcext:value-type="string">
            <text:p>Bleaching-, dyeing- and cleaning-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64];REPT(&quot;0&quot;;4-LEN([.B464])))" office:value-type="string" office:string-value="8264" calcext:value-type="string">
            <text:p>8264</text:p>
          </table:table-cell>
          <table:table-cell office:value-type="string" calcext:value-type="string">
            <text:p>8264</text:p>
          </table:table-cell>
          <table:table-cell table:formula="of:=VLOOKUP([.J464];[.P$2:.R$536];2;0)" office:value-type="string" office:string-value="ISCO-88_Ganzeboom" calcext:value-type="string">
            <text:p>ISCO-88_Ganzeboom</text:p>
          </table:table-cell>
          <table:table-cell table:formula="of:=VLOOKUP([.J464];[.P$2:.R$536];1;0)" office:value-type="string" office:string-value="8264" calcext:value-type="string">
            <text:p>826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64];[.P$2:.R$536];3;0)" office:value-type="string" office:string-value="bleaching- dyeing- &amp; cleaning-machine operators" calcext:value-type="string">
            <text:p>bleaching- dyeing- &amp; cleaning-machine operators</text:p>
          </table:table-cell>
          <table:table-cell office:value-type="string" calcext:value-type="string">
            <text:p>827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ood etc products machine operators</text:p>
          </table:table-cell>
          <table:table-cell table:formula="of:=VLOOKUP([.P464];[.L$1:.L$545];1;0)" office:value-type="string" office:string-value="8270" calcext:value-type="string">
            <text:p>827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65" calcext:value-type="float">
            <text:p>8265</text:p>
          </table:table-cell>
          <table:table-cell office:value-type="string" calcext:value-type="string">
            <text:p>Fur and leather-preparing-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65];REPT(&quot;0&quot;;4-LEN([.B465])))" office:value-type="string" office:string-value="8265" calcext:value-type="string">
            <text:p>8265</text:p>
          </table:table-cell>
          <table:table-cell office:value-type="string" calcext:value-type="string">
            <text:p>8265</text:p>
          </table:table-cell>
          <table:table-cell table:formula="of:=VLOOKUP([.J465];[.P$2:.R$536];2;0)" office:value-type="string" office:string-value="ISCO-88_Ganzeboom" calcext:value-type="string">
            <text:p>ISCO-88_Ganzeboom</text:p>
          </table:table-cell>
          <table:table-cell table:formula="of:=VLOOKUP([.J465];[.P$2:.R$536];1;0)" office:value-type="string" office:string-value="8265" calcext:value-type="string">
            <text:p>826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65];[.P$2:.R$536];3;0)" office:value-type="string" office:string-value="fur- &amp; leather-preparing-machine operators" calcext:value-type="string">
            <text:p>fur- &amp; leather-preparing-machine operators</text:p>
          </table:table-cell>
          <table:table-cell office:value-type="string" calcext:value-type="string">
            <text:p>827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at- &amp; fish-processing-machine operators</text:p>
          </table:table-cell>
          <table:table-cell table:formula="of:=VLOOKUP([.P465];[.L$1:.L$545];1;0)" office:value-type="string" office:string-value="8271" calcext:value-type="string">
            <text:p>82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66" calcext:value-type="float">
            <text:p>8266</text:p>
          </table:table-cell>
          <table:table-cell office:value-type="string" calcext:value-type="string">
            <text:p>Shoemaking- and related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66];REPT(&quot;0&quot;;4-LEN([.B466])))" office:value-type="string" office:string-value="8266" calcext:value-type="string">
            <text:p>8266</text:p>
          </table:table-cell>
          <table:table-cell office:value-type="string" calcext:value-type="string">
            <text:p>8266</text:p>
          </table:table-cell>
          <table:table-cell table:formula="of:=VLOOKUP([.J466];[.P$2:.R$536];2;0)" office:value-type="string" office:string-value="ISCO-88_Ganzeboom" calcext:value-type="string">
            <text:p>ISCO-88_Ganzeboom</text:p>
          </table:table-cell>
          <table:table-cell table:formula="of:=VLOOKUP([.J466];[.P$2:.R$536];1;0)" office:value-type="string" office:string-value="8266" calcext:value-type="string">
            <text:p>8266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66];[.P$2:.R$536];3;0)" office:value-type="string" office:string-value="shoemaking- etc machine operators" calcext:value-type="string">
            <text:p>shoemaking- etc machine operators</text:p>
          </table:table-cell>
          <table:table-cell office:value-type="string" calcext:value-type="string">
            <text:p>827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airy-products machine operators</text:p>
          </table:table-cell>
          <table:table-cell table:formula="of:=VLOOKUP([.P466];[.L$1:.L$545];1;0)" office:value-type="string" office:string-value="8272" calcext:value-type="string">
            <text:p>827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69" calcext:value-type="float">
            <text:p>8269</text:p>
          </table:table-cell>
          <table:table-cell office:value-type="string" calcext:value-type="string">
            <text:p>Textile-, fur- and leather-products machine operators not elsewhere classified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67];REPT(&quot;0&quot;;4-LEN([.B467])))" office:value-type="string" office:string-value="8269" calcext:value-type="string">
            <text:p>8269</text:p>
          </table:table-cell>
          <table:table-cell office:value-type="string" calcext:value-type="string">
            <text:p>8269</text:p>
          </table:table-cell>
          <table:table-cell table:formula="of:=VLOOKUP([.J467];[.P$2:.R$536];2;0)" office:value-type="string" office:string-value="ISCO-88_Ganzeboom" calcext:value-type="string">
            <text:p>ISCO-88_Ganzeboom</text:p>
          </table:table-cell>
          <table:table-cell table:formula="of:=VLOOKUP([.J467];[.P$2:.R$536];1;0)" office:value-type="string" office:string-value="8269" calcext:value-type="string">
            <text:p>826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67];[.P$2:.R$536];3;0)" office:value-type="string" office:string-value="textile- fur- &amp; leather-products machine operators nec" calcext:value-type="string">
            <text:p>textile- fur- &amp; leather-products machine operators nec</text:p>
          </table:table-cell>
          <table:table-cell office:value-type="string" calcext:value-type="string">
            <text:p>827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rain- &amp; spice-milling-machine operators</text:p>
          </table:table-cell>
          <table:table-cell table:formula="of:=VLOOKUP([.P467];[.L$1:.L$545];1;0)" office:value-type="string" office:string-value="8273" calcext:value-type="string">
            <text:p>82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FOOD AND RELATED 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68];REPT(&quot;0&quot;;4-LEN([.B468])))" office:value-type="string" office:string-value="8270" calcext:value-type="string">
            <text:p>8270</text:p>
          </table:table-cell>
          <table:table-cell office:value-type="string" calcext:value-type="string">
            <text:p>8270</text:p>
          </table:table-cell>
          <table:table-cell table:formula="of:=VLOOKUP([.J468];[.P$2:.R$536];2;0)" office:value-type="string" office:string-value="ISCO-88_Ganzeboom" calcext:value-type="string">
            <text:p>ISCO-88_Ganzeboom</text:p>
          </table:table-cell>
          <table:table-cell table:formula="of:=VLOOKUP([.J468];[.P$2:.R$536];1;0)" office:value-type="string" office:string-value="8270" calcext:value-type="string">
            <text:p>827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68];[.P$2:.R$536];3;0)" office:value-type="string" office:string-value="food etc products machine operators" calcext:value-type="string">
            <text:p>food etc products machine operators</text:p>
          </table:table-cell>
          <table:table-cell office:value-type="string" calcext:value-type="string">
            <text:p>827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aked-goods cereal &amp; chocolate-products machine operators</text:p>
          </table:table-cell>
          <table:table-cell table:formula="of:=VLOOKUP([.P468];[.L$1:.L$545];1;0)" office:value-type="string" office:string-value="8274" calcext:value-type="string">
            <text:p>82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71" calcext:value-type="float">
            <text:p>8271</text:p>
          </table:table-cell>
          <table:table-cell office:value-type="string" calcext:value-type="string">
            <text:p>Meat- and fish-processing-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69];REPT(&quot;0&quot;;4-LEN([.B469])))" office:value-type="string" office:string-value="8271" calcext:value-type="string">
            <text:p>8271</text:p>
          </table:table-cell>
          <table:table-cell office:value-type="string" calcext:value-type="string">
            <text:p>8271</text:p>
          </table:table-cell>
          <table:table-cell table:formula="of:=VLOOKUP([.J469];[.P$2:.R$536];2;0)" office:value-type="string" office:string-value="ISCO-88_Ganzeboom" calcext:value-type="string">
            <text:p>ISCO-88_Ganzeboom</text:p>
          </table:table-cell>
          <table:table-cell table:formula="of:=VLOOKUP([.J469];[.P$2:.R$536];1;0)" office:value-type="string" office:string-value="8271" calcext:value-type="string">
            <text:p>827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69];[.P$2:.R$536];3;0)" office:value-type="string" office:string-value="meat- &amp; fish-processing-machine operators" calcext:value-type="string">
            <text:p>meat- &amp; fish-processing-machine operators</text:p>
          </table:table-cell>
          <table:table-cell office:value-type="string" calcext:value-type="string">
            <text:p>827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ruit- vegetable- &amp; nut-processing-machine operators</text:p>
          </table:table-cell>
          <table:table-cell table:formula="of:=VLOOKUP([.P469];[.L$1:.L$545];1;0)" office:value-type="string" office:string-value="8275" calcext:value-type="string">
            <text:p>82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Dairy-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70];REPT(&quot;0&quot;;4-LEN([.B470])))" office:value-type="string" office:string-value="8272" calcext:value-type="string">
            <text:p>8272</text:p>
          </table:table-cell>
          <table:table-cell office:value-type="string" calcext:value-type="string">
            <text:p>8272</text:p>
          </table:table-cell>
          <table:table-cell table:formula="of:=VLOOKUP([.J470];[.P$2:.R$536];2;0)" office:value-type="string" office:string-value="ISCO-88_Ganzeboom" calcext:value-type="string">
            <text:p>ISCO-88_Ganzeboom</text:p>
          </table:table-cell>
          <table:table-cell table:formula="of:=VLOOKUP([.J470];[.P$2:.R$536];1;0)" office:value-type="string" office:string-value="8272" calcext:value-type="string">
            <text:p>827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70];[.P$2:.R$536];3;0)" office:value-type="string" office:string-value="dairy-products machine operators" calcext:value-type="string">
            <text:p>dairy-products machine operators</text:p>
          </table:table-cell>
          <table:table-cell office:value-type="string" calcext:value-type="string">
            <text:p>8276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ugar production machine operators</text:p>
          </table:table-cell>
          <table:table-cell table:formula="of:=VLOOKUP([.P470];[.L$1:.L$545];1;0)" office:value-type="string" office:string-value="8276" calcext:value-type="string">
            <text:p>82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73" calcext:value-type="float">
            <text:p>8273</text:p>
          </table:table-cell>
          <table:table-cell office:value-type="string" calcext:value-type="string">
            <text:p>Grain- and spice-milling-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71];REPT(&quot;0&quot;;4-LEN([.B471])))" office:value-type="string" office:string-value="8273" calcext:value-type="string">
            <text:p>8273</text:p>
          </table:table-cell>
          <table:table-cell office:value-type="string" calcext:value-type="string">
            <text:p>8273</text:p>
          </table:table-cell>
          <table:table-cell table:formula="of:=VLOOKUP([.J471];[.P$2:.R$536];2;0)" office:value-type="string" office:string-value="ISCO-88_Ganzeboom" calcext:value-type="string">
            <text:p>ISCO-88_Ganzeboom</text:p>
          </table:table-cell>
          <table:table-cell table:formula="of:=VLOOKUP([.J471];[.P$2:.R$536];1;0)" office:value-type="string" office:string-value="8273" calcext:value-type="string">
            <text:p>827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71];[.P$2:.R$536];3;0)" office:value-type="string" office:string-value="grain- &amp; spice-milling-machine operators" calcext:value-type="string">
            <text:p>grain- &amp; spice-milling-machine operators</text:p>
          </table:table-cell>
          <table:table-cell office:value-type="string" calcext:value-type="string">
            <text:p>8277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ea- coffee- &amp; cocoa-processing-machine operators</text:p>
          </table:table-cell>
          <table:table-cell table:formula="of:=VLOOKUP([.P471];[.L$1:.L$545];1;0)" office:value-type="string" office:string-value="8277" calcext:value-type="string">
            <text:p>827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74" calcext:value-type="float">
            <text:p>8274</text:p>
          </table:table-cell>
          <table:table-cell office:value-type="string" calcext:value-type="string">
            <text:p>Baked-goods, cereal and chocolate-products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72];REPT(&quot;0&quot;;4-LEN([.B472])))" office:value-type="string" office:string-value="8274" calcext:value-type="string">
            <text:p>8274</text:p>
          </table:table-cell>
          <table:table-cell office:value-type="string" calcext:value-type="string">
            <text:p>8274</text:p>
          </table:table-cell>
          <table:table-cell table:formula="of:=VLOOKUP([.J472];[.P$2:.R$536];2;0)" office:value-type="string" office:string-value="ISCO-88_Ganzeboom" calcext:value-type="string">
            <text:p>ISCO-88_Ganzeboom</text:p>
          </table:table-cell>
          <table:table-cell table:formula="of:=VLOOKUP([.J472];[.P$2:.R$536];1;0)" office:value-type="string" office:string-value="8274" calcext:value-type="string">
            <text:p>827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72];[.P$2:.R$536];3;0)" office:value-type="string" office:string-value="baked-goods cereal &amp; chocolate-products machine operators" calcext:value-type="string">
            <text:p>baked-goods cereal &amp; chocolate-products machine operators</text:p>
          </table:table-cell>
          <table:table-cell office:value-type="string" calcext:value-type="string">
            <text:p>8278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rewers- wine &amp; other beverage machine operators</text:p>
          </table:table-cell>
          <table:table-cell table:formula="of:=VLOOKUP([.P472];[.L$1:.L$545];1;0)" office:value-type="string" office:string-value="8278" calcext:value-type="string">
            <text:p>82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75" calcext:value-type="float">
            <text:p>8275</text:p>
          </table:table-cell>
          <table:table-cell office:value-type="string" calcext:value-type="string">
            <text:p>Fruit-, vegetable- and nut-processing-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73];REPT(&quot;0&quot;;4-LEN([.B473])))" office:value-type="string" office:string-value="8275" calcext:value-type="string">
            <text:p>8275</text:p>
          </table:table-cell>
          <table:table-cell office:value-type="string" calcext:value-type="string">
            <text:p>8275</text:p>
          </table:table-cell>
          <table:table-cell table:formula="of:=VLOOKUP([.J473];[.P$2:.R$536];2;0)" office:value-type="string" office:string-value="ISCO-88_Ganzeboom" calcext:value-type="string">
            <text:p>ISCO-88_Ganzeboom</text:p>
          </table:table-cell>
          <table:table-cell table:formula="of:=VLOOKUP([.J473];[.P$2:.R$536];1;0)" office:value-type="string" office:string-value="8275" calcext:value-type="string">
            <text:p>827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73];[.P$2:.R$536];3;0)" office:value-type="string" office:string-value="fruit- vegetable- &amp; nut-processing-machine operators" calcext:value-type="string">
            <text:p>fruit- vegetable- &amp; nut-processing-machine operators</text:p>
          </table:table-cell>
          <table:table-cell office:value-type="string" calcext:value-type="string">
            <text:p>8279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obacco production machine operators</text:p>
          </table:table-cell>
          <table:table-cell table:formula="of:=VLOOKUP([.P473];[.L$1:.L$545];1;0)" office:value-type="string" office:string-value="8279" calcext:value-type="string">
            <text:p>82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76" calcext:value-type="float">
            <text:p>8276</text:p>
          </table:table-cell>
          <table:table-cell office:value-type="string" calcext:value-type="string">
            <text:p>Sugar production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74];REPT(&quot;0&quot;;4-LEN([.B474])))" office:value-type="string" office:string-value="8276" calcext:value-type="string">
            <text:p>8276</text:p>
          </table:table-cell>
          <table:table-cell office:value-type="string" calcext:value-type="string">
            <text:p>8276</text:p>
          </table:table-cell>
          <table:table-cell table:formula="of:=VLOOKUP([.J474];[.P$2:.R$536];2;0)" office:value-type="string" office:string-value="ISCO-88_Ganzeboom" calcext:value-type="string">
            <text:p>ISCO-88_Ganzeboom</text:p>
          </table:table-cell>
          <table:table-cell table:formula="of:=VLOOKUP([.J474];[.P$2:.R$536];1;0)" office:value-type="string" office:string-value="8276" calcext:value-type="string">
            <text:p>8276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74];[.P$2:.R$536];3;0)" office:value-type="string" office:string-value="sugar production machine operators" calcext:value-type="string">
            <text:p>sugar production machine operators</text:p>
          </table:table-cell>
          <table:table-cell office:value-type="string" calcext:value-type="string">
            <text:p>828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ssemblers</text:p>
          </table:table-cell>
          <table:table-cell table:formula="of:=VLOOKUP([.P474];[.L$1:.L$545];1;0)" office:value-type="string" office:string-value="8280" calcext:value-type="string">
            <text:p>82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Tea-, coffee-, and cocoa-processing-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75];REPT(&quot;0&quot;;4-LEN([.B475])))" office:value-type="string" office:string-value="8277" calcext:value-type="string">
            <text:p>8277</text:p>
          </table:table-cell>
          <table:table-cell office:value-type="string" calcext:value-type="string">
            <text:p>8277</text:p>
          </table:table-cell>
          <table:table-cell table:formula="of:=VLOOKUP([.J475];[.P$2:.R$536];2;0)" office:value-type="string" office:string-value="ISCO-88_Ganzeboom" calcext:value-type="string">
            <text:p>ISCO-88_Ganzeboom</text:p>
          </table:table-cell>
          <table:table-cell table:formula="of:=VLOOKUP([.J475];[.P$2:.R$536];1;0)" office:value-type="string" office:string-value="8277" calcext:value-type="string">
            <text:p>8277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75];[.P$2:.R$536];3;0)" office:value-type="string" office:string-value="tea- coffee- &amp; cocoa-processing-machine operators" calcext:value-type="string">
            <text:p>tea- coffee- &amp; cocoa-processing-machine operators</text:p>
          </table:table-cell>
          <table:table-cell office:value-type="string" calcext:value-type="string">
            <text:p>828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chanical-machinery assemblers</text:p>
          </table:table-cell>
          <table:table-cell table:formula="of:=VLOOKUP([.P475];[.L$1:.L$545];1;0)" office:value-type="string" office:string-value="8281" calcext:value-type="string">
            <text:p>828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78" calcext:value-type="float">
            <text:p>8278</text:p>
          </table:table-cell>
          <table:table-cell office:value-type="string" calcext:value-type="string">
            <text:p>Brewers, wine and other beverage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76];REPT(&quot;0&quot;;4-LEN([.B476])))" office:value-type="string" office:string-value="8278" calcext:value-type="string">
            <text:p>8278</text:p>
          </table:table-cell>
          <table:table-cell office:value-type="string" calcext:value-type="string">
            <text:p>8278</text:p>
          </table:table-cell>
          <table:table-cell table:formula="of:=VLOOKUP([.J476];[.P$2:.R$536];2;0)" office:value-type="string" office:string-value="ISCO-88_Ganzeboom" calcext:value-type="string">
            <text:p>ISCO-88_Ganzeboom</text:p>
          </table:table-cell>
          <table:table-cell table:formula="of:=VLOOKUP([.J476];[.P$2:.R$536];1;0)" office:value-type="string" office:string-value="8278" calcext:value-type="string">
            <text:p>8278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76];[.P$2:.R$536];3;0)" office:value-type="string" office:string-value="brewers- wine &amp; other beverage machine operators" calcext:value-type="string">
            <text:p>brewers- wine &amp; other beverage machine operators</text:p>
          </table:table-cell>
          <table:table-cell office:value-type="string" calcext:value-type="string">
            <text:p>828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lectrical-equipment assemblers</text:p>
          </table:table-cell>
          <table:table-cell table:formula="of:=VLOOKUP([.P476];[.L$1:.L$545];1;0)" office:value-type="string" office:string-value="8282" calcext:value-type="string">
            <text:p>828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79" calcext:value-type="float">
            <text:p>8279</text:p>
          </table:table-cell>
          <table:table-cell office:value-type="string" calcext:value-type="string">
            <text:p>Tobacco production machine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77];REPT(&quot;0&quot;;4-LEN([.B477])))" office:value-type="string" office:string-value="8279" calcext:value-type="string">
            <text:p>8279</text:p>
          </table:table-cell>
          <table:table-cell office:value-type="string" calcext:value-type="string">
            <text:p>8279</text:p>
          </table:table-cell>
          <table:table-cell table:formula="of:=VLOOKUP([.J477];[.P$2:.R$536];2;0)" office:value-type="string" office:string-value="ISCO-88_Ganzeboom" calcext:value-type="string">
            <text:p>ISCO-88_Ganzeboom</text:p>
          </table:table-cell>
          <table:table-cell table:formula="of:=VLOOKUP([.J477];[.P$2:.R$536];1;0)" office:value-type="string" office:string-value="8279" calcext:value-type="string">
            <text:p>8279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77];[.P$2:.R$536];3;0)" office:value-type="string" office:string-value="tobacco production machine operators" calcext:value-type="string">
            <text:p>tobacco production machine operators</text:p>
          </table:table-cell>
          <table:table-cell office:value-type="string" calcext:value-type="string">
            <text:p>828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lectronic-equipment assemblers</text:p>
          </table:table-cell>
          <table:table-cell table:formula="of:=VLOOKUP([.P477];[.L$1:.L$545];1;0)" office:value-type="string" office:string-value="8283" calcext:value-type="string">
            <text:p>828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SSEMB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78];REPT(&quot;0&quot;;4-LEN([.B478])))" office:value-type="string" office:string-value="8280" calcext:value-type="string">
            <text:p>8280</text:p>
          </table:table-cell>
          <table:table-cell office:value-type="string" calcext:value-type="string">
            <text:p>8280</text:p>
          </table:table-cell>
          <table:table-cell table:formula="of:=VLOOKUP([.J478];[.P$2:.R$536];2;0)" office:value-type="string" office:string-value="ISCO-88_Ganzeboom" calcext:value-type="string">
            <text:p>ISCO-88_Ganzeboom</text:p>
          </table:table-cell>
          <table:table-cell table:formula="of:=VLOOKUP([.J478];[.P$2:.R$536];1;0)" office:value-type="string" office:string-value="8280" calcext:value-type="string">
            <text:p>828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78];[.P$2:.R$536];3;0)" office:value-type="string" office:string-value="assemblers" calcext:value-type="string">
            <text:p>assemblers</text:p>
          </table:table-cell>
          <table:table-cell office:value-type="string" calcext:value-type="string">
            <text:p>828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tal- rubber- &amp; plastic-products assemblers</text:p>
          </table:table-cell>
          <table:table-cell table:formula="of:=VLOOKUP([.P478];[.L$1:.L$545];1;0)" office:value-type="string" office:string-value="8284" calcext:value-type="string">
            <text:p>82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81" calcext:value-type="float">
            <text:p>8281</text:p>
          </table:table-cell>
          <table:table-cell office:value-type="string" calcext:value-type="string">
            <text:p>Mechanical-machinery assemb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79];REPT(&quot;0&quot;;4-LEN([.B479])))" office:value-type="string" office:string-value="8281" calcext:value-type="string">
            <text:p>8281</text:p>
          </table:table-cell>
          <table:table-cell office:value-type="string" calcext:value-type="string">
            <text:p>8281</text:p>
          </table:table-cell>
          <table:table-cell table:formula="of:=VLOOKUP([.J479];[.P$2:.R$536];2;0)" office:value-type="string" office:string-value="ISCO-88_Ganzeboom" calcext:value-type="string">
            <text:p>ISCO-88_Ganzeboom</text:p>
          </table:table-cell>
          <table:table-cell table:formula="of:=VLOOKUP([.J479];[.P$2:.R$536];1;0)" office:value-type="string" office:string-value="8281" calcext:value-type="string">
            <text:p>828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79];[.P$2:.R$536];3;0)" office:value-type="string" office:string-value="mechanical-machinery assemblers" calcext:value-type="string">
            <text:p>mechanical-machinery assemblers</text:p>
          </table:table-cell>
          <table:table-cell office:value-type="string" calcext:value-type="string">
            <text:p>8285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wood etc products assemblers</text:p>
          </table:table-cell>
          <table:table-cell table:formula="of:=VLOOKUP([.P479];[.L$1:.L$545];1;0)" office:value-type="string" office:string-value="8285" calcext:value-type="string">
            <text:p>82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Electrical-equipment assemb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80];REPT(&quot;0&quot;;4-LEN([.B480])))" office:value-type="string" office:string-value="8282" calcext:value-type="string">
            <text:p>8282</text:p>
          </table:table-cell>
          <table:table-cell office:value-type="string" calcext:value-type="string">
            <text:p>8282</text:p>
          </table:table-cell>
          <table:table-cell table:formula="of:=VLOOKUP([.J480];[.P$2:.R$536];2;0)" office:value-type="string" office:string-value="ISCO-88_Ganzeboom" calcext:value-type="string">
            <text:p>ISCO-88_Ganzeboom</text:p>
          </table:table-cell>
          <table:table-cell table:formula="of:=VLOOKUP([.J480];[.P$2:.R$536];1;0)" office:value-type="string" office:string-value="8282" calcext:value-type="string">
            <text:p>828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80];[.P$2:.R$536];3;0)" office:value-type="string" office:string-value="electrical-equipment assemblers" calcext:value-type="string">
            <text:p>electrical-equipment assemblers</text:p>
          </table:table-cell>
          <table:table-cell office:value-type="string" calcext:value-type="string">
            <text:p>8286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paperboard textile etc products assemblers</text:p>
          </table:table-cell>
          <table:table-cell table:formula="of:=VLOOKUP([.P480];[.L$1:.L$545];1;0)" office:value-type="string" office:string-value="8286" calcext:value-type="string">
            <text:p>82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83" calcext:value-type="float">
            <text:p>8283</text:p>
          </table:table-cell>
          <table:table-cell office:value-type="string" calcext:value-type="string">
            <text:p>Electronic-equipment assemb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81];REPT(&quot;0&quot;;4-LEN([.B481])))" office:value-type="string" office:string-value="8283" calcext:value-type="string">
            <text:p>8283</text:p>
          </table:table-cell>
          <table:table-cell office:value-type="string" calcext:value-type="string">
            <text:p>8283</text:p>
          </table:table-cell>
          <table:table-cell table:formula="of:=VLOOKUP([.J481];[.P$2:.R$536];2;0)" office:value-type="string" office:string-value="ISCO-88_Ganzeboom" calcext:value-type="string">
            <text:p>ISCO-88_Ganzeboom</text:p>
          </table:table-cell>
          <table:table-cell table:formula="of:=VLOOKUP([.J481];[.P$2:.R$536];1;0)" office:value-type="string" office:string-value="8283" calcext:value-type="string">
            <text:p>828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81];[.P$2:.R$536];3;0)" office:value-type="string" office:string-value="electronic-equipment assemblers" calcext:value-type="string">
            <text:p>electronic-equipment assemblers</text:p>
          </table:table-cell>
          <table:table-cell office:value-type="string" calcext:value-type="string">
            <text:p>829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other machine operators &amp; assemblers</text:p>
          </table:table-cell>
          <table:table-cell table:formula="of:=VLOOKUP([.P481];[.L$1:.L$545];1;0)" office:value-type="string" office:string-value="8290" calcext:value-type="string">
            <text:p>82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84" calcext:value-type="float">
            <text:p>8284</text:p>
          </table:table-cell>
          <table:table-cell office:value-type="string" calcext:value-type="string">
            <text:p>Metal-, rubber- and plastic-products assemb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82];REPT(&quot;0&quot;;4-LEN([.B482])))" office:value-type="string" office:string-value="8284" calcext:value-type="string">
            <text:p>8284</text:p>
          </table:table-cell>
          <table:table-cell office:value-type="string" calcext:value-type="string">
            <text:p>8284</text:p>
          </table:table-cell>
          <table:table-cell table:formula="of:=VLOOKUP([.J482];[.P$2:.R$536];2;0)" office:value-type="string" office:string-value="ISCO-88_Ganzeboom" calcext:value-type="string">
            <text:p>ISCO-88_Ganzeboom</text:p>
          </table:table-cell>
          <table:table-cell table:formula="of:=VLOOKUP([.J482];[.P$2:.R$536];1;0)" office:value-type="string" office:string-value="8284" calcext:value-type="string">
            <text:p>828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82];[.P$2:.R$536];3;0)" office:value-type="string" office:string-value="metal- rubber- &amp; plastic-products assemblers" calcext:value-type="string">
            <text:p>metal- rubber- &amp; plastic-products assemblers</text:p>
          </table:table-cell>
          <table:table-cell office:value-type="string" calcext:value-type="string">
            <text:p>83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rivers &amp; mobile-plant operators</text:p>
          </table:table-cell>
          <table:table-cell table:formula="of:=VLOOKUP([.P482];[.L$1:.L$545];1;0)" office:value-type="string" office:string-value="8300" calcext:value-type="string">
            <text:p>83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85" calcext:value-type="float">
            <text:p>8285</text:p>
          </table:table-cell>
          <table:table-cell office:value-type="string" calcext:value-type="string">
            <text:p>Wood and related products assemb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83];REPT(&quot;0&quot;;4-LEN([.B483])))" office:value-type="string" office:string-value="8285" calcext:value-type="string">
            <text:p>8285</text:p>
          </table:table-cell>
          <table:table-cell office:value-type="string" calcext:value-type="string">
            <text:p>8285</text:p>
          </table:table-cell>
          <table:table-cell table:formula="of:=VLOOKUP([.J483];[.P$2:.R$536];2;0)" office:value-type="string" office:string-value="ISCO-88_Ganzeboom" calcext:value-type="string">
            <text:p>ISCO-88_Ganzeboom</text:p>
          </table:table-cell>
          <table:table-cell table:formula="of:=VLOOKUP([.J483];[.P$2:.R$536];1;0)" office:value-type="string" office:string-value="8285" calcext:value-type="string">
            <text:p>8285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83];[.P$2:.R$536];3;0)" office:value-type="string" office:string-value="wood etc products assemblers" calcext:value-type="string">
            <text:p>wood etc products assemblers</text:p>
          </table:table-cell>
          <table:table-cell office:value-type="string" calcext:value-type="string">
            <text:p>83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ocomotive-engine drivers etc workers</text:p>
          </table:table-cell>
          <table:table-cell table:formula="of:=VLOOKUP([.P483];[.L$1:.L$545];1;0)" office:value-type="string" office:string-value="8310" calcext:value-type="string">
            <text:p>83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86" calcext:value-type="float">
            <text:p>8286</text:p>
          </table:table-cell>
          <table:table-cell office:value-type="string" calcext:value-type="string">
            <text:p>Paperboard, textile and related products assemb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84];REPT(&quot;0&quot;;4-LEN([.B484])))" office:value-type="string" office:string-value="8286" calcext:value-type="string">
            <text:p>8286</text:p>
          </table:table-cell>
          <table:table-cell office:value-type="string" calcext:value-type="string">
            <text:p>8286</text:p>
          </table:table-cell>
          <table:table-cell table:formula="of:=VLOOKUP([.J484];[.P$2:.R$536];2;0)" office:value-type="string" office:string-value="ISCO-88_Ganzeboom" calcext:value-type="string">
            <text:p>ISCO-88_Ganzeboom</text:p>
          </table:table-cell>
          <table:table-cell table:formula="of:=VLOOKUP([.J484];[.P$2:.R$536];1;0)" office:value-type="string" office:string-value="8286" calcext:value-type="string">
            <text:p>8286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84];[.P$2:.R$536];3;0)" office:value-type="string" office:string-value="paperboard textile etc products assemblers" calcext:value-type="string">
            <text:p>paperboard textile etc products assemblers</text:p>
          </table:table-cell>
          <table:table-cell office:value-type="string" calcext:value-type="string">
            <text:p>83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ocomotive-engine drivers</text:p>
          </table:table-cell>
          <table:table-cell table:formula="of:=VLOOKUP([.P484];[.L$1:.L$545];1;0)" office:value-type="string" office:string-value="8311" calcext:value-type="string">
            <text:p>83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OTHER MACHINE OPERATORS AND ASSEMB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85];REPT(&quot;0&quot;;4-LEN([.B485])))" office:value-type="string" office:string-value="8290" calcext:value-type="string">
            <text:p>8290</text:p>
          </table:table-cell>
          <table:table-cell office:value-type="string" calcext:value-type="string">
            <text:p>8290</text:p>
          </table:table-cell>
          <table:table-cell table:formula="of:=VLOOKUP([.J485];[.P$2:.R$536];2;0)" office:value-type="string" office:string-value="ISCO-88_Ganzeboom" calcext:value-type="string">
            <text:p>ISCO-88_Ganzeboom</text:p>
          </table:table-cell>
          <table:table-cell table:formula="of:=VLOOKUP([.J485];[.P$2:.R$536];1;0)" office:value-type="string" office:string-value="8290" calcext:value-type="string">
            <text:p>829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85];[.P$2:.R$536];3;0)" office:value-type="string" office:string-value="other machine operators &amp; assemblers" calcext:value-type="string">
            <text:p>other machine operators &amp; assemblers</text:p>
          </table:table-cell>
          <table:table-cell office:value-type="string" calcext:value-type="string">
            <text:p>83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railway brakers signallers &amp; shunters</text:p>
          </table:table-cell>
          <table:table-cell table:formula="of:=VLOOKUP([.P485];[.L$1:.L$545];1;0)" office:value-type="string" office:string-value="8312" calcext:value-type="string">
            <text:p>83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290" calcext:value-type="float">
            <text:p>8290</text:p>
          </table:table-cell>
          <table:table-cell office:value-type="string" calcext:value-type="string">
            <text:p>Other machine operators and assemb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2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86];REPT(&quot;0&quot;;4-LEN([.B486])))" office:value-type="string" office:string-value="8290" calcext:value-type="string">
            <text:p>8290</text:p>
          </table:table-cell>
          <table:table-cell office:value-type="string" calcext:value-type="string">
            <text:p>8290</text:p>
          </table:table-cell>
          <table:table-cell table:formula="of:=VLOOKUP([.J486];[.P$2:.R$536];2;0)" office:value-type="string" office:string-value="ISCO-88_Ganzeboom" calcext:value-type="string">
            <text:p>ISCO-88_Ganzeboom</text:p>
          </table:table-cell>
          <table:table-cell table:formula="of:=VLOOKUP([.J486];[.P$2:.R$536];1;0)" office:value-type="string" office:string-value="8290" calcext:value-type="string">
            <text:p>829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86];[.P$2:.R$536];3;0)" office:value-type="string" office:string-value="other machine operators &amp; assemblers" calcext:value-type="string">
            <text:p>other machine operators &amp; assemblers</text:p>
          </table:table-cell>
          <table:table-cell office:value-type="string" calcext:value-type="string">
            <text:p>83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otor-vehicle drivers</text:p>
          </table:table-cell>
          <table:table-cell table:formula="of:=VLOOKUP([.P486];[.L$1:.L$545];1;0)" office:value-type="string" office:string-value="8320" calcext:value-type="string">
            <text:p>83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RIVERS AND MOBILE-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87];REPT(&quot;0&quot;;4-LEN([.B487])))" office:value-type="string" office:string-value="8300" calcext:value-type="string">
            <text:p>8300</text:p>
          </table:table-cell>
          <table:table-cell office:value-type="string" calcext:value-type="string">
            <text:p>8300</text:p>
          </table:table-cell>
          <table:table-cell table:formula="of:=VLOOKUP([.J487];[.P$2:.R$536];2;0)" office:value-type="string" office:string-value="ISCO-88_Ganzeboom" calcext:value-type="string">
            <text:p>ISCO-88_Ganzeboom</text:p>
          </table:table-cell>
          <table:table-cell table:formula="of:=VLOOKUP([.J487];[.P$2:.R$536];1;0)" office:value-type="string" office:string-value="8300" calcext:value-type="string">
            <text:p>83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87];[.P$2:.R$536];3;0)" office:value-type="string" office:string-value="drivers &amp; mobile-plant operators" calcext:value-type="string">
            <text:p>drivers &amp; mobile-plant operators</text:p>
          </table:table-cell>
          <table:table-cell office:value-type="string" calcext:value-type="string">
            <text:p>83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otor-cycle drivers</text:p>
          </table:table-cell>
          <table:table-cell table:formula="of:=VLOOKUP([.P487];[.L$1:.L$545];1;0)" office:value-type="string" office:string-value="8321" calcext:value-type="string">
            <text:p>83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LOCOMOTIVE-ENGINE DRIV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3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88];REPT(&quot;0&quot;;4-LEN([.B488])))" office:value-type="string" office:string-value="8310" calcext:value-type="string">
            <text:p>8310</text:p>
          </table:table-cell>
          <table:table-cell office:value-type="string" calcext:value-type="string">
            <text:p>8310</text:p>
          </table:table-cell>
          <table:table-cell table:formula="of:=VLOOKUP([.J488];[.P$2:.R$536];2;0)" office:value-type="string" office:string-value="ISCO-88_Ganzeboom" calcext:value-type="string">
            <text:p>ISCO-88_Ganzeboom</text:p>
          </table:table-cell>
          <table:table-cell table:formula="of:=VLOOKUP([.J488];[.P$2:.R$536];1;0)" office:value-type="string" office:string-value="8310" calcext:value-type="string">
            <text:p>83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88];[.P$2:.R$536];3;0)" office:value-type="string" office:string-value="locomotive-engine drivers etc workers" calcext:value-type="string">
            <text:p>locomotive-engine drivers etc workers</text:p>
          </table:table-cell>
          <table:table-cell office:value-type="string" calcext:value-type="string">
            <text:p>83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ar taxi &amp; van drivers</text:p>
          </table:table-cell>
          <table:table-cell table:formula="of:=VLOOKUP([.P488];[.L$1:.L$545];1;0)" office:value-type="string" office:string-value="8322" calcext:value-type="string">
            <text:p>83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311" calcext:value-type="float">
            <text:p>8311</text:p>
          </table:table-cell>
          <table:table-cell office:value-type="string" calcext:value-type="string">
            <text:p>Locomotive-engine driv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3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89];REPT(&quot;0&quot;;4-LEN([.B489])))" office:value-type="string" office:string-value="8311" calcext:value-type="string">
            <text:p>8311</text:p>
          </table:table-cell>
          <table:table-cell office:value-type="string" calcext:value-type="string">
            <text:p>8311</text:p>
          </table:table-cell>
          <table:table-cell table:formula="of:=VLOOKUP([.J489];[.P$2:.R$536];2;0)" office:value-type="string" office:string-value="ISCO-88_Ganzeboom" calcext:value-type="string">
            <text:p>ISCO-88_Ganzeboom</text:p>
          </table:table-cell>
          <table:table-cell table:formula="of:=VLOOKUP([.J489];[.P$2:.R$536];1;0)" office:value-type="string" office:string-value="8311" calcext:value-type="string">
            <text:p>83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89];[.P$2:.R$536];3;0)" office:value-type="string" office:string-value="locomotive-engine drivers" calcext:value-type="string">
            <text:p>locomotive-engine drivers</text:p>
          </table:table-cell>
          <table:table-cell office:value-type="string" calcext:value-type="string">
            <text:p>832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us &amp; tram drivers</text:p>
          </table:table-cell>
          <table:table-cell table:formula="of:=VLOOKUP([.P489];[.L$1:.L$545];1;0)" office:value-type="string" office:string-value="8323" calcext:value-type="string">
            <text:p>83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312" calcext:value-type="float">
            <text:p>8312</text:p>
          </table:table-cell>
          <table:table-cell office:value-type="string" calcext:value-type="string">
            <text:p>Railway brakers, signallers and shunt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3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90];REPT(&quot;0&quot;;4-LEN([.B490])))" office:value-type="string" office:string-value="8312" calcext:value-type="string">
            <text:p>8312</text:p>
          </table:table-cell>
          <table:table-cell office:value-type="string" calcext:value-type="string">
            <text:p>8312</text:p>
          </table:table-cell>
          <table:table-cell table:formula="of:=VLOOKUP([.J490];[.P$2:.R$536];2;0)" office:value-type="string" office:string-value="ISCO-88_Ganzeboom" calcext:value-type="string">
            <text:p>ISCO-88_Ganzeboom</text:p>
          </table:table-cell>
          <table:table-cell table:formula="of:=VLOOKUP([.J490];[.P$2:.R$536];1;0)" office:value-type="string" office:string-value="8312" calcext:value-type="string">
            <text:p>83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90];[.P$2:.R$536];3;0)" office:value-type="string" office:string-value="railway brakers signallers &amp; shunters" calcext:value-type="string">
            <text:p>railway brakers signallers &amp; shunters</text:p>
          </table:table-cell>
          <table:table-cell office:value-type="string" calcext:value-type="string">
            <text:p>832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heavy truck &amp; lorry drivers</text:p>
          </table:table-cell>
          <table:table-cell table:formula="of:=VLOOKUP([.P490];[.L$1:.L$545];1;0)" office:value-type="string" office:string-value="8324" calcext:value-type="string">
            <text:p>83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MOTOR-VEHICLE DRIV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91];REPT(&quot;0&quot;;4-LEN([.B491])))" office:value-type="string" office:string-value="8320" calcext:value-type="string">
            <text:p>8320</text:p>
          </table:table-cell>
          <table:table-cell office:value-type="string" calcext:value-type="string">
            <text:p>8320</text:p>
          </table:table-cell>
          <table:table-cell table:formula="of:=VLOOKUP([.J491];[.P$2:.R$536];2;0)" office:value-type="string" office:string-value="ISCO-88_Ganzeboom" calcext:value-type="string">
            <text:p>ISCO-88_Ganzeboom</text:p>
          </table:table-cell>
          <table:table-cell table:formula="of:=VLOOKUP([.J491];[.P$2:.R$536];1;0)" office:value-type="string" office:string-value="8320" calcext:value-type="string">
            <text:p>83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91];[.P$2:.R$536];3;0)" office:value-type="string" office:string-value="motor-vehicle drivers" calcext:value-type="string">
            <text:p>motor-vehicle drivers</text:p>
          </table:table-cell>
          <table:table-cell office:value-type="string" calcext:value-type="string">
            <text:p>83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gricultural &amp; other mobile-plant operators</text:p>
          </table:table-cell>
          <table:table-cell table:formula="of:=VLOOKUP([.P491];[.L$1:.L$545];1;0)" office:value-type="string" office:string-value="8330" calcext:value-type="string">
            <text:p>83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321" calcext:value-type="float">
            <text:p>8321</text:p>
          </table:table-cell>
          <table:table-cell office:value-type="string" calcext:value-type="string">
            <text:p>Motor-cycle driv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92];REPT(&quot;0&quot;;4-LEN([.B492])))" office:value-type="string" office:string-value="8321" calcext:value-type="string">
            <text:p>8321</text:p>
          </table:table-cell>
          <table:table-cell office:value-type="string" calcext:value-type="string">
            <text:p>8321</text:p>
          </table:table-cell>
          <table:table-cell table:formula="of:=VLOOKUP([.J492];[.P$2:.R$536];2;0)" office:value-type="string" office:string-value="ISCO-88_Ganzeboom" calcext:value-type="string">
            <text:p>ISCO-88_Ganzeboom</text:p>
          </table:table-cell>
          <table:table-cell table:formula="of:=VLOOKUP([.J492];[.P$2:.R$536];1;0)" office:value-type="string" office:string-value="8321" calcext:value-type="string">
            <text:p>83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92];[.P$2:.R$536];3;0)" office:value-type="string" office:string-value="motor-cycle drivers" calcext:value-type="string">
            <text:p>motor-cycle drivers</text:p>
          </table:table-cell>
          <table:table-cell office:value-type="string" calcext:value-type="string">
            <text:p>83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otorised farm &amp; forestry plant operators</text:p>
          </table:table-cell>
          <table:table-cell table:formula="of:=VLOOKUP([.P492];[.L$1:.L$545];1;0)" office:value-type="string" office:string-value="8331" calcext:value-type="string">
            <text:p>83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322" calcext:value-type="float">
            <text:p>8322</text:p>
          </table:table-cell>
          <table:table-cell office:value-type="string" calcext:value-type="string">
            <text:p>Car, taxi and van driv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93];REPT(&quot;0&quot;;4-LEN([.B493])))" office:value-type="string" office:string-value="8322" calcext:value-type="string">
            <text:p>8322</text:p>
          </table:table-cell>
          <table:table-cell office:value-type="string" calcext:value-type="string">
            <text:p>8322</text:p>
          </table:table-cell>
          <table:table-cell table:formula="of:=VLOOKUP([.J493];[.P$2:.R$536];2;0)" office:value-type="string" office:string-value="ISCO-88_Ganzeboom" calcext:value-type="string">
            <text:p>ISCO-88_Ganzeboom</text:p>
          </table:table-cell>
          <table:table-cell table:formula="of:=VLOOKUP([.J493];[.P$2:.R$536];1;0)" office:value-type="string" office:string-value="8322" calcext:value-type="string">
            <text:p>83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93];[.P$2:.R$536];3;0)" office:value-type="string" office:string-value="car taxi &amp; van drivers" calcext:value-type="string">
            <text:p>car taxi &amp; van drivers</text:p>
          </table:table-cell>
          <table:table-cell office:value-type="string" calcext:value-type="string">
            <text:p>83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arth-moving- etc plant operators</text:p>
          </table:table-cell>
          <table:table-cell table:formula="of:=VLOOKUP([.P493];[.L$1:.L$545];1;0)" office:value-type="string" office:string-value="8332" calcext:value-type="string">
            <text:p>83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323" calcext:value-type="float">
            <text:p>8323</text:p>
          </table:table-cell>
          <table:table-cell office:value-type="string" calcext:value-type="string">
            <text:p>Bus and tram driv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3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94];REPT(&quot;0&quot;;4-LEN([.B494])))" office:value-type="string" office:string-value="8323" calcext:value-type="string">
            <text:p>8323</text:p>
          </table:table-cell>
          <table:table-cell office:value-type="string" calcext:value-type="string">
            <text:p>8323</text:p>
          </table:table-cell>
          <table:table-cell table:formula="of:=VLOOKUP([.J494];[.P$2:.R$536];2;0)" office:value-type="string" office:string-value="ISCO-88_Ganzeboom" calcext:value-type="string">
            <text:p>ISCO-88_Ganzeboom</text:p>
          </table:table-cell>
          <table:table-cell table:formula="of:=VLOOKUP([.J494];[.P$2:.R$536];1;0)" office:value-type="string" office:string-value="8323" calcext:value-type="string">
            <text:p>832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94];[.P$2:.R$536];3;0)" office:value-type="string" office:string-value="bus &amp; tram drivers" calcext:value-type="string">
            <text:p>bus &amp; tram drivers</text:p>
          </table:table-cell>
          <table:table-cell office:value-type="string" calcext:value-type="string">
            <text:p>833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rane hoist etc plant operators</text:p>
          </table:table-cell>
          <table:table-cell table:formula="of:=VLOOKUP([.P494];[.L$1:.L$545];1;0)" office:value-type="string" office:string-value="8333" calcext:value-type="string">
            <text:p>83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324" calcext:value-type="float">
            <text:p>8324</text:p>
          </table:table-cell>
          <table:table-cell office:value-type="string" calcext:value-type="string">
            <text:p>Heavy-truck and lorry driv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95];REPT(&quot;0&quot;;4-LEN([.B495])))" office:value-type="string" office:string-value="8324" calcext:value-type="string">
            <text:p>8324</text:p>
          </table:table-cell>
          <table:table-cell office:value-type="string" calcext:value-type="string">
            <text:p>8324</text:p>
          </table:table-cell>
          <table:table-cell table:formula="of:=VLOOKUP([.J495];[.P$2:.R$536];2;0)" office:value-type="string" office:string-value="ISCO-88_Ganzeboom" calcext:value-type="string">
            <text:p>ISCO-88_Ganzeboom</text:p>
          </table:table-cell>
          <table:table-cell table:formula="of:=VLOOKUP([.J495];[.P$2:.R$536];1;0)" office:value-type="string" office:string-value="8324" calcext:value-type="string">
            <text:p>832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95];[.P$2:.R$536];3;0)" office:value-type="string" office:string-value="heavy truck &amp; lorry drivers" calcext:value-type="string">
            <text:p>heavy truck &amp; lorry drivers</text:p>
          </table:table-cell>
          <table:table-cell office:value-type="string" calcext:value-type="string">
            <text:p>8334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ifting-truck operators</text:p>
          </table:table-cell>
          <table:table-cell table:formula="of:=VLOOKUP([.P495];[.L$1:.L$545];1;0)" office:value-type="string" office:string-value="8334" calcext:value-type="string">
            <text:p>83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AGRICULTURAL AND OTHER MOBILE-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96];REPT(&quot;0&quot;;4-LEN([.B496])))" office:value-type="string" office:string-value="8330" calcext:value-type="string">
            <text:p>8330</text:p>
          </table:table-cell>
          <table:table-cell office:value-type="string" calcext:value-type="string">
            <text:p>8330</text:p>
          </table:table-cell>
          <table:table-cell table:formula="of:=VLOOKUP([.J496];[.P$2:.R$536];2;0)" office:value-type="string" office:string-value="ISCO-88_Ganzeboom" calcext:value-type="string">
            <text:p>ISCO-88_Ganzeboom</text:p>
          </table:table-cell>
          <table:table-cell table:formula="of:=VLOOKUP([.J496];[.P$2:.R$536];1;0)" office:value-type="string" office:string-value="8330" calcext:value-type="string">
            <text:p>83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96];[.P$2:.R$536];3;0)" office:value-type="string" office:string-value="agricultural &amp; other mobile-plant operators" calcext:value-type="string">
            <text:p>agricultural &amp; other mobile-plant operators</text:p>
          </table:table-cell>
          <table:table-cell office:value-type="string" calcext:value-type="string">
            <text:p>83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hips deck crews etc workers</text:p>
          </table:table-cell>
          <table:table-cell table:formula="of:=VLOOKUP([.P496];[.L$1:.L$545];1;0)" office:value-type="string" office:string-value="8340" calcext:value-type="string">
            <text:p>83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331" calcext:value-type="float">
            <text:p>8331</text:p>
          </table:table-cell>
          <table:table-cell office:value-type="string" calcext:value-type="string">
            <text:p>Motorised farm and forestry 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97];REPT(&quot;0&quot;;4-LEN([.B497])))" office:value-type="string" office:string-value="8331" calcext:value-type="string">
            <text:p>8331</text:p>
          </table:table-cell>
          <table:table-cell office:value-type="string" calcext:value-type="string">
            <text:p>8331</text:p>
          </table:table-cell>
          <table:table-cell table:formula="of:=VLOOKUP([.J497];[.P$2:.R$536];2;0)" office:value-type="string" office:string-value="ISCO-88_Ganzeboom" calcext:value-type="string">
            <text:p>ISCO-88_Ganzeboom</text:p>
          </table:table-cell>
          <table:table-cell table:formula="of:=VLOOKUP([.J497];[.P$2:.R$536];1;0)" office:value-type="string" office:string-value="8331" calcext:value-type="string">
            <text:p>83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97];[.P$2:.R$536];3;0)" office:value-type="string" office:string-value="motorised farm &amp; forestry plant operators" calcext:value-type="string">
            <text:p>motorised farm &amp; forestry plant operators</text:p>
          </table:table-cell>
          <table:table-cell office:value-type="string" calcext:value-type="string">
            <text:p>84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semiskld worker nfs]</text:p>
          </table:table-cell>
          <table:table-cell table:formula="of:=VLOOKUP([.P497];[.L$1:.L$545];1;0)" office:value-type="string" office:string-value="" calcext:value-type="error">
            <text:p>#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332" calcext:value-type="float">
            <text:p>8332</text:p>
          </table:table-cell>
          <table:table-cell office:value-type="string" calcext:value-type="string">
            <text:p>Earth-moving- and related 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98];REPT(&quot;0&quot;;4-LEN([.B498])))" office:value-type="string" office:string-value="8332" calcext:value-type="string">
            <text:p>8332</text:p>
          </table:table-cell>
          <table:table-cell office:value-type="string" calcext:value-type="string">
            <text:p>8332</text:p>
          </table:table-cell>
          <table:table-cell table:formula="of:=VLOOKUP([.J498];[.P$2:.R$536];2;0)" office:value-type="string" office:string-value="ISCO-88_Ganzeboom" calcext:value-type="string">
            <text:p>ISCO-88_Ganzeboom</text:p>
          </table:table-cell>
          <table:table-cell table:formula="of:=VLOOKUP([.J498];[.P$2:.R$536];1;0)" office:value-type="string" office:string-value="8332" calcext:value-type="string">
            <text:p>83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98];[.P$2:.R$536];3;0)" office:value-type="string" office:string-value="earth-moving- etc plant operators" calcext:value-type="string">
            <text:p>earth-moving- etc plant operators</text:p>
          </table:table-cell>
          <table:table-cell office:value-type="string" calcext:value-type="string">
            <text:p>90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elementary occupations</text:p>
          </table:table-cell>
          <table:table-cell table:formula="of:=VLOOKUP([.P498];[.L$1:.L$545];1;0)" office:value-type="string" office:string-value="9000" calcext:value-type="string">
            <text:p>9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333" calcext:value-type="float">
            <text:p>8333</text:p>
          </table:table-cell>
          <table:table-cell office:value-type="string" calcext:value-type="string">
            <text:p>Crane, hoist and related plant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499];REPT(&quot;0&quot;;4-LEN([.B499])))" office:value-type="string" office:string-value="8333" calcext:value-type="string">
            <text:p>8333</text:p>
          </table:table-cell>
          <table:table-cell office:value-type="string" calcext:value-type="string">
            <text:p>8333</text:p>
          </table:table-cell>
          <table:table-cell table:formula="of:=VLOOKUP([.J499];[.P$2:.R$536];2;0)" office:value-type="string" office:string-value="ISCO-88_Ganzeboom" calcext:value-type="string">
            <text:p>ISCO-88_Ganzeboom</text:p>
          </table:table-cell>
          <table:table-cell table:formula="of:=VLOOKUP([.J499];[.P$2:.R$536];1;0)" office:value-type="string" office:string-value="8333" calcext:value-type="string">
            <text:p>833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499];[.P$2:.R$536];3;0)" office:value-type="string" office:string-value="crane hoist etc plant operators" calcext:value-type="string">
            <text:p>crane hoist etc plant operators</text:p>
          </table:table-cell>
          <table:table-cell office:value-type="string" calcext:value-type="string">
            <text:p>91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ales &amp; services elementary occupations</text:p>
          </table:table-cell>
          <table:table-cell table:formula="of:=VLOOKUP([.P499];[.L$1:.L$545];1;0)" office:value-type="string" office:string-value="9100" calcext:value-type="string">
            <text:p>9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334" calcext:value-type="float">
            <text:p>8334</text:p>
          </table:table-cell>
          <table:table-cell office:value-type="string" calcext:value-type="string">
            <text:p>Lifting-truck opera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00];REPT(&quot;0&quot;;4-LEN([.B500])))" office:value-type="string" office:string-value="8334" calcext:value-type="string">
            <text:p>8334</text:p>
          </table:table-cell>
          <table:table-cell office:value-type="string" calcext:value-type="string">
            <text:p>8334</text:p>
          </table:table-cell>
          <table:table-cell table:formula="of:=VLOOKUP([.J500];[.P$2:.R$536];2;0)" office:value-type="string" office:string-value="ISCO-88_Ganzeboom" calcext:value-type="string">
            <text:p>ISCO-88_Ganzeboom</text:p>
          </table:table-cell>
          <table:table-cell table:formula="of:=VLOOKUP([.J500];[.P$2:.R$536];1;0)" office:value-type="string" office:string-value="8334" calcext:value-type="string">
            <text:p>8334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00];[.P$2:.R$536];3;0)" office:value-type="string" office:string-value="lifting-truck operators" calcext:value-type="string">
            <text:p>lifting-truck operators</text:p>
          </table:table-cell>
          <table:table-cell office:value-type="string" calcext:value-type="string">
            <text:p>91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treet vendors etc workers</text:p>
          </table:table-cell>
          <table:table-cell table:formula="of:=VLOOKUP([.P500];[.L$1:.L$545];1;0)" office:value-type="string" office:string-value="9110" calcext:value-type="string">
            <text:p>9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SHIPS' DECK CREW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01];REPT(&quot;0&quot;;4-LEN([.B501])))" office:value-type="string" office:string-value="8340" calcext:value-type="string">
            <text:p>8340</text:p>
          </table:table-cell>
          <table:table-cell office:value-type="string" calcext:value-type="string">
            <text:p>8340</text:p>
          </table:table-cell>
          <table:table-cell table:formula="of:=VLOOKUP([.J501];[.P$2:.R$536];2;0)" office:value-type="string" office:string-value="ISCO-88_Ganzeboom" calcext:value-type="string">
            <text:p>ISCO-88_Ganzeboom</text:p>
          </table:table-cell>
          <table:table-cell table:formula="of:=VLOOKUP([.J501];[.P$2:.R$536];1;0)" office:value-type="string" office:string-value="8340" calcext:value-type="string">
            <text:p>83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01];[.P$2:.R$536];3;0)" office:value-type="string" office:string-value="ships deck crews etc workers" calcext:value-type="string">
            <text:p>ships deck crews etc workers</text:p>
          </table:table-cell>
          <table:table-cell office:value-type="string" calcext:value-type="string">
            <text:p>91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treet food vendors</text:p>
          </table:table-cell>
          <table:table-cell table:formula="of:=VLOOKUP([.P501];[.L$1:.L$545];1;0)" office:value-type="string" office:string-value="9111" calcext:value-type="string">
            <text:p>9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8340" calcext:value-type="float">
            <text:p>8340</text:p>
          </table:table-cell>
          <table:table-cell office:value-type="string" calcext:value-type="string">
            <text:p>Ships' deck crew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8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02];REPT(&quot;0&quot;;4-LEN([.B502])))" office:value-type="string" office:string-value="8340" calcext:value-type="string">
            <text:p>8340</text:p>
          </table:table-cell>
          <table:table-cell office:value-type="string" calcext:value-type="string">
            <text:p>8340</text:p>
          </table:table-cell>
          <table:table-cell table:formula="of:=VLOOKUP([.J502];[.P$2:.R$536];2;0)" office:value-type="string" office:string-value="ISCO-88_Ganzeboom" calcext:value-type="string">
            <text:p>ISCO-88_Ganzeboom</text:p>
          </table:table-cell>
          <table:table-cell table:formula="of:=VLOOKUP([.J502];[.P$2:.R$536];1;0)" office:value-type="string" office:string-value="8340" calcext:value-type="string">
            <text:p>83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02];[.P$2:.R$536];3;0)" office:value-type="string" office:string-value="ships deck crews etc workers" calcext:value-type="string">
            <text:p>ships deck crews etc workers</text:p>
          </table:table-cell>
          <table:table-cell office:value-type="string" calcext:value-type="string">
            <text:p>91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treet vendors non-food products</text:p>
          </table:table-cell>
          <table:table-cell table:formula="of:=VLOOKUP([.P502];[.L$1:.L$545];1;0)" office:value-type="string" office:string-value="9112" calcext:value-type="string">
            <text:p>91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EMENTARY OCCUPATIO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03];REPT(&quot;0&quot;;4-LEN([.B503])))" office:value-type="string" office:string-value="9000" calcext:value-type="string">
            <text:p>9000</text:p>
          </table:table-cell>
          <table:table-cell office:value-type="string" calcext:value-type="string">
            <text:p>9000</text:p>
          </table:table-cell>
          <table:table-cell table:formula="of:=VLOOKUP([.J503];[.P$2:.R$536];2;0)" office:value-type="string" office:string-value="ISCO-88_Ganzeboom" calcext:value-type="string">
            <text:p>ISCO-88_Ganzeboom</text:p>
          </table:table-cell>
          <table:table-cell table:formula="of:=VLOOKUP([.J503];[.P$2:.R$536];1;0)" office:value-type="string" office:string-value="9000" calcext:value-type="string">
            <text:p>9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03];[.P$2:.R$536];3;0)" office:value-type="string" office:string-value="elementary occupations" calcext:value-type="string">
            <text:p>elementary occupations</text:p>
          </table:table-cell>
          <table:table-cell office:value-type="string" calcext:value-type="string">
            <text:p>91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oor-to-door &amp; telephone salespersons</text:p>
          </table:table-cell>
          <table:table-cell table:formula="of:=VLOOKUP([.P503];[.L$1:.L$545];1;0)" office:value-type="string" office:string-value="9113" calcext:value-type="string">
            <text:p>91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ALES AND SERVICES ELEMENTARY OCCUPATIO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04];REPT(&quot;0&quot;;4-LEN([.B504])))" office:value-type="string" office:string-value="9100" calcext:value-type="string">
            <text:p>9100</text:p>
          </table:table-cell>
          <table:table-cell office:value-type="string" calcext:value-type="string">
            <text:p>9100</text:p>
          </table:table-cell>
          <table:table-cell table:formula="of:=VLOOKUP([.J504];[.P$2:.R$536];2;0)" office:value-type="string" office:string-value="ISCO-88_Ganzeboom" calcext:value-type="string">
            <text:p>ISCO-88_Ganzeboom</text:p>
          </table:table-cell>
          <table:table-cell table:formula="of:=VLOOKUP([.J504];[.P$2:.R$536];1;0)" office:value-type="string" office:string-value="9100" calcext:value-type="string">
            <text:p>9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04];[.P$2:.R$536];3;0)" office:value-type="string" office:string-value="sales &amp; services elementary occupations" calcext:value-type="string">
            <text:p>sales &amp; services elementary occupations</text:p>
          </table:table-cell>
          <table:table-cell office:value-type="string" calcext:value-type="string">
            <text:p>91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treet services elementary occupations</text:p>
          </table:table-cell>
          <table:table-cell table:formula="of:=VLOOKUP([.P504];[.L$1:.L$545];1;0)" office:value-type="string" office:string-value="9120" calcext:value-type="string">
            <text:p>91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STREET VENDO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05];REPT(&quot;0&quot;;4-LEN([.B505])))" office:value-type="string" office:string-value="9110" calcext:value-type="string">
            <text:p>9110</text:p>
          </table:table-cell>
          <table:table-cell office:value-type="string" calcext:value-type="string">
            <text:p>9110</text:p>
          </table:table-cell>
          <table:table-cell table:formula="of:=VLOOKUP([.J505];[.P$2:.R$536];2;0)" office:value-type="string" office:string-value="ISCO-88_Ganzeboom" calcext:value-type="string">
            <text:p>ISCO-88_Ganzeboom</text:p>
          </table:table-cell>
          <table:table-cell table:formula="of:=VLOOKUP([.J505];[.P$2:.R$536];1;0)" office:value-type="string" office:string-value="9110" calcext:value-type="string">
            <text:p>91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05];[.P$2:.R$536];3;0)" office:value-type="string" office:string-value="street vendors etc workers" calcext:value-type="string">
            <text:p>street vendors etc workers</text:p>
          </table:table-cell>
          <table:table-cell office:value-type="string" calcext:value-type="string">
            <text:p>91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omestic etc helpers cleaners &amp; launderers</text:p>
          </table:table-cell>
          <table:table-cell table:formula="of:=VLOOKUP([.P505];[.L$1:.L$545];1;0)" office:value-type="string" office:string-value="9130" calcext:value-type="string">
            <text:p>91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11" calcext:value-type="float">
            <text:p>9111</text:p>
          </table:table-cell>
          <table:table-cell office:value-type="string" calcext:value-type="string">
            <text:p>Street food vend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06];REPT(&quot;0&quot;;4-LEN([.B506])))" office:value-type="string" office:string-value="9111" calcext:value-type="string">
            <text:p>9111</text:p>
          </table:table-cell>
          <table:table-cell office:value-type="string" calcext:value-type="string">
            <text:p>9111</text:p>
          </table:table-cell>
          <table:table-cell table:formula="of:=VLOOKUP([.J506];[.P$2:.R$536];2;0)" office:value-type="string" office:string-value="ISCO-88_Ganzeboom" calcext:value-type="string">
            <text:p>ISCO-88_Ganzeboom</text:p>
          </table:table-cell>
          <table:table-cell table:formula="of:=VLOOKUP([.J506];[.P$2:.R$536];1;0)" office:value-type="string" office:string-value="9111" calcext:value-type="string">
            <text:p>91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06];[.P$2:.R$536];3;0)" office:value-type="string" office:string-value="street food vendors" calcext:value-type="string">
            <text:p>street food vendors</text:p>
          </table:table-cell>
          <table:table-cell office:value-type="string" calcext:value-type="string">
            <text:p>91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omestic helpers &amp; cleaners</text:p>
          </table:table-cell>
          <table:table-cell table:formula="of:=VLOOKUP([.P506];[.L$1:.L$545];1;0)" office:value-type="string" office:string-value="9131" calcext:value-type="string">
            <text:p>91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12" calcext:value-type="float">
            <text:p>9112</text:p>
          </table:table-cell>
          <table:table-cell office:value-type="string" calcext:value-type="string">
            <text:p>Street vendors, non-food produc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07];REPT(&quot;0&quot;;4-LEN([.B507])))" office:value-type="string" office:string-value="9112" calcext:value-type="string">
            <text:p>9112</text:p>
          </table:table-cell>
          <table:table-cell office:value-type="string" calcext:value-type="string">
            <text:p>9112</text:p>
          </table:table-cell>
          <table:table-cell table:formula="of:=VLOOKUP([.J507];[.P$2:.R$536];2;0)" office:value-type="string" office:string-value="ISCO-88_Ganzeboom" calcext:value-type="string">
            <text:p>ISCO-88_Ganzeboom</text:p>
          </table:table-cell>
          <table:table-cell table:formula="of:=VLOOKUP([.J507];[.P$2:.R$536];1;0)" office:value-type="string" office:string-value="9112" calcext:value-type="string">
            <text:p>91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07];[.P$2:.R$536];3;0)" office:value-type="string" office:string-value="street vendors non-food products" calcext:value-type="string">
            <text:p>street vendors non-food products</text:p>
          </table:table-cell>
          <table:table-cell office:value-type="string" calcext:value-type="string">
            <text:p>91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helpers &amp; cleaners in establishments</text:p>
          </table:table-cell>
          <table:table-cell table:formula="of:=VLOOKUP([.P507];[.L$1:.L$545];1;0)" office:value-type="string" office:string-value="9132" calcext:value-type="string">
            <text:p>91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13" calcext:value-type="float">
            <text:p>9113</text:p>
          </table:table-cell>
          <table:table-cell office:value-type="string" calcext:value-type="string">
            <text:p>Door-to-door and telephone salesperso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08];REPT(&quot;0&quot;;4-LEN([.B508])))" office:value-type="string" office:string-value="9113" calcext:value-type="string">
            <text:p>9113</text:p>
          </table:table-cell>
          <table:table-cell office:value-type="string" calcext:value-type="string">
            <text:p>9113</text:p>
          </table:table-cell>
          <table:table-cell table:formula="of:=VLOOKUP([.J508];[.P$2:.R$536];2;0)" office:value-type="string" office:string-value="ISCO-88_Ganzeboom" calcext:value-type="string">
            <text:p>ISCO-88_Ganzeboom</text:p>
          </table:table-cell>
          <table:table-cell table:formula="of:=VLOOKUP([.J508];[.P$2:.R$536];1;0)" office:value-type="string" office:string-value="9113" calcext:value-type="string">
            <text:p>91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08];[.P$2:.R$536];3;0)" office:value-type="string" office:string-value="door-to-door &amp; telephone salespersons" calcext:value-type="string">
            <text:p>door-to-door &amp; telephone salespersons</text:p>
          </table:table-cell>
          <table:table-cell office:value-type="string" calcext:value-type="string">
            <text:p>913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hand-launderers &amp; pressers</text:p>
          </table:table-cell>
          <table:table-cell table:formula="of:=VLOOKUP([.P508];[.L$1:.L$545];1;0)" office:value-type="string" office:string-value="9133" calcext:value-type="string">
            <text:p>91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SHOE CLEANING AND OTHER STREET SERVICES ELEMENTARY OCCUPATIO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09];REPT(&quot;0&quot;;4-LEN([.B509])))" office:value-type="string" office:string-value="9120" calcext:value-type="string">
            <text:p>9120</text:p>
          </table:table-cell>
          <table:table-cell office:value-type="string" calcext:value-type="string">
            <text:p>9120</text:p>
          </table:table-cell>
          <table:table-cell table:formula="of:=VLOOKUP([.J509];[.P$2:.R$536];2;0)" office:value-type="string" office:string-value="ISCO-88_Ganzeboom" calcext:value-type="string">
            <text:p>ISCO-88_Ganzeboom</text:p>
          </table:table-cell>
          <table:table-cell table:formula="of:=VLOOKUP([.J509];[.P$2:.R$536];1;0)" office:value-type="string" office:string-value="9120" calcext:value-type="string">
            <text:p>91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09];[.P$2:.R$536];3;0)" office:value-type="string" office:string-value="street services elementary occupations" calcext:value-type="string">
            <text:p>street services elementary occupations</text:p>
          </table:table-cell>
          <table:table-cell office:value-type="string" calcext:value-type="string">
            <text:p>914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uilding caretakers, window etc cleaners</text:p>
          </table:table-cell>
          <table:table-cell table:formula="of:=VLOOKUP([.P509];[.L$1:.L$545];1;0)" office:value-type="string" office:string-value="9140" calcext:value-type="string">
            <text:p>91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20" calcext:value-type="float">
            <text:p>9120</text:p>
          </table:table-cell>
          <table:table-cell office:value-type="string" calcext:value-type="string">
            <text:p>Shoe cleaning and other street services elementary occupatio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10];REPT(&quot;0&quot;;4-LEN([.B510])))" office:value-type="string" office:string-value="9120" calcext:value-type="string">
            <text:p>9120</text:p>
          </table:table-cell>
          <table:table-cell office:value-type="string" calcext:value-type="string">
            <text:p>9120</text:p>
          </table:table-cell>
          <table:table-cell table:formula="of:=VLOOKUP([.J510];[.P$2:.R$536];2;0)" office:value-type="string" office:string-value="ISCO-88_Ganzeboom" calcext:value-type="string">
            <text:p>ISCO-88_Ganzeboom</text:p>
          </table:table-cell>
          <table:table-cell table:formula="of:=VLOOKUP([.J510];[.P$2:.R$536];1;0)" office:value-type="string" office:string-value="9120" calcext:value-type="string">
            <text:p>91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10];[.P$2:.R$536];3;0)" office:value-type="string" office:string-value="street services elementary occupations" calcext:value-type="string">
            <text:p>street services elementary occupations</text:p>
          </table:table-cell>
          <table:table-cell office:value-type="string" calcext:value-type="string">
            <text:p>914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uilding caretakers</text:p>
          </table:table-cell>
          <table:table-cell table:formula="of:=VLOOKUP([.P510];[.L$1:.L$545];1;0)" office:value-type="string" office:string-value="9141" calcext:value-type="string">
            <text:p>91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DOMESTIC AND RELATED HELPERS, CLEANERS AND LAUNDE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11];REPT(&quot;0&quot;;4-LEN([.B511])))" office:value-type="string" office:string-value="9130" calcext:value-type="string">
            <text:p>9130</text:p>
          </table:table-cell>
          <table:table-cell office:value-type="string" calcext:value-type="string">
            <text:p>9130</text:p>
          </table:table-cell>
          <table:table-cell table:formula="of:=VLOOKUP([.J511];[.P$2:.R$536];2;0)" office:value-type="string" office:string-value="ISCO-88_Ganzeboom" calcext:value-type="string">
            <text:p>ISCO-88_Ganzeboom</text:p>
          </table:table-cell>
          <table:table-cell table:formula="of:=VLOOKUP([.J511];[.P$2:.R$536];1;0)" office:value-type="string" office:string-value="9130" calcext:value-type="string">
            <text:p>91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11];[.P$2:.R$536];3;0)" office:value-type="string" office:string-value="domestic etc helpers cleaners &amp; launderers" calcext:value-type="string">
            <text:p>domestic etc helpers cleaners &amp; launderers</text:p>
          </table:table-cell>
          <table:table-cell office:value-type="string" calcext:value-type="string">
            <text:p>914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vehicle, window etc cleaners</text:p>
          </table:table-cell>
          <table:table-cell table:formula="of:=VLOOKUP([.P511];[.L$1:.L$545];1;0)" office:value-type="string" office:string-value="9142" calcext:value-type="string">
            <text:p>91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31" calcext:value-type="float">
            <text:p>9131</text:p>
          </table:table-cell>
          <table:table-cell office:value-type="string" calcext:value-type="string">
            <text:p>Domestic helpers and clean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12];REPT(&quot;0&quot;;4-LEN([.B512])))" office:value-type="string" office:string-value="9131" calcext:value-type="string">
            <text:p>9131</text:p>
          </table:table-cell>
          <table:table-cell office:value-type="string" calcext:value-type="string">
            <text:p>9131</text:p>
          </table:table-cell>
          <table:table-cell table:formula="of:=VLOOKUP([.J512];[.P$2:.R$536];2;0)" office:value-type="string" office:string-value="ISCO-88_Ganzeboom" calcext:value-type="string">
            <text:p>ISCO-88_Ganzeboom</text:p>
          </table:table-cell>
          <table:table-cell table:formula="of:=VLOOKUP([.J512];[.P$2:.R$536];1;0)" office:value-type="string" office:string-value="9131" calcext:value-type="string">
            <text:p>91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12];[.P$2:.R$536];3;0)" office:value-type="string" office:string-value="domestic helpers &amp; cleaners" calcext:value-type="string">
            <text:p>domestic helpers &amp; cleaners</text:p>
          </table:table-cell>
          <table:table-cell office:value-type="string" calcext:value-type="string">
            <text:p>915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ssengers, porters, doorkeepers etc workers</text:p>
          </table:table-cell>
          <table:table-cell table:formula="of:=VLOOKUP([.P512];[.L$1:.L$545];1;0)" office:value-type="string" office:string-value="9150" calcext:value-type="string">
            <text:p>915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32" calcext:value-type="float">
            <text:p>9132</text:p>
          </table:table-cell>
          <table:table-cell office:value-type="string" calcext:value-type="string">
            <text:p>Helpers and cleaners in offices, hotels and other establishment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13];REPT(&quot;0&quot;;4-LEN([.B513])))" office:value-type="string" office:string-value="9132" calcext:value-type="string">
            <text:p>9132</text:p>
          </table:table-cell>
          <table:table-cell office:value-type="string" calcext:value-type="string">
            <text:p>9132</text:p>
          </table:table-cell>
          <table:table-cell table:formula="of:=VLOOKUP([.J513];[.P$2:.R$536];2;0)" office:value-type="string" office:string-value="ISCO-88_Ganzeboom" calcext:value-type="string">
            <text:p>ISCO-88_Ganzeboom</text:p>
          </table:table-cell>
          <table:table-cell table:formula="of:=VLOOKUP([.J513];[.P$2:.R$536];1;0)" office:value-type="string" office:string-value="9132" calcext:value-type="string">
            <text:p>91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13];[.P$2:.R$536];3;0)" office:value-type="string" office:string-value="helpers &amp; cleaners in establishments" calcext:value-type="string">
            <text:p>helpers &amp; cleaners in establishments</text:p>
          </table:table-cell>
          <table:table-cell office:value-type="string" calcext:value-type="string">
            <text:p>915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essengers package &amp; luggage porters &amp; deliverers</text:p>
          </table:table-cell>
          <table:table-cell table:formula="of:=VLOOKUP([.P513];[.L$1:.L$545];1;0)" office:value-type="string" office:string-value="9151" calcext:value-type="string">
            <text:p>91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33" calcext:value-type="float">
            <text:p>9133</text:p>
          </table:table-cell>
          <table:table-cell office:value-type="string" calcext:value-type="string">
            <text:p>Hand-launderers and press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14];REPT(&quot;0&quot;;4-LEN([.B514])))" office:value-type="string" office:string-value="9133" calcext:value-type="string">
            <text:p>9133</text:p>
          </table:table-cell>
          <table:table-cell office:value-type="string" calcext:value-type="string">
            <text:p>9133</text:p>
          </table:table-cell>
          <table:table-cell table:formula="of:=VLOOKUP([.J514];[.P$2:.R$536];2;0)" office:value-type="string" office:string-value="ISCO-88_Ganzeboom" calcext:value-type="string">
            <text:p>ISCO-88_Ganzeboom</text:p>
          </table:table-cell>
          <table:table-cell table:formula="of:=VLOOKUP([.J514];[.P$2:.R$536];1;0)" office:value-type="string" office:string-value="9133" calcext:value-type="string">
            <text:p>913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14];[.P$2:.R$536];3;0)" office:value-type="string" office:string-value="hand-launderers &amp; pressers" calcext:value-type="string">
            <text:p>hand-launderers &amp; pressers</text:p>
          </table:table-cell>
          <table:table-cell office:value-type="string" calcext:value-type="string">
            <text:p>915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oorkeepers watchpersons etc workers</text:p>
          </table:table-cell>
          <table:table-cell table:formula="of:=VLOOKUP([.P514];[.L$1:.L$545];1;0)" office:value-type="string" office:string-value="9152" calcext:value-type="string">
            <text:p>91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BUILDING CARETAKERS, WINDOW AND RELATED CLEAN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15];REPT(&quot;0&quot;;4-LEN([.B515])))" office:value-type="string" office:string-value="9140" calcext:value-type="string">
            <text:p>9140</text:p>
          </table:table-cell>
          <table:table-cell office:value-type="string" calcext:value-type="string">
            <text:p>9140</text:p>
          </table:table-cell>
          <table:table-cell table:formula="of:=VLOOKUP([.J515];[.P$2:.R$536];2;0)" office:value-type="string" office:string-value="ISCO-88_Ganzeboom" calcext:value-type="string">
            <text:p>ISCO-88_Ganzeboom</text:p>
          </table:table-cell>
          <table:table-cell table:formula="of:=VLOOKUP([.J515];[.P$2:.R$536];1;0)" office:value-type="string" office:string-value="9140" calcext:value-type="string">
            <text:p>914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15];[.P$2:.R$536];3;0)" office:value-type="string" office:string-value="building caretakers, window etc cleaners" calcext:value-type="string">
            <text:p>building caretakers, window etc cleaners</text:p>
          </table:table-cell>
          <table:table-cell office:value-type="string" calcext:value-type="string">
            <text:p>915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vending-machine money collectors meter readers etc workers</text:p>
          </table:table-cell>
          <table:table-cell table:formula="of:=VLOOKUP([.P515];[.L$1:.L$545];1;0)" office:value-type="string" office:string-value="9153" calcext:value-type="string">
            <text:p>91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41" calcext:value-type="float">
            <text:p>9141</text:p>
          </table:table-cell>
          <table:table-cell office:value-type="string" calcext:value-type="string">
            <text:p>Building careta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16];REPT(&quot;0&quot;;4-LEN([.B516])))" office:value-type="string" office:string-value="9141" calcext:value-type="string">
            <text:p>9141</text:p>
          </table:table-cell>
          <table:table-cell office:value-type="string" calcext:value-type="string">
            <text:p>9141</text:p>
          </table:table-cell>
          <table:table-cell table:formula="of:=VLOOKUP([.J516];[.P$2:.R$536];2;0)" office:value-type="string" office:string-value="ISCO-88_Ganzeboom" calcext:value-type="string">
            <text:p>ISCO-88_Ganzeboom</text:p>
          </table:table-cell>
          <table:table-cell table:formula="of:=VLOOKUP([.J516];[.P$2:.R$536];1;0)" office:value-type="string" office:string-value="9141" calcext:value-type="string">
            <text:p>914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16];[.P$2:.R$536];3;0)" office:value-type="string" office:string-value="building caretakers" calcext:value-type="string">
            <text:p>building caretakers</text:p>
          </table:table-cell>
          <table:table-cell office:value-type="string" calcext:value-type="string">
            <text:p>916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arbage collectors etc labourers</text:p>
          </table:table-cell>
          <table:table-cell table:formula="of:=VLOOKUP([.P516];[.L$1:.L$545];1;0)" office:value-type="string" office:string-value="9160" calcext:value-type="string">
            <text:p>91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42" calcext:value-type="float">
            <text:p>9142</text:p>
          </table:table-cell>
          <table:table-cell office:value-type="string" calcext:value-type="string">
            <text:p>Vehicle, window and related clean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17];REPT(&quot;0&quot;;4-LEN([.B517])))" office:value-type="string" office:string-value="9142" calcext:value-type="string">
            <text:p>9142</text:p>
          </table:table-cell>
          <table:table-cell office:value-type="string" calcext:value-type="string">
            <text:p>9142</text:p>
          </table:table-cell>
          <table:table-cell table:formula="of:=VLOOKUP([.J517];[.P$2:.R$536];2;0)" office:value-type="string" office:string-value="ISCO-88_Ganzeboom" calcext:value-type="string">
            <text:p>ISCO-88_Ganzeboom</text:p>
          </table:table-cell>
          <table:table-cell table:formula="of:=VLOOKUP([.J517];[.P$2:.R$536];1;0)" office:value-type="string" office:string-value="9142" calcext:value-type="string">
            <text:p>914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17];[.P$2:.R$536];3;0)" office:value-type="string" office:string-value="vehicle, window etc cleaners" calcext:value-type="string">
            <text:p>vehicle, window etc cleaners</text:p>
          </table:table-cell>
          <table:table-cell office:value-type="string" calcext:value-type="string">
            <text:p>916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garbage collectors</text:p>
          </table:table-cell>
          <table:table-cell table:formula="of:=VLOOKUP([.P517];[.L$1:.L$545];1;0)" office:value-type="string" office:string-value="9161" calcext:value-type="string">
            <text:p>916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MESSENGERS, PORTERS, DOORKEEP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18];REPT(&quot;0&quot;;4-LEN([.B518])))" office:value-type="string" office:string-value="9150" calcext:value-type="string">
            <text:p>9150</text:p>
          </table:table-cell>
          <table:table-cell office:value-type="string" calcext:value-type="string">
            <text:p>9150</text:p>
          </table:table-cell>
          <table:table-cell table:formula="of:=VLOOKUP([.J518];[.P$2:.R$536];2;0)" office:value-type="string" office:string-value="ISCO-88_Ganzeboom" calcext:value-type="string">
            <text:p>ISCO-88_Ganzeboom</text:p>
          </table:table-cell>
          <table:table-cell table:formula="of:=VLOOKUP([.J518];[.P$2:.R$536];1;0)" office:value-type="string" office:string-value="9150" calcext:value-type="string">
            <text:p>9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18];[.P$2:.R$536];3;0)" office:value-type="string" office:string-value="messengers, porters, doorkeepers etc workers" calcext:value-type="string">
            <text:p>messengers, porters, doorkeepers etc workers</text:p>
          </table:table-cell>
          <table:table-cell office:value-type="string" calcext:value-type="string">
            <text:p>916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sweepers etc labourers</text:p>
          </table:table-cell>
          <table:table-cell table:formula="of:=VLOOKUP([.P518];[.L$1:.L$545];1;0)" office:value-type="string" office:string-value="9162" calcext:value-type="string">
            <text:p>91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51" calcext:value-type="float">
            <text:p>9151</text:p>
          </table:table-cell>
          <table:table-cell office:value-type="string" calcext:value-type="string">
            <text:p>Messengers, package and luggage porters and delive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19];REPT(&quot;0&quot;;4-LEN([.B519])))" office:value-type="string" office:string-value="9151" calcext:value-type="string">
            <text:p>9151</text:p>
          </table:table-cell>
          <table:table-cell office:value-type="string" calcext:value-type="string">
            <text:p>9151</text:p>
          </table:table-cell>
          <table:table-cell table:formula="of:=VLOOKUP([.J519];[.P$2:.R$536];2;0)" office:value-type="string" office:string-value="ISCO-88_Ganzeboom" calcext:value-type="string">
            <text:p>ISCO-88_Ganzeboom</text:p>
          </table:table-cell>
          <table:table-cell table:formula="of:=VLOOKUP([.J519];[.P$2:.R$536];1;0)" office:value-type="string" office:string-value="9151" calcext:value-type="string">
            <text:p>915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19];[.P$2:.R$536];3;0)" office:value-type="string" office:string-value="messengers package &amp; luggage porters &amp; deliverers" calcext:value-type="string">
            <text:p>messengers package &amp; luggage porters &amp; deliverers</text:p>
          </table:table-cell>
          <table:table-cell office:value-type="string" calcext:value-type="string">
            <text:p>92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gricultural, fishery etc labourers</text:p>
          </table:table-cell>
          <table:table-cell table:formula="of:=VLOOKUP([.P519];[.L$1:.L$545];1;0)" office:value-type="string" office:string-value="9200" calcext:value-type="string">
            <text:p>92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52" calcext:value-type="float">
            <text:p>9152</text:p>
          </table:table-cell>
          <table:table-cell office:value-type="string" calcext:value-type="string">
            <text:p>Doorkeepers, watchperson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20];REPT(&quot;0&quot;;4-LEN([.B520])))" office:value-type="string" office:string-value="9152" calcext:value-type="string">
            <text:p>9152</text:p>
          </table:table-cell>
          <table:table-cell office:value-type="string" calcext:value-type="string">
            <text:p>9152</text:p>
          </table:table-cell>
          <table:table-cell table:formula="of:=VLOOKUP([.J520];[.P$2:.R$536];2;0)" office:value-type="string" office:string-value="ISCO-88_Ganzeboom" calcext:value-type="string">
            <text:p>ISCO-88_Ganzeboom</text:p>
          </table:table-cell>
          <table:table-cell table:formula="of:=VLOOKUP([.J520];[.P$2:.R$536];1;0)" office:value-type="string" office:string-value="9152" calcext:value-type="string">
            <text:p>915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20];[.P$2:.R$536];3;0)" office:value-type="string" office:string-value="doorkeepers watchpersons etc workers" calcext:value-type="string">
            <text:p>doorkeepers watchpersons etc workers</text:p>
          </table:table-cell>
          <table:table-cell office:value-type="string" calcext:value-type="string">
            <text:p>92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gricultural, fishery etc labourers</text:p>
          </table:table-cell>
          <table:table-cell table:formula="of:=VLOOKUP([.P520];[.L$1:.L$545];1;0)" office:value-type="string" office:string-value="9210" calcext:value-type="string">
            <text:p>92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53" calcext:value-type="float">
            <text:p>9153</text:p>
          </table:table-cell>
          <table:table-cell office:value-type="string" calcext:value-type="string">
            <text:p>Vending-machine money collectors, meter readers and related work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21];REPT(&quot;0&quot;;4-LEN([.B521])))" office:value-type="string" office:string-value="9153" calcext:value-type="string">
            <text:p>9153</text:p>
          </table:table-cell>
          <table:table-cell office:value-type="string" calcext:value-type="string">
            <text:p>9153</text:p>
          </table:table-cell>
          <table:table-cell table:formula="of:=VLOOKUP([.J521];[.P$2:.R$536];2;0)" office:value-type="string" office:string-value="ISCO-88_Ganzeboom" calcext:value-type="string">
            <text:p>ISCO-88_Ganzeboom</text:p>
          </table:table-cell>
          <table:table-cell table:formula="of:=VLOOKUP([.J521];[.P$2:.R$536];1;0)" office:value-type="string" office:string-value="9153" calcext:value-type="string">
            <text:p>915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21];[.P$2:.R$536];3;0)" office:value-type="string" office:string-value="vending-machine money collectors meter readers etc workers" calcext:value-type="string">
            <text:p>vending-machine money collectors meter readers etc workers</text:p>
          </table:table-cell>
          <table:table-cell office:value-type="string" calcext:value-type="string">
            <text:p>92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arm-hands &amp; labourers</text:p>
          </table:table-cell>
          <table:table-cell table:formula="of:=VLOOKUP([.P521];[.L$1:.L$545];1;0)" office:value-type="string" office:string-value="9211" calcext:value-type="string">
            <text:p>92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GARBAGE COLLECTORS AND RELATED LABOU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22];REPT(&quot;0&quot;;4-LEN([.B522])))" office:value-type="string" office:string-value="9160" calcext:value-type="string">
            <text:p>9160</text:p>
          </table:table-cell>
          <table:table-cell office:value-type="string" calcext:value-type="string">
            <text:p>9160</text:p>
          </table:table-cell>
          <table:table-cell table:formula="of:=VLOOKUP([.J522];[.P$2:.R$536];2;0)" office:value-type="string" office:string-value="ISCO-88_Ganzeboom" calcext:value-type="string">
            <text:p>ISCO-88_Ganzeboom</text:p>
          </table:table-cell>
          <table:table-cell table:formula="of:=VLOOKUP([.J522];[.P$2:.R$536];1;0)" office:value-type="string" office:string-value="9160" calcext:value-type="string">
            <text:p>916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22];[.P$2:.R$536];3;0)" office:value-type="string" office:string-value="garbage collectors etc labourers" calcext:value-type="string">
            <text:p>garbage collectors etc labourers</text:p>
          </table:table-cell>
          <table:table-cell office:value-type="string" calcext:value-type="string">
            <text:p>92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orestry labourers</text:p>
          </table:table-cell>
          <table:table-cell table:formula="of:=VLOOKUP([.P522];[.L$1:.L$545];1;0)" office:value-type="string" office:string-value="9212" calcext:value-type="string">
            <text:p>92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61" calcext:value-type="float">
            <text:p>9161</text:p>
          </table:table-cell>
          <table:table-cell office:value-type="string" calcext:value-type="string">
            <text:p>Garbage collecto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23];REPT(&quot;0&quot;;4-LEN([.B523])))" office:value-type="string" office:string-value="9161" calcext:value-type="string">
            <text:p>9161</text:p>
          </table:table-cell>
          <table:table-cell office:value-type="string" calcext:value-type="string">
            <text:p>9161</text:p>
          </table:table-cell>
          <table:table-cell table:formula="of:=VLOOKUP([.J523];[.P$2:.R$536];2;0)" office:value-type="string" office:string-value="ISCO-88_Ganzeboom" calcext:value-type="string">
            <text:p>ISCO-88_Ganzeboom</text:p>
          </table:table-cell>
          <table:table-cell table:formula="of:=VLOOKUP([.J523];[.P$2:.R$536];1;0)" office:value-type="string" office:string-value="9161" calcext:value-type="string">
            <text:p>916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23];[.P$2:.R$536];3;0)" office:value-type="string" office:string-value="garbage collectors" calcext:value-type="string">
            <text:p>garbage collectors</text:p>
          </table:table-cell>
          <table:table-cell office:value-type="string" calcext:value-type="string">
            <text:p>92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ishery hunting &amp; trapping labourers</text:p>
          </table:table-cell>
          <table:table-cell table:formula="of:=VLOOKUP([.P523];[.L$1:.L$545];1;0)" office:value-type="string" office:string-value="9213" calcext:value-type="string">
            <text:p>92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162" calcext:value-type="float">
            <text:p>9162</text:p>
          </table:table-cell>
          <table:table-cell office:value-type="string" calcext:value-type="string">
            <text:p>Sweepers and related labou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24];REPT(&quot;0&quot;;4-LEN([.B524])))" office:value-type="string" office:string-value="9162" calcext:value-type="string">
            <text:p>9162</text:p>
          </table:table-cell>
          <table:table-cell office:value-type="string" calcext:value-type="string">
            <text:p>9162</text:p>
          </table:table-cell>
          <table:table-cell table:formula="of:=VLOOKUP([.J524];[.P$2:.R$536];2;0)" office:value-type="string" office:string-value="ISCO-88_Ganzeboom" calcext:value-type="string">
            <text:p>ISCO-88_Ganzeboom</text:p>
          </table:table-cell>
          <table:table-cell table:formula="of:=VLOOKUP([.J524];[.P$2:.R$536];1;0)" office:value-type="string" office:string-value="9162" calcext:value-type="string">
            <text:p>916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24];[.P$2:.R$536];3;0)" office:value-type="string" office:string-value="sweepers etc labourers" calcext:value-type="string">
            <text:p>sweepers etc labourers</text:p>
          </table:table-cell>
          <table:table-cell office:value-type="string" calcext:value-type="string">
            <text:p>930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labourers in mining, construction, manufacturing &amp; transport</text:p>
          </table:table-cell>
          <table:table-cell table:formula="of:=VLOOKUP([.P524];[.L$1:.L$545];1;0)" office:value-type="string" office:string-value="9300" calcext:value-type="string">
            <text:p>93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GRICULTURAL, FISHERY AND RELATED LABOU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25];REPT(&quot;0&quot;;4-LEN([.B525])))" office:value-type="string" office:string-value="9200" calcext:value-type="string">
            <text:p>9200</text:p>
          </table:table-cell>
          <table:table-cell office:value-type="string" calcext:value-type="string">
            <text:p>9200</text:p>
          </table:table-cell>
          <table:table-cell table:formula="of:=VLOOKUP([.J525];[.P$2:.R$536];2;0)" office:value-type="string" office:string-value="ISCO-88_Ganzeboom" calcext:value-type="string">
            <text:p>ISCO-88_Ganzeboom</text:p>
          </table:table-cell>
          <table:table-cell table:formula="of:=VLOOKUP([.J525];[.P$2:.R$536];1;0)" office:value-type="string" office:string-value="9200" calcext:value-type="string">
            <text:p>9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25];[.P$2:.R$536];3;0)" office:value-type="string" office:string-value="agricultural, fishery etc labourers" calcext:value-type="string">
            <text:p>agricultural, fishery etc labourers</text:p>
          </table:table-cell>
          <table:table-cell office:value-type="string" calcext:value-type="string">
            <text:p>93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ining &amp; construction labourers</text:p>
          </table:table-cell>
          <table:table-cell table:formula="of:=VLOOKUP([.P525];[.L$1:.L$545];1;0)" office:value-type="string" office:string-value="9310" calcext:value-type="string">
            <text:p>93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AGRICULTURAL, FISHERY AND RELATED LABOU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26];REPT(&quot;0&quot;;4-LEN([.B526])))" office:value-type="string" office:string-value="9210" calcext:value-type="string">
            <text:p>9210</text:p>
          </table:table-cell>
          <table:table-cell office:value-type="string" calcext:value-type="string">
            <text:p>9210</text:p>
          </table:table-cell>
          <table:table-cell table:formula="of:=VLOOKUP([.J526];[.P$2:.R$536];2;0)" office:value-type="string" office:string-value="ISCO-88_Ganzeboom" calcext:value-type="string">
            <text:p>ISCO-88_Ganzeboom</text:p>
          </table:table-cell>
          <table:table-cell table:formula="of:=VLOOKUP([.J526];[.P$2:.R$536];1;0)" office:value-type="string" office:string-value="9210" calcext:value-type="string">
            <text:p>92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26];[.P$2:.R$536];3;0)" office:value-type="string" office:string-value="agricultural, fishery etc labourers" calcext:value-type="string">
            <text:p>agricultural, fishery etc labourers</text:p>
          </table:table-cell>
          <table:table-cell office:value-type="string" calcext:value-type="string">
            <text:p>931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ining &amp; quarrying labourers</text:p>
          </table:table-cell>
          <table:table-cell table:formula="of:=VLOOKUP([.P526];[.L$1:.L$545];1;0)" office:value-type="string" office:string-value="9311" calcext:value-type="string">
            <text:p>93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211" calcext:value-type="float">
            <text:p>9211</text:p>
          </table:table-cell>
          <table:table-cell office:value-type="string" calcext:value-type="string">
            <text:p>Farm-hands and labou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27];REPT(&quot;0&quot;;4-LEN([.B527])))" office:value-type="string" office:string-value="9211" calcext:value-type="string">
            <text:p>9211</text:p>
          </table:table-cell>
          <table:table-cell office:value-type="string" calcext:value-type="string">
            <text:p>9211</text:p>
          </table:table-cell>
          <table:table-cell table:formula="of:=VLOOKUP([.J527];[.P$2:.R$536];2;0)" office:value-type="string" office:string-value="ISCO-88_Ganzeboom" calcext:value-type="string">
            <text:p>ISCO-88_Ganzeboom</text:p>
          </table:table-cell>
          <table:table-cell table:formula="of:=VLOOKUP([.J527];[.P$2:.R$536];1;0)" office:value-type="string" office:string-value="9211" calcext:value-type="string">
            <text:p>92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27];[.P$2:.R$536];3;0)" office:value-type="string" office:string-value="farm-hands &amp; labourers" calcext:value-type="string">
            <text:p>farm-hands &amp; labourers</text:p>
          </table:table-cell>
          <table:table-cell office:value-type="string" calcext:value-type="string">
            <text:p>931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construction &amp; maintenance labourers: roads dams etc</text:p>
          </table:table-cell>
          <table:table-cell table:formula="of:=VLOOKUP([.P527];[.L$1:.L$545];1;0)" office:value-type="string" office:string-value="9312" calcext:value-type="string">
            <text:p>93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212" calcext:value-type="float">
            <text:p>9212</text:p>
          </table:table-cell>
          <table:table-cell office:value-type="string" calcext:value-type="string">
            <text:p>Forestry labou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2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28];REPT(&quot;0&quot;;4-LEN([.B528])))" office:value-type="string" office:string-value="9212" calcext:value-type="string">
            <text:p>9212</text:p>
          </table:table-cell>
          <table:table-cell office:value-type="string" calcext:value-type="string">
            <text:p>9212</text:p>
          </table:table-cell>
          <table:table-cell table:formula="of:=VLOOKUP([.J528];[.P$2:.R$536];2;0)" office:value-type="string" office:string-value="ISCO-88_Ganzeboom" calcext:value-type="string">
            <text:p>ISCO-88_Ganzeboom</text:p>
          </table:table-cell>
          <table:table-cell table:formula="of:=VLOOKUP([.J528];[.P$2:.R$536];1;0)" office:value-type="string" office:string-value="9212" calcext:value-type="string">
            <text:p>92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28];[.P$2:.R$536];3;0)" office:value-type="string" office:string-value="forestry labourers" calcext:value-type="string">
            <text:p>forestry labourers</text:p>
          </table:table-cell>
          <table:table-cell office:value-type="string" calcext:value-type="string">
            <text:p>931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building construction labourers</text:p>
          </table:table-cell>
          <table:table-cell table:formula="of:=VLOOKUP([.P528];[.L$1:.L$545];1;0)" office:value-type="string" office:string-value="9313" calcext:value-type="string">
            <text:p>93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213" calcext:value-type="float">
            <text:p>9213</text:p>
          </table:table-cell>
          <table:table-cell office:value-type="string" calcext:value-type="string">
            <text:p>Fishery, hunting and trapping labou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29];REPT(&quot;0&quot;;4-LEN([.B529])))" office:value-type="string" office:string-value="9213" calcext:value-type="string">
            <text:p>9213</text:p>
          </table:table-cell>
          <table:table-cell office:value-type="string" calcext:value-type="string">
            <text:p>9213</text:p>
          </table:table-cell>
          <table:table-cell table:formula="of:=VLOOKUP([.J529];[.P$2:.R$536];2;0)" office:value-type="string" office:string-value="ISCO-88_Ganzeboom" calcext:value-type="string">
            <text:p>ISCO-88_Ganzeboom</text:p>
          </table:table-cell>
          <table:table-cell table:formula="of:=VLOOKUP([.J529];[.P$2:.R$536];1;0)" office:value-type="string" office:string-value="9213" calcext:value-type="string">
            <text:p>92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29];[.P$2:.R$536];3;0)" office:value-type="string" office:string-value="fishery hunting &amp; trapping labourers" calcext:value-type="string">
            <text:p>fishery hunting &amp; trapping labourers</text:p>
          </table:table-cell>
          <table:table-cell office:value-type="string" calcext:value-type="string">
            <text:p>932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manufacturing labourers</text:p>
          </table:table-cell>
          <table:table-cell table:formula="of:=VLOOKUP([.P529];[.L$1:.L$545];1;0)" office:value-type="string" office:string-value="9320" calcext:value-type="string">
            <text:p>93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ABOURERS IN MINING, CONSTRUCTION, MANUFACTURING AND TRANSPORT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30];REPT(&quot;0&quot;;4-LEN([.B530])))" office:value-type="string" office:string-value="9300" calcext:value-type="string">
            <text:p>9300</text:p>
          </table:table-cell>
          <table:table-cell office:value-type="string" calcext:value-type="string">
            <text:p>9300</text:p>
          </table:table-cell>
          <table:table-cell table:formula="of:=VLOOKUP([.J530];[.P$2:.R$536];2;0)" office:value-type="string" office:string-value="ISCO-88_Ganzeboom" calcext:value-type="string">
            <text:p>ISCO-88_Ganzeboom</text:p>
          </table:table-cell>
          <table:table-cell table:formula="of:=VLOOKUP([.J530];[.P$2:.R$536];1;0)" office:value-type="string" office:string-value="9300" calcext:value-type="string">
            <text:p>930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30];[.P$2:.R$536];3;0)" office:value-type="string" office:string-value="labourers in mining, construction, manufacturing &amp; transport" calcext:value-type="string">
            <text:p>labourers in mining, construction, manufacturing &amp; transport</text:p>
          </table:table-cell>
          <table:table-cell office:value-type="string" calcext:value-type="string">
            <text:p>932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assembling labourers</text:p>
          </table:table-cell>
          <table:table-cell table:formula="of:=VLOOKUP([.P530];[.L$1:.L$545];1;0)" office:value-type="string" office:string-value="9321" calcext:value-type="string">
            <text:p>93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MINING AND CONSTRUCTION LABOU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3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31];REPT(&quot;0&quot;;4-LEN([.B531])))" office:value-type="string" office:string-value="9310" calcext:value-type="string">
            <text:p>9310</text:p>
          </table:table-cell>
          <table:table-cell office:value-type="string" calcext:value-type="string">
            <text:p>9310</text:p>
          </table:table-cell>
          <table:table-cell table:formula="of:=VLOOKUP([.J531];[.P$2:.R$536];2;0)" office:value-type="string" office:string-value="ISCO-88_Ganzeboom" calcext:value-type="string">
            <text:p>ISCO-88_Ganzeboom</text:p>
          </table:table-cell>
          <table:table-cell table:formula="of:=VLOOKUP([.J531];[.P$2:.R$536];1;0)" office:value-type="string" office:string-value="9310" calcext:value-type="string">
            <text:p>931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31];[.P$2:.R$536];3;0)" office:value-type="string" office:string-value="mining &amp; construction labourers" calcext:value-type="string">
            <text:p>mining &amp; construction labourers</text:p>
          </table:table-cell>
          <table:table-cell office:value-type="string" calcext:value-type="string">
            <text:p>932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hand packers &amp; other manufacturing labourers</text:p>
          </table:table-cell>
          <table:table-cell table:formula="of:=VLOOKUP([.P531];[.L$1:.L$545];1;0)" office:value-type="string" office:string-value="9322" calcext:value-type="string">
            <text:p>93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311" calcext:value-type="float">
            <text:p>9311</text:p>
          </table:table-cell>
          <table:table-cell office:value-type="string" calcext:value-type="string">
            <text:p>Mining and quarrying labou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3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32];REPT(&quot;0&quot;;4-LEN([.B532])))" office:value-type="string" office:string-value="9311" calcext:value-type="string">
            <text:p>9311</text:p>
          </table:table-cell>
          <table:table-cell office:value-type="string" calcext:value-type="string">
            <text:p>9311</text:p>
          </table:table-cell>
          <table:table-cell table:formula="of:=VLOOKUP([.J532];[.P$2:.R$536];2;0)" office:value-type="string" office:string-value="ISCO-88_Ganzeboom" calcext:value-type="string">
            <text:p>ISCO-88_Ganzeboom</text:p>
          </table:table-cell>
          <table:table-cell table:formula="of:=VLOOKUP([.J532];[.P$2:.R$536];1;0)" office:value-type="string" office:string-value="9311" calcext:value-type="string">
            <text:p>931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32];[.P$2:.R$536];3;0)" office:value-type="string" office:string-value="mining &amp; quarrying labourers" calcext:value-type="string">
            <text:p>mining &amp; quarrying labourers</text:p>
          </table:table-cell>
          <table:table-cell office:value-type="string" calcext:value-type="string">
            <text:p>933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transport labourers &amp; freight handlers</text:p>
          </table:table-cell>
          <table:table-cell table:formula="of:=VLOOKUP([.P532];[.L$1:.L$545];1;0)" office:value-type="string" office:string-value="9330" calcext:value-type="string">
            <text:p>93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312" calcext:value-type="float">
            <text:p>9312</text:p>
          </table:table-cell>
          <table:table-cell office:value-type="string" calcext:value-type="string">
            <text:p>Construction and maintenance labourers: roads, dams and similar construction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3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33];REPT(&quot;0&quot;;4-LEN([.B533])))" office:value-type="string" office:string-value="9312" calcext:value-type="string">
            <text:p>9312</text:p>
          </table:table-cell>
          <table:table-cell office:value-type="string" calcext:value-type="string">
            <text:p>9312</text:p>
          </table:table-cell>
          <table:table-cell table:formula="of:=VLOOKUP([.J533];[.P$2:.R$536];2;0)" office:value-type="string" office:string-value="ISCO-88_Ganzeboom" calcext:value-type="string">
            <text:p>ISCO-88_Ganzeboom</text:p>
          </table:table-cell>
          <table:table-cell table:formula="of:=VLOOKUP([.J533];[.P$2:.R$536];1;0)" office:value-type="string" office:string-value="9312" calcext:value-type="string">
            <text:p>931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33];[.P$2:.R$536];3;0)" office:value-type="string" office:string-value="construction &amp; maintenance labourers: roads dams etc" calcext:value-type="string">
            <text:p>construction &amp; maintenance labourers: roads dams etc</text:p>
          </table:table-cell>
          <table:table-cell office:value-type="string" calcext:value-type="string">
            <text:p>9331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hand or pedal vehicle drivers</text:p>
          </table:table-cell>
          <table:table-cell table:formula="of:=VLOOKUP([.P533];[.L$1:.L$545];1;0)" office:value-type="string" office:string-value="9331" calcext:value-type="string">
            <text:p>93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313" calcext:value-type="float">
            <text:p>9313</text:p>
          </table:table-cell>
          <table:table-cell office:value-type="string" calcext:value-type="string">
            <text:p>Building construction labou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34];REPT(&quot;0&quot;;4-LEN([.B534])))" office:value-type="string" office:string-value="9313" calcext:value-type="string">
            <text:p>9313</text:p>
          </table:table-cell>
          <table:table-cell office:value-type="string" calcext:value-type="string">
            <text:p>9313</text:p>
          </table:table-cell>
          <table:table-cell table:formula="of:=VLOOKUP([.J534];[.P$2:.R$536];2;0)" office:value-type="string" office:string-value="ISCO-88_Ganzeboom" calcext:value-type="string">
            <text:p>ISCO-88_Ganzeboom</text:p>
          </table:table-cell>
          <table:table-cell table:formula="of:=VLOOKUP([.J534];[.P$2:.R$536];1;0)" office:value-type="string" office:string-value="9313" calcext:value-type="string">
            <text:p>931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34];[.P$2:.R$536];3;0)" office:value-type="string" office:string-value="building construction labourers" calcext:value-type="string">
            <text:p>building construction labourers</text:p>
          </table:table-cell>
          <table:table-cell office:value-type="string" calcext:value-type="string">
            <text:p>9332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drivers of animal-drawn vehicles &amp; machinery</text:p>
          </table:table-cell>
          <table:table-cell table:formula="of:=VLOOKUP([.P534];[.L$1:.L$545];1;0)" office:value-type="string" office:string-value="9332" calcext:value-type="string">
            <text:p>93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MANUFACTURING LABOU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35];REPT(&quot;0&quot;;4-LEN([.B535])))" office:value-type="string" office:string-value="9320" calcext:value-type="string">
            <text:p>9320</text:p>
          </table:table-cell>
          <table:table-cell office:value-type="string" calcext:value-type="string">
            <text:p>9320</text:p>
          </table:table-cell>
          <table:table-cell table:formula="of:=VLOOKUP([.J535];[.P$2:.R$536];2;0)" office:value-type="string" office:string-value="ISCO-88_Ganzeboom" calcext:value-type="string">
            <text:p>ISCO-88_Ganzeboom</text:p>
          </table:table-cell>
          <table:table-cell table:formula="of:=VLOOKUP([.J535];[.P$2:.R$536];1;0)" office:value-type="string" office:string-value="9320" calcext:value-type="string">
            <text:p>932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35];[.P$2:.R$536];3;0)" office:value-type="string" office:string-value="manufacturing labourers" calcext:value-type="string">
            <text:p>manufacturing labourers</text:p>
          </table:table-cell>
          <table:table-cell office:value-type="string" calcext:value-type="string">
            <text:p>9333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freight handlers</text:p>
          </table:table-cell>
          <table:table-cell table:formula="of:=VLOOKUP([.P535];[.L$1:.L$545];1;0)" office:value-type="string" office:string-value="9333" calcext:value-type="string">
            <text:p>93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321" calcext:value-type="float">
            <text:p>9321</text:p>
          </table:table-cell>
          <table:table-cell office:value-type="string" calcext:value-type="string">
            <text:p>Assembling labou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36];REPT(&quot;0&quot;;4-LEN([.B536])))" office:value-type="string" office:string-value="9321" calcext:value-type="string">
            <text:p>9321</text:p>
          </table:table-cell>
          <table:table-cell office:value-type="string" calcext:value-type="string">
            <text:p>9321</text:p>
          </table:table-cell>
          <table:table-cell table:formula="of:=VLOOKUP([.J536];[.P$2:.R$536];2;0)" office:value-type="string" office:string-value="ISCO-88_Ganzeboom" calcext:value-type="string">
            <text:p>ISCO-88_Ganzeboom</text:p>
          </table:table-cell>
          <table:table-cell table:formula="of:=VLOOKUP([.J536];[.P$2:.R$536];1;0)" office:value-type="string" office:string-value="9321" calcext:value-type="string">
            <text:p>932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36];[.P$2:.R$536];3;0)" office:value-type="string" office:string-value="assembling labourers" calcext:value-type="string">
            <text:p>assembling labourers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[armed forces]</text:p>
          </table:table-cell>
          <table:table-cell table:formula="of:=VLOOKUP([.P536];[.L$1:.L$545];1;0)" office:value-type="string" office:string-value="0110" calcext:value-type="string">
            <text:p>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322" calcext:value-type="float">
            <text:p>9322</text:p>
          </table:table-cell>
          <table:table-cell office:value-type="string" calcext:value-type="string">
            <text:p>Hand packers and other manufacturing labour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37];REPT(&quot;0&quot;;4-LEN([.B537])))" office:value-type="string" office:string-value="9322" calcext:value-type="string">
            <text:p>9322</text:p>
          </table:table-cell>
          <table:table-cell office:value-type="string" calcext:value-type="string">
            <text:p>9322</text:p>
          </table:table-cell>
          <table:table-cell table:formula="of:=VLOOKUP([.J537];[.P$2:.R$536];2;0)" office:value-type="string" office:string-value="ISCO-88_Ganzeboom" calcext:value-type="string">
            <text:p>ISCO-88_Ganzeboom</text:p>
          </table:table-cell>
          <table:table-cell table:formula="of:=VLOOKUP([.J537];[.P$2:.R$536];1;0)" office:value-type="string" office:string-value="9322" calcext:value-type="string">
            <text:p>932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37];[.P$2:.R$536];3;0)" office:value-type="string" office:string-value="hand packers &amp; other manufacturing labourers" calcext:value-type="string">
            <text:p>hand packers &amp; other manufacturing labourers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TRANSPORT LABOURERS AND FREIGHT HAND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38];REPT(&quot;0&quot;;4-LEN([.B538])))" office:value-type="string" office:string-value="9330" calcext:value-type="string">
            <text:p>9330</text:p>
          </table:table-cell>
          <table:table-cell office:value-type="string" calcext:value-type="string">
            <text:p>9330</text:p>
          </table:table-cell>
          <table:table-cell table:formula="of:=VLOOKUP([.J538];[.P$2:.R$536];2;0)" office:value-type="string" office:string-value="ISCO-88_Ganzeboom" calcext:value-type="string">
            <text:p>ISCO-88_Ganzeboom</text:p>
          </table:table-cell>
          <table:table-cell table:formula="of:=VLOOKUP([.J538];[.P$2:.R$536];1;0)" office:value-type="string" office:string-value="9330" calcext:value-type="string">
            <text:p>9330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38];[.P$2:.R$536];3;0)" office:value-type="string" office:string-value="transport labourers &amp; freight handlers" calcext:value-type="string">
            <text:p>transport labourers &amp; freight handlers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331" calcext:value-type="float">
            <text:p>9331</text:p>
          </table:table-cell>
          <table:table-cell office:value-type="string" calcext:value-type="string">
            <text:p>Hand or pedal vehicle driv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39];REPT(&quot;0&quot;;4-LEN([.B539])))" office:value-type="string" office:string-value="9331" calcext:value-type="string">
            <text:p>9331</text:p>
          </table:table-cell>
          <table:table-cell office:value-type="string" calcext:value-type="string">
            <text:p>9331</text:p>
          </table:table-cell>
          <table:table-cell table:formula="of:=VLOOKUP([.J539];[.P$2:.R$536];2;0)" office:value-type="string" office:string-value="ISCO-88_Ganzeboom" calcext:value-type="string">
            <text:p>ISCO-88_Ganzeboom</text:p>
          </table:table-cell>
          <table:table-cell table:formula="of:=VLOOKUP([.J539];[.P$2:.R$536];1;0)" office:value-type="string" office:string-value="9331" calcext:value-type="string">
            <text:p>9331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39];[.P$2:.R$536];3;0)" office:value-type="string" office:string-value="hand or pedal vehicle drivers" calcext:value-type="string">
            <text:p>hand or pedal vehicle drivers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332" calcext:value-type="float">
            <text:p>9332</text:p>
          </table:table-cell>
          <table:table-cell office:value-type="string" calcext:value-type="string">
            <text:p>Drivers of animal-drawn vehicles and machinery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40];REPT(&quot;0&quot;;4-LEN([.B540])))" office:value-type="string" office:string-value="9332" calcext:value-type="string">
            <text:p>9332</text:p>
          </table:table-cell>
          <table:table-cell office:value-type="string" calcext:value-type="string">
            <text:p>9332</text:p>
          </table:table-cell>
          <table:table-cell table:formula="of:=VLOOKUP([.J540];[.P$2:.R$536];2;0)" office:value-type="string" office:string-value="ISCO-88_Ganzeboom" calcext:value-type="string">
            <text:p>ISCO-88_Ganzeboom</text:p>
          </table:table-cell>
          <table:table-cell table:formula="of:=VLOOKUP([.J540];[.P$2:.R$536];1;0)" office:value-type="string" office:string-value="9332" calcext:value-type="string">
            <text:p>933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40];[.P$2:.R$536];3;0)" office:value-type="string" office:string-value="drivers of animal-drawn vehicles &amp; machinery" calcext:value-type="string">
            <text:p>drivers of animal-drawn vehicles &amp; machinery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ISCO-88_ILO</text:p>
          </table:table-cell>
          <table:table-cell office:value-type="float" office:value="9333" calcext:value-type="float">
            <text:p>9333</text:p>
          </table:table-cell>
          <table:table-cell office:value-type="string" calcext:value-type="string">
            <text:p>Freight handler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9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CO-88_Ganzeboom</text:p>
          </table:table-cell>
          <table:table-cell table:formula="of:=CONCATENATE([.B541];REPT(&quot;0&quot;;4-LEN([.B541])))" office:value-type="string" office:string-value="9333" calcext:value-type="string">
            <text:p>9333</text:p>
          </table:table-cell>
          <table:table-cell office:value-type="string" calcext:value-type="string">
            <text:p>9333</text:p>
          </table:table-cell>
          <table:table-cell table:formula="of:=VLOOKUP([.J541];[.P$2:.R$536];2;0)" office:value-type="string" office:string-value="ISCO-88_Ganzeboom" calcext:value-type="string">
            <text:p>ISCO-88_Ganzeboom</text:p>
          </table:table-cell>
          <table:table-cell table:formula="of:=VLOOKUP([.J541];[.P$2:.R$536];1;0)" office:value-type="string" office:string-value="9333" calcext:value-type="string">
            <text:p>9333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J541];[.P$2:.R$536];3;0)" office:value-type="string" office:string-value="freight handlers" calcext:value-type="string">
            <text:p>freight handlers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ISCO-88_ILO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ARMED FORC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 introduces some other concepts for armed forces, but still has concept „0110 armed forces“ the source concept is associated with</text:p>
          </table:table-cell>
          <table:table-cell office:value-type="string" calcext:value-type="string">
            <text:p>ISCO-88_Ganzeboom</text:p>
          </table:table-cell>
          <table:table-cell table:formula="of:=CONCATENATE([.B542];REPT(&quot;0&quot;;4-LEN([.B542])))" office:value-type="string" office:string-value="0000" calcext:value-type="string">
            <text:p>0000</text:p>
          </table:table-cell>
          <table:table-cell office:value-type="string" calcext:value-type="string">
            <text:p>0110</text:p>
          </table:table-cell>
          <table:table-cell table:formula="of:=VLOOKUP([.J542];[.P$2:.R$536];2;0)" office:value-type="string" office:string-value="ISCO-88_Ganzeboom" calcext:value-type="string">
            <text:p>ISCO-88_Ganzeboom</text:p>
          </table:table-cell>
          <table:table-cell table:formula="of:=VLOOKUP([.J542];[.P$2:.R$536];1;0)" office:value-type="string" office:string-value="0110" calcext:value-type="string">
            <text:p>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 introduces some other concepts for armed forces, but still has concept „0110 armed forces“ the source concept is associated with</text:p>
          </table:table-cell>
          <table:table-cell table:formula="of:=VLOOKUP([.J542];[.P$2:.R$536];3;0)" office:value-type="string" office:string-value="[armed forces]" calcext:value-type="string">
            <text:p>[armed forces]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ISCO-88_ILO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ARMED FORC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 introduces some other concepts for armed forces, but still has concept „0110 armed forces“ the source concept is associated with</text:p>
          </table:table-cell>
          <table:table-cell office:value-type="string" calcext:value-type="string">
            <text:p>ISCO-88_Ganzeboom</text:p>
          </table:table-cell>
          <table:table-cell table:formula="of:=CONCATENATE([.B543];REPT(&quot;0&quot;;4-LEN([.B543])))" office:value-type="string" office:string-value="0100" calcext:value-type="string">
            <text:p>0100</text:p>
          </table:table-cell>
          <table:table-cell office:value-type="string" calcext:value-type="string">
            <text:p>0110</text:p>
          </table:table-cell>
          <table:table-cell table:formula="of:=VLOOKUP([.J543];[.P$2:.R$536];2;0)" office:value-type="string" office:string-value="ISCO-88_Ganzeboom" calcext:value-type="string">
            <text:p>ISCO-88_Ganzeboom</text:p>
          </table:table-cell>
          <table:table-cell table:formula="of:=VLOOKUP([.J543];[.P$2:.R$536];1;0)" office:value-type="string" office:string-value="0110" calcext:value-type="string">
            <text:p>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 introduces some other concepts for armed forces, but still has concept „0110 armed forces“ the source concept is associated with</text:p>
          </table:table-cell>
          <table:table-cell table:formula="of:=VLOOKUP([.J543];[.P$2:.R$536];3;0)" office:value-type="string" office:string-value="[armed forces]" calcext:value-type="string">
            <text:p>[armed forces]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ISCO-88_ILO</text:p>
          </table:table-cell>
          <table:table-cell table:style-name="ce1" office:value-type="string" calcext:value-type="string">
            <text:p>011</text:p>
          </table:table-cell>
          <table:table-cell office:value-type="string" calcext:value-type="string">
            <text:p>ARMED FORCES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 introduces some other concepts for armed forces, but still has concept „0110 armed forces“ the source concept is associated with</text:p>
          </table:table-cell>
          <table:table-cell office:value-type="string" calcext:value-type="string">
            <text:p>ISCO-88_Ganzeboom</text:p>
          </table:table-cell>
          <table:table-cell table:formula="of:=CONCATENATE([.B544];REPT(&quot;0&quot;;4-LEN([.B544])))" office:value-type="string" office:string-value="0110" calcext:value-type="string">
            <text:p>0110</text:p>
          </table:table-cell>
          <table:table-cell office:value-type="string" calcext:value-type="string">
            <text:p>0110</text:p>
          </table:table-cell>
          <table:table-cell table:formula="of:=VLOOKUP([.J544];[.P$2:.R$536];2;0)" office:value-type="string" office:string-value="ISCO-88_Ganzeboom" calcext:value-type="string">
            <text:p>ISCO-88_Ganzeboom</text:p>
          </table:table-cell>
          <table:table-cell table:formula="of:=VLOOKUP([.J544];[.P$2:.R$536];1;0)" office:value-type="string" office:string-value="0110" calcext:value-type="string">
            <text:p>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 introduces some other concepts for armed forces, but still has concept „0110 armed forces“ the source concept is associated with</text:p>
          </table:table-cell>
          <table:table-cell table:formula="of:=VLOOKUP([.J544];[.P$2:.R$536];3;0)" office:value-type="string" office:string-value="[armed forces]" calcext:value-type="string">
            <text:p>[armed forces]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ISCO-88_ILO</text:p>
          </table:table-cell>
          <table:table-cell table:style-name="ce1" office:value-type="string" calcext:value-type="string">
            <text:p>0110</text:p>
          </table:table-cell>
          <table:table-cell office:value-type="string" calcext:value-type="string">
            <text:p>Armed forces </text:p>
          </table:table-cell>
          <table:table-cell office:value-type="string" calcext:value-type="string">
            <text:p>ISCO-88_Ganzeboom</text:p>
          </table:table-cell>
          <table:table-cell office:value-type="string" calcext:value-type="string">
            <text:p>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 introduces some other concepts for armed forces, but still has concept „0110 armed forces“ the source concept is associated with</text:p>
          </table:table-cell>
          <table:table-cell office:value-type="string" calcext:value-type="string">
            <text:p>ISCO-88_Ganzeboom</text:p>
          </table:table-cell>
          <table:table-cell table:formula="of:=CONCATENATE([.B545];REPT(&quot;0&quot;;4-LEN([.B545])))" office:value-type="string" office:string-value="0110" calcext:value-type="string">
            <text:p>0110</text:p>
          </table:table-cell>
          <table:table-cell office:value-type="string" calcext:value-type="string">
            <text:p>0110</text:p>
          </table:table-cell>
          <table:table-cell table:formula="of:=VLOOKUP([.J545];[.P$2:.R$536];2;0)" office:value-type="string" office:string-value="ISCO-88_Ganzeboom" calcext:value-type="string">
            <text:p>ISCO-88_Ganzeboom</text:p>
          </table:table-cell>
          <table:table-cell table:formula="of:=VLOOKUP([.J545];[.P$2:.R$536];1;0)" office:value-type="string" office:string-value="0110" calcext:value-type="string">
            <text:p>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 introduces some other concepts for armed forces, but still has concept „0110 armed forces“ the source concept is associated with</text:p>
          </table:table-cell>
          <table:table-cell table:formula="of:=VLOOKUP([.J545];[.P$2:.R$536];3;0)" office:value-type="string" office:string-value="[armed forces]" calcext:value-type="string">
            <text:p>[armed forces]</text:p>
          </table:table-cell>
          <table:table-cell table:style-name="Default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.00.0000</text:date>, <text:time style:data-style-name="N2" text:time-value="22:22:18.8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dc:date>2017-05-11T11:18:56.929000000</dc:date>
    <meta:editing-duration>P1DT14H3M59S</meta:editing-duration>
    <meta:editing-cycles>4</meta:editing-cycles>
    <meta:document-statistic meta:table-count="1" meta:cell-count="9240" meta:object-count="0"/>
  </office:meta>
</office:document-meta>
</file>